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1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1691" calcext:value-type="float">
            <text:p>-16,1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18.9691" calcext:value-type="float">
            <text:p>-18,9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40.9691" calcext:value-type="float">
            <text:p>-4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44.9691" calcext:value-type="float">
            <text:p>-44,9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4.5691" calcext:value-type="float">
            <text:p>-44,5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42.9691" calcext:value-type="float">
            <text:p>-42,9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42.1691" calcext:value-type="float">
            <text:p>-42,1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42.9691" calcext:value-type="float">
            <text:p>-42,9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44.9691" calcext:value-type="float">
            <text:p>-44,9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41.3691" calcext:value-type="float">
            <text:p>-41,3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36.5691" calcext:value-type="float">
            <text:p>-36,5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7.7691" calcext:value-type="float">
            <text:p>-37,7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44.5691" calcext:value-type="float">
            <text:p>-44,5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40.5691" calcext:value-type="float">
            <text:p>-40,5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38.9691" calcext:value-type="float">
            <text:p>-38,9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32.9691" calcext:value-type="float">
            <text:p>-32,9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33.7691" calcext:value-type="float">
            <text:p>-33,7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29.3691" calcext:value-type="float">
            <text:p>-29,3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35.7691" calcext:value-type="float">
            <text:p>-35,7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5.7691" calcext:value-type="float">
            <text:p>-35,7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36.5691" calcext:value-type="float">
            <text:p>-36,5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9.3691" calcext:value-type="float">
            <text:p>-39,3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26.5691" calcext:value-type="float">
            <text:p>-26,5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24.9691" calcext:value-type="float">
            <text:p>-24,9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29.3691" calcext:value-type="float">
            <text:p>-29,3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38.5691" calcext:value-type="float">
            <text:p>-38,5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0.9691" calcext:value-type="float">
            <text:p>-40,9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36.9691" calcext:value-type="float">
            <text:p>-36,9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36.9691" calcext:value-type="float">
            <text:p>-36,9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39.7691" calcext:value-type="float">
            <text:p>-39,7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0.9691" calcext:value-type="float">
            <text:p>-40,9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42.1691" calcext:value-type="float">
            <text:p>-42,1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67.7691" calcext:value-type="float">
            <text:p>-67,7691</text:p>
          </table:table-cell>
        </table:table-row>
      </table:table>
      <table:table table:name="Orang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1691" calcext:value-type="float">
            <text:p>-16,1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18.9691" calcext:value-type="float">
            <text:p>-18,9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40.9691" calcext:value-type="float">
            <text:p>-4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44.5691" calcext:value-type="float">
            <text:p>-44,5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41.3691" calcext:value-type="float">
            <text:p>-41,3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40.1691" calcext:value-type="float">
            <text:p>-40,1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40.1691" calcext:value-type="float">
            <text:p>-40,1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42.1691" calcext:value-type="float">
            <text:p>-42,1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40.5691" calcext:value-type="float">
            <text:p>-40,5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35.7691" calcext:value-type="float">
            <text:p>-35,7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37.7691" calcext:value-type="float">
            <text:p>-37,7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40.5691" calcext:value-type="float">
            <text:p>-40,5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39.7691" calcext:value-type="float">
            <text:p>-39,7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30.1691" calcext:value-type="float">
            <text:p>-30,1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30.1691" calcext:value-type="float">
            <text:p>-30,1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42.1691" calcext:value-type="float">
            <text:p>-42,1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4.1691" calcext:value-type="float">
            <text:p>-34,1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26.9691" calcext:value-type="float">
            <text:p>-26,9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25.7691" calcext:value-type="float">
            <text:p>-25,7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30.1691" calcext:value-type="float">
            <text:p>-30,1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39.3691" calcext:value-type="float">
            <text:p>-39,3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40.9691" calcext:value-type="float">
            <text:p>-40,9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35.7691" calcext:value-type="float">
            <text:p>-35,7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41.7691" calcext:value-type="float">
            <text:p>-41,7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41.3691" calcext:value-type="float">
            <text:p>-41,3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38.5691" calcext:value-type="float">
            <text:p>-38,5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36.5691" calcext:value-type="float">
            <text:p>-36,5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0.9691" calcext:value-type="float">
            <text:p>-40,9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40.9691" calcext:value-type="float">
            <text:p>-40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41.7691" calcext:value-type="float">
            <text:p>-41,7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46.1691" calcext:value-type="float">
            <text:p>-46,1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74.5691" calcext:value-type="float">
            <text:p>-74,5691</text:p>
          </table:table-cell>
        </table:table-row>
      </table:table>
      <table:table table:name="Orang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1691" calcext:value-type="float">
            <text:p>-16,1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18.9691" calcext:value-type="float">
            <text:p>-18,9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40.9691" calcext:value-type="float">
            <text:p>-4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41.3691" calcext:value-type="float">
            <text:p>-41,3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39.3691" calcext:value-type="float">
            <text:p>-39,3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49.3691" calcext:value-type="float">
            <text:p>-49,3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35.3691" calcext:value-type="float">
            <text:p>-35,3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44.1691" calcext:value-type="float">
            <text:p>-44,1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35.7691" calcext:value-type="float">
            <text:p>-35,7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34.1691" calcext:value-type="float">
            <text:p>-34,1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28.5691" calcext:value-type="float">
            <text:p>-28,5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30.1691" calcext:value-type="float">
            <text:p>-30,1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28.5691" calcext:value-type="float">
            <text:p>-28,5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24.1691" calcext:value-type="float">
            <text:p>-24,1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25.7691" calcext:value-type="float">
            <text:p>-25,7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34.5691" calcext:value-type="float">
            <text:p>-34,5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34.9691" calcext:value-type="float">
            <text:p>-34,9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38.1691" calcext:value-type="float">
            <text:p>-38,1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41.7691" calcext:value-type="float">
            <text:p>-41,7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40.1691" calcext:value-type="float">
            <text:p>-40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37.3691" calcext:value-type="float">
            <text:p>-37,3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42.9691" calcext:value-type="float">
            <text:p>-42,9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45.3691" calcext:value-type="float">
            <text:p>-45,3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40.5691" calcext:value-type="float">
            <text:p>-40,5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43.3691" calcext:value-type="float">
            <text:p>-43,3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47.7691" calcext:value-type="float">
            <text:p>-47,7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46.9691" calcext:value-type="float">
            <text:p>-46,9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48.1691" calcext:value-type="float">
            <text:p>-48,1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48.5691" calcext:value-type="float">
            <text:p>-48,5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47.3691" calcext:value-type="float">
            <text:p>-47,3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50.9691" calcext:value-type="float">
            <text:p>-50,9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48.9691" calcext:value-type="float">
            <text:p>-48,9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51.7691" calcext:value-type="float">
            <text:p>-51,7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52.5691" calcext:value-type="float">
            <text:p>-52,5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50.1691" calcext:value-type="float">
            <text:p>-50,1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50.5691" calcext:value-type="float">
            <text:p>-50,5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49.7691" calcext:value-type="float">
            <text:p>-49,7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51.3691" calcext:value-type="float">
            <text:p>-51,3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52.1691" calcext:value-type="float">
            <text:p>-52,1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53.7691" calcext:value-type="float">
            <text:p>-53,7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53.3691" calcext:value-type="float">
            <text:p>-53,3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54.9691" calcext:value-type="float">
            <text:p>-54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55.7691" calcext:value-type="float">
            <text:p>-55,7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56.1691" calcext:value-type="float">
            <text:p>-56,1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56.5691" calcext:value-type="float">
            <text:p>-56,5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57.3691" calcext:value-type="float">
            <text:p>-57,3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56.9691" calcext:value-type="float">
            <text:p>-56,9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59.3691" calcext:value-type="float">
            <text:p>-59,3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62.5691" calcext:value-type="float">
            <text:p>-62,5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61.7691" calcext:value-type="float">
            <text:p>-61,7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77.7691" calcext:value-type="float">
            <text:p>-77,7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68.5691" calcext:value-type="float">
            <text:p>-68,5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64.5691" calcext:value-type="float">
            <text:p>-64,5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58.5691" calcext:value-type="float">
            <text:p>-58,5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59.7691" calcext:value-type="float">
            <text:p>-59,7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66.5691" calcext:value-type="float">
            <text:p>-66,5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66.9691" calcext:value-type="float">
            <text:p>-66,9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63.3691" calcext:value-type="float">
            <text:p>-63,3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66.1691" calcext:value-type="float">
            <text:p>-66,1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60.5691" calcext:value-type="float">
            <text:p>-60,5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67.7691" calcext:value-type="float">
            <text:p>-67,7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70.9691" calcext:value-type="float">
            <text:p>-70,9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71.7691" calcext:value-type="float">
            <text:p>-71,7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77.3691" calcext:value-type="float">
            <text:p>-77,3691</text:p>
          </table:table-cell>
        </table:table-row>
      </table:table>
      <table:table table:name="Orange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2.5691" calcext:value-type="float">
            <text:p>-42,5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45.7691" calcext:value-type="float">
            <text:p>-45,7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6.1691" calcext:value-type="float">
            <text:p>-76,1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6.9691" calcext:value-type="float">
            <text:p>-76,9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74.1691" calcext:value-type="float">
            <text:p>-74,1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62.1691" calcext:value-type="float">
            <text:p>-62,1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0.9691" calcext:value-type="float">
            <text:p>-60,9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54.1691" calcext:value-type="float">
            <text:p>-54,1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65.3691" calcext:value-type="float">
            <text:p>-65,3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57.7691" calcext:value-type="float">
            <text:p>-57,7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55.3691" calcext:value-type="float">
            <text:p>-55,3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67.3691" calcext:value-type="float">
            <text:p>-67,3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65.7691" calcext:value-type="float">
            <text:p>-65,7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64.9691" calcext:value-type="float">
            <text:p>-64,9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68.9691" calcext:value-type="float">
            <text:p>-68,9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73.7691" calcext:value-type="float">
            <text:p>-73,7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74.9691" calcext:value-type="float">
            <text:p>-74,9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79.3691" calcext:value-type="float">
            <text:p>-79,3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2.5691" calcext:value-type="float">
            <text:p>-82,5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99.7691" calcext:value-type="float">
            <text:p>-99,7691</text:p>
          </table:table-cell>
        </table:table-row>
      </table:table>
      <table:table table:name="Orange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cord Length</text:p>
          </table:table-cell>
          <table:table-cell table:style-name="ce1" office:value-type="float" office:value="1024" calcext:value-type="float">
            <text:p>1,02E+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3.7691" calcext:value-type="float">
            <text:p>-43,7691</text:p>
          </table:table-cell>
        </table:table-row>
        <table:table-row table:style-name="ro1">
          <table:table-cell office:value-type="string" calcext:value-type="string">
            <text:p>Sample Interval</text:p>
          </table:table-cell>
          <table:table-cell table:style-name="ce1" office:value-type="float" office:value="0.002466067" calcext:value-type="float">
            <text:p>2,47E-03</text:p>
          </table:table-cell>
          <table:table-cell/>
          <table:table-cell office:value-type="float" office:value="0.00247" calcext:value-type="float">
            <text:p>0,00247</text:p>
          </table:table-cell>
          <table:table-cell office:value-type="float" office:value="-46.5691" calcext:value-type="float">
            <text:p>-46,5691</text:p>
          </table:table-cell>
        </table:table-row>
        <table:table-row table:style-name="ro1">
          <table:table-cell office:value-type="string" calcext:value-type="string">
            <text:p>Trigger Poin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0493" calcext:value-type="float">
            <text:p>0,0049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0074" calcext:value-type="float">
            <text:p>0,007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0986" calcext:value-type="float">
            <text:p>0,0098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1233" calcext:value-type="float">
            <text:p>0,0123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ATH</text:p>
          </table:table-cell>
          <table:table-cell/>
          <table:table-cell office:value-type="float" office:value="0.0148" calcext:value-type="float">
            <text:p>0,014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office:value-type="string" calcext:value-type="string">
            <text:p>Vertical Units</text:p>
          </table:table-cell>
          <table:table-cell office:value-type="string" calcext:value-type="string">
            <text:p>dB</text:p>
          </table:table-cell>
          <table:table-cell/>
          <table:table-cell office:value-type="float" office:value="0.01726" calcext:value-type="float">
            <text:p>0,017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office:value-type="string" calcext:value-type="string">
            <text:p>Vertical Scale</text:p>
          </table:table-cell>
          <table:table-cell table:style-name="ce1" office:value-type="float" office:value="10" calcext:value-type="float">
            <text:p>1,00E+01</text:p>
          </table:table-cell>
          <table:table-cell/>
          <table:table-cell office:value-type="float" office:value="0.01973" calcext:value-type="float">
            <text:p>0,0197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office:value-type="string" calcext:value-type="string">
            <text:p>Vertical Offset</text:p>
          </table:table-cell>
          <table:table-cell table:style-name="ce1" office:value-type="float" office:value="0" calcext:value-type="float">
            <text:p>0,00E+00</text:p>
          </table:table-cell>
          <table:table-cell/>
          <table:table-cell office:value-type="float" office:value="0.02219" calcext:value-type="float">
            <text:p>0,0221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office:value-type="string" calcext:value-type="string">
            <text:p>Horizontal Units</text:p>
          </table:table-cell>
          <table:table-cell office:value-type="string" calcext:value-type="string">
            <text:p>Hz</text:p>
          </table:table-cell>
          <table:table-cell/>
          <table:table-cell office:value-type="float" office:value="0.02466" calcext:value-type="float">
            <text:p>0,0246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office:value-type="string" calcext:value-type="string">
            <text:p>Horizontal Scale</text:p>
          </table:table-cell>
          <table:table-cell table:style-name="ce1" office:value-type="float" office:value="0.2525253" calcext:value-type="float">
            <text:p>2,53E-01</text:p>
          </table:table-cell>
          <table:table-cell/>
          <table:table-cell office:value-type="float" office:value="0.02713" calcext:value-type="float">
            <text:p>0,027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office:value-type="string" calcext:value-type="string">
            <text:p>Pt Fmt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.02959" calcext:value-type="float">
            <text:p>0,0295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office:value-type="string" calcext:value-type="string">
            <text:p>Yzero</text:p>
          </table:table-cell>
          <table:table-cell table:style-name="ce1" office:value-type="float" office:value="-60.9691" calcext:value-type="float">
            <text:p>-6,10E+01</text:p>
          </table:table-cell>
          <table:table-cell/>
          <table:table-cell office:value-type="float" office:value="0.03206" calcext:value-type="float">
            <text:p>0,0320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office:value-type="string" calcext:value-type="string">
            <text:p>Probe Atten</text:p>
          </table:table-cell>
          <table:table-cell table:style-name="ce1" office:value-type="float" office:value="1" calcext:value-type="float">
            <text:p>1,00E+00</text:p>
          </table:table-cell>
          <table:table-cell/>
          <table:table-cell office:value-type="float" office:value="0.03452" calcext:value-type="float">
            <text:p>0,0345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office:value-type="string" calcext:value-type="string">
            <text:p>Model Number</text:p>
          </table:table-cell>
          <table:table-cell office:value-type="string" calcext:value-type="string">
            <text:p>TDS2024C</text:p>
          </table:table-cell>
          <table:table-cell/>
          <table:table-cell office:value-type="float" office:value="0.03699" calcext:value-type="float">
            <text:p>0,0369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C010889</text:p>
          </table:table-cell>
          <table:table-cell/>
          <table:table-cell office:value-type="float" office:value="0.03946" calcext:value-type="float">
            <text:p>0,0394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office:value-type="string" calcext:value-type="string">
            <text:p>Firmware Version</text:p>
          </table:table-cell>
          <table:table-cell office:value-type="string" calcext:value-type="string">
            <text:p>FV:v24,09</text:p>
          </table:table-cell>
          <table:table-cell/>
          <table:table-cell office:value-type="float" office:value="0.04192" calcext:value-type="float">
            <text:p>0,041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4439" calcext:value-type="float">
            <text:p>0,0443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4686" calcext:value-type="float">
            <text:p>0,0468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4933" calcext:value-type="float">
            <text:p>0,0493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0518" calcext:value-type="float">
            <text:p>0,051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05427" calcext:value-type="float">
            <text:p>0,0542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5674" calcext:value-type="float">
            <text:p>0,0567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5921" calcext:value-type="float">
            <text:p>0,0592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06168" calcext:value-type="float">
            <text:p>0,0616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06415" calcext:value-type="float">
            <text:p>0,0641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6662" calcext:value-type="float">
            <text:p>0,0666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06909" calcext:value-type="float">
            <text:p>0,0690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07156" calcext:value-type="float">
            <text:p>0,0715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07403" calcext:value-type="float">
            <text:p>0,0740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0765" calcext:value-type="float">
            <text:p>0,076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07897" calcext:value-type="float">
            <text:p>0,0789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08144" calcext:value-type="float">
            <text:p>0,0814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8391" calcext:value-type="float">
            <text:p>0,0839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08638" calcext:value-type="float">
            <text:p>0,0863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08885" calcext:value-type="float">
            <text:p>0,0888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09132" calcext:value-type="float">
            <text:p>0,091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09379" calcext:value-type="float">
            <text:p>0,0937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09626" calcext:value-type="float">
            <text:p>0,096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09873" calcext:value-type="float">
            <text:p>0,0987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012" calcext:value-type="float">
            <text:p>0,101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0367" calcext:value-type="float">
            <text:p>0,1036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0614" calcext:value-type="float">
            <text:p>0,1061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0861" calcext:value-type="float">
            <text:p>0,108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1108" calcext:value-type="float">
            <text:p>0,1110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1355" calcext:value-type="float">
            <text:p>0,1135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1602" calcext:value-type="float">
            <text:p>0,1160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1849" calcext:value-type="float">
            <text:p>0,1184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2096" calcext:value-type="float">
            <text:p>0,1209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12343" calcext:value-type="float">
            <text:p>0,1234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1259" calcext:value-type="float">
            <text:p>0,125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2837" calcext:value-type="float">
            <text:p>0,1283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13084" calcext:value-type="float">
            <text:p>0,1308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3331" calcext:value-type="float">
            <text:p>0,1333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3578" calcext:value-type="float">
            <text:p>0,13578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3825" calcext:value-type="float">
            <text:p>0,1382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4072" calcext:value-type="float">
            <text:p>0,140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4319" calcext:value-type="float">
            <text:p>0,1431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4566" calcext:value-type="float">
            <text:p>0,1456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4813" calcext:value-type="float">
            <text:p>0,1481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1506" calcext:value-type="float">
            <text:p>0,150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5307" calcext:value-type="float">
            <text:p>0,1530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5554" calcext:value-type="float">
            <text:p>0,1555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5801" calcext:value-type="float">
            <text:p>0,1580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6048" calcext:value-type="float">
            <text:p>0,1604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16295" calcext:value-type="float">
            <text:p>0,1629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16542" calcext:value-type="float">
            <text:p>0,1654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6789" calcext:value-type="float">
            <text:p>0,1678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17036" calcext:value-type="float">
            <text:p>0,1703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17283" calcext:value-type="float">
            <text:p>0,1728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753" calcext:value-type="float">
            <text:p>0,175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17777" calcext:value-type="float">
            <text:p>0,1777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18024" calcext:value-type="float">
            <text:p>0,1802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18271" calcext:value-type="float">
            <text:p>0,18271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0.18518" calcext:value-type="float">
            <text:p>0,185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18765" calcext:value-type="float">
            <text:p>0,1876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9012" calcext:value-type="float">
            <text:p>0,1901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19259" calcext:value-type="float">
            <text:p>0,1925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19506" calcext:value-type="float">
            <text:p>0,1950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19753" calcext:value-type="float">
            <text:p>0,1975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0247" calcext:value-type="float">
            <text:p>0,2024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20494" calcext:value-type="float">
            <text:p>0,2049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20741" calcext:value-type="float">
            <text:p>0,2074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0988" calcext:value-type="float">
            <text:p>0,2098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1235" calcext:value-type="float">
            <text:p>0,2123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1482" calcext:value-type="float">
            <text:p>0,2148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21729" calcext:value-type="float">
            <text:p>0,2172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1976" calcext:value-type="float">
            <text:p>0,2197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22223" calcext:value-type="float">
            <text:p>0,2222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247" calcext:value-type="float">
            <text:p>0,22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22717" calcext:value-type="float">
            <text:p>0,2271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2964" calcext:value-type="float">
            <text:p>0,2296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23211" calcext:value-type="float">
            <text:p>0,2321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3458" calcext:value-type="float">
            <text:p>0,2345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3705" calcext:value-type="float">
            <text:p>0,2370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3952" calcext:value-type="float">
            <text:p>0,2395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4199" calcext:value-type="float">
            <text:p>0,241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4446" calcext:value-type="float">
            <text:p>0,2444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4693" calcext:value-type="float">
            <text:p>0,2469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2494" calcext:value-type="float">
            <text:p>0,249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25187" calcext:value-type="float">
            <text:p>0,2518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5434" calcext:value-type="float">
            <text:p>0,2543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5681" calcext:value-type="float">
            <text:p>0,2568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5928" calcext:value-type="float">
            <text:p>0,2592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26175" calcext:value-type="float">
            <text:p>0,2617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26422" calcext:value-type="float">
            <text:p>0,2642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6669" calcext:value-type="float">
            <text:p>0,2666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26916" calcext:value-type="float">
            <text:p>0,2691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27163" calcext:value-type="float">
            <text:p>0,271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2741" calcext:value-type="float">
            <text:p>0,274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27657" calcext:value-type="float">
            <text:p>0,2765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7904" calcext:value-type="float">
            <text:p>0,2790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28151" calcext:value-type="float">
            <text:p>0,2815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8398" calcext:value-type="float">
            <text:p>0,2839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28645" calcext:value-type="float">
            <text:p>0,2864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8892" calcext:value-type="float">
            <text:p>0,2889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29139" calcext:value-type="float">
            <text:p>0,2913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29386" calcext:value-type="float">
            <text:p>0,2938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29633" calcext:value-type="float">
            <text:p>0,2963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2988" calcext:value-type="float">
            <text:p>0,298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30127" calcext:value-type="float">
            <text:p>0,3012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0374" calcext:value-type="float">
            <text:p>0,3037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30621" calcext:value-type="float">
            <text:p>0,3062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30868" calcext:value-type="float">
            <text:p>0,3086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1115" calcext:value-type="float">
            <text:p>0,3111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31362" calcext:value-type="float">
            <text:p>0,3136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1609" calcext:value-type="float">
            <text:p>0,3160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1856" calcext:value-type="float">
            <text:p>0,3185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32103" calcext:value-type="float">
            <text:p>0,3210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235" calcext:value-type="float">
            <text:p>0,323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2597" calcext:value-type="float">
            <text:p>0,32597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32844" calcext:value-type="float">
            <text:p>0,3284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33091" calcext:value-type="float">
            <text:p>0,3309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3338" calcext:value-type="float">
            <text:p>0,3333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3585" calcext:value-type="float">
            <text:p>0,3358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33832" calcext:value-type="float">
            <text:p>0,33832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4079" calcext:value-type="float">
            <text:p>0,3407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4326" calcext:value-type="float">
            <text:p>0,3432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4573" calcext:value-type="float">
            <text:p>0,3457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482" calcext:value-type="float">
            <text:p>0,348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5067" calcext:value-type="float">
            <text:p>0,3506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35314" calcext:value-type="float">
            <text:p>0,3531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5561" calcext:value-type="float">
            <text:p>0,3556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35808" calcext:value-type="float">
            <text:p>0,35808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36055" calcext:value-type="float">
            <text:p>0,3605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36302" calcext:value-type="float">
            <text:p>0,3630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6549" calcext:value-type="float">
            <text:p>0,3654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6796" calcext:value-type="float">
            <text:p>0,3679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37043" calcext:value-type="float">
            <text:p>0,3704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3729" calcext:value-type="float">
            <text:p>0,372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37537" calcext:value-type="float">
            <text:p>0,3753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37784" calcext:value-type="float">
            <text:p>0,3778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38031" calcext:value-type="float">
            <text:p>0,3803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38278" calcext:value-type="float">
            <text:p>0,3827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8525" calcext:value-type="float">
            <text:p>0,3852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8772" calcext:value-type="float">
            <text:p>0,3877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39019" calcext:value-type="float">
            <text:p>0,3901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39266" calcext:value-type="float">
            <text:p>0,3926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39513" calcext:value-type="float">
            <text:p>0,3951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3976" calcext:value-type="float">
            <text:p>0,397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0007" calcext:value-type="float">
            <text:p>0,4000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40254" calcext:value-type="float">
            <text:p>0,40254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0501" calcext:value-type="float">
            <text:p>0,405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0748" calcext:value-type="float">
            <text:p>0,4074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40995" calcext:value-type="float">
            <text:p>0,4099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41242" calcext:value-type="float">
            <text:p>0,4124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1489" calcext:value-type="float">
            <text:p>0,4148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1736" calcext:value-type="float">
            <text:p>0,417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1983" calcext:value-type="float">
            <text:p>0,4198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4223" calcext:value-type="float">
            <text:p>0,422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2477" calcext:value-type="float">
            <text:p>0,4247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2724" calcext:value-type="float">
            <text:p>0,4272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2971" calcext:value-type="float">
            <text:p>0,4297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43218" calcext:value-type="float">
            <text:p>0,4321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43465" calcext:value-type="float">
            <text:p>0,4346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3712" calcext:value-type="float">
            <text:p>0,4371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3959" calcext:value-type="float">
            <text:p>0,4395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44206" calcext:value-type="float">
            <text:p>0,4420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4453" calcext:value-type="float">
            <text:p>0,4445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47" calcext:value-type="float">
            <text:p>0,44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4947" calcext:value-type="float">
            <text:p>0,4494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5194" calcext:value-type="float">
            <text:p>0,4519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45441" calcext:value-type="float">
            <text:p>0,45441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45688" calcext:value-type="float">
            <text:p>0,4568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45935" calcext:value-type="float">
            <text:p>0,4593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6182" calcext:value-type="float">
            <text:p>0,4618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6429" calcext:value-type="float">
            <text:p>0,4642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46676" calcext:value-type="float">
            <text:p>0,4667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46923" calcext:value-type="float">
            <text:p>0,4692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4717" calcext:value-type="float">
            <text:p>0,471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47417" calcext:value-type="float">
            <text:p>0,4741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47664" calcext:value-type="float">
            <text:p>0,4766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47911" calcext:value-type="float">
            <text:p>0,4791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48158" calcext:value-type="float">
            <text:p>0,48158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48405" calcext:value-type="float">
            <text:p>0,48405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0.48652" calcext:value-type="float">
            <text:p>0,4865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48899" calcext:value-type="float">
            <text:p>0,4889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49146" calcext:value-type="float">
            <text:p>0,4914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49393" calcext:value-type="float">
            <text:p>0,4939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4964" calcext:value-type="float">
            <text:p>0,496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49887" calcext:value-type="float">
            <text:p>0,4988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0134" calcext:value-type="float">
            <text:p>0,5013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50381" calcext:value-type="float">
            <text:p>0,5038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0628" calcext:value-type="float">
            <text:p>0,5062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0875" calcext:value-type="float">
            <text:p>0,50875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1122" calcext:value-type="float">
            <text:p>0,5112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51369" calcext:value-type="float">
            <text:p>0,5136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1616" calcext:value-type="float">
            <text:p>0,5161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1863" calcext:value-type="float">
            <text:p>0,5186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211" calcext:value-type="float">
            <text:p>0,521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52357" calcext:value-type="float">
            <text:p>0,5235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52604" calcext:value-type="float">
            <text:p>0,5260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2851" calcext:value-type="float">
            <text:p>0,5285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3098" calcext:value-type="float">
            <text:p>0,5309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53345" calcext:value-type="float">
            <text:p>0,53345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53592" calcext:value-type="float">
            <text:p>0,5359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53839" calcext:value-type="float">
            <text:p>0,5383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54086" calcext:value-type="float">
            <text:p>0,5408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4333" calcext:value-type="float">
            <text:p>0,5433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5458" calcext:value-type="float">
            <text:p>0,545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4827" calcext:value-type="float">
            <text:p>0,5482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55074" calcext:value-type="float">
            <text:p>0,5507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5321" calcext:value-type="float">
            <text:p>0,5532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55568" calcext:value-type="float">
            <text:p>0,55568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55815" calcext:value-type="float">
            <text:p>0,5581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6062" calcext:value-type="float">
            <text:p>0,5606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6309" calcext:value-type="float">
            <text:p>0,5630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56556" calcext:value-type="float">
            <text:p>0,5655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56803" calcext:value-type="float">
            <text:p>0,5680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705" calcext:value-type="float">
            <text:p>0,570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7297" calcext:value-type="float">
            <text:p>0,5729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57544" calcext:value-type="float">
            <text:p>0,5754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57791" calcext:value-type="float">
            <text:p>0,5779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8038" calcext:value-type="float">
            <text:p>0,580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8285" calcext:value-type="float">
            <text:p>0,5828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8532" calcext:value-type="float">
            <text:p>0,5853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58779" calcext:value-type="float">
            <text:p>0,5877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59026" calcext:value-type="float">
            <text:p>0,5902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59273" calcext:value-type="float">
            <text:p>0,5927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952" calcext:value-type="float">
            <text:p>0,5952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59767" calcext:value-type="float">
            <text:p>0,5976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60014" calcext:value-type="float">
            <text:p>0,60014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60261" calcext:value-type="float">
            <text:p>0,6026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0508" calcext:value-type="float">
            <text:p>0,6050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0755" calcext:value-type="float">
            <text:p>0,6075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1002" calcext:value-type="float">
            <text:p>0,6100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1249" calcext:value-type="float">
            <text:p>0,61249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61496" calcext:value-type="float">
            <text:p>0,6149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61743" calcext:value-type="float">
            <text:p>0,6174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199" calcext:value-type="float">
            <text:p>0,619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62237" calcext:value-type="float">
            <text:p>0,6223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2484" calcext:value-type="float">
            <text:p>0,6248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62731" calcext:value-type="float">
            <text:p>0,627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2978" calcext:value-type="float">
            <text:p>0,6297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3225" calcext:value-type="float">
            <text:p>0,632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3472" calcext:value-type="float">
            <text:p>0,6347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3719" calcext:value-type="float">
            <text:p>0,6371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3966" calcext:value-type="float">
            <text:p>0,6396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4213" calcext:value-type="float">
            <text:p>0,6421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6446" calcext:value-type="float">
            <text:p>0,644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4707" calcext:value-type="float">
            <text:p>0,6470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64954" calcext:value-type="float">
            <text:p>0,64954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0.65201" calcext:value-type="float">
            <text:p>0,6520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5448" calcext:value-type="float">
            <text:p>0,6544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5695" calcext:value-type="float">
            <text:p>0,6569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5942" calcext:value-type="float">
            <text:p>0,6594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6189" calcext:value-type="float">
            <text:p>0,6618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66436" calcext:value-type="float">
            <text:p>0,6643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6683" calcext:value-type="float">
            <text:p>0,666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6693" calcext:value-type="float">
            <text:p>0,669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67177" calcext:value-type="float">
            <text:p>0,6717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67424" calcext:value-type="float">
            <text:p>0,6742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67671" calcext:value-type="float">
            <text:p>0,6767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7918" calcext:value-type="float">
            <text:p>0,6791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8165" calcext:value-type="float">
            <text:p>0,6816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68412" calcext:value-type="float">
            <text:p>0,6841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8659" calcext:value-type="float">
            <text:p>0,6865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68906" calcext:value-type="float">
            <text:p>0,6890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69153" calcext:value-type="float">
            <text:p>0,6915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694" calcext:value-type="float">
            <text:p>0,69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69647" calcext:value-type="float">
            <text:p>0,6964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69894" calcext:value-type="float">
            <text:p>0,6989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0141" calcext:value-type="float">
            <text:p>0,7014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70388" calcext:value-type="float">
            <text:p>0,7038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0635" calcext:value-type="float">
            <text:p>0,7063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0882" calcext:value-type="float">
            <text:p>0,7088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71129" calcext:value-type="float">
            <text:p>0,7112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71376" calcext:value-type="float">
            <text:p>0,71376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0.71623" calcext:value-type="float">
            <text:p>0,7162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187" calcext:value-type="float">
            <text:p>0,718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72117" calcext:value-type="float">
            <text:p>0,7211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72364" calcext:value-type="float">
            <text:p>0,72364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72611" calcext:value-type="float">
            <text:p>0,7261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72858" calcext:value-type="float">
            <text:p>0,7285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3105" calcext:value-type="float">
            <text:p>0,7310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73352" calcext:value-type="float">
            <text:p>0,733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3599" calcext:value-type="float">
            <text:p>0,7359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3846" calcext:value-type="float">
            <text:p>0,7384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4093" calcext:value-type="float">
            <text:p>0,74093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7434" calcext:value-type="float">
            <text:p>0,743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74587" calcext:value-type="float">
            <text:p>0,7458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74834" calcext:value-type="float">
            <text:p>0,7483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5081" calcext:value-type="float">
            <text:p>0,7508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75328" calcext:value-type="float">
            <text:p>0,7532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5575" calcext:value-type="float">
            <text:p>0,7557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75822" calcext:value-type="float">
            <text:p>0,75822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76069" calcext:value-type="float">
            <text:p>0,7606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76316" calcext:value-type="float">
            <text:p>0,7631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76563" calcext:value-type="float">
            <text:p>0,765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7681" calcext:value-type="float">
            <text:p>0,768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77057" calcext:value-type="float">
            <text:p>0,7705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7304" calcext:value-type="float">
            <text:p>0,773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77551" calcext:value-type="float">
            <text:p>0,7755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0.77798" calcext:value-type="float">
            <text:p>0,7779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0.78045" calcext:value-type="float">
            <text:p>0,780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78292" calcext:value-type="float">
            <text:p>0,7829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78539" calcext:value-type="float">
            <text:p>0,7853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0.78786" calcext:value-type="float">
            <text:p>0,7878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79033" calcext:value-type="float">
            <text:p>0,7903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7928" calcext:value-type="float">
            <text:p>0,792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79527" calcext:value-type="float">
            <text:p>0,7952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0.79774" calcext:value-type="float">
            <text:p>0,7977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0021" calcext:value-type="float">
            <text:p>0,8002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80268" calcext:value-type="float">
            <text:p>0,8026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0.80515" calcext:value-type="float">
            <text:p>0,8051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0762" calcext:value-type="float">
            <text:p>0,80762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81009" calcext:value-type="float">
            <text:p>0,81009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0.81256" calcext:value-type="float">
            <text:p>0,8125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0.81503" calcext:value-type="float">
            <text:p>0,81503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8175" calcext:value-type="float">
            <text:p>0,817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1997" calcext:value-type="float">
            <text:p>0,8199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0.82244" calcext:value-type="float">
            <text:p>0,822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2491" calcext:value-type="float">
            <text:p>0,8249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2738" calcext:value-type="float">
            <text:p>0,8273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0.82985" calcext:value-type="float">
            <text:p>0,8298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83232" calcext:value-type="float">
            <text:p>0,8323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83479" calcext:value-type="float">
            <text:p>0,8347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83726" calcext:value-type="float">
            <text:p>0,8372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0.83973" calcext:value-type="float">
            <text:p>0,8397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0.8422" calcext:value-type="float">
            <text:p>0,842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84467" calcext:value-type="float">
            <text:p>0,8446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0.84714" calcext:value-type="float">
            <text:p>0,8471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84961" calcext:value-type="float">
            <text:p>0,84961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85208" calcext:value-type="float">
            <text:p>0,85208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0.85455" calcext:value-type="float">
            <text:p>0,8545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5702" calcext:value-type="float">
            <text:p>0,8570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5949" calcext:value-type="float">
            <text:p>0,8594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0.86196" calcext:value-type="float">
            <text:p>0,86196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86443" calcext:value-type="float">
            <text:p>0,86443</text:p>
          </table:table-cell>
          <table:table-cell office:value-type="float" office:value="-80.9691" calcext:value-type="float">
            <text:p>-80,9691</text:p>
          </table:table-cell>
        </table:table-row>
        <table:table-row table:style-name="ro1">
          <table:table-cell table:number-columns-repeated="3"/>
          <table:table-cell office:value-type="float" office:value="0.8669" calcext:value-type="float">
            <text:p>0,8669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0.86937" calcext:value-type="float">
            <text:p>0,86937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0.87184" calcext:value-type="float">
            <text:p>0,8718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0.87431" calcext:value-type="float">
            <text:p>0,8743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0.87678" calcext:value-type="float">
            <text:p>0,87678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87925" calcext:value-type="float">
            <text:p>0,87925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0.88172" calcext:value-type="float">
            <text:p>0,8817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88419" calcext:value-type="float">
            <text:p>0,8841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0.88666" calcext:value-type="float">
            <text:p>0,8866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8913" calcext:value-type="float">
            <text:p>0,8891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0.8916" calcext:value-type="float">
            <text:p>0,891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89407" calcext:value-type="float">
            <text:p>0,8940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0.89654" calcext:value-type="float">
            <text:p>0,8965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0.89901" calcext:value-type="float">
            <text:p>0,8990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0.90148" calcext:value-type="float">
            <text:p>0,901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90395" calcext:value-type="float">
            <text:p>0,90395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0.90642" calcext:value-type="float">
            <text:p>0,9064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0.90889" calcext:value-type="float">
            <text:p>0,90889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0.91136" calcext:value-type="float">
            <text:p>0,9113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91383" calcext:value-type="float">
            <text:p>0,91383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0.9163" calcext:value-type="float">
            <text:p>0,9163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91877" calcext:value-type="float">
            <text:p>0,91877</text:p>
          </table:table-cell>
          <table:table-cell office:value-type="float" office:value="-81.3691" calcext:value-type="float">
            <text:p>-81,3691</text:p>
          </table:table-cell>
        </table:table-row>
        <table:table-row table:style-name="ro1">
          <table:table-cell table:number-columns-repeated="3"/>
          <table:table-cell office:value-type="float" office:value="0.92124" calcext:value-type="float">
            <text:p>0,9212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0.92371" calcext:value-type="float">
            <text:p>0,9237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92618" calcext:value-type="float">
            <text:p>0,92618</text:p>
          </table:table-cell>
          <table:table-cell office:value-type="float" office:value="-78.5691" calcext:value-type="float">
            <text:p>-78,5691</text:p>
          </table:table-cell>
        </table:table-row>
        <table:table-row table:style-name="ro1">
          <table:table-cell table:number-columns-repeated="3"/>
          <table:table-cell office:value-type="float" office:value="0.92865" calcext:value-type="float">
            <text:p>0,92865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0.93112" calcext:value-type="float">
            <text:p>0,93112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3359" calcext:value-type="float">
            <text:p>0,93359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93606" calcext:value-type="float">
            <text:p>0,93606</text:p>
          </table:table-cell>
          <table:table-cell office:value-type="float" office:value="-75.7691" calcext:value-type="float">
            <text:p>-75,7691</text:p>
          </table:table-cell>
        </table:table-row>
        <table:table-row table:style-name="ro1">
          <table:table-cell table:number-columns-repeated="3"/>
          <table:table-cell office:value-type="float" office:value="0.93853" calcext:value-type="float">
            <text:p>0,93853</text:p>
          </table:table-cell>
          <table:table-cell office:value-type="float" office:value="-78.9691" calcext:value-type="float">
            <text:p>-78,9691</text:p>
          </table:table-cell>
        </table:table-row>
        <table:table-row table:style-name="ro1">
          <table:table-cell table:number-columns-repeated="3"/>
          <table:table-cell office:value-type="float" office:value="0.941" calcext:value-type="float">
            <text:p>0,94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0.94347" calcext:value-type="float">
            <text:p>0,94347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0.94594" calcext:value-type="float">
            <text:p>0,94594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0.94841" calcext:value-type="float">
            <text:p>0,94841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0.95088" calcext:value-type="float">
            <text:p>0,95088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0.95335" calcext:value-type="float">
            <text:p>0,95335</text:p>
          </table:table-cell>
          <table:table-cell office:value-type="float" office:value="-72.9691" calcext:value-type="float">
            <text:p>-72,9691</text:p>
          </table:table-cell>
        </table:table-row>
        <table:table-row table:style-name="ro1">
          <table:table-cell table:number-columns-repeated="3"/>
          <table:table-cell office:value-type="float" office:value="0.95582" calcext:value-type="float">
            <text:p>0,95582</text:p>
          </table:table-cell>
          <table:table-cell office:value-type="float" office:value="-70.5691" calcext:value-type="float">
            <text:p>-70,5691</text:p>
          </table:table-cell>
        </table:table-row>
        <table:table-row table:style-name="ro1">
          <table:table-cell table:number-columns-repeated="3"/>
          <table:table-cell office:value-type="float" office:value="0.95829" calcext:value-type="float">
            <text:p>0,95829</text:p>
          </table:table-cell>
          <table:table-cell office:value-type="float" office:value="-69.7691" calcext:value-type="float">
            <text:p>-69,7691</text:p>
          </table:table-cell>
        </table:table-row>
        <table:table-row table:style-name="ro1">
          <table:table-cell table:number-columns-repeated="3"/>
          <table:table-cell office:value-type="float" office:value="0.96076" calcext:value-type="float">
            <text:p>0,96076</text:p>
          </table:table-cell>
          <table:table-cell office:value-type="float" office:value="-72.1691" calcext:value-type="float">
            <text:p>-72,1691</text:p>
          </table:table-cell>
        </table:table-row>
        <table:table-row table:style-name="ro1">
          <table:table-cell table:number-columns-repeated="3"/>
          <table:table-cell office:value-type="float" office:value="0.96323" calcext:value-type="float">
            <text:p>0,96323</text:p>
          </table:table-cell>
          <table:table-cell office:value-type="float" office:value="-70.1691" calcext:value-type="float">
            <text:p>-70,1691</text:p>
          </table:table-cell>
        </table:table-row>
        <table:table-row table:style-name="ro1">
          <table:table-cell table:number-columns-repeated="3"/>
          <table:table-cell office:value-type="float" office:value="0.9657" calcext:value-type="float">
            <text:p>0,9657</text:p>
          </table:table-cell>
          <table:table-cell office:value-type="float" office:value="-63.7691" calcext:value-type="float">
            <text:p>-63,7691</text:p>
          </table:table-cell>
        </table:table-row>
        <table:table-row table:style-name="ro1">
          <table:table-cell table:number-columns-repeated="3"/>
          <table:table-cell office:value-type="float" office:value="0.96817" calcext:value-type="float">
            <text:p>0,96817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97064" calcext:value-type="float">
            <text:p>0,97064</text:p>
          </table:table-cell>
          <table:table-cell office:value-type="float" office:value="-64.1691" calcext:value-type="float">
            <text:p>-64,1691</text:p>
          </table:table-cell>
        </table:table-row>
        <table:table-row table:style-name="ro1">
          <table:table-cell table:number-columns-repeated="3"/>
          <table:table-cell office:value-type="float" office:value="0.97311" calcext:value-type="float">
            <text:p>0,97311</text:p>
          </table:table-cell>
          <table:table-cell office:value-type="float" office:value="-61.3691" calcext:value-type="float">
            <text:p>-61,3691</text:p>
          </table:table-cell>
        </table:table-row>
        <table:table-row table:style-name="ro1">
          <table:table-cell table:number-columns-repeated="3"/>
          <table:table-cell office:value-type="float" office:value="0.97558" calcext:value-type="float">
            <text:p>0,97558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97805" calcext:value-type="float">
            <text:p>0,97805</text:p>
          </table:table-cell>
          <table:table-cell office:value-type="float" office:value="-58.1691" calcext:value-type="float">
            <text:p>-58,1691</text:p>
          </table:table-cell>
        </table:table-row>
        <table:table-row table:style-name="ro1">
          <table:table-cell table:number-columns-repeated="3"/>
          <table:table-cell office:value-type="float" office:value="0.98052" calcext:value-type="float">
            <text:p>0,98052</text:p>
          </table:table-cell>
          <table:table-cell office:value-type="float" office:value="-62.9691" calcext:value-type="float">
            <text:p>-62,9691</text:p>
          </table:table-cell>
        </table:table-row>
        <table:table-row table:style-name="ro1">
          <table:table-cell table:number-columns-repeated="3"/>
          <table:table-cell office:value-type="float" office:value="0.98299" calcext:value-type="float">
            <text:p>0,98299</text:p>
          </table:table-cell>
          <table:table-cell office:value-type="float" office:value="-58.9691" calcext:value-type="float">
            <text:p>-58,9691</text:p>
          </table:table-cell>
        </table:table-row>
        <table:table-row table:style-name="ro1">
          <table:table-cell table:number-columns-repeated="3"/>
          <table:table-cell office:value-type="float" office:value="0.98546" calcext:value-type="float">
            <text:p>0,98546</text:p>
          </table:table-cell>
          <table:table-cell office:value-type="float" office:value="-52.9691" calcext:value-type="float">
            <text:p>-52,9691</text:p>
          </table:table-cell>
        </table:table-row>
        <table:table-row table:style-name="ro1">
          <table:table-cell table:number-columns-repeated="3"/>
          <table:table-cell office:value-type="float" office:value="0.98793" calcext:value-type="float">
            <text:p>0,98793</text:p>
          </table:table-cell>
          <table:table-cell office:value-type="float" office:value="-54.5691" calcext:value-type="float">
            <text:p>-54,5691</text:p>
          </table:table-cell>
        </table:table-row>
        <table:table-row table:style-name="ro1">
          <table:table-cell table:number-columns-repeated="3"/>
          <table:table-cell office:value-type="float" office:value="0.9904" calcext:value-type="float">
            <text:p>0,9904</text:p>
          </table:table-cell>
          <table:table-cell office:value-type="float" office:value="-60.1691" calcext:value-type="float">
            <text:p>-60,1691</text:p>
          </table:table-cell>
        </table:table-row>
        <table:table-row table:style-name="ro1">
          <table:table-cell table:number-columns-repeated="3"/>
          <table:table-cell office:value-type="float" office:value="0.99287" calcext:value-type="float">
            <text:p>0,9928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0.99534" calcext:value-type="float">
            <text:p>0,99534</text:p>
          </table:table-cell>
          <table:table-cell office:value-type="float" office:value="-69.3691" calcext:value-type="float">
            <text:p>-69,3691</text:p>
          </table:table-cell>
        </table:table-row>
        <table:table-row table:style-name="ro1">
          <table:table-cell table:number-columns-repeated="3"/>
          <table:table-cell office:value-type="float" office:value="0.99781" calcext:value-type="float">
            <text:p>0,99781</text:p>
          </table:table-cell>
          <table:table-cell office:value-type="float" office:value="-76.5691" calcext:value-type="float">
            <text:p>-76,5691</text:p>
          </table:table-cell>
        </table:table-row>
        <table:table-row table:style-name="ro1">
          <table:table-cell table:number-columns-repeated="3"/>
          <table:table-cell office:value-type="float" office:value="1.00028" calcext:value-type="float">
            <text:p>1,00028</text:p>
          </table:table-cell>
          <table:table-cell office:value-type="float" office:value="-75.3691" calcext:value-type="float">
            <text:p>-75,3691</text:p>
          </table:table-cell>
        </table:table-row>
        <table:table-row table:style-name="ro1">
          <table:table-cell table:number-columns-repeated="3"/>
          <table:table-cell office:value-type="float" office:value="1.00275" calcext:value-type="float">
            <text:p>1,00275</text:p>
          </table:table-cell>
          <table:table-cell office:value-type="float" office:value="-68.1691" calcext:value-type="float">
            <text:p>-68,1691</text:p>
          </table:table-cell>
        </table:table-row>
        <table:table-row table:style-name="ro1">
          <table:table-cell table:number-columns-repeated="3"/>
          <table:table-cell office:value-type="float" office:value="1.00522" calcext:value-type="float">
            <text:p>1,00522</text:p>
          </table:table-cell>
          <table:table-cell office:value-type="float" office:value="-71.3691" calcext:value-type="float">
            <text:p>-71,3691</text:p>
          </table:table-cell>
        </table:table-row>
        <table:table-row table:style-name="ro1">
          <table:table-cell table:number-columns-repeated="3"/>
          <table:table-cell office:value-type="float" office:value="1.00769" calcext:value-type="float">
            <text:p>1,00769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1016" calcext:value-type="float">
            <text:p>1,0101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1263" calcext:value-type="float">
            <text:p>1,01263</text:p>
          </table:table-cell>
          <table:table-cell office:value-type="float" office:value="-74.5691" calcext:value-type="float">
            <text:p>-74,5691</text:p>
          </table:table-cell>
        </table:table-row>
        <table:table-row table:style-name="ro1">
          <table:table-cell table:number-columns-repeated="3"/>
          <table:table-cell office:value-type="float" office:value="1.0151" calcext:value-type="float">
            <text:p>1,015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1757" calcext:value-type="float">
            <text:p>1,01757</text:p>
          </table:table-cell>
          <table:table-cell office:value-type="float" office:value="-82.1691" calcext:value-type="float">
            <text:p>-82,1691</text:p>
          </table:table-cell>
        </table:table-row>
        <table:table-row table:style-name="ro1">
          <table:table-cell table:number-columns-repeated="3"/>
          <table:table-cell office:value-type="float" office:value="1.02004" calcext:value-type="float">
            <text:p>1,02004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2251" calcext:value-type="float">
            <text:p>1,02251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02498" calcext:value-type="float">
            <text:p>1,02498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02745" calcext:value-type="float">
            <text:p>1,0274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02992" calcext:value-type="float">
            <text:p>1,0299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03239" calcext:value-type="float">
            <text:p>1,03239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03486" calcext:value-type="float">
            <text:p>1,03486</text:p>
          </table:table-cell>
          <table:table-cell office:value-type="float" office:value="-80.5691" calcext:value-type="float">
            <text:p>-80,5691</text:p>
          </table:table-cell>
        </table:table-row>
        <table:table-row table:style-name="ro1">
          <table:table-cell table:number-columns-repeated="3"/>
          <table:table-cell office:value-type="float" office:value="1.03733" calcext:value-type="float">
            <text:p>1,03733</text:p>
          </table:table-cell>
          <table:table-cell office:value-type="float" office:value="-79.7691" calcext:value-type="float">
            <text:p>-79,7691</text:p>
          </table:table-cell>
        </table:table-row>
        <table:table-row table:style-name="ro1">
          <table:table-cell table:number-columns-repeated="3"/>
          <table:table-cell office:value-type="float" office:value="1.0398" calcext:value-type="float">
            <text:p>1,039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04227" calcext:value-type="float">
            <text:p>1,0422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04474" calcext:value-type="float">
            <text:p>1,0447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04721" calcext:value-type="float">
            <text:p>1,04721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04968" calcext:value-type="float">
            <text:p>1,04968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05215" calcext:value-type="float">
            <text:p>1,0521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05462" calcext:value-type="float">
            <text:p>1,05462</text:p>
          </table:table-cell>
          <table:table-cell office:value-type="float" office:value="-83.7691" calcext:value-type="float">
            <text:p>-83,7691</text:p>
          </table:table-cell>
        </table:table-row>
        <table:table-row table:style-name="ro1">
          <table:table-cell table:number-columns-repeated="3"/>
          <table:table-cell office:value-type="float" office:value="1.05709" calcext:value-type="float">
            <text:p>1,05709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05956" calcext:value-type="float">
            <text:p>1,05956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06203" calcext:value-type="float">
            <text:p>1,06203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0645" calcext:value-type="float">
            <text:p>1,0645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06697" calcext:value-type="float">
            <text:p>1,06697</text:p>
          </table:table-cell>
          <table:table-cell office:value-type="float" office:value="-84.5691" calcext:value-type="float">
            <text:p>-84,5691</text:p>
          </table:table-cell>
        </table:table-row>
        <table:table-row table:style-name="ro1">
          <table:table-cell table:number-columns-repeated="3"/>
          <table:table-cell office:value-type="float" office:value="1.06944" calcext:value-type="float">
            <text:p>1,06944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07191" calcext:value-type="float">
            <text:p>1,07191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07438" calcext:value-type="float">
            <text:p>1,074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07685" calcext:value-type="float">
            <text:p>1,07685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07932" calcext:value-type="float">
            <text:p>1,0793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08179" calcext:value-type="float">
            <text:p>1,0817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08426" calcext:value-type="float">
            <text:p>1,084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08673" calcext:value-type="float">
            <text:p>1,0867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0892" calcext:value-type="float">
            <text:p>1,089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09167" calcext:value-type="float">
            <text:p>1,0916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09414" calcext:value-type="float">
            <text:p>1,09414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09661" calcext:value-type="float">
            <text:p>1,09661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09908" calcext:value-type="float">
            <text:p>1,0990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10155" calcext:value-type="float">
            <text:p>1,1015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10402" calcext:value-type="float">
            <text:p>1,10402</text:p>
          </table:table-cell>
          <table:table-cell office:value-type="float" office:value="-80.1691" calcext:value-type="float">
            <text:p>-80,1691</text:p>
          </table:table-cell>
        </table:table-row>
        <table:table-row table:style-name="ro1">
          <table:table-cell table:number-columns-repeated="3"/>
          <table:table-cell office:value-type="float" office:value="1.10649" calcext:value-type="float">
            <text:p>1,10649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10896" calcext:value-type="float">
            <text:p>1,10896</text:p>
          </table:table-cell>
          <table:table-cell office:value-type="float" office:value="-78.1691" calcext:value-type="float">
            <text:p>-78,1691</text:p>
          </table:table-cell>
        </table:table-row>
        <table:table-row table:style-name="ro1">
          <table:table-cell table:number-columns-repeated="3"/>
          <table:table-cell office:value-type="float" office:value="1.11143" calcext:value-type="float">
            <text:p>1,11143</text:p>
          </table:table-cell>
          <table:table-cell office:value-type="float" office:value="-77.3691" calcext:value-type="float">
            <text:p>-77,3691</text:p>
          </table:table-cell>
        </table:table-row>
        <table:table-row table:style-name="ro1">
          <table:table-cell table:number-columns-repeated="3"/>
          <table:table-cell office:value-type="float" office:value="1.1139" calcext:value-type="float">
            <text:p>1,1139</text:p>
          </table:table-cell>
          <table:table-cell office:value-type="float" office:value="-81.7691" calcext:value-type="float">
            <text:p>-81,7691</text:p>
          </table:table-cell>
        </table:table-row>
        <table:table-row table:style-name="ro1">
          <table:table-cell table:number-columns-repeated="3"/>
          <table:table-cell office:value-type="float" office:value="1.11637" calcext:value-type="float">
            <text:p>1,1163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11884" calcext:value-type="float">
            <text:p>1,11884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12131" calcext:value-type="float">
            <text:p>1,1213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2378" calcext:value-type="float">
            <text:p>1,1237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12625" calcext:value-type="float">
            <text:p>1,1262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12872" calcext:value-type="float">
            <text:p>1,1287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3119" calcext:value-type="float">
            <text:p>1,1311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3366" calcext:value-type="float">
            <text:p>1,1336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13613" calcext:value-type="float">
            <text:p>1,13613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1386" calcext:value-type="float">
            <text:p>1,1386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14107" calcext:value-type="float">
            <text:p>1,141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4354" calcext:value-type="float">
            <text:p>1,14354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14601" calcext:value-type="float">
            <text:p>1,14601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14848" calcext:value-type="float">
            <text:p>1,14848</text:p>
          </table:table-cell>
          <table:table-cell office:value-type="float" office:value="-84.9691" calcext:value-type="float">
            <text:p>-84,9691</text:p>
          </table:table-cell>
        </table:table-row>
        <table:table-row table:style-name="ro1">
          <table:table-cell table:number-columns-repeated="3"/>
          <table:table-cell office:value-type="float" office:value="1.15095" calcext:value-type="float">
            <text:p>1,1509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15342" calcext:value-type="float">
            <text:p>1,15342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15589" calcext:value-type="float">
            <text:p>1,15589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15836" calcext:value-type="float">
            <text:p>1,15836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16083" calcext:value-type="float">
            <text:p>1,1608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633" calcext:value-type="float">
            <text:p>1,1633</text:p>
          </table:table-cell>
          <table:table-cell office:value-type="float" office:value="-83.3691" calcext:value-type="float">
            <text:p>-83,3691</text:p>
          </table:table-cell>
        </table:table-row>
        <table:table-row table:style-name="ro1">
          <table:table-cell table:number-columns-repeated="3"/>
          <table:table-cell office:value-type="float" office:value="1.16577" calcext:value-type="float">
            <text:p>1,16577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16824" calcext:value-type="float">
            <text:p>1,1682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17071" calcext:value-type="float">
            <text:p>1,1707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7318" calcext:value-type="float">
            <text:p>1,1731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7565" calcext:value-type="float">
            <text:p>1,1756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17812" calcext:value-type="float">
            <text:p>1,178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18059" calcext:value-type="float">
            <text:p>1,1805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8306" calcext:value-type="float">
            <text:p>1,1830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18553" calcext:value-type="float">
            <text:p>1,18553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188" calcext:value-type="float">
            <text:p>1,188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19047" calcext:value-type="float">
            <text:p>1,1904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19294" calcext:value-type="float">
            <text:p>1,1929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19541" calcext:value-type="float">
            <text:p>1,1954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19788" calcext:value-type="float">
            <text:p>1,1978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0035" calcext:value-type="float">
            <text:p>1,2003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20282" calcext:value-type="float">
            <text:p>1,2028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0529" calcext:value-type="float">
            <text:p>1,2052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0776" calcext:value-type="float">
            <text:p>1,2077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1023" calcext:value-type="float">
            <text:p>1,2102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127" calcext:value-type="float">
            <text:p>1,212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1517" calcext:value-type="float">
            <text:p>1,21517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21764" calcext:value-type="float">
            <text:p>1,2176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22011" calcext:value-type="float">
            <text:p>1,2201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2258" calcext:value-type="float">
            <text:p>1,2225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22505" calcext:value-type="float">
            <text:p>1,2250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22752" calcext:value-type="float">
            <text:p>1,2275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2999" calcext:value-type="float">
            <text:p>1,2299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3246" calcext:value-type="float">
            <text:p>1,2324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23493" calcext:value-type="float">
            <text:p>1,2349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374" calcext:value-type="float">
            <text:p>1,237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23987" calcext:value-type="float">
            <text:p>1,23987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24234" calcext:value-type="float">
            <text:p>1,2423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24481" calcext:value-type="float">
            <text:p>1,2448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4728" calcext:value-type="float">
            <text:p>1,2472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4975" calcext:value-type="float">
            <text:p>1,2497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5222" calcext:value-type="float">
            <text:p>1,2522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5469" calcext:value-type="float">
            <text:p>1,2546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5716" calcext:value-type="float">
            <text:p>1,2571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5963" calcext:value-type="float">
            <text:p>1,2596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2621" calcext:value-type="float">
            <text:p>1,262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6457" calcext:value-type="float">
            <text:p>1,2645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26704" calcext:value-type="float">
            <text:p>1,2670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6951" calcext:value-type="float">
            <text:p>1,2695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7198" calcext:value-type="float">
            <text:p>1,2719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27445" calcext:value-type="float">
            <text:p>1,2744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27692" calcext:value-type="float">
            <text:p>1,2769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7939" calcext:value-type="float">
            <text:p>1,2793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28186" calcext:value-type="float">
            <text:p>1,2818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28433" calcext:value-type="float">
            <text:p>1,2843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2868" calcext:value-type="float">
            <text:p>1,286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28927" calcext:value-type="float">
            <text:p>1,2892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29174" calcext:value-type="float">
            <text:p>1,2917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29421" calcext:value-type="float">
            <text:p>1,2942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29668" calcext:value-type="float">
            <text:p>1,296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29915" calcext:value-type="float">
            <text:p>1,2991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0162" calcext:value-type="float">
            <text:p>1,3016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0409" calcext:value-type="float">
            <text:p>1,3040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0656" calcext:value-type="float">
            <text:p>1,30656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30903" calcext:value-type="float">
            <text:p>1,30903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115" calcext:value-type="float">
            <text:p>1,311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1397" calcext:value-type="float">
            <text:p>1,313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1644" calcext:value-type="float">
            <text:p>1,3164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1891" calcext:value-type="float">
            <text:p>1,3189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2138" calcext:value-type="float">
            <text:p>1,3213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32385" calcext:value-type="float">
            <text:p>1,32385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32632" calcext:value-type="float">
            <text:p>1,3263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2879" calcext:value-type="float">
            <text:p>1,3287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33126" calcext:value-type="float">
            <text:p>1,3312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3373" calcext:value-type="float">
            <text:p>1,3337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362" calcext:value-type="float">
            <text:p>1,3362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33867" calcext:value-type="float">
            <text:p>1,33867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4114" calcext:value-type="float">
            <text:p>1,3411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34361" calcext:value-type="float">
            <text:p>1,3436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34608" calcext:value-type="float">
            <text:p>1,3460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34855" calcext:value-type="float">
            <text:p>1,3485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35102" calcext:value-type="float">
            <text:p>1,35102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35349" calcext:value-type="float">
            <text:p>1,3534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35596" calcext:value-type="float">
            <text:p>1,3559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5843" calcext:value-type="float">
            <text:p>1,3584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3609" calcext:value-type="float">
            <text:p>1,360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6337" calcext:value-type="float">
            <text:p>1,3633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36584" calcext:value-type="float">
            <text:p>1,36584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36831" calcext:value-type="float">
            <text:p>1,36831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7078" calcext:value-type="float">
            <text:p>1,37078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37325" calcext:value-type="float">
            <text:p>1,37325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37572" calcext:value-type="float">
            <text:p>1,3757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37819" calcext:value-type="float">
            <text:p>1,3781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38066" calcext:value-type="float">
            <text:p>1,3806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8313" calcext:value-type="float">
            <text:p>1,3831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3856" calcext:value-type="float">
            <text:p>1,385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38807" calcext:value-type="float">
            <text:p>1,3880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39054" calcext:value-type="float">
            <text:p>1,3905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39301" calcext:value-type="float">
            <text:p>1,393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39548" calcext:value-type="float">
            <text:p>1,3954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39795" calcext:value-type="float">
            <text:p>1,39795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40042" calcext:value-type="float">
            <text:p>1,4004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0289" calcext:value-type="float">
            <text:p>1,4028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0536" calcext:value-type="float">
            <text:p>1,40536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40783" calcext:value-type="float">
            <text:p>1,40783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4103" calcext:value-type="float">
            <text:p>1,41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1277" calcext:value-type="float">
            <text:p>1,4127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1524" calcext:value-type="float">
            <text:p>1,41524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41771" calcext:value-type="float">
            <text:p>1,4177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2018" calcext:value-type="float">
            <text:p>1,4201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2265" calcext:value-type="float">
            <text:p>1,4226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42512" calcext:value-type="float">
            <text:p>1,4251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42759" calcext:value-type="float">
            <text:p>1,4275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3006" calcext:value-type="float">
            <text:p>1,4300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3253" calcext:value-type="float">
            <text:p>1,4325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435" calcext:value-type="float">
            <text:p>1,435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43747" calcext:value-type="float">
            <text:p>1,4374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43994" calcext:value-type="float">
            <text:p>1,43994</text:p>
          </table:table-cell>
          <table:table-cell office:value-type="float" office:value="-84.1691" calcext:value-type="float">
            <text:p>-84,1691</text:p>
          </table:table-cell>
        </table:table-row>
        <table:table-row table:style-name="ro1">
          <table:table-cell table:number-columns-repeated="3"/>
          <table:table-cell office:value-type="float" office:value="1.44241" calcext:value-type="float">
            <text:p>1,44241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1.44488" calcext:value-type="float">
            <text:p>1,4448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44735" calcext:value-type="float">
            <text:p>1,44735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44982" calcext:value-type="float">
            <text:p>1,4498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5229" calcext:value-type="float">
            <text:p>1,4522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45476" calcext:value-type="float">
            <text:p>1,454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5723" calcext:value-type="float">
            <text:p>1,4572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597" calcext:value-type="float">
            <text:p>1,459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6217" calcext:value-type="float">
            <text:p>1,4621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46464" calcext:value-type="float">
            <text:p>1,4646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46711" calcext:value-type="float">
            <text:p>1,4671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6958" calcext:value-type="float">
            <text:p>1,46958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47205" calcext:value-type="float">
            <text:p>1,4720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47452" calcext:value-type="float">
            <text:p>1,47452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1.47699" calcext:value-type="float">
            <text:p>1,4769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47946" calcext:value-type="float">
            <text:p>1,4794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48193" calcext:value-type="float">
            <text:p>1,4819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844" calcext:value-type="float">
            <text:p>1,484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48687" calcext:value-type="float">
            <text:p>1,4868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48934" calcext:value-type="float">
            <text:p>1,4893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49181" calcext:value-type="float">
            <text:p>1,4918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9428" calcext:value-type="float">
            <text:p>1,4942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49675" calcext:value-type="float">
            <text:p>1,4967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49922" calcext:value-type="float">
            <text:p>1,4992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0169" calcext:value-type="float">
            <text:p>1,5016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0416" calcext:value-type="float">
            <text:p>1,5041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50663" calcext:value-type="float">
            <text:p>1,5066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091" calcext:value-type="float">
            <text:p>1,509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1157" calcext:value-type="float">
            <text:p>1,51157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51404" calcext:value-type="float">
            <text:p>1,5140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1651" calcext:value-type="float">
            <text:p>1,5165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1898" calcext:value-type="float">
            <text:p>1,51898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52145" calcext:value-type="float">
            <text:p>1,5214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52392" calcext:value-type="float">
            <text:p>1,5239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2639" calcext:value-type="float">
            <text:p>1,5263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52886" calcext:value-type="float">
            <text:p>1,5288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3133" calcext:value-type="float">
            <text:p>1,531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338" calcext:value-type="float">
            <text:p>1,533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3627" calcext:value-type="float">
            <text:p>1,5362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3874" calcext:value-type="float">
            <text:p>1,5387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54121" calcext:value-type="float">
            <text:p>1,5412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54368" calcext:value-type="float">
            <text:p>1,54368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1.54615" calcext:value-type="float">
            <text:p>1,54615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4862" calcext:value-type="float">
            <text:p>1,5486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55109" calcext:value-type="float">
            <text:p>1,5510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55356" calcext:value-type="float">
            <text:p>1,5535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5603" calcext:value-type="float">
            <text:p>1,5560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585" calcext:value-type="float">
            <text:p>1,558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6097" calcext:value-type="float">
            <text:p>1,5609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56344" calcext:value-type="float">
            <text:p>1,56344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56591" calcext:value-type="float">
            <text:p>1,5659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6838" calcext:value-type="float">
            <text:p>1,56838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57085" calcext:value-type="float">
            <text:p>1,5708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7332" calcext:value-type="float">
            <text:p>1,5733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57579" calcext:value-type="float">
            <text:p>1,5757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57826" calcext:value-type="float">
            <text:p>1,5782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58073" calcext:value-type="float">
            <text:p>1,5807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5832" calcext:value-type="float">
            <text:p>1,583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58567" calcext:value-type="float">
            <text:p>1,5856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58814" calcext:value-type="float">
            <text:p>1,5881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59061" calcext:value-type="float">
            <text:p>1,5906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59308" calcext:value-type="float">
            <text:p>1,5930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59555" calcext:value-type="float">
            <text:p>1,5955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59802" calcext:value-type="float">
            <text:p>1,5980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0049" calcext:value-type="float">
            <text:p>1,6004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0296" calcext:value-type="float">
            <text:p>1,6029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60543" calcext:value-type="float">
            <text:p>1,6054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6079" calcext:value-type="float">
            <text:p>1,6079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1037" calcext:value-type="float">
            <text:p>1,61037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1284" calcext:value-type="float">
            <text:p>1,6128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1531" calcext:value-type="float">
            <text:p>1,6153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1778" calcext:value-type="float">
            <text:p>1,6177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2025" calcext:value-type="float">
            <text:p>1,6202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62272" calcext:value-type="float">
            <text:p>1,6227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2519" calcext:value-type="float">
            <text:p>1,6251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2766" calcext:value-type="float">
            <text:p>1,6276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3013" calcext:value-type="float">
            <text:p>1,630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326" calcext:value-type="float">
            <text:p>1,6326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63507" calcext:value-type="float">
            <text:p>1,6350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3754" calcext:value-type="float">
            <text:p>1,63754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64001" calcext:value-type="float">
            <text:p>1,6400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64248" calcext:value-type="float">
            <text:p>1,6424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4495" calcext:value-type="float">
            <text:p>1,644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4742" calcext:value-type="float">
            <text:p>1,6474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4989" calcext:value-type="float">
            <text:p>1,6498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5236" calcext:value-type="float">
            <text:p>1,65236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5483" calcext:value-type="float">
            <text:p>1,6548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573" calcext:value-type="float">
            <text:p>1,657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5977" calcext:value-type="float">
            <text:p>1,6597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66224" calcext:value-type="float">
            <text:p>1,6622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6471" calcext:value-type="float">
            <text:p>1,6647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66718" calcext:value-type="float">
            <text:p>1,667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66965" calcext:value-type="float">
            <text:p>1,6696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7212" calcext:value-type="float">
            <text:p>1,672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7459" calcext:value-type="float">
            <text:p>1,6745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67706" calcext:value-type="float">
            <text:p>1,6770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67953" calcext:value-type="float">
            <text:p>1,679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682" calcext:value-type="float">
            <text:p>1,68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68447" calcext:value-type="float">
            <text:p>1,68447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68694" calcext:value-type="float">
            <text:p>1,68694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68941" calcext:value-type="float">
            <text:p>1,6894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69188" calcext:value-type="float">
            <text:p>1,6918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69435" calcext:value-type="float">
            <text:p>1,6943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9682" calcext:value-type="float">
            <text:p>1,6968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69929" calcext:value-type="float">
            <text:p>1,6992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70176" calcext:value-type="float">
            <text:p>1,7017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0423" calcext:value-type="float">
            <text:p>1,7042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067" calcext:value-type="float">
            <text:p>1,706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0917" calcext:value-type="float">
            <text:p>1,7091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71164" calcext:value-type="float">
            <text:p>1,7116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1411" calcext:value-type="float">
            <text:p>1,71411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71658" calcext:value-type="float">
            <text:p>1,7165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71905" calcext:value-type="float">
            <text:p>1,7190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152" calcext:value-type="float">
            <text:p>1,7215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399" calcext:value-type="float">
            <text:p>1,7239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2646" calcext:value-type="float">
            <text:p>1,7264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72893" calcext:value-type="float">
            <text:p>1,7289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7314" calcext:value-type="float">
            <text:p>1,7314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73387" calcext:value-type="float">
            <text:p>1,73387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1.73634" calcext:value-type="float">
            <text:p>1,73634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3881" calcext:value-type="float">
            <text:p>1,7388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4128" calcext:value-type="float">
            <text:p>1,7412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4375" calcext:value-type="float">
            <text:p>1,7437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4622" calcext:value-type="float">
            <text:p>1,74622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74869" calcext:value-type="float">
            <text:p>1,74869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1.75116" calcext:value-type="float">
            <text:p>1,7511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5363" calcext:value-type="float">
            <text:p>1,7536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561" calcext:value-type="float">
            <text:p>1,756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5857" calcext:value-type="float">
            <text:p>1,7585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6104" calcext:value-type="float">
            <text:p>1,761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76351" calcext:value-type="float">
            <text:p>1,76351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76598" calcext:value-type="float">
            <text:p>1,7659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6845" calcext:value-type="float">
            <text:p>1,768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7092" calcext:value-type="float">
            <text:p>1,770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7339" calcext:value-type="float">
            <text:p>1,7733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77586" calcext:value-type="float">
            <text:p>1,7758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77833" calcext:value-type="float">
            <text:p>1,7783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7808" calcext:value-type="float">
            <text:p>1,780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78327" calcext:value-type="float">
            <text:p>1,783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8574" calcext:value-type="float">
            <text:p>1,78574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1.78821" calcext:value-type="float">
            <text:p>1,7882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9068" calcext:value-type="float">
            <text:p>1,7906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9315" calcext:value-type="float">
            <text:p>1,7931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79562" calcext:value-type="float">
            <text:p>1,7956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79809" calcext:value-type="float">
            <text:p>1,7980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0056" calcext:value-type="float">
            <text:p>1,8005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0303" calcext:value-type="float">
            <text:p>1,8030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055" calcext:value-type="float">
            <text:p>1,8055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80797" calcext:value-type="float">
            <text:p>1,8079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1044" calcext:value-type="float">
            <text:p>1,810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1291" calcext:value-type="float">
            <text:p>1,8129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81538" calcext:value-type="float">
            <text:p>1,8153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1785" calcext:value-type="float">
            <text:p>1,8178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2032" calcext:value-type="float">
            <text:p>1,8203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2279" calcext:value-type="float">
            <text:p>1,8227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2526" calcext:value-type="float">
            <text:p>1,8252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2773" calcext:value-type="float">
            <text:p>1,82773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1.8302" calcext:value-type="float">
            <text:p>1,830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3267" calcext:value-type="float">
            <text:p>1,8326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3514" calcext:value-type="float">
            <text:p>1,8351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3761" calcext:value-type="float">
            <text:p>1,8376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4008" calcext:value-type="float">
            <text:p>1,8400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84255" calcext:value-type="float">
            <text:p>1,8425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4502" calcext:value-type="float">
            <text:p>1,84502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4749" calcext:value-type="float">
            <text:p>1,8474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4996" calcext:value-type="float">
            <text:p>1,8499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5243" calcext:value-type="float">
            <text:p>1,8524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8549" calcext:value-type="float">
            <text:p>1,8549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5737" calcext:value-type="float">
            <text:p>1,85737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1.85984" calcext:value-type="float">
            <text:p>1,85984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6231" calcext:value-type="float">
            <text:p>1,8623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6478" calcext:value-type="float">
            <text:p>1,86478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86725" calcext:value-type="float">
            <text:p>1,86725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1.86972" calcext:value-type="float">
            <text:p>1,8697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87219" calcext:value-type="float">
            <text:p>1,8721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87466" calcext:value-type="float">
            <text:p>1,8746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7713" calcext:value-type="float">
            <text:p>1,8771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796" calcext:value-type="float">
            <text:p>1,879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8207" calcext:value-type="float">
            <text:p>1,8820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8454" calcext:value-type="float">
            <text:p>1,8845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88701" calcext:value-type="float">
            <text:p>1,8870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88948" calcext:value-type="float">
            <text:p>1,8894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89195" calcext:value-type="float">
            <text:p>1,89195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89442" calcext:value-type="float">
            <text:p>1,8944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89689" calcext:value-type="float">
            <text:p>1,8968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89936" calcext:value-type="float">
            <text:p>1,8993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0183" calcext:value-type="float">
            <text:p>1,9018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043" calcext:value-type="float">
            <text:p>1,904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0677" calcext:value-type="float">
            <text:p>1,9067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0924" calcext:value-type="float">
            <text:p>1,9092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1171" calcext:value-type="float">
            <text:p>1,9117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1418" calcext:value-type="float">
            <text:p>1,91418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91665" calcext:value-type="float">
            <text:p>1,91665</text:p>
          </table:table-cell>
          <table:table-cell office:value-type="float" office:value="-82.9691" calcext:value-type="float">
            <text:p>-82,9691</text:p>
          </table:table-cell>
        </table:table-row>
        <table:table-row table:style-name="ro1">
          <table:table-cell table:number-columns-repeated="3"/>
          <table:table-cell office:value-type="float" office:value="1.91912" calcext:value-type="float">
            <text:p>1,91912</text:p>
          </table:table-cell>
          <table:table-cell office:value-type="float" office:value="-85.3691" calcext:value-type="float">
            <text:p>-85,3691</text:p>
          </table:table-cell>
        </table:table-row>
        <table:table-row table:style-name="ro1">
          <table:table-cell table:number-columns-repeated="3"/>
          <table:table-cell office:value-type="float" office:value="1.92159" calcext:value-type="float">
            <text:p>1,92159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2406" calcext:value-type="float">
            <text:p>1,9240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2653" calcext:value-type="float">
            <text:p>1,9265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29" calcext:value-type="float">
            <text:p>1,92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3147" calcext:value-type="float">
            <text:p>1,93147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3394" calcext:value-type="float">
            <text:p>1,9339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1.93641" calcext:value-type="float">
            <text:p>1,9364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3888" calcext:value-type="float">
            <text:p>1,9388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4135" calcext:value-type="float">
            <text:p>1,9413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1.94382" calcext:value-type="float">
            <text:p>1,94382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1.94629" calcext:value-type="float">
            <text:p>1,9462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1.94876" calcext:value-type="float">
            <text:p>1,9487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5123" calcext:value-type="float">
            <text:p>1,9512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537" calcext:value-type="float">
            <text:p>1,953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1.95617" calcext:value-type="float">
            <text:p>1,9561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5864" calcext:value-type="float">
            <text:p>1,95864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6111" calcext:value-type="float">
            <text:p>1,9611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1.96358" calcext:value-type="float">
            <text:p>1,96358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1.96605" calcext:value-type="float">
            <text:p>1,9660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1.96852" calcext:value-type="float">
            <text:p>1,9685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1.97099" calcext:value-type="float">
            <text:p>1,9709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1.97346" calcext:value-type="float">
            <text:p>1,9734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1.97593" calcext:value-type="float">
            <text:p>1,97593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1.9784" calcext:value-type="float">
            <text:p>1,978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8087" calcext:value-type="float">
            <text:p>1,98087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1.98334" calcext:value-type="float">
            <text:p>1,9833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1.98581" calcext:value-type="float">
            <text:p>1,98581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1.98828" calcext:value-type="float">
            <text:p>1,98828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9075" calcext:value-type="float">
            <text:p>1,9907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1.99322" calcext:value-type="float">
            <text:p>1,9932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1.99569" calcext:value-type="float">
            <text:p>1,99569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1.99816" calcext:value-type="float">
            <text:p>1,99816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0063" calcext:value-type="float">
            <text:p>2,0006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0031" calcext:value-type="float">
            <text:p>2,003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0557" calcext:value-type="float">
            <text:p>2,0055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0804" calcext:value-type="float">
            <text:p>2,008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1051" calcext:value-type="float">
            <text:p>2,0105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1298" calcext:value-type="float">
            <text:p>2,0129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1545" calcext:value-type="float">
            <text:p>2,0154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1792" calcext:value-type="float">
            <text:p>2,0179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2039" calcext:value-type="float">
            <text:p>2,020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2286" calcext:value-type="float">
            <text:p>2,0228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2533" calcext:value-type="float">
            <text:p>2,0253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278" calcext:value-type="float">
            <text:p>2,027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3027" calcext:value-type="float">
            <text:p>2,0302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3274" calcext:value-type="float">
            <text:p>2,0327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03521" calcext:value-type="float">
            <text:p>2,0352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03768" calcext:value-type="float">
            <text:p>2,0376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4015" calcext:value-type="float">
            <text:p>2,0401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04262" calcext:value-type="float">
            <text:p>2,0426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4509" calcext:value-type="float">
            <text:p>2,04509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04756" calcext:value-type="float">
            <text:p>2,04756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05003" calcext:value-type="float">
            <text:p>2,050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525" calcext:value-type="float">
            <text:p>2,0525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05497" calcext:value-type="float">
            <text:p>2,05497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05744" calcext:value-type="float">
            <text:p>2,0574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5991" calcext:value-type="float">
            <text:p>2,0599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6238" calcext:value-type="float">
            <text:p>2,06238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06485" calcext:value-type="float">
            <text:p>2,0648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6732" calcext:value-type="float">
            <text:p>2,06732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06979" calcext:value-type="float">
            <text:p>2,0697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07226" calcext:value-type="float">
            <text:p>2,0722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7473" calcext:value-type="float">
            <text:p>2,0747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0772" calcext:value-type="float">
            <text:p>2,0772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7967" calcext:value-type="float">
            <text:p>2,0796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08214" calcext:value-type="float">
            <text:p>2,08214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08461" calcext:value-type="float">
            <text:p>2,08461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8708" calcext:value-type="float">
            <text:p>2,0870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8955" calcext:value-type="float">
            <text:p>2,0895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09202" calcext:value-type="float">
            <text:p>2,09202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09449" calcext:value-type="float">
            <text:p>2,09449</text:p>
          </table:table-cell>
          <table:table-cell office:value-type="float" office:value="-86.1691" calcext:value-type="float">
            <text:p>-86,1691</text:p>
          </table:table-cell>
        </table:table-row>
        <table:table-row table:style-name="ro1">
          <table:table-cell table:number-columns-repeated="3"/>
          <table:table-cell office:value-type="float" office:value="2.09696" calcext:value-type="float">
            <text:p>2,0969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09943" calcext:value-type="float">
            <text:p>2,0994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019" calcext:value-type="float">
            <text:p>2,1019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0437" calcext:value-type="float">
            <text:p>2,1043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0684" calcext:value-type="float">
            <text:p>2,1068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0931" calcext:value-type="float">
            <text:p>2,1093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1178" calcext:value-type="float">
            <text:p>2,1117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1425" calcext:value-type="float">
            <text:p>2,11425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1672" calcext:value-type="float">
            <text:p>2,11672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1919" calcext:value-type="float">
            <text:p>2,11919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12166" calcext:value-type="float">
            <text:p>2,12166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2413" calcext:value-type="float">
            <text:p>2,1241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1266" calcext:value-type="float">
            <text:p>2,1266</text:p>
          </table:table-cell>
          <table:table-cell office:value-type="float" office:value="-87.3691" calcext:value-type="float">
            <text:p>-87,3691</text:p>
          </table:table-cell>
        </table:table-row>
        <table:table-row table:style-name="ro1">
          <table:table-cell table:number-columns-repeated="3"/>
          <table:table-cell office:value-type="float" office:value="2.12907" calcext:value-type="float">
            <text:p>2,12907</text:p>
          </table:table-cell>
          <table:table-cell office:value-type="float" office:value="-86.5691" calcext:value-type="float">
            <text:p>-86,5691</text:p>
          </table:table-cell>
        </table:table-row>
        <table:table-row table:style-name="ro1">
          <table:table-cell table:number-columns-repeated="3"/>
          <table:table-cell office:value-type="float" office:value="2.13154" calcext:value-type="float">
            <text:p>2,1315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3401" calcext:value-type="float">
            <text:p>2,13401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3648" calcext:value-type="float">
            <text:p>2,1364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3895" calcext:value-type="float">
            <text:p>2,138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4142" calcext:value-type="float">
            <text:p>2,14142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14389" calcext:value-type="float">
            <text:p>2,1438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4636" calcext:value-type="float">
            <text:p>2,1463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14883" calcext:value-type="float">
            <text:p>2,14883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1513" calcext:value-type="float">
            <text:p>2,151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5377" calcext:value-type="float">
            <text:p>2,1537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5624" calcext:value-type="float">
            <text:p>2,1562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5871" calcext:value-type="float">
            <text:p>2,15871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16118" calcext:value-type="float">
            <text:p>2,16118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16365" calcext:value-type="float">
            <text:p>2,1636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6612" calcext:value-type="float">
            <text:p>2,1661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6859" calcext:value-type="float">
            <text:p>2,1685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17106" calcext:value-type="float">
            <text:p>2,1710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7353" calcext:value-type="float">
            <text:p>2,17353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176" calcext:value-type="float">
            <text:p>2,17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7847" calcext:value-type="float">
            <text:p>2,178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18094" calcext:value-type="float">
            <text:p>2,1809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18341" calcext:value-type="float">
            <text:p>2,1834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18588" calcext:value-type="float">
            <text:p>2,18588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18835" calcext:value-type="float">
            <text:p>2,1883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19082" calcext:value-type="float">
            <text:p>2,1908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19329" calcext:value-type="float">
            <text:p>2,1932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19576" calcext:value-type="float">
            <text:p>2,19576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19823" calcext:value-type="float">
            <text:p>2,19823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007" calcext:value-type="float">
            <text:p>2,200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0317" calcext:value-type="float">
            <text:p>2,2031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0564" calcext:value-type="float">
            <text:p>2,2056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0811" calcext:value-type="float">
            <text:p>2,20811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1058" calcext:value-type="float">
            <text:p>2,21058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21305" calcext:value-type="float">
            <text:p>2,21305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1552" calcext:value-type="float">
            <text:p>2,21552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1799" calcext:value-type="float">
            <text:p>2,2179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2046" calcext:value-type="float">
            <text:p>2,22046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22293" calcext:value-type="float">
            <text:p>2,2229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254" calcext:value-type="float">
            <text:p>2,2254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2787" calcext:value-type="float">
            <text:p>2,22787</text:p>
          </table:table-cell>
          <table:table-cell office:value-type="float" office:value="-88.1691" calcext:value-type="float">
            <text:p>-88,1691</text:p>
          </table:table-cell>
        </table:table-row>
        <table:table-row table:style-name="ro1">
          <table:table-cell table:number-columns-repeated="3"/>
          <table:table-cell office:value-type="float" office:value="2.23034" calcext:value-type="float">
            <text:p>2,23034</text:p>
          </table:table-cell>
          <table:table-cell office:value-type="float" office:value="-85.7691" calcext:value-type="float">
            <text:p>-85,7691</text:p>
          </table:table-cell>
        </table:table-row>
        <table:table-row table:style-name="ro1">
          <table:table-cell table:number-columns-repeated="3"/>
          <table:table-cell office:value-type="float" office:value="2.23281" calcext:value-type="float">
            <text:p>2,23281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3528" calcext:value-type="float">
            <text:p>2,2352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3775" calcext:value-type="float">
            <text:p>2,2377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4022" calcext:value-type="float">
            <text:p>2,24022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4269" calcext:value-type="float">
            <text:p>2,24269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4516" calcext:value-type="float">
            <text:p>2,2451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4763" calcext:value-type="float">
            <text:p>2,24763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2501" calcext:value-type="float">
            <text:p>2,250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25257" calcext:value-type="float">
            <text:p>2,25257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25504" calcext:value-type="float">
            <text:p>2,255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5751" calcext:value-type="float">
            <text:p>2,25751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25998" calcext:value-type="float">
            <text:p>2,25998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6245" calcext:value-type="float">
            <text:p>2,26245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26492" calcext:value-type="float">
            <text:p>2,2649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6739" calcext:value-type="float">
            <text:p>2,2673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6986" calcext:value-type="float">
            <text:p>2,2698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7233" calcext:value-type="float">
            <text:p>2,2723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2748" calcext:value-type="float">
            <text:p>2,2748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27727" calcext:value-type="float">
            <text:p>2,2772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7974" calcext:value-type="float">
            <text:p>2,27974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28221" calcext:value-type="float">
            <text:p>2,28221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28468" calcext:value-type="float">
            <text:p>2,2846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28715" calcext:value-type="float">
            <text:p>2,2871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28962" calcext:value-type="float">
            <text:p>2,28962</text:p>
          </table:table-cell>
          <table:table-cell office:value-type="float" office:value="-90.5691" calcext:value-type="float">
            <text:p>-90,5691</text:p>
          </table:table-cell>
        </table:table-row>
        <table:table-row table:style-name="ro1">
          <table:table-cell table:number-columns-repeated="3"/>
          <table:table-cell office:value-type="float" office:value="2.29209" calcext:value-type="float">
            <text:p>2,29209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29456" calcext:value-type="float">
            <text:p>2,2945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29703" calcext:value-type="float">
            <text:p>2,29703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2995" calcext:value-type="float">
            <text:p>2,2995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0197" calcext:value-type="float">
            <text:p>2,30197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0444" calcext:value-type="float">
            <text:p>2,30444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0691" calcext:value-type="float">
            <text:p>2,30691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30938" calcext:value-type="float">
            <text:p>2,3093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1185" calcext:value-type="float">
            <text:p>2,3118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1432" calcext:value-type="float">
            <text:p>2,31432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1679" calcext:value-type="float">
            <text:p>2,31679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1926" calcext:value-type="float">
            <text:p>2,31926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2173" calcext:value-type="float">
            <text:p>2,32173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242" calcext:value-type="float">
            <text:p>2,324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2667" calcext:value-type="float">
            <text:p>2,32667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32914" calcext:value-type="float">
            <text:p>2,3291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3161" calcext:value-type="float">
            <text:p>2,33161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33408" calcext:value-type="float">
            <text:p>2,33408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33655" calcext:value-type="float">
            <text:p>2,33655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33902" calcext:value-type="float">
            <text:p>2,33902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4149" calcext:value-type="float">
            <text:p>2,34149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34396" calcext:value-type="float">
            <text:p>2,34396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4643" calcext:value-type="float">
            <text:p>2,34643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489" calcext:value-type="float">
            <text:p>2,3489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5137" calcext:value-type="float">
            <text:p>2,3513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5384" calcext:value-type="float">
            <text:p>2,35384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35631" calcext:value-type="float">
            <text:p>2,35631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35878" calcext:value-type="float">
            <text:p>2,35878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6125" calcext:value-type="float">
            <text:p>2,36125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6372" calcext:value-type="float">
            <text:p>2,36372</text:p>
          </table:table-cell>
          <table:table-cell office:value-type="float" office:value="-87.7691" calcext:value-type="float">
            <text:p>-87,7691</text:p>
          </table:table-cell>
        </table:table-row>
        <table:table-row table:style-name="ro1">
          <table:table-cell table:number-columns-repeated="3"/>
          <table:table-cell office:value-type="float" office:value="2.36619" calcext:value-type="float">
            <text:p>2,36619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36866" calcext:value-type="float">
            <text:p>2,36866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7113" calcext:value-type="float">
            <text:p>2,37113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3736" calcext:value-type="float">
            <text:p>2,3736</text:p>
          </table:table-cell>
          <table:table-cell office:value-type="float" office:value="-88.5691" calcext:value-type="float">
            <text:p>-88,5691</text:p>
          </table:table-cell>
        </table:table-row>
        <table:table-row table:style-name="ro1">
          <table:table-cell table:number-columns-repeated="3"/>
          <table:table-cell office:value-type="float" office:value="2.37607" calcext:value-type="float">
            <text:p>2,37607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7854" calcext:value-type="float">
            <text:p>2,37854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38101" calcext:value-type="float">
            <text:p>2,3810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38348" calcext:value-type="float">
            <text:p>2,3834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38595" calcext:value-type="float">
            <text:p>2,3859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38842" calcext:value-type="float">
            <text:p>2,3884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39089" calcext:value-type="float">
            <text:p>2,39089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39336" calcext:value-type="float">
            <text:p>2,3933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39583" calcext:value-type="float">
            <text:p>2,39583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3983" calcext:value-type="float">
            <text:p>2,3983</text:p>
          </table:table-cell>
          <table:table-cell office:value-type="float" office:value="-89.3691" calcext:value-type="float">
            <text:p>-89,3691</text:p>
          </table:table-cell>
        </table:table-row>
        <table:table-row table:style-name="ro1">
          <table:table-cell table:number-columns-repeated="3"/>
          <table:table-cell office:value-type="float" office:value="2.40077" calcext:value-type="float">
            <text:p>2,4007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0324" calcext:value-type="float">
            <text:p>2,4032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0571" calcext:value-type="float">
            <text:p>2,40571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40818" calcext:value-type="float">
            <text:p>2,4081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1065" calcext:value-type="float">
            <text:p>2,41065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1312" calcext:value-type="float">
            <text:p>2,4131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1559" calcext:value-type="float">
            <text:p>2,4155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1806" calcext:value-type="float">
            <text:p>2,41806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2053" calcext:value-type="float">
            <text:p>2,42053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423" calcext:value-type="float">
            <text:p>2,423</text:p>
          </table:table-cell>
          <table:table-cell office:value-type="float" office:value="-91.3691" calcext:value-type="float">
            <text:p>-91,3691</text:p>
          </table:table-cell>
        </table:table-row>
        <table:table-row table:style-name="ro1">
          <table:table-cell table:number-columns-repeated="3"/>
          <table:table-cell office:value-type="float" office:value="2.42547" calcext:value-type="float">
            <text:p>2,4254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2794" calcext:value-type="float">
            <text:p>2,4279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3041" calcext:value-type="float">
            <text:p>2,4304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3288" calcext:value-type="float">
            <text:p>2,4328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3535" calcext:value-type="float">
            <text:p>2,43535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3782" calcext:value-type="float">
            <text:p>2,4378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4029" calcext:value-type="float">
            <text:p>2,44029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4276" calcext:value-type="float">
            <text:p>2,44276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44523" calcext:value-type="float">
            <text:p>2,44523</text:p>
          </table:table-cell>
          <table:table-cell office:value-type="float" office:value="-94.9691" calcext:value-type="float">
            <text:p>-94,9691</text:p>
          </table:table-cell>
        </table:table-row>
        <table:table-row table:style-name="ro1">
          <table:table-cell table:number-columns-repeated="3"/>
          <table:table-cell office:value-type="float" office:value="2.4477" calcext:value-type="float">
            <text:p>2,4477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5017" calcext:value-type="float">
            <text:p>2,45017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5264" calcext:value-type="float">
            <text:p>2,45264</text:p>
          </table:table-cell>
          <table:table-cell office:value-type="float" office:value="-97.7691" calcext:value-type="float">
            <text:p>-97,7691</text:p>
          </table:table-cell>
        </table:table-row>
        <table:table-row table:style-name="ro1">
          <table:table-cell table:number-columns-repeated="3"/>
          <table:table-cell office:value-type="float" office:value="2.45511" calcext:value-type="float">
            <text:p>2,45511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5758" calcext:value-type="float">
            <text:p>2,45758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46005" calcext:value-type="float">
            <text:p>2,46005</text:p>
          </table:table-cell>
          <table:table-cell office:value-type="float" office:value="-90.1691" calcext:value-type="float">
            <text:p>-90,1691</text:p>
          </table:table-cell>
        </table:table-row>
        <table:table-row table:style-name="ro1">
          <table:table-cell table:number-columns-repeated="3"/>
          <table:table-cell office:value-type="float" office:value="2.46252" calcext:value-type="float">
            <text:p>2,46252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6499" calcext:value-type="float">
            <text:p>2,46499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46746" calcext:value-type="float">
            <text:p>2,46746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46993" calcext:value-type="float">
            <text:p>2,46993</text:p>
          </table:table-cell>
          <table:table-cell office:value-type="float" office:value="-88.9691" calcext:value-type="float">
            <text:p>-88,9691</text:p>
          </table:table-cell>
        </table:table-row>
        <table:table-row table:style-name="ro1">
          <table:table-cell table:number-columns-repeated="3"/>
          <table:table-cell office:value-type="float" office:value="2.4724" calcext:value-type="float">
            <text:p>2,4724</text:p>
          </table:table-cell>
          <table:table-cell office:value-type="float" office:value="-86.9691" calcext:value-type="float">
            <text:p>-86,9691</text:p>
          </table:table-cell>
        </table:table-row>
        <table:table-row table:style-name="ro1">
          <table:table-cell table:number-columns-repeated="3"/>
          <table:table-cell office:value-type="float" office:value="2.47487" calcext:value-type="float">
            <text:p>2,47487</text:p>
          </table:table-cell>
          <table:table-cell office:value-type="float" office:value="-96.9691" calcext:value-type="float">
            <text:p>-96,9691</text:p>
          </table:table-cell>
        </table:table-row>
        <table:table-row table:style-name="ro1">
          <table:table-cell table:number-columns-repeated="3"/>
          <table:table-cell office:value-type="float" office:value="2.47734" calcext:value-type="float">
            <text:p>2,47734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47981" calcext:value-type="float">
            <text:p>2,47981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48228" calcext:value-type="float">
            <text:p>2,48228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8475" calcext:value-type="float">
            <text:p>2,48475</text:p>
          </table:table-cell>
          <table:table-cell office:value-type="float" office:value="-97.3691" calcext:value-type="float">
            <text:p>-97,3691</text:p>
          </table:table-cell>
        </table:table-row>
        <table:table-row table:style-name="ro1">
          <table:table-cell table:number-columns-repeated="3"/>
          <table:table-cell office:value-type="float" office:value="2.48722" calcext:value-type="float">
            <text:p>2,48722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8969" calcext:value-type="float">
            <text:p>2,48969</text:p>
          </table:table-cell>
          <table:table-cell office:value-type="float" office:value="-92.1691" calcext:value-type="float">
            <text:p>-92,1691</text:p>
          </table:table-cell>
        </table:table-row>
        <table:table-row table:style-name="ro1">
          <table:table-cell table:number-columns-repeated="3"/>
          <table:table-cell office:value-type="float" office:value="2.49216" calcext:value-type="float">
            <text:p>2,49216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49463" calcext:value-type="float">
            <text:p>2,49463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4971" calcext:value-type="float">
            <text:p>2,4971</text:p>
          </table:table-cell>
          <table:table-cell office:value-type="float" office:value="-100.9691" calcext:value-type="float">
            <text:p>-100,9691</text:p>
          </table:table-cell>
        </table:table-row>
        <table:table-row table:style-name="ro1">
          <table:table-cell table:number-columns-repeated="3"/>
          <table:table-cell office:value-type="float" office:value="2.49957" calcext:value-type="float">
            <text:p>2,49957</text:p>
          </table:table-cell>
          <table:table-cell office:value-type="float" office:value="-95.7691" calcext:value-type="float">
            <text:p>-95,7691</text:p>
          </table:table-cell>
        </table:table-row>
        <table:table-row table:style-name="ro1">
          <table:table-cell table:number-columns-repeated="3"/>
          <table:table-cell office:value-type="float" office:value="2.50204" calcext:value-type="float">
            <text:p>2,50204</text:p>
          </table:table-cell>
          <table:table-cell office:value-type="float" office:value="-92.9691" calcext:value-type="float">
            <text:p>-92,9691</text:p>
          </table:table-cell>
        </table:table-row>
        <table:table-row table:style-name="ro1">
          <table:table-cell table:number-columns-repeated="3"/>
          <table:table-cell office:value-type="float" office:value="2.50451" calcext:value-type="float">
            <text:p>2,50451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50698" calcext:value-type="float">
            <text:p>2,50698</text:p>
          </table:table-cell>
          <table:table-cell office:value-type="float" office:value="-94.5691" calcext:value-type="float">
            <text:p>-94,5691</text:p>
          </table:table-cell>
        </table:table-row>
        <table:table-row table:style-name="ro1">
          <table:table-cell table:number-columns-repeated="3"/>
          <table:table-cell office:value-type="float" office:value="2.50945" calcext:value-type="float">
            <text:p>2,50945</text:p>
          </table:table-cell>
          <table:table-cell office:value-type="float" office:value="-99.7691" calcext:value-type="float">
            <text:p>-99,7691</text:p>
          </table:table-cell>
        </table:table-row>
        <table:table-row table:style-name="ro1">
          <table:table-cell table:number-columns-repeated="3"/>
          <table:table-cell office:value-type="float" office:value="2.51192" calcext:value-type="float">
            <text:p>2,51192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51439" calcext:value-type="float">
            <text:p>2,51439</text:p>
          </table:table-cell>
          <table:table-cell office:value-type="float" office:value="-90.9691" calcext:value-type="float">
            <text:p>-90,9691</text:p>
          </table:table-cell>
        </table:table-row>
        <table:table-row table:style-name="ro1">
          <table:table-cell table:number-columns-repeated="3"/>
          <table:table-cell office:value-type="float" office:value="2.51686" calcext:value-type="float">
            <text:p>2,51686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51933" calcext:value-type="float">
            <text:p>2,51933</text:p>
          </table:table-cell>
          <table:table-cell office:value-type="float" office:value="-93.7691" calcext:value-type="float">
            <text:p>-93,7691</text:p>
          </table:table-cell>
        </table:table-row>
        <table:table-row table:style-name="ro1">
          <table:table-cell table:number-columns-repeated="3"/>
          <table:table-cell office:value-type="float" office:value="2.5218" calcext:value-type="float">
            <text:p>2,5218</text:p>
          </table:table-cell>
          <table:table-cell office:value-type="float" office:value="-89.7691" calcext:value-type="float">
            <text:p>-89,7691</text:p>
          </table:table-cell>
        </table:table-row>
        <table:table-row table:style-name="ro1">
          <table:table-cell table:number-columns-repeated="3"/>
          <table:table-cell office:value-type="float" office:value="2.52427" calcext:value-type="float">
            <text:p>2,52427</text:p>
          </table:table-cell>
          <table:table-cell office:value-type="float" office:value="-91.7691" calcext:value-type="float">
            <text:p>-91,7691</text:p>
          </table:table-cell>
        </table:table-row>
        <table:table-row table:style-name="ro1">
          <table:table-cell table:number-columns-repeated="3"/>
          <table:table-cell office:value-type="float" office:value="2.52674" calcext:value-type="float">
            <text:p>2,52674</text:p>
          </table:table-cell>
          <table:table-cell office:value-type="float" office:value="-100.9691" calcext:value-type="float">
            <text:p>-100,9691</text:p>
          </table:table-cell>
        </table:table-row>
      </table:table>
      <table:table table:name="OrangeALL" table:style-name="ta1">
        <table:shapes>
          <draw:frame draw:z-index="0" draw:style-name="gr1" draw:text-style-name="P1" svg:width="159.97mm" svg:height="90.05mm" svg:x="68.28mm" svg:y="5.31mm">
            <loext:p draw:notify-on-update-of-ranges="OrangeALL.A398:OrangeALL.A409 OrangeALL.B398:OrangeALL.B4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ce2"/>
        <table:table-row table:style-name="ro1">
          <table:table-cell table:formula="of:=([Orange.D1]+[Orange1.D1]+[Orange2.D1]+[Orange3.D1]+[Orange4.D1])/5" office:value-type="float" office:value="0" calcext:value-type="float">
            <text:p>0</text:p>
          </table:table-cell>
          <table:table-cell table:formula="of:=([Orange.E1]+[Orange1.E1]+[Orange2.E1]+[Orange3.E1]+[Orange4.E1])/5" office:value-type="float" office:value="-26.9691" calcext:value-type="float">
            <text:p>-26,9691</text:p>
          </table:table-cell>
        </table:table-row>
        <table:table-row table:style-name="ro1">
          <table:table-cell table:formula="of:=([Orange.D2]+[Orange1.D2]+[Orange2.D2]+[Orange3.D2]+[Orange4.D2])/5" office:value-type="float" office:value="0.00247" calcext:value-type="float">
            <text:p>0,00247</text:p>
          </table:table-cell>
          <table:table-cell table:formula="of:=([Orange.E2]+[Orange1.E2]+[Orange2.E2]+[Orange3.E2]+[Orange4.E2])/5" office:value-type="float" office:value="-29.8491" calcext:value-type="float">
            <text:p>-29,8491</text:p>
          </table:table-cell>
        </table:table-row>
        <table:table-row table:style-name="ro1">
          <table:table-cell table:formula="of:=([Orange.D3]+[Orange1.D3]+[Orange2.D3]+[Orange3.D3]+[Orange4.D3])/5" office:value-type="float" office:value="0.00493" calcext:value-type="float">
            <text:p>0,00493</text:p>
          </table:table-cell>
          <table:table-cell table:formula="of:=([Orange.E3]+[Orange1.E3]+[Orange2.E3]+[Orange3.E3]+[Orange4.E3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4]+[Orange1.D4]+[Orange2.D4]+[Orange3.D4]+[Orange4.D4])/5" office:value-type="float" office:value="0.0074" calcext:value-type="float">
            <text:p>0,0074</text:p>
          </table:table-cell>
          <table:table-cell table:formula="of:=([Orange.E4]+[Orange1.E4]+[Orange2.E4]+[Orange3.E4]+[Orange4.E4])/5" office:value-type="float" office:value="-74.8091" calcext:value-type="float">
            <text:p>-74,8091</text:p>
          </table:table-cell>
        </table:table-row>
        <table:table-row table:style-name="ro1">
          <table:table-cell table:formula="of:=([Orange.D5]+[Orange1.D5]+[Orange2.D5]+[Orange3.D5]+[Orange4.D5])/5" office:value-type="float" office:value="0.00986" calcext:value-type="float">
            <text:p>0,00986</text:p>
          </table:table-cell>
          <table:table-cell table:formula="of:=([Orange.E5]+[Orange1.E5]+[Orange2.E5]+[Orange3.E5]+[Orange4.E5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6]+[Orange1.D6]+[Orange2.D6]+[Orange3.D6]+[Orange4.D6])/5" office:value-type="float" office:value="0.01233" calcext:value-type="float">
            <text:p>0,01233</text:p>
          </table:table-cell>
          <table:table-cell table:formula="of:=([Orange.E6]+[Orange1.E6]+[Orange2.E6]+[Orange3.E6]+[Orange4.E6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]+[Orange1.D7]+[Orange2.D7]+[Orange3.D7]+[Orange4.D7])/5" office:value-type="float" office:value="0.0148" calcext:value-type="float">
            <text:p>0,0148</text:p>
          </table:table-cell>
          <table:table-cell table:formula="of:=([Orange.E7]+[Orange1.E7]+[Orange2.E7]+[Orange3.E7]+[Orange4.E7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8]+[Orange1.D8]+[Orange2.D8]+[Orange3.D8]+[Orange4.D8])/5" office:value-type="float" office:value="0.01726" calcext:value-type="float">
            <text:p>0,01726</text:p>
          </table:table-cell>
          <table:table-cell table:formula="of:=([Orange.E8]+[Orange1.E8]+[Orange2.E8]+[Orange3.E8]+[Orange4.E8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9]+[Orange1.D9]+[Orange2.D9]+[Orange3.D9]+[Orange4.D9])/5" office:value-type="float" office:value="0.01973" calcext:value-type="float">
            <text:p>0,01973</text:p>
          </table:table-cell>
          <table:table-cell table:formula="of:=([Orange.E9]+[Orange1.E9]+[Orange2.E9]+[Orange3.E9]+[Orange4.E9])/5" office:value-type="float" office:value="-70.8091" calcext:value-type="float">
            <text:p>-70,8091</text:p>
          </table:table-cell>
        </table:table-row>
        <table:table-row table:style-name="ro1">
          <table:table-cell table:formula="of:=([Orange.D10]+[Orange1.D10]+[Orange2.D10]+[Orange3.D10]+[Orange4.D10])/5" office:value-type="float" office:value="0.02219" calcext:value-type="float">
            <text:p>0,02219</text:p>
          </table:table-cell>
          <table:table-cell table:formula="of:=([Orange.E10]+[Orange1.E10]+[Orange2.E10]+[Orange3.E10]+[Orange4.E10])/5" office:value-type="float" office:value="-72.3291" calcext:value-type="float">
            <text:p>-72,3291</text:p>
          </table:table-cell>
        </table:table-row>
        <table:table-row table:style-name="ro1">
          <table:table-cell table:formula="of:=([Orange.D11]+[Orange1.D11]+[Orange2.D11]+[Orange3.D11]+[Orange4.D11])/5" office:value-type="float" office:value="0.02466" calcext:value-type="float">
            <text:p>0,02466</text:p>
          </table:table-cell>
          <table:table-cell table:formula="of:=([Orange.E11]+[Orange1.E11]+[Orange2.E11]+[Orange3.E11]+[Orange4.E11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12]+[Orange1.D12]+[Orange2.D12]+[Orange3.D12]+[Orange4.D12])/5" office:value-type="float" office:value="0.02713" calcext:value-type="float">
            <text:p>0,02713</text:p>
          </table:table-cell>
          <table:table-cell table:formula="of:=([Orange.E12]+[Orange1.E12]+[Orange2.E12]+[Orange3.E12]+[Orange4.E12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13]+[Orange1.D13]+[Orange2.D13]+[Orange3.D13]+[Orange4.D13])/5" office:value-type="float" office:value="0.02959" calcext:value-type="float">
            <text:p>0,02959</text:p>
          </table:table-cell>
          <table:table-cell table:formula="of:=([Orange.E13]+[Orange1.E13]+[Orange2.E13]+[Orange3.E13]+[Orange4.E13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14]+[Orange1.D14]+[Orange2.D14]+[Orange3.D14]+[Orange4.D14])/5" office:value-type="float" office:value="0.03206" calcext:value-type="float">
            <text:p>0,03206</text:p>
          </table:table-cell>
          <table:table-cell table:formula="of:=([Orange.E14]+[Orange1.E14]+[Orange2.E14]+[Orange3.E14]+[Orange4.E14])/5" office:value-type="float" office:value="-78.8091" calcext:value-type="float">
            <text:p>-78,8091</text:p>
          </table:table-cell>
        </table:table-row>
        <table:table-row table:style-name="ro1">
          <table:table-cell table:formula="of:=([Orange.D15]+[Orange1.D15]+[Orange2.D15]+[Orange3.D15]+[Orange4.D15])/5" office:value-type="float" office:value="0.03452" calcext:value-type="float">
            <text:p>0,03452</text:p>
          </table:table-cell>
          <table:table-cell table:formula="of:=([Orange.E15]+[Orange1.E15]+[Orange2.E15]+[Orange3.E15]+[Orange4.E15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16]+[Orange1.D16]+[Orange2.D16]+[Orange3.D16]+[Orange4.D16])/5" office:value-type="float" office:value="0.03699" calcext:value-type="float">
            <text:p>0,03699</text:p>
          </table:table-cell>
          <table:table-cell table:formula="of:=([Orange.E16]+[Orange1.E16]+[Orange2.E16]+[Orange3.E16]+[Orange4.E16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17]+[Orange1.D17]+[Orange2.D17]+[Orange3.D17]+[Orange4.D17])/5" office:value-type="float" office:value="0.03946" calcext:value-type="float">
            <text:p>0,03946</text:p>
          </table:table-cell>
          <table:table-cell table:formula="of:=([Orange.E17]+[Orange1.E17]+[Orange2.E17]+[Orange3.E17]+[Orange4.E17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18]+[Orange1.D18]+[Orange2.D18]+[Orange3.D18]+[Orange4.D18])/5" office:value-type="float" office:value="0.04192" calcext:value-type="float">
            <text:p>0,04192</text:p>
          </table:table-cell>
          <table:table-cell table:formula="of:=([Orange.E18]+[Orange1.E18]+[Orange2.E18]+[Orange3.E18]+[Orange4.E18])/5" office:value-type="float" office:value="-80.0091" calcext:value-type="float">
            <text:p>-80,0091</text:p>
          </table:table-cell>
        </table:table-row>
        <table:table-row table:style-name="ro1">
          <table:table-cell table:formula="of:=([Orange.D19]+[Orange1.D19]+[Orange2.D19]+[Orange3.D19]+[Orange4.D19])/5" office:value-type="float" office:value="0.04439" calcext:value-type="float">
            <text:p>0,04439</text:p>
          </table:table-cell>
          <table:table-cell table:formula="of:=([Orange.E19]+[Orange1.E19]+[Orange2.E19]+[Orange3.E19]+[Orange4.E19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20]+[Orange1.D20]+[Orange2.D20]+[Orange3.D20]+[Orange4.D20])/5" office:value-type="float" office:value="0.04686" calcext:value-type="float">
            <text:p>0,04686</text:p>
          </table:table-cell>
          <table:table-cell table:formula="of:=([Orange.E20]+[Orange1.E20]+[Orange2.E20]+[Orange3.E20]+[Orange4.E20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21]+[Orange1.D21]+[Orange2.D21]+[Orange3.D21]+[Orange4.D21])/5" office:value-type="float" office:value="0.04933" calcext:value-type="float">
            <text:p>0,04933</text:p>
          </table:table-cell>
          <table:table-cell table:formula="of:=([Orange.E21]+[Orange1.E21]+[Orange2.E21]+[Orange3.E21]+[Orange4.E21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22]+[Orange1.D22]+[Orange2.D22]+[Orange3.D22]+[Orange4.D22])/5" office:value-type="float" office:value="0.0518" calcext:value-type="float">
            <text:p>0,0518</text:p>
          </table:table-cell>
          <table:table-cell table:formula="of:=([Orange.E22]+[Orange1.E22]+[Orange2.E22]+[Orange3.E22]+[Orange4.E22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23]+[Orange1.D23]+[Orange2.D23]+[Orange3.D23]+[Orange4.D23])/5" office:value-type="float" office:value="0.05427" calcext:value-type="float">
            <text:p>0,05427</text:p>
          </table:table-cell>
          <table:table-cell table:formula="of:=([Orange.E23]+[Orange1.E23]+[Orange2.E23]+[Orange3.E23]+[Orange4.E23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24]+[Orange1.D24]+[Orange2.D24]+[Orange3.D24]+[Orange4.D24])/5" office:value-type="float" office:value="0.05674" calcext:value-type="float">
            <text:p>0,05674</text:p>
          </table:table-cell>
          <table:table-cell table:formula="of:=([Orange.E24]+[Orange1.E24]+[Orange2.E24]+[Orange3.E24]+[Orange4.E24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25]+[Orange1.D25]+[Orange2.D25]+[Orange3.D25]+[Orange4.D25])/5" office:value-type="float" office:value="0.05921" calcext:value-type="float">
            <text:p>0,05921</text:p>
          </table:table-cell>
          <table:table-cell table:formula="of:=([Orange.E25]+[Orange1.E25]+[Orange2.E25]+[Orange3.E25]+[Orange4.E25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26]+[Orange1.D26]+[Orange2.D26]+[Orange3.D26]+[Orange4.D26])/5" office:value-type="float" office:value="0.06168" calcext:value-type="float">
            <text:p>0,06168</text:p>
          </table:table-cell>
          <table:table-cell table:formula="of:=([Orange.E26]+[Orange1.E26]+[Orange2.E26]+[Orange3.E26]+[Orange4.E26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27]+[Orange1.D27]+[Orange2.D27]+[Orange3.D27]+[Orange4.D27])/5" office:value-type="float" office:value="0.06415" calcext:value-type="float">
            <text:p>0,06415</text:p>
          </table:table-cell>
          <table:table-cell table:formula="of:=([Orange.E27]+[Orange1.E27]+[Orange2.E27]+[Orange3.E27]+[Orange4.E27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28]+[Orange1.D28]+[Orange2.D28]+[Orange3.D28]+[Orange4.D28])/5" office:value-type="float" office:value="0.06662" calcext:value-type="float">
            <text:p>0,06662</text:p>
          </table:table-cell>
          <table:table-cell table:formula="of:=([Orange.E28]+[Orange1.E28]+[Orange2.E28]+[Orange3.E28]+[Orange4.E28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29]+[Orange1.D29]+[Orange2.D29]+[Orange3.D29]+[Orange4.D29])/5" office:value-type="float" office:value="0.06909" calcext:value-type="float">
            <text:p>0,06909</text:p>
          </table:table-cell>
          <table:table-cell table:formula="of:=([Orange.E29]+[Orange1.E29]+[Orange2.E29]+[Orange3.E29]+[Orange4.E29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30]+[Orange1.D30]+[Orange2.D30]+[Orange3.D30]+[Orange4.D30])/5" office:value-type="float" office:value="0.07156" calcext:value-type="float">
            <text:p>0,07156</text:p>
          </table:table-cell>
          <table:table-cell table:formula="of:=([Orange.E30]+[Orange1.E30]+[Orange2.E30]+[Orange3.E30]+[Orange4.E30])/5" office:value-type="float" office:value="-78.6491" calcext:value-type="float">
            <text:p>-78,6491</text:p>
          </table:table-cell>
        </table:table-row>
        <table:table-row table:style-name="ro1">
          <table:table-cell table:formula="of:=([Orange.D31]+[Orange1.D31]+[Orange2.D31]+[Orange3.D31]+[Orange4.D31])/5" office:value-type="float" office:value="0.07403" calcext:value-type="float">
            <text:p>0,07403</text:p>
          </table:table-cell>
          <table:table-cell table:formula="of:=([Orange.E31]+[Orange1.E31]+[Orange2.E31]+[Orange3.E31]+[Orange4.E31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32]+[Orange1.D32]+[Orange2.D32]+[Orange3.D32]+[Orange4.D32])/5" office:value-type="float" office:value="0.0765" calcext:value-type="float">
            <text:p>0,0765</text:p>
          </table:table-cell>
          <table:table-cell table:formula="of:=([Orange.E32]+[Orange1.E32]+[Orange2.E32]+[Orange3.E32]+[Orange4.E32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33]+[Orange1.D33]+[Orange2.D33]+[Orange3.D33]+[Orange4.D33])/5" office:value-type="float" office:value="0.07897" calcext:value-type="float">
            <text:p>0,07897</text:p>
          </table:table-cell>
          <table:table-cell table:formula="of:=([Orange.E33]+[Orange1.E33]+[Orange2.E33]+[Orange3.E33]+[Orange4.E33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34]+[Orange1.D34]+[Orange2.D34]+[Orange3.D34]+[Orange4.D34])/5" office:value-type="float" office:value="0.08144" calcext:value-type="float">
            <text:p>0,08144</text:p>
          </table:table-cell>
          <table:table-cell table:formula="of:=([Orange.E34]+[Orange1.E34]+[Orange2.E34]+[Orange3.E34]+[Orange4.E34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35]+[Orange1.D35]+[Orange2.D35]+[Orange3.D35]+[Orange4.D35])/5" office:value-type="float" office:value="0.08391" calcext:value-type="float">
            <text:p>0,08391</text:p>
          </table:table-cell>
          <table:table-cell table:formula="of:=([Orange.E35]+[Orange1.E35]+[Orange2.E35]+[Orange3.E35]+[Orange4.E35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36]+[Orange1.D36]+[Orange2.D36]+[Orange3.D36]+[Orange4.D36])/5" office:value-type="float" office:value="0.08638" calcext:value-type="float">
            <text:p>0,08638</text:p>
          </table:table-cell>
          <table:table-cell table:formula="of:=([Orange.E36]+[Orange1.E36]+[Orange2.E36]+[Orange3.E36]+[Orange4.E36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37]+[Orange1.D37]+[Orange2.D37]+[Orange3.D37]+[Orange4.D37])/5" office:value-type="float" office:value="0.08885" calcext:value-type="float">
            <text:p>0,08885</text:p>
          </table:table-cell>
          <table:table-cell table:formula="of:=([Orange.E37]+[Orange1.E37]+[Orange2.E37]+[Orange3.E37]+[Orange4.E37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38]+[Orange1.D38]+[Orange2.D38]+[Orange3.D38]+[Orange4.D38])/5" office:value-type="float" office:value="0.09132" calcext:value-type="float">
            <text:p>0,09132</text:p>
          </table:table-cell>
          <table:table-cell table:formula="of:=([Orange.E38]+[Orange1.E38]+[Orange2.E38]+[Orange3.E38]+[Orange4.E38])/5" office:value-type="float" office:value="-78.6491" calcext:value-type="float">
            <text:p>-78,6491</text:p>
          </table:table-cell>
        </table:table-row>
        <table:table-row table:style-name="ro1">
          <table:table-cell table:formula="of:=([Orange.D39]+[Orange1.D39]+[Orange2.D39]+[Orange3.D39]+[Orange4.D39])/5" office:value-type="float" office:value="0.09379" calcext:value-type="float">
            <text:p>0,09379</text:p>
          </table:table-cell>
          <table:table-cell table:formula="of:=([Orange.E39]+[Orange1.E39]+[Orange2.E39]+[Orange3.E39]+[Orange4.E39])/5" office:value-type="float" office:value="-81.6091" calcext:value-type="float">
            <text:p>-81,6091</text:p>
          </table:table-cell>
        </table:table-row>
        <table:table-row table:style-name="ro1">
          <table:table-cell table:formula="of:=([Orange.D40]+[Orange1.D40]+[Orange2.D40]+[Orange3.D40]+[Orange4.D40])/5" office:value-type="float" office:value="0.09626" calcext:value-type="float">
            <text:p>0,09626</text:p>
          </table:table-cell>
          <table:table-cell table:formula="of:=([Orange.E40]+[Orange1.E40]+[Orange2.E40]+[Orange3.E40]+[Orange4.E40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41]+[Orange1.D41]+[Orange2.D41]+[Orange3.D41]+[Orange4.D41])/5" office:value-type="float" office:value="0.09873" calcext:value-type="float">
            <text:p>0,09873</text:p>
          </table:table-cell>
          <table:table-cell table:formula="of:=([Orange.E41]+[Orange1.E41]+[Orange2.E41]+[Orange3.E41]+[Orange4.E41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42]+[Orange1.D42]+[Orange2.D42]+[Orange3.D42]+[Orange4.D42])/5" office:value-type="float" office:value="0.1012" calcext:value-type="float">
            <text:p>0,1012</text:p>
          </table:table-cell>
          <table:table-cell table:formula="of:=([Orange.E42]+[Orange1.E42]+[Orange2.E42]+[Orange3.E42]+[Orange4.E42])/5" office:value-type="float" office:value="-71.6891" calcext:value-type="float">
            <text:p>-71,6891</text:p>
          </table:table-cell>
        </table:table-row>
        <table:table-row table:style-name="ro1">
          <table:table-cell table:formula="of:=([Orange.D43]+[Orange1.D43]+[Orange2.D43]+[Orange3.D43]+[Orange4.D43])/5" office:value-type="float" office:value="0.10367" calcext:value-type="float">
            <text:p>0,10367</text:p>
          </table:table-cell>
          <table:table-cell table:formula="of:=([Orange.E43]+[Orange1.E43]+[Orange2.E43]+[Orange3.E43]+[Orange4.E43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44]+[Orange1.D44]+[Orange2.D44]+[Orange3.D44]+[Orange4.D44])/5" office:value-type="float" office:value="0.10614" calcext:value-type="float">
            <text:p>0,10614</text:p>
          </table:table-cell>
          <table:table-cell table:formula="of:=([Orange.E44]+[Orange1.E44]+[Orange2.E44]+[Orange3.E44]+[Orange4.E44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45]+[Orange1.D45]+[Orange2.D45]+[Orange3.D45]+[Orange4.D45])/5" office:value-type="float" office:value="0.10861" calcext:value-type="float">
            <text:p>0,10861</text:p>
          </table:table-cell>
          <table:table-cell table:formula="of:=([Orange.E45]+[Orange1.E45]+[Orange2.E45]+[Orange3.E45]+[Orange4.E45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46]+[Orange1.D46]+[Orange2.D46]+[Orange3.D46]+[Orange4.D46])/5" office:value-type="float" office:value="0.11108" calcext:value-type="float">
            <text:p>0,11108</text:p>
          </table:table-cell>
          <table:table-cell table:formula="of:=([Orange.E46]+[Orange1.E46]+[Orange2.E46]+[Orange3.E46]+[Orange4.E46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47]+[Orange1.D47]+[Orange2.D47]+[Orange3.D47]+[Orange4.D47])/5" office:value-type="float" office:value="0.11355" calcext:value-type="float">
            <text:p>0,11355</text:p>
          </table:table-cell>
          <table:table-cell table:formula="of:=([Orange.E47]+[Orange1.E47]+[Orange2.E47]+[Orange3.E47]+[Orange4.E47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48]+[Orange1.D48]+[Orange2.D48]+[Orange3.D48]+[Orange4.D48])/5" office:value-type="float" office:value="0.11602" calcext:value-type="float">
            <text:p>0,11602</text:p>
          </table:table-cell>
          <table:table-cell table:formula="of:=([Orange.E48]+[Orange1.E48]+[Orange2.E48]+[Orange3.E48]+[Orange4.E48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49]+[Orange1.D49]+[Orange2.D49]+[Orange3.D49]+[Orange4.D49])/5" office:value-type="float" office:value="0.11849" calcext:value-type="float">
            <text:p>0,11849</text:p>
          </table:table-cell>
          <table:table-cell table:formula="of:=([Orange.E49]+[Orange1.E49]+[Orange2.E49]+[Orange3.E49]+[Orange4.E49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50]+[Orange1.D50]+[Orange2.D50]+[Orange3.D50]+[Orange4.D50])/5" office:value-type="float" office:value="0.12096" calcext:value-type="float">
            <text:p>0,12096</text:p>
          </table:table-cell>
          <table:table-cell table:formula="of:=([Orange.E50]+[Orange1.E50]+[Orange2.E50]+[Orange3.E50]+[Orange4.E50])/5" office:value-type="float" office:value="-76.8091" calcext:value-type="float">
            <text:p>-76,8091</text:p>
          </table:table-cell>
        </table:table-row>
        <table:table-row table:style-name="ro1">
          <table:table-cell table:formula="of:=([Orange.D51]+[Orange1.D51]+[Orange2.D51]+[Orange3.D51]+[Orange4.D51])/5" office:value-type="float" office:value="0.12343" calcext:value-type="float">
            <text:p>0,12343</text:p>
          </table:table-cell>
          <table:table-cell table:formula="of:=([Orange.E51]+[Orange1.E51]+[Orange2.E51]+[Orange3.E51]+[Orange4.E51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52]+[Orange1.D52]+[Orange2.D52]+[Orange3.D52]+[Orange4.D52])/5" office:value-type="float" office:value="0.1259" calcext:value-type="float">
            <text:p>0,1259</text:p>
          </table:table-cell>
          <table:table-cell table:formula="of:=([Orange.E52]+[Orange1.E52]+[Orange2.E52]+[Orange3.E52]+[Orange4.E52])/5" office:value-type="float" office:value="-76.5691" calcext:value-type="float">
            <text:p>-76,5691</text:p>
          </table:table-cell>
        </table:table-row>
        <table:table-row table:style-name="ro1">
          <table:table-cell table:formula="of:=([Orange.D53]+[Orange1.D53]+[Orange2.D53]+[Orange3.D53]+[Orange4.D53])/5" office:value-type="float" office:value="0.12837" calcext:value-type="float">
            <text:p>0,12837</text:p>
          </table:table-cell>
          <table:table-cell table:formula="of:=([Orange.E53]+[Orange1.E53]+[Orange2.E53]+[Orange3.E53]+[Orange4.E53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54]+[Orange1.D54]+[Orange2.D54]+[Orange3.D54]+[Orange4.D54])/5" office:value-type="float" office:value="0.13084" calcext:value-type="float">
            <text:p>0,13084</text:p>
          </table:table-cell>
          <table:table-cell table:formula="of:=([Orange.E54]+[Orange1.E54]+[Orange2.E54]+[Orange3.E54]+[Orange4.E54])/5" office:value-type="float" office:value="-77.6891" calcext:value-type="float">
            <text:p>-77,6891</text:p>
          </table:table-cell>
        </table:table-row>
        <table:table-row table:style-name="ro1">
          <table:table-cell table:formula="of:=([Orange.D55]+[Orange1.D55]+[Orange2.D55]+[Orange3.D55]+[Orange4.D55])/5" office:value-type="float" office:value="0.13331" calcext:value-type="float">
            <text:p>0,13331</text:p>
          </table:table-cell>
          <table:table-cell table:formula="of:=([Orange.E55]+[Orange1.E55]+[Orange2.E55]+[Orange3.E55]+[Orange4.E55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56]+[Orange1.D56]+[Orange2.D56]+[Orange3.D56]+[Orange4.D56])/5" office:value-type="float" office:value="0.13578" calcext:value-type="float">
            <text:p>0,13578</text:p>
          </table:table-cell>
          <table:table-cell table:formula="of:=([Orange.E56]+[Orange1.E56]+[Orange2.E56]+[Orange3.E56]+[Orange4.E56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57]+[Orange1.D57]+[Orange2.D57]+[Orange3.D57]+[Orange4.D57])/5" office:value-type="float" office:value="0.13825" calcext:value-type="float">
            <text:p>0,13825</text:p>
          </table:table-cell>
          <table:table-cell table:formula="of:=([Orange.E57]+[Orange1.E57]+[Orange2.E57]+[Orange3.E57]+[Orange4.E57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58]+[Orange1.D58]+[Orange2.D58]+[Orange3.D58]+[Orange4.D58])/5" office:value-type="float" office:value="0.14072" calcext:value-type="float">
            <text:p>0,14072</text:p>
          </table:table-cell>
          <table:table-cell table:formula="of:=([Orange.E58]+[Orange1.E58]+[Orange2.E58]+[Orange3.E58]+[Orange4.E58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59]+[Orange1.D59]+[Orange2.D59]+[Orange3.D59]+[Orange4.D59])/5" office:value-type="float" office:value="0.14319" calcext:value-type="float">
            <text:p>0,14319</text:p>
          </table:table-cell>
          <table:table-cell table:formula="of:=([Orange.E59]+[Orange1.E59]+[Orange2.E59]+[Orange3.E59]+[Orange4.E59])/5" office:value-type="float" office:value="-75.5291" calcext:value-type="float">
            <text:p>-75,5291</text:p>
          </table:table-cell>
        </table:table-row>
        <table:table-row table:style-name="ro1">
          <table:table-cell table:formula="of:=([Orange.D60]+[Orange1.D60]+[Orange2.D60]+[Orange3.D60]+[Orange4.D60])/5" office:value-type="float" office:value="0.14566" calcext:value-type="float">
            <text:p>0,14566</text:p>
          </table:table-cell>
          <table:table-cell table:formula="of:=([Orange.E60]+[Orange1.E60]+[Orange2.E60]+[Orange3.E60]+[Orange4.E60])/5" office:value-type="float" office:value="-73.1291" calcext:value-type="float">
            <text:p>-73,1291</text:p>
          </table:table-cell>
        </table:table-row>
        <table:table-row table:style-name="ro1">
          <table:table-cell table:formula="of:=([Orange.D61]+[Orange1.D61]+[Orange2.D61]+[Orange3.D61]+[Orange4.D61])/5" office:value-type="float" office:value="0.14813" calcext:value-type="float">
            <text:p>0,14813</text:p>
          </table:table-cell>
          <table:table-cell table:formula="of:=([Orange.E61]+[Orange1.E61]+[Orange2.E61]+[Orange3.E61]+[Orange4.E61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62]+[Orange1.D62]+[Orange2.D62]+[Orange3.D62]+[Orange4.D62])/5" office:value-type="float" office:value="0.1506" calcext:value-type="float">
            <text:p>0,1506</text:p>
          </table:table-cell>
          <table:table-cell table:formula="of:=([Orange.E62]+[Orange1.E62]+[Orange2.E62]+[Orange3.E62]+[Orange4.E62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63]+[Orange1.D63]+[Orange2.D63]+[Orange3.D63]+[Orange4.D63])/5" office:value-type="float" office:value="0.15307" calcext:value-type="float">
            <text:p>0,15307</text:p>
          </table:table-cell>
          <table:table-cell table:formula="of:=([Orange.E63]+[Orange1.E63]+[Orange2.E63]+[Orange3.E63]+[Orange4.E63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64]+[Orange1.D64]+[Orange2.D64]+[Orange3.D64]+[Orange4.D64])/5" office:value-type="float" office:value="0.15554" calcext:value-type="float">
            <text:p>0,15554</text:p>
          </table:table-cell>
          <table:table-cell table:formula="of:=([Orange.E64]+[Orange1.E64]+[Orange2.E64]+[Orange3.E64]+[Orange4.E64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65]+[Orange1.D65]+[Orange2.D65]+[Orange3.D65]+[Orange4.D65])/5" office:value-type="float" office:value="0.15801" calcext:value-type="float">
            <text:p>0,15801</text:p>
          </table:table-cell>
          <table:table-cell table:formula="of:=([Orange.E65]+[Orange1.E65]+[Orange2.E65]+[Orange3.E65]+[Orange4.E65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66]+[Orange1.D66]+[Orange2.D66]+[Orange3.D66]+[Orange4.D66])/5" office:value-type="float" office:value="0.16048" calcext:value-type="float">
            <text:p>0,16048</text:p>
          </table:table-cell>
          <table:table-cell table:formula="of:=([Orange.E66]+[Orange1.E66]+[Orange2.E66]+[Orange3.E66]+[Orange4.E66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67]+[Orange1.D67]+[Orange2.D67]+[Orange3.D67]+[Orange4.D67])/5" office:value-type="float" office:value="0.16295" calcext:value-type="float">
            <text:p>0,16295</text:p>
          </table:table-cell>
          <table:table-cell table:formula="of:=([Orange.E67]+[Orange1.E67]+[Orange2.E67]+[Orange3.E67]+[Orange4.E67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68]+[Orange1.D68]+[Orange2.D68]+[Orange3.D68]+[Orange4.D68])/5" office:value-type="float" office:value="0.16542" calcext:value-type="float">
            <text:p>0,16542</text:p>
          </table:table-cell>
          <table:table-cell table:formula="of:=([Orange.E68]+[Orange1.E68]+[Orange2.E68]+[Orange3.E68]+[Orange4.E68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69]+[Orange1.D69]+[Orange2.D69]+[Orange3.D69]+[Orange4.D69])/5" office:value-type="float" office:value="0.16789" calcext:value-type="float">
            <text:p>0,16789</text:p>
          </table:table-cell>
          <table:table-cell table:formula="of:=([Orange.E69]+[Orange1.E69]+[Orange2.E69]+[Orange3.E69]+[Orange4.E69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70]+[Orange1.D70]+[Orange2.D70]+[Orange3.D70]+[Orange4.D70])/5" office:value-type="float" office:value="0.17036" calcext:value-type="float">
            <text:p>0,17036</text:p>
          </table:table-cell>
          <table:table-cell table:formula="of:=([Orange.E70]+[Orange1.E70]+[Orange2.E70]+[Orange3.E70]+[Orange4.E70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71]+[Orange1.D71]+[Orange2.D71]+[Orange3.D71]+[Orange4.D71])/5" office:value-type="float" office:value="0.17283" calcext:value-type="float">
            <text:p>0,17283</text:p>
          </table:table-cell>
          <table:table-cell table:formula="of:=([Orange.E71]+[Orange1.E71]+[Orange2.E71]+[Orange3.E71]+[Orange4.E71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72]+[Orange1.D72]+[Orange2.D72]+[Orange3.D72]+[Orange4.D72])/5" office:value-type="float" office:value="0.1753" calcext:value-type="float">
            <text:p>0,1753</text:p>
          </table:table-cell>
          <table:table-cell table:formula="of:=([Orange.E72]+[Orange1.E72]+[Orange2.E72]+[Orange3.E72]+[Orange4.E72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73]+[Orange1.D73]+[Orange2.D73]+[Orange3.D73]+[Orange4.D73])/5" office:value-type="float" office:value="0.17777" calcext:value-type="float">
            <text:p>0,17777</text:p>
          </table:table-cell>
          <table:table-cell table:formula="of:=([Orange.E73]+[Orange1.E73]+[Orange2.E73]+[Orange3.E73]+[Orange4.E73])/5" office:value-type="float" office:value="-76.5691" calcext:value-type="float">
            <text:p>-76,5691</text:p>
          </table:table-cell>
        </table:table-row>
        <table:table-row table:style-name="ro1">
          <table:table-cell table:formula="of:=([Orange.D74]+[Orange1.D74]+[Orange2.D74]+[Orange3.D74]+[Orange4.D74])/5" office:value-type="float" office:value="0.18024" calcext:value-type="float">
            <text:p>0,18024</text:p>
          </table:table-cell>
          <table:table-cell table:formula="of:=([Orange.E74]+[Orange1.E74]+[Orange2.E74]+[Orange3.E74]+[Orange4.E74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75]+[Orange1.D75]+[Orange2.D75]+[Orange3.D75]+[Orange4.D75])/5" office:value-type="float" office:value="0.18271" calcext:value-type="float">
            <text:p>0,18271</text:p>
          </table:table-cell>
          <table:table-cell table:formula="of:=([Orange.E75]+[Orange1.E75]+[Orange2.E75]+[Orange3.E75]+[Orange4.E75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76]+[Orange1.D76]+[Orange2.D76]+[Orange3.D76]+[Orange4.D76])/5" office:value-type="float" office:value="0.18518" calcext:value-type="float">
            <text:p>0,18518</text:p>
          </table:table-cell>
          <table:table-cell table:formula="of:=([Orange.E76]+[Orange1.E76]+[Orange2.E76]+[Orange3.E76]+[Orange4.E76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77]+[Orange1.D77]+[Orange2.D77]+[Orange3.D77]+[Orange4.D77])/5" office:value-type="float" office:value="0.18765" calcext:value-type="float">
            <text:p>0,18765</text:p>
          </table:table-cell>
          <table:table-cell table:formula="of:=([Orange.E77]+[Orange1.E77]+[Orange2.E77]+[Orange3.E77]+[Orange4.E77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78]+[Orange1.D78]+[Orange2.D78]+[Orange3.D78]+[Orange4.D78])/5" office:value-type="float" office:value="0.19012" calcext:value-type="float">
            <text:p>0,19012</text:p>
          </table:table-cell>
          <table:table-cell table:formula="of:=([Orange.E78]+[Orange1.E78]+[Orange2.E78]+[Orange3.E78]+[Orange4.E78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9]+[Orange1.D79]+[Orange2.D79]+[Orange3.D79]+[Orange4.D79])/5" office:value-type="float" office:value="0.19259" calcext:value-type="float">
            <text:p>0,19259</text:p>
          </table:table-cell>
          <table:table-cell table:formula="of:=([Orange.E79]+[Orange1.E79]+[Orange2.E79]+[Orange3.E79]+[Orange4.E79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80]+[Orange1.D80]+[Orange2.D80]+[Orange3.D80]+[Orange4.D80])/5" office:value-type="float" office:value="0.19506" calcext:value-type="float">
            <text:p>0,19506</text:p>
          </table:table-cell>
          <table:table-cell table:formula="of:=([Orange.E80]+[Orange1.E80]+[Orange2.E80]+[Orange3.E80]+[Orange4.E80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81]+[Orange1.D81]+[Orange2.D81]+[Orange3.D81]+[Orange4.D81])/5" office:value-type="float" office:value="0.19753" calcext:value-type="float">
            <text:p>0,19753</text:p>
          </table:table-cell>
          <table:table-cell table:formula="of:=([Orange.E81]+[Orange1.E81]+[Orange2.E81]+[Orange3.E81]+[Orange4.E81])/5" office:value-type="float" office:value="-72.4091" calcext:value-type="float">
            <text:p>-72,4091</text:p>
          </table:table-cell>
        </table:table-row>
        <table:table-row table:style-name="ro1">
          <table:table-cell table:formula="of:=([Orange.D82]+[Orange1.D82]+[Orange2.D82]+[Orange3.D82]+[Orange4.D82])/5" office:value-type="float" office:value="0.2" calcext:value-type="float">
            <text:p>0,2</text:p>
          </table:table-cell>
          <table:table-cell table:formula="of:=([Orange.E82]+[Orange1.E82]+[Orange2.E82]+[Orange3.E82]+[Orange4.E82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83]+[Orange1.D83]+[Orange2.D83]+[Orange3.D83]+[Orange4.D83])/5" office:value-type="float" office:value="0.20247" calcext:value-type="float">
            <text:p>0,20247</text:p>
          </table:table-cell>
          <table:table-cell table:formula="of:=([Orange.E83]+[Orange1.E83]+[Orange2.E83]+[Orange3.E83]+[Orange4.E83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84]+[Orange1.D84]+[Orange2.D84]+[Orange3.D84]+[Orange4.D84])/5" office:value-type="float" office:value="0.20494" calcext:value-type="float">
            <text:p>0,20494</text:p>
          </table:table-cell>
          <table:table-cell table:formula="of:=([Orange.E84]+[Orange1.E84]+[Orange2.E84]+[Orange3.E84]+[Orange4.E84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85]+[Orange1.D85]+[Orange2.D85]+[Orange3.D85]+[Orange4.D85])/5" office:value-type="float" office:value="0.20741" calcext:value-type="float">
            <text:p>0,20741</text:p>
          </table:table-cell>
          <table:table-cell table:formula="of:=([Orange.E85]+[Orange1.E85]+[Orange2.E85]+[Orange3.E85]+[Orange4.E85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86]+[Orange1.D86]+[Orange2.D86]+[Orange3.D86]+[Orange4.D86])/5" office:value-type="float" office:value="0.20988" calcext:value-type="float">
            <text:p>0,20988</text:p>
          </table:table-cell>
          <table:table-cell table:formula="of:=([Orange.E86]+[Orange1.E86]+[Orange2.E86]+[Orange3.E86]+[Orange4.E86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87]+[Orange1.D87]+[Orange2.D87]+[Orange3.D87]+[Orange4.D87])/5" office:value-type="float" office:value="0.21235" calcext:value-type="float">
            <text:p>0,21235</text:p>
          </table:table-cell>
          <table:table-cell table:formula="of:=([Orange.E87]+[Orange1.E87]+[Orange2.E87]+[Orange3.E87]+[Orange4.E87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88]+[Orange1.D88]+[Orange2.D88]+[Orange3.D88]+[Orange4.D88])/5" office:value-type="float" office:value="0.21482" calcext:value-type="float">
            <text:p>0,21482</text:p>
          </table:table-cell>
          <table:table-cell table:formula="of:=([Orange.E88]+[Orange1.E88]+[Orange2.E88]+[Orange3.E88]+[Orange4.E88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89]+[Orange1.D89]+[Orange2.D89]+[Orange3.D89]+[Orange4.D89])/5" office:value-type="float" office:value="0.21729" calcext:value-type="float">
            <text:p>0,21729</text:p>
          </table:table-cell>
          <table:table-cell table:formula="of:=([Orange.E89]+[Orange1.E89]+[Orange2.E89]+[Orange3.E89]+[Orange4.E89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90]+[Orange1.D90]+[Orange2.D90]+[Orange3.D90]+[Orange4.D90])/5" office:value-type="float" office:value="0.21976" calcext:value-type="float">
            <text:p>0,21976</text:p>
          </table:table-cell>
          <table:table-cell table:formula="of:=([Orange.E90]+[Orange1.E90]+[Orange2.E90]+[Orange3.E90]+[Orange4.E90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91]+[Orange1.D91]+[Orange2.D91]+[Orange3.D91]+[Orange4.D91])/5" office:value-type="float" office:value="0.22223" calcext:value-type="float">
            <text:p>0,22223</text:p>
          </table:table-cell>
          <table:table-cell table:formula="of:=([Orange.E91]+[Orange1.E91]+[Orange2.E91]+[Orange3.E91]+[Orange4.E91])/5" office:value-type="float" office:value="-78.6491" calcext:value-type="float">
            <text:p>-78,6491</text:p>
          </table:table-cell>
        </table:table-row>
        <table:table-row table:style-name="ro1">
          <table:table-cell table:formula="of:=([Orange.D92]+[Orange1.D92]+[Orange2.D92]+[Orange3.D92]+[Orange4.D92])/5" office:value-type="float" office:value="0.2247" calcext:value-type="float">
            <text:p>0,2247</text:p>
          </table:table-cell>
          <table:table-cell table:formula="of:=([Orange.E92]+[Orange1.E92]+[Orange2.E92]+[Orange3.E92]+[Orange4.E92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93]+[Orange1.D93]+[Orange2.D93]+[Orange3.D93]+[Orange4.D93])/5" office:value-type="float" office:value="0.22717" calcext:value-type="float">
            <text:p>0,22717</text:p>
          </table:table-cell>
          <table:table-cell table:formula="of:=([Orange.E93]+[Orange1.E93]+[Orange2.E93]+[Orange3.E93]+[Orange4.E93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94]+[Orange1.D94]+[Orange2.D94]+[Orange3.D94]+[Orange4.D94])/5" office:value-type="float" office:value="0.22964" calcext:value-type="float">
            <text:p>0,22964</text:p>
          </table:table-cell>
          <table:table-cell table:formula="of:=([Orange.E94]+[Orange1.E94]+[Orange2.E94]+[Orange3.E94]+[Orange4.E94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95]+[Orange1.D95]+[Orange2.D95]+[Orange3.D95]+[Orange4.D95])/5" office:value-type="float" office:value="0.23211" calcext:value-type="float">
            <text:p>0,23211</text:p>
          </table:table-cell>
          <table:table-cell table:formula="of:=([Orange.E95]+[Orange1.E95]+[Orange2.E95]+[Orange3.E95]+[Orange4.E95])/5" office:value-type="float" office:value="-79.3691" calcext:value-type="float">
            <text:p>-79,3691</text:p>
          </table:table-cell>
        </table:table-row>
        <table:table-row table:style-name="ro1">
          <table:table-cell table:formula="of:=([Orange.D96]+[Orange1.D96]+[Orange2.D96]+[Orange3.D96]+[Orange4.D96])/5" office:value-type="float" office:value="0.23458" calcext:value-type="float">
            <text:p>0,23458</text:p>
          </table:table-cell>
          <table:table-cell table:formula="of:=([Orange.E96]+[Orange1.E96]+[Orange2.E96]+[Orange3.E96]+[Orange4.E96])/5" office:value-type="float" office:value="-72.1691" calcext:value-type="float">
            <text:p>-72,1691</text:p>
          </table:table-cell>
        </table:table-row>
        <table:table-row table:style-name="ro1">
          <table:table-cell table:formula="of:=([Orange.D97]+[Orange1.D97]+[Orange2.D97]+[Orange3.D97]+[Orange4.D97])/5" office:value-type="float" office:value="0.23705" calcext:value-type="float">
            <text:p>0,23705</text:p>
          </table:table-cell>
          <table:table-cell table:formula="of:=([Orange.E97]+[Orange1.E97]+[Orange2.E97]+[Orange3.E97]+[Orange4.E97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98]+[Orange1.D98]+[Orange2.D98]+[Orange3.D98]+[Orange4.D98])/5" office:value-type="float" office:value="0.23952" calcext:value-type="float">
            <text:p>0,23952</text:p>
          </table:table-cell>
          <table:table-cell table:formula="of:=([Orange.E98]+[Orange1.E98]+[Orange2.E98]+[Orange3.E98]+[Orange4.E98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99]+[Orange1.D99]+[Orange2.D99]+[Orange3.D99]+[Orange4.D99])/5" office:value-type="float" office:value="0.24199" calcext:value-type="float">
            <text:p>0,24199</text:p>
          </table:table-cell>
          <table:table-cell table:formula="of:=([Orange.E99]+[Orange1.E99]+[Orange2.E99]+[Orange3.E99]+[Orange4.E99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100]+[Orange1.D100]+[Orange2.D100]+[Orange3.D100]+[Orange4.D100])/5" office:value-type="float" office:value="0.24446" calcext:value-type="float">
            <text:p>0,24446</text:p>
          </table:table-cell>
          <table:table-cell table:formula="of:=([Orange.E100]+[Orange1.E100]+[Orange2.E100]+[Orange3.E100]+[Orange4.E100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101]+[Orange1.D101]+[Orange2.D101]+[Orange3.D101]+[Orange4.D101])/5" office:value-type="float" office:value="0.24693" calcext:value-type="float">
            <text:p>0,24693</text:p>
          </table:table-cell>
          <table:table-cell table:formula="of:=([Orange.E101]+[Orange1.E101]+[Orange2.E101]+[Orange3.E101]+[Orange4.E101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102]+[Orange1.D102]+[Orange2.D102]+[Orange3.D102]+[Orange4.D102])/5" office:value-type="float" office:value="0.2494" calcext:value-type="float">
            <text:p>0,2494</text:p>
          </table:table-cell>
          <table:table-cell table:formula="of:=([Orange.E102]+[Orange1.E102]+[Orange2.E102]+[Orange3.E102]+[Orange4.E102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103]+[Orange1.D103]+[Orange2.D103]+[Orange3.D103]+[Orange4.D103])/5" office:value-type="float" office:value="0.25187" calcext:value-type="float">
            <text:p>0,25187</text:p>
          </table:table-cell>
          <table:table-cell table:formula="of:=([Orange.E103]+[Orange1.E103]+[Orange2.E103]+[Orange3.E103]+[Orange4.E103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104]+[Orange1.D104]+[Orange2.D104]+[Orange3.D104]+[Orange4.D104])/5" office:value-type="float" office:value="0.25434" calcext:value-type="float">
            <text:p>0,25434</text:p>
          </table:table-cell>
          <table:table-cell table:formula="of:=([Orange.E104]+[Orange1.E104]+[Orange2.E104]+[Orange3.E104]+[Orange4.E104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105]+[Orange1.D105]+[Orange2.D105]+[Orange3.D105]+[Orange4.D105])/5" office:value-type="float" office:value="0.25681" calcext:value-type="float">
            <text:p>0,25681</text:p>
          </table:table-cell>
          <table:table-cell table:formula="of:=([Orange.E105]+[Orange1.E105]+[Orange2.E105]+[Orange3.E105]+[Orange4.E105])/5" office:value-type="float" office:value="-79.4491" calcext:value-type="float">
            <text:p>-79,4491</text:p>
          </table:table-cell>
        </table:table-row>
        <table:table-row table:style-name="ro1">
          <table:table-cell table:formula="of:=([Orange.D106]+[Orange1.D106]+[Orange2.D106]+[Orange3.D106]+[Orange4.D106])/5" office:value-type="float" office:value="0.25928" calcext:value-type="float">
            <text:p>0,25928</text:p>
          </table:table-cell>
          <table:table-cell table:formula="of:=([Orange.E106]+[Orange1.E106]+[Orange2.E106]+[Orange3.E106]+[Orange4.E106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107]+[Orange1.D107]+[Orange2.D107]+[Orange3.D107]+[Orange4.D107])/5" office:value-type="float" office:value="0.26175" calcext:value-type="float">
            <text:p>0,26175</text:p>
          </table:table-cell>
          <table:table-cell table:formula="of:=([Orange.E107]+[Orange1.E107]+[Orange2.E107]+[Orange3.E107]+[Orange4.E107])/5" office:value-type="float" office:value="-69.9291" calcext:value-type="float">
            <text:p>-69,9291</text:p>
          </table:table-cell>
        </table:table-row>
        <table:table-row table:style-name="ro1">
          <table:table-cell table:formula="of:=([Orange.D108]+[Orange1.D108]+[Orange2.D108]+[Orange3.D108]+[Orange4.D108])/5" office:value-type="float" office:value="0.26422" calcext:value-type="float">
            <text:p>0,26422</text:p>
          </table:table-cell>
          <table:table-cell table:formula="of:=([Orange.E108]+[Orange1.E108]+[Orange2.E108]+[Orange3.E108]+[Orange4.E108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109]+[Orange1.D109]+[Orange2.D109]+[Orange3.D109]+[Orange4.D109])/5" office:value-type="float" office:value="0.26669" calcext:value-type="float">
            <text:p>0,26669</text:p>
          </table:table-cell>
          <table:table-cell table:formula="of:=([Orange.E109]+[Orange1.E109]+[Orange2.E109]+[Orange3.E109]+[Orange4.E109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110]+[Orange1.D110]+[Orange2.D110]+[Orange3.D110]+[Orange4.D110])/5" office:value-type="float" office:value="0.26916" calcext:value-type="float">
            <text:p>0,26916</text:p>
          </table:table-cell>
          <table:table-cell table:formula="of:=([Orange.E110]+[Orange1.E110]+[Orange2.E110]+[Orange3.E110]+[Orange4.E110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111]+[Orange1.D111]+[Orange2.D111]+[Orange3.D111]+[Orange4.D111])/5" office:value-type="float" office:value="0.27163" calcext:value-type="float">
            <text:p>0,27163</text:p>
          </table:table-cell>
          <table:table-cell table:formula="of:=([Orange.E111]+[Orange1.E111]+[Orange2.E111]+[Orange3.E111]+[Orange4.E111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112]+[Orange1.D112]+[Orange2.D112]+[Orange3.D112]+[Orange4.D112])/5" office:value-type="float" office:value="0.2741" calcext:value-type="float">
            <text:p>0,2741</text:p>
          </table:table-cell>
          <table:table-cell table:formula="of:=([Orange.E112]+[Orange1.E112]+[Orange2.E112]+[Orange3.E112]+[Orange4.E112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113]+[Orange1.D113]+[Orange2.D113]+[Orange3.D113]+[Orange4.D113])/5" office:value-type="float" office:value="0.27657" calcext:value-type="float">
            <text:p>0,27657</text:p>
          </table:table-cell>
          <table:table-cell table:formula="of:=([Orange.E113]+[Orange1.E113]+[Orange2.E113]+[Orange3.E113]+[Orange4.E113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114]+[Orange1.D114]+[Orange2.D114]+[Orange3.D114]+[Orange4.D114])/5" office:value-type="float" office:value="0.27904" calcext:value-type="float">
            <text:p>0,27904</text:p>
          </table:table-cell>
          <table:table-cell table:formula="of:=([Orange.E114]+[Orange1.E114]+[Orange2.E114]+[Orange3.E114]+[Orange4.E114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115]+[Orange1.D115]+[Orange2.D115]+[Orange3.D115]+[Orange4.D115])/5" office:value-type="float" office:value="0.28151" calcext:value-type="float">
            <text:p>0,28151</text:p>
          </table:table-cell>
          <table:table-cell table:formula="of:=([Orange.E115]+[Orange1.E115]+[Orange2.E115]+[Orange3.E115]+[Orange4.E115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116]+[Orange1.D116]+[Orange2.D116]+[Orange3.D116]+[Orange4.D116])/5" office:value-type="float" office:value="0.28398" calcext:value-type="float">
            <text:p>0,28398</text:p>
          </table:table-cell>
          <table:table-cell table:formula="of:=([Orange.E116]+[Orange1.E116]+[Orange2.E116]+[Orange3.E116]+[Orange4.E116])/5" office:value-type="float" office:value="-81.9291" calcext:value-type="float">
            <text:p>-81,9291</text:p>
          </table:table-cell>
        </table:table-row>
        <table:table-row table:style-name="ro1">
          <table:table-cell table:formula="of:=([Orange.D117]+[Orange1.D117]+[Orange2.D117]+[Orange3.D117]+[Orange4.D117])/5" office:value-type="float" office:value="0.28645" calcext:value-type="float">
            <text:p>0,28645</text:p>
          </table:table-cell>
          <table:table-cell table:formula="of:=([Orange.E117]+[Orange1.E117]+[Orange2.E117]+[Orange3.E117]+[Orange4.E117])/5" office:value-type="float" office:value="-78.0891" calcext:value-type="float">
            <text:p>-78,0891</text:p>
          </table:table-cell>
        </table:table-row>
        <table:table-row table:style-name="ro1">
          <table:table-cell table:formula="of:=([Orange.D118]+[Orange1.D118]+[Orange2.D118]+[Orange3.D118]+[Orange4.D118])/5" office:value-type="float" office:value="0.28892" calcext:value-type="float">
            <text:p>0,28892</text:p>
          </table:table-cell>
          <table:table-cell table:formula="of:=([Orange.E118]+[Orange1.E118]+[Orange2.E118]+[Orange3.E118]+[Orange4.E118])/5" office:value-type="float" office:value="-79.1291" calcext:value-type="float">
            <text:p>-79,1291</text:p>
          </table:table-cell>
        </table:table-row>
        <table:table-row table:style-name="ro1">
          <table:table-cell table:formula="of:=([Orange.D119]+[Orange1.D119]+[Orange2.D119]+[Orange3.D119]+[Orange4.D119])/5" office:value-type="float" office:value="0.29139" calcext:value-type="float">
            <text:p>0,29139</text:p>
          </table:table-cell>
          <table:table-cell table:formula="of:=([Orange.E119]+[Orange1.E119]+[Orange2.E119]+[Orange3.E119]+[Orange4.E119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120]+[Orange1.D120]+[Orange2.D120]+[Orange3.D120]+[Orange4.D120])/5" office:value-type="float" office:value="0.29386" calcext:value-type="float">
            <text:p>0,29386</text:p>
          </table:table-cell>
          <table:table-cell table:formula="of:=([Orange.E120]+[Orange1.E120]+[Orange2.E120]+[Orange3.E120]+[Orange4.E120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121]+[Orange1.D121]+[Orange2.D121]+[Orange3.D121]+[Orange4.D121])/5" office:value-type="float" office:value="0.29633" calcext:value-type="float">
            <text:p>0,29633</text:p>
          </table:table-cell>
          <table:table-cell table:formula="of:=([Orange.E121]+[Orange1.E121]+[Orange2.E121]+[Orange3.E121]+[Orange4.E121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122]+[Orange1.D122]+[Orange2.D122]+[Orange3.D122]+[Orange4.D122])/5" office:value-type="float" office:value="0.2988" calcext:value-type="float">
            <text:p>0,2988</text:p>
          </table:table-cell>
          <table:table-cell table:formula="of:=([Orange.E122]+[Orange1.E122]+[Orange2.E122]+[Orange3.E122]+[Orange4.E122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123]+[Orange1.D123]+[Orange2.D123]+[Orange3.D123]+[Orange4.D123])/5" office:value-type="float" office:value="0.30127" calcext:value-type="float">
            <text:p>0,30127</text:p>
          </table:table-cell>
          <table:table-cell table:formula="of:=([Orange.E123]+[Orange1.E123]+[Orange2.E123]+[Orange3.E123]+[Orange4.E123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124]+[Orange1.D124]+[Orange2.D124]+[Orange3.D124]+[Orange4.D124])/5" office:value-type="float" office:value="0.30374" calcext:value-type="float">
            <text:p>0,30374</text:p>
          </table:table-cell>
          <table:table-cell table:formula="of:=([Orange.E124]+[Orange1.E124]+[Orange2.E124]+[Orange3.E124]+[Orange4.E124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125]+[Orange1.D125]+[Orange2.D125]+[Orange3.D125]+[Orange4.D125])/5" office:value-type="float" office:value="0.30621" calcext:value-type="float">
            <text:p>0,30621</text:p>
          </table:table-cell>
          <table:table-cell table:formula="of:=([Orange.E125]+[Orange1.E125]+[Orange2.E125]+[Orange3.E125]+[Orange4.E125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126]+[Orange1.D126]+[Orange2.D126]+[Orange3.D126]+[Orange4.D126])/5" office:value-type="float" office:value="0.30868" calcext:value-type="float">
            <text:p>0,30868</text:p>
          </table:table-cell>
          <table:table-cell table:formula="of:=([Orange.E126]+[Orange1.E126]+[Orange2.E126]+[Orange3.E126]+[Orange4.E126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127]+[Orange1.D127]+[Orange2.D127]+[Orange3.D127]+[Orange4.D127])/5" office:value-type="float" office:value="0.31115" calcext:value-type="float">
            <text:p>0,31115</text:p>
          </table:table-cell>
          <table:table-cell table:formula="of:=([Orange.E127]+[Orange1.E127]+[Orange2.E127]+[Orange3.E127]+[Orange4.E127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128]+[Orange1.D128]+[Orange2.D128]+[Orange3.D128]+[Orange4.D128])/5" office:value-type="float" office:value="0.31362" calcext:value-type="float">
            <text:p>0,31362</text:p>
          </table:table-cell>
          <table:table-cell table:formula="of:=([Orange.E128]+[Orange1.E128]+[Orange2.E128]+[Orange3.E128]+[Orange4.E128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129]+[Orange1.D129]+[Orange2.D129]+[Orange3.D129]+[Orange4.D129])/5" office:value-type="float" office:value="0.31609" calcext:value-type="float">
            <text:p>0,31609</text:p>
          </table:table-cell>
          <table:table-cell table:formula="of:=([Orange.E129]+[Orange1.E129]+[Orange2.E129]+[Orange3.E129]+[Orange4.E129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130]+[Orange1.D130]+[Orange2.D130]+[Orange3.D130]+[Orange4.D130])/5" office:value-type="float" office:value="0.31856" calcext:value-type="float">
            <text:p>0,31856</text:p>
          </table:table-cell>
          <table:table-cell table:formula="of:=([Orange.E130]+[Orange1.E130]+[Orange2.E130]+[Orange3.E130]+[Orange4.E130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131]+[Orange1.D131]+[Orange2.D131]+[Orange3.D131]+[Orange4.D131])/5" office:value-type="float" office:value="0.32103" calcext:value-type="float">
            <text:p>0,32103</text:p>
          </table:table-cell>
          <table:table-cell table:formula="of:=([Orange.E131]+[Orange1.E131]+[Orange2.E131]+[Orange3.E131]+[Orange4.E131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132]+[Orange1.D132]+[Orange2.D132]+[Orange3.D132]+[Orange4.D132])/5" office:value-type="float" office:value="0.3235" calcext:value-type="float">
            <text:p>0,3235</text:p>
          </table:table-cell>
          <table:table-cell table:formula="of:=([Orange.E132]+[Orange1.E132]+[Orange2.E132]+[Orange3.E132]+[Orange4.E132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133]+[Orange1.D133]+[Orange2.D133]+[Orange3.D133]+[Orange4.D133])/5" office:value-type="float" office:value="0.32597" calcext:value-type="float">
            <text:p>0,32597</text:p>
          </table:table-cell>
          <table:table-cell table:formula="of:=([Orange.E133]+[Orange1.E133]+[Orange2.E133]+[Orange3.E133]+[Orange4.E133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134]+[Orange1.D134]+[Orange2.D134]+[Orange3.D134]+[Orange4.D134])/5" office:value-type="float" office:value="0.32844" calcext:value-type="float">
            <text:p>0,32844</text:p>
          </table:table-cell>
          <table:table-cell table:formula="of:=([Orange.E134]+[Orange1.E134]+[Orange2.E134]+[Orange3.E134]+[Orange4.E134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135]+[Orange1.D135]+[Orange2.D135]+[Orange3.D135]+[Orange4.D135])/5" office:value-type="float" office:value="0.33091" calcext:value-type="float">
            <text:p>0,33091</text:p>
          </table:table-cell>
          <table:table-cell table:formula="of:=([Orange.E135]+[Orange1.E135]+[Orange2.E135]+[Orange3.E135]+[Orange4.E135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136]+[Orange1.D136]+[Orange2.D136]+[Orange3.D136]+[Orange4.D136])/5" office:value-type="float" office:value="0.33338" calcext:value-type="float">
            <text:p>0,33338</text:p>
          </table:table-cell>
          <table:table-cell table:formula="of:=([Orange.E136]+[Orange1.E136]+[Orange2.E136]+[Orange3.E136]+[Orange4.E136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137]+[Orange1.D137]+[Orange2.D137]+[Orange3.D137]+[Orange4.D137])/5" office:value-type="float" office:value="0.33585" calcext:value-type="float">
            <text:p>0,33585</text:p>
          </table:table-cell>
          <table:table-cell table:formula="of:=([Orange.E137]+[Orange1.E137]+[Orange2.E137]+[Orange3.E137]+[Orange4.E137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138]+[Orange1.D138]+[Orange2.D138]+[Orange3.D138]+[Orange4.D138])/5" office:value-type="float" office:value="0.33832" calcext:value-type="float">
            <text:p>0,33832</text:p>
          </table:table-cell>
          <table:table-cell table:formula="of:=([Orange.E138]+[Orange1.E138]+[Orange2.E138]+[Orange3.E138]+[Orange4.E138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139]+[Orange1.D139]+[Orange2.D139]+[Orange3.D139]+[Orange4.D139])/5" office:value-type="float" office:value="0.34079" calcext:value-type="float">
            <text:p>0,34079</text:p>
          </table:table-cell>
          <table:table-cell table:formula="of:=([Orange.E139]+[Orange1.E139]+[Orange2.E139]+[Orange3.E139]+[Orange4.E139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140]+[Orange1.D140]+[Orange2.D140]+[Orange3.D140]+[Orange4.D140])/5" office:value-type="float" office:value="0.34326" calcext:value-type="float">
            <text:p>0,34326</text:p>
          </table:table-cell>
          <table:table-cell table:formula="of:=([Orange.E140]+[Orange1.E140]+[Orange2.E140]+[Orange3.E140]+[Orange4.E140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141]+[Orange1.D141]+[Orange2.D141]+[Orange3.D141]+[Orange4.D141])/5" office:value-type="float" office:value="0.34573" calcext:value-type="float">
            <text:p>0,34573</text:p>
          </table:table-cell>
          <table:table-cell table:formula="of:=([Orange.E141]+[Orange1.E141]+[Orange2.E141]+[Orange3.E141]+[Orange4.E141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142]+[Orange1.D142]+[Orange2.D142]+[Orange3.D142]+[Orange4.D142])/5" office:value-type="float" office:value="0.3482" calcext:value-type="float">
            <text:p>0,3482</text:p>
          </table:table-cell>
          <table:table-cell table:formula="of:=([Orange.E142]+[Orange1.E142]+[Orange2.E142]+[Orange3.E142]+[Orange4.E142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143]+[Orange1.D143]+[Orange2.D143]+[Orange3.D143]+[Orange4.D143])/5" office:value-type="float" office:value="0.35067" calcext:value-type="float">
            <text:p>0,35067</text:p>
          </table:table-cell>
          <table:table-cell table:formula="of:=([Orange.E143]+[Orange1.E143]+[Orange2.E143]+[Orange3.E143]+[Orange4.E143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44]+[Orange1.D144]+[Orange2.D144]+[Orange3.D144]+[Orange4.D144])/5" office:value-type="float" office:value="0.35314" calcext:value-type="float">
            <text:p>0,35314</text:p>
          </table:table-cell>
          <table:table-cell table:formula="of:=([Orange.E144]+[Orange1.E144]+[Orange2.E144]+[Orange3.E144]+[Orange4.E144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145]+[Orange1.D145]+[Orange2.D145]+[Orange3.D145]+[Orange4.D145])/5" office:value-type="float" office:value="0.35561" calcext:value-type="float">
            <text:p>0,35561</text:p>
          </table:table-cell>
          <table:table-cell table:formula="of:=([Orange.E145]+[Orange1.E145]+[Orange2.E145]+[Orange3.E145]+[Orange4.E145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146]+[Orange1.D146]+[Orange2.D146]+[Orange3.D146]+[Orange4.D146])/5" office:value-type="float" office:value="0.35808" calcext:value-type="float">
            <text:p>0,35808</text:p>
          </table:table-cell>
          <table:table-cell table:formula="of:=([Orange.E146]+[Orange1.E146]+[Orange2.E146]+[Orange3.E146]+[Orange4.E146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147]+[Orange1.D147]+[Orange2.D147]+[Orange3.D147]+[Orange4.D147])/5" office:value-type="float" office:value="0.36055" calcext:value-type="float">
            <text:p>0,36055</text:p>
          </table:table-cell>
          <table:table-cell table:formula="of:=([Orange.E147]+[Orange1.E147]+[Orange2.E147]+[Orange3.E147]+[Orange4.E147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148]+[Orange1.D148]+[Orange2.D148]+[Orange3.D148]+[Orange4.D148])/5" office:value-type="float" office:value="0.36302" calcext:value-type="float">
            <text:p>0,36302</text:p>
          </table:table-cell>
          <table:table-cell table:formula="of:=([Orange.E148]+[Orange1.E148]+[Orange2.E148]+[Orange3.E148]+[Orange4.E148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149]+[Orange1.D149]+[Orange2.D149]+[Orange3.D149]+[Orange4.D149])/5" office:value-type="float" office:value="0.36549" calcext:value-type="float">
            <text:p>0,36549</text:p>
          </table:table-cell>
          <table:table-cell table:formula="of:=([Orange.E149]+[Orange1.E149]+[Orange2.E149]+[Orange3.E149]+[Orange4.E149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150]+[Orange1.D150]+[Orange2.D150]+[Orange3.D150]+[Orange4.D150])/5" office:value-type="float" office:value="0.36796" calcext:value-type="float">
            <text:p>0,36796</text:p>
          </table:table-cell>
          <table:table-cell table:formula="of:=([Orange.E150]+[Orange1.E150]+[Orange2.E150]+[Orange3.E150]+[Orange4.E150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151]+[Orange1.D151]+[Orange2.D151]+[Orange3.D151]+[Orange4.D151])/5" office:value-type="float" office:value="0.37043" calcext:value-type="float">
            <text:p>0,37043</text:p>
          </table:table-cell>
          <table:table-cell table:formula="of:=([Orange.E151]+[Orange1.E151]+[Orange2.E151]+[Orange3.E151]+[Orange4.E151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152]+[Orange1.D152]+[Orange2.D152]+[Orange3.D152]+[Orange4.D152])/5" office:value-type="float" office:value="0.3729" calcext:value-type="float">
            <text:p>0,3729</text:p>
          </table:table-cell>
          <table:table-cell table:formula="of:=([Orange.E152]+[Orange1.E152]+[Orange2.E152]+[Orange3.E152]+[Orange4.E152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153]+[Orange1.D153]+[Orange2.D153]+[Orange3.D153]+[Orange4.D153])/5" office:value-type="float" office:value="0.37537" calcext:value-type="float">
            <text:p>0,37537</text:p>
          </table:table-cell>
          <table:table-cell table:formula="of:=([Orange.E153]+[Orange1.E153]+[Orange2.E153]+[Orange3.E153]+[Orange4.E153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154]+[Orange1.D154]+[Orange2.D154]+[Orange3.D154]+[Orange4.D154])/5" office:value-type="float" office:value="0.37784" calcext:value-type="float">
            <text:p>0,37784</text:p>
          </table:table-cell>
          <table:table-cell table:formula="of:=([Orange.E154]+[Orange1.E154]+[Orange2.E154]+[Orange3.E154]+[Orange4.E154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155]+[Orange1.D155]+[Orange2.D155]+[Orange3.D155]+[Orange4.D155])/5" office:value-type="float" office:value="0.38031" calcext:value-type="float">
            <text:p>0,38031</text:p>
          </table:table-cell>
          <table:table-cell table:formula="of:=([Orange.E155]+[Orange1.E155]+[Orange2.E155]+[Orange3.E155]+[Orange4.E155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156]+[Orange1.D156]+[Orange2.D156]+[Orange3.D156]+[Orange4.D156])/5" office:value-type="float" office:value="0.38278" calcext:value-type="float">
            <text:p>0,38278</text:p>
          </table:table-cell>
          <table:table-cell table:formula="of:=([Orange.E156]+[Orange1.E156]+[Orange2.E156]+[Orange3.E156]+[Orange4.E156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157]+[Orange1.D157]+[Orange2.D157]+[Orange3.D157]+[Orange4.D157])/5" office:value-type="float" office:value="0.38525" calcext:value-type="float">
            <text:p>0,38525</text:p>
          </table:table-cell>
          <table:table-cell table:formula="of:=([Orange.E157]+[Orange1.E157]+[Orange2.E157]+[Orange3.E157]+[Orange4.E157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158]+[Orange1.D158]+[Orange2.D158]+[Orange3.D158]+[Orange4.D158])/5" office:value-type="float" office:value="0.38772" calcext:value-type="float">
            <text:p>0,38772</text:p>
          </table:table-cell>
          <table:table-cell table:formula="of:=([Orange.E158]+[Orange1.E158]+[Orange2.E158]+[Orange3.E158]+[Orange4.E158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159]+[Orange1.D159]+[Orange2.D159]+[Orange3.D159]+[Orange4.D159])/5" office:value-type="float" office:value="0.39019" calcext:value-type="float">
            <text:p>0,39019</text:p>
          </table:table-cell>
          <table:table-cell table:formula="of:=([Orange.E159]+[Orange1.E159]+[Orange2.E159]+[Orange3.E159]+[Orange4.E159])/5" office:value-type="float" office:value="-70.5691" calcext:value-type="float">
            <text:p>-70,5691</text:p>
          </table:table-cell>
        </table:table-row>
        <table:table-row table:style-name="ro1">
          <table:table-cell table:formula="of:=([Orange.D160]+[Orange1.D160]+[Orange2.D160]+[Orange3.D160]+[Orange4.D160])/5" office:value-type="float" office:value="0.39266" calcext:value-type="float">
            <text:p>0,39266</text:p>
          </table:table-cell>
          <table:table-cell table:formula="of:=([Orange.E160]+[Orange1.E160]+[Orange2.E160]+[Orange3.E160]+[Orange4.E160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161]+[Orange1.D161]+[Orange2.D161]+[Orange3.D161]+[Orange4.D161])/5" office:value-type="float" office:value="0.39513" calcext:value-type="float">
            <text:p>0,39513</text:p>
          </table:table-cell>
          <table:table-cell table:formula="of:=([Orange.E161]+[Orange1.E161]+[Orange2.E161]+[Orange3.E161]+[Orange4.E161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162]+[Orange1.D162]+[Orange2.D162]+[Orange3.D162]+[Orange4.D162])/5" office:value-type="float" office:value="0.3976" calcext:value-type="float">
            <text:p>0,3976</text:p>
          </table:table-cell>
          <table:table-cell table:formula="of:=([Orange.E162]+[Orange1.E162]+[Orange2.E162]+[Orange3.E162]+[Orange4.E162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163]+[Orange1.D163]+[Orange2.D163]+[Orange3.D163]+[Orange4.D163])/5" office:value-type="float" office:value="0.40007" calcext:value-type="float">
            <text:p>0,40007</text:p>
          </table:table-cell>
          <table:table-cell table:formula="of:=([Orange.E163]+[Orange1.E163]+[Orange2.E163]+[Orange3.E163]+[Orange4.E163])/5" office:value-type="float" office:value="-70.7291" calcext:value-type="float">
            <text:p>-70,7291</text:p>
          </table:table-cell>
        </table:table-row>
        <table:table-row table:style-name="ro1">
          <table:table-cell table:formula="of:=([Orange.D164]+[Orange1.D164]+[Orange2.D164]+[Orange3.D164]+[Orange4.D164])/5" office:value-type="float" office:value="0.40254" calcext:value-type="float">
            <text:p>0,40254</text:p>
          </table:table-cell>
          <table:table-cell table:formula="of:=([Orange.E164]+[Orange1.E164]+[Orange2.E164]+[Orange3.E164]+[Orange4.E164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165]+[Orange1.D165]+[Orange2.D165]+[Orange3.D165]+[Orange4.D165])/5" office:value-type="float" office:value="0.40501" calcext:value-type="float">
            <text:p>0,40501</text:p>
          </table:table-cell>
          <table:table-cell table:formula="of:=([Orange.E165]+[Orange1.E165]+[Orange2.E165]+[Orange3.E165]+[Orange4.E165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166]+[Orange1.D166]+[Orange2.D166]+[Orange3.D166]+[Orange4.D166])/5" office:value-type="float" office:value="0.40748" calcext:value-type="float">
            <text:p>0,40748</text:p>
          </table:table-cell>
          <table:table-cell table:formula="of:=([Orange.E166]+[Orange1.E166]+[Orange2.E166]+[Orange3.E166]+[Orange4.E166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167]+[Orange1.D167]+[Orange2.D167]+[Orange3.D167]+[Orange4.D167])/5" office:value-type="float" office:value="0.40995" calcext:value-type="float">
            <text:p>0,40995</text:p>
          </table:table-cell>
          <table:table-cell table:formula="of:=([Orange.E167]+[Orange1.E167]+[Orange2.E167]+[Orange3.E167]+[Orange4.E167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168]+[Orange1.D168]+[Orange2.D168]+[Orange3.D168]+[Orange4.D168])/5" office:value-type="float" office:value="0.41242" calcext:value-type="float">
            <text:p>0,41242</text:p>
          </table:table-cell>
          <table:table-cell table:formula="of:=([Orange.E168]+[Orange1.E168]+[Orange2.E168]+[Orange3.E168]+[Orange4.E168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169]+[Orange1.D169]+[Orange2.D169]+[Orange3.D169]+[Orange4.D169])/5" office:value-type="float" office:value="0.41489" calcext:value-type="float">
            <text:p>0,41489</text:p>
          </table:table-cell>
          <table:table-cell table:formula="of:=([Orange.E169]+[Orange1.E169]+[Orange2.E169]+[Orange3.E169]+[Orange4.E169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170]+[Orange1.D170]+[Orange2.D170]+[Orange3.D170]+[Orange4.D170])/5" office:value-type="float" office:value="0.41736" calcext:value-type="float">
            <text:p>0,41736</text:p>
          </table:table-cell>
          <table:table-cell table:formula="of:=([Orange.E170]+[Orange1.E170]+[Orange2.E170]+[Orange3.E170]+[Orange4.E170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171]+[Orange1.D171]+[Orange2.D171]+[Orange3.D171]+[Orange4.D171])/5" office:value-type="float" office:value="0.41983" calcext:value-type="float">
            <text:p>0,41983</text:p>
          </table:table-cell>
          <table:table-cell table:formula="of:=([Orange.E171]+[Orange1.E171]+[Orange2.E171]+[Orange3.E171]+[Orange4.E171])/5" office:value-type="float" office:value="-71.7691" calcext:value-type="float">
            <text:p>-71,7691</text:p>
          </table:table-cell>
        </table:table-row>
        <table:table-row table:style-name="ro1">
          <table:table-cell table:formula="of:=([Orange.D172]+[Orange1.D172]+[Orange2.D172]+[Orange3.D172]+[Orange4.D172])/5" office:value-type="float" office:value="0.4223" calcext:value-type="float">
            <text:p>0,4223</text:p>
          </table:table-cell>
          <table:table-cell table:formula="of:=([Orange.E172]+[Orange1.E172]+[Orange2.E172]+[Orange3.E172]+[Orange4.E172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173]+[Orange1.D173]+[Orange2.D173]+[Orange3.D173]+[Orange4.D173])/5" office:value-type="float" office:value="0.42477" calcext:value-type="float">
            <text:p>0,42477</text:p>
          </table:table-cell>
          <table:table-cell table:formula="of:=([Orange.E173]+[Orange1.E173]+[Orange2.E173]+[Orange3.E173]+[Orange4.E173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174]+[Orange1.D174]+[Orange2.D174]+[Orange3.D174]+[Orange4.D174])/5" office:value-type="float" office:value="0.42724" calcext:value-type="float">
            <text:p>0,42724</text:p>
          </table:table-cell>
          <table:table-cell table:formula="of:=([Orange.E174]+[Orange1.E174]+[Orange2.E174]+[Orange3.E174]+[Orange4.E174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175]+[Orange1.D175]+[Orange2.D175]+[Orange3.D175]+[Orange4.D175])/5" office:value-type="float" office:value="0.42971" calcext:value-type="float">
            <text:p>0,42971</text:p>
          </table:table-cell>
          <table:table-cell table:formula="of:=([Orange.E175]+[Orange1.E175]+[Orange2.E175]+[Orange3.E175]+[Orange4.E175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176]+[Orange1.D176]+[Orange2.D176]+[Orange3.D176]+[Orange4.D176])/5" office:value-type="float" office:value="0.43218" calcext:value-type="float">
            <text:p>0,43218</text:p>
          </table:table-cell>
          <table:table-cell table:formula="of:=([Orange.E176]+[Orange1.E176]+[Orange2.E176]+[Orange3.E176]+[Orange4.E176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177]+[Orange1.D177]+[Orange2.D177]+[Orange3.D177]+[Orange4.D177])/5" office:value-type="float" office:value="0.43465" calcext:value-type="float">
            <text:p>0,43465</text:p>
          </table:table-cell>
          <table:table-cell table:formula="of:=([Orange.E177]+[Orange1.E177]+[Orange2.E177]+[Orange3.E177]+[Orange4.E177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178]+[Orange1.D178]+[Orange2.D178]+[Orange3.D178]+[Orange4.D178])/5" office:value-type="float" office:value="0.43712" calcext:value-type="float">
            <text:p>0,43712</text:p>
          </table:table-cell>
          <table:table-cell table:formula="of:=([Orange.E178]+[Orange1.E178]+[Orange2.E178]+[Orange3.E178]+[Orange4.E178])/5" office:value-type="float" office:value="-74.8091" calcext:value-type="float">
            <text:p>-74,8091</text:p>
          </table:table-cell>
        </table:table-row>
        <table:table-row table:style-name="ro1">
          <table:table-cell table:formula="of:=([Orange.D179]+[Orange1.D179]+[Orange2.D179]+[Orange3.D179]+[Orange4.D179])/5" office:value-type="float" office:value="0.43959" calcext:value-type="float">
            <text:p>0,43959</text:p>
          </table:table-cell>
          <table:table-cell table:formula="of:=([Orange.E179]+[Orange1.E179]+[Orange2.E179]+[Orange3.E179]+[Orange4.E179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180]+[Orange1.D180]+[Orange2.D180]+[Orange3.D180]+[Orange4.D180])/5" office:value-type="float" office:value="0.44206" calcext:value-type="float">
            <text:p>0,44206</text:p>
          </table:table-cell>
          <table:table-cell table:formula="of:=([Orange.E180]+[Orange1.E180]+[Orange2.E180]+[Orange3.E180]+[Orange4.E180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181]+[Orange1.D181]+[Orange2.D181]+[Orange3.D181]+[Orange4.D181])/5" office:value-type="float" office:value="0.44453" calcext:value-type="float">
            <text:p>0,44453</text:p>
          </table:table-cell>
          <table:table-cell table:formula="of:=([Orange.E181]+[Orange1.E181]+[Orange2.E181]+[Orange3.E181]+[Orange4.E181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182]+[Orange1.D182]+[Orange2.D182]+[Orange3.D182]+[Orange4.D182])/5" office:value-type="float" office:value="0.447" calcext:value-type="float">
            <text:p>0,447</text:p>
          </table:table-cell>
          <table:table-cell table:formula="of:=([Orange.E182]+[Orange1.E182]+[Orange2.E182]+[Orange3.E182]+[Orange4.E182])/5" office:value-type="float" office:value="-79.3691" calcext:value-type="float">
            <text:p>-79,3691</text:p>
          </table:table-cell>
        </table:table-row>
        <table:table-row table:style-name="ro1">
          <table:table-cell table:formula="of:=([Orange.D183]+[Orange1.D183]+[Orange2.D183]+[Orange3.D183]+[Orange4.D183])/5" office:value-type="float" office:value="0.44947" calcext:value-type="float">
            <text:p>0,44947</text:p>
          </table:table-cell>
          <table:table-cell table:formula="of:=([Orange.E183]+[Orange1.E183]+[Orange2.E183]+[Orange3.E183]+[Orange4.E183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184]+[Orange1.D184]+[Orange2.D184]+[Orange3.D184]+[Orange4.D184])/5" office:value-type="float" office:value="0.45194" calcext:value-type="float">
            <text:p>0,45194</text:p>
          </table:table-cell>
          <table:table-cell table:formula="of:=([Orange.E184]+[Orange1.E184]+[Orange2.E184]+[Orange3.E184]+[Orange4.E184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185]+[Orange1.D185]+[Orange2.D185]+[Orange3.D185]+[Orange4.D185])/5" office:value-type="float" office:value="0.45441" calcext:value-type="float">
            <text:p>0,45441</text:p>
          </table:table-cell>
          <table:table-cell table:formula="of:=([Orange.E185]+[Orange1.E185]+[Orange2.E185]+[Orange3.E185]+[Orange4.E185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186]+[Orange1.D186]+[Orange2.D186]+[Orange3.D186]+[Orange4.D186])/5" office:value-type="float" office:value="0.45688" calcext:value-type="float">
            <text:p>0,45688</text:p>
          </table:table-cell>
          <table:table-cell table:formula="of:=([Orange.E186]+[Orange1.E186]+[Orange2.E186]+[Orange3.E186]+[Orange4.E186])/5" office:value-type="float" office:value="-70.8891" calcext:value-type="float">
            <text:p>-70,8891</text:p>
          </table:table-cell>
        </table:table-row>
        <table:table-row table:style-name="ro1">
          <table:table-cell table:formula="of:=([Orange.D187]+[Orange1.D187]+[Orange2.D187]+[Orange3.D187]+[Orange4.D187])/5" office:value-type="float" office:value="0.45935" calcext:value-type="float">
            <text:p>0,45935</text:p>
          </table:table-cell>
          <table:table-cell table:formula="of:=([Orange.E187]+[Orange1.E187]+[Orange2.E187]+[Orange3.E187]+[Orange4.E187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188]+[Orange1.D188]+[Orange2.D188]+[Orange3.D188]+[Orange4.D188])/5" office:value-type="float" office:value="0.46182" calcext:value-type="float">
            <text:p>0,46182</text:p>
          </table:table-cell>
          <table:table-cell table:formula="of:=([Orange.E188]+[Orange1.E188]+[Orange2.E188]+[Orange3.E188]+[Orange4.E188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189]+[Orange1.D189]+[Orange2.D189]+[Orange3.D189]+[Orange4.D189])/5" office:value-type="float" office:value="0.46429" calcext:value-type="float">
            <text:p>0,46429</text:p>
          </table:table-cell>
          <table:table-cell table:formula="of:=([Orange.E189]+[Orange1.E189]+[Orange2.E189]+[Orange3.E189]+[Orange4.E189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190]+[Orange1.D190]+[Orange2.D190]+[Orange3.D190]+[Orange4.D190])/5" office:value-type="float" office:value="0.46676" calcext:value-type="float">
            <text:p>0,46676</text:p>
          </table:table-cell>
          <table:table-cell table:formula="of:=([Orange.E190]+[Orange1.E190]+[Orange2.E190]+[Orange3.E190]+[Orange4.E190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191]+[Orange1.D191]+[Orange2.D191]+[Orange3.D191]+[Orange4.D191])/5" office:value-type="float" office:value="0.46923" calcext:value-type="float">
            <text:p>0,46923</text:p>
          </table:table-cell>
          <table:table-cell table:formula="of:=([Orange.E191]+[Orange1.E191]+[Orange2.E191]+[Orange3.E191]+[Orange4.E191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192]+[Orange1.D192]+[Orange2.D192]+[Orange3.D192]+[Orange4.D192])/5" office:value-type="float" office:value="0.4717" calcext:value-type="float">
            <text:p>0,4717</text:p>
          </table:table-cell>
          <table:table-cell table:formula="of:=([Orange.E192]+[Orange1.E192]+[Orange2.E192]+[Orange3.E192]+[Orange4.E192])/5" office:value-type="float" office:value="-79.9291" calcext:value-type="float">
            <text:p>-79,9291</text:p>
          </table:table-cell>
        </table:table-row>
        <table:table-row table:style-name="ro1">
          <table:table-cell table:formula="of:=([Orange.D193]+[Orange1.D193]+[Orange2.D193]+[Orange3.D193]+[Orange4.D193])/5" office:value-type="float" office:value="0.47417" calcext:value-type="float">
            <text:p>0,47417</text:p>
          </table:table-cell>
          <table:table-cell table:formula="of:=([Orange.E193]+[Orange1.E193]+[Orange2.E193]+[Orange3.E193]+[Orange4.E193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94]+[Orange1.D194]+[Orange2.D194]+[Orange3.D194]+[Orange4.D194])/5" office:value-type="float" office:value="0.47664" calcext:value-type="float">
            <text:p>0,47664</text:p>
          </table:table-cell>
          <table:table-cell table:formula="of:=([Orange.E194]+[Orange1.E194]+[Orange2.E194]+[Orange3.E194]+[Orange4.E194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95]+[Orange1.D195]+[Orange2.D195]+[Orange3.D195]+[Orange4.D195])/5" office:value-type="float" office:value="0.47911" calcext:value-type="float">
            <text:p>0,47911</text:p>
          </table:table-cell>
          <table:table-cell table:formula="of:=([Orange.E195]+[Orange1.E195]+[Orange2.E195]+[Orange3.E195]+[Orange4.E195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196]+[Orange1.D196]+[Orange2.D196]+[Orange3.D196]+[Orange4.D196])/5" office:value-type="float" office:value="0.48158" calcext:value-type="float">
            <text:p>0,48158</text:p>
          </table:table-cell>
          <table:table-cell table:formula="of:=([Orange.E196]+[Orange1.E196]+[Orange2.E196]+[Orange3.E196]+[Orange4.E196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197]+[Orange1.D197]+[Orange2.D197]+[Orange3.D197]+[Orange4.D197])/5" office:value-type="float" office:value="0.48405" calcext:value-type="float">
            <text:p>0,48405</text:p>
          </table:table-cell>
          <table:table-cell table:formula="of:=([Orange.E197]+[Orange1.E197]+[Orange2.E197]+[Orange3.E197]+[Orange4.E197])/5" office:value-type="float" office:value="-68.6491" calcext:value-type="float">
            <text:p>-68,6491</text:p>
          </table:table-cell>
        </table:table-row>
        <table:table-row table:style-name="ro1">
          <table:table-cell table:formula="of:=([Orange.D198]+[Orange1.D198]+[Orange2.D198]+[Orange3.D198]+[Orange4.D198])/5" office:value-type="float" office:value="0.48652" calcext:value-type="float">
            <text:p>0,48652</text:p>
          </table:table-cell>
          <table:table-cell table:formula="of:=([Orange.E198]+[Orange1.E198]+[Orange2.E198]+[Orange3.E198]+[Orange4.E198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199]+[Orange1.D199]+[Orange2.D199]+[Orange3.D199]+[Orange4.D199])/5" office:value-type="float" office:value="0.48899" calcext:value-type="float">
            <text:p>0,48899</text:p>
          </table:table-cell>
          <table:table-cell table:formula="of:=([Orange.E199]+[Orange1.E199]+[Orange2.E199]+[Orange3.E199]+[Orange4.E199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200]+[Orange1.D200]+[Orange2.D200]+[Orange3.D200]+[Orange4.D200])/5" office:value-type="float" office:value="0.49146" calcext:value-type="float">
            <text:p>0,49146</text:p>
          </table:table-cell>
          <table:table-cell table:formula="of:=([Orange.E200]+[Orange1.E200]+[Orange2.E200]+[Orange3.E200]+[Orange4.E200])/5" office:value-type="float" office:value="-70.6491" calcext:value-type="float">
            <text:p>-70,6491</text:p>
          </table:table-cell>
        </table:table-row>
        <table:table-row table:style-name="ro1">
          <table:table-cell table:formula="of:=([Orange.D201]+[Orange1.D201]+[Orange2.D201]+[Orange3.D201]+[Orange4.D201])/5" office:value-type="float" office:value="0.49393" calcext:value-type="float">
            <text:p>0,49393</text:p>
          </table:table-cell>
          <table:table-cell table:formula="of:=([Orange.E201]+[Orange1.E201]+[Orange2.E201]+[Orange3.E201]+[Orange4.E201])/5" office:value-type="float" office:value="-68.4091" calcext:value-type="float">
            <text:p>-68,4091</text:p>
          </table:table-cell>
        </table:table-row>
        <table:table-row table:style-name="ro1">
          <table:table-cell table:formula="of:=([Orange.D202]+[Orange1.D202]+[Orange2.D202]+[Orange3.D202]+[Orange4.D202])/5" office:value-type="float" office:value="0.4964" calcext:value-type="float">
            <text:p>0,4964</text:p>
          </table:table-cell>
          <table:table-cell table:formula="of:=([Orange.E202]+[Orange1.E202]+[Orange2.E202]+[Orange3.E202]+[Orange4.E202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203]+[Orange1.D203]+[Orange2.D203]+[Orange3.D203]+[Orange4.D203])/5" office:value-type="float" office:value="0.49887" calcext:value-type="float">
            <text:p>0,49887</text:p>
          </table:table-cell>
          <table:table-cell table:formula="of:=([Orange.E203]+[Orange1.E203]+[Orange2.E203]+[Orange3.E203]+[Orange4.E203])/5" office:value-type="float" office:value="-78.8091" calcext:value-type="float">
            <text:p>-78,8091</text:p>
          </table:table-cell>
        </table:table-row>
        <table:table-row table:style-name="ro1">
          <table:table-cell table:formula="of:=([Orange.D204]+[Orange1.D204]+[Orange2.D204]+[Orange3.D204]+[Orange4.D204])/5" office:value-type="float" office:value="0.50134" calcext:value-type="float">
            <text:p>0,50134</text:p>
          </table:table-cell>
          <table:table-cell table:formula="of:=([Orange.E204]+[Orange1.E204]+[Orange2.E204]+[Orange3.E204]+[Orange4.E204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205]+[Orange1.D205]+[Orange2.D205]+[Orange3.D205]+[Orange4.D205])/5" office:value-type="float" office:value="0.50381" calcext:value-type="float">
            <text:p>0,50381</text:p>
          </table:table-cell>
          <table:table-cell table:formula="of:=([Orange.E205]+[Orange1.E205]+[Orange2.E205]+[Orange3.E205]+[Orange4.E205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206]+[Orange1.D206]+[Orange2.D206]+[Orange3.D206]+[Orange4.D206])/5" office:value-type="float" office:value="0.50628" calcext:value-type="float">
            <text:p>0,50628</text:p>
          </table:table-cell>
          <table:table-cell table:formula="of:=([Orange.E206]+[Orange1.E206]+[Orange2.E206]+[Orange3.E206]+[Orange4.E206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207]+[Orange1.D207]+[Orange2.D207]+[Orange3.D207]+[Orange4.D207])/5" office:value-type="float" office:value="0.50875" calcext:value-type="float">
            <text:p>0,50875</text:p>
          </table:table-cell>
          <table:table-cell table:formula="of:=([Orange.E207]+[Orange1.E207]+[Orange2.E207]+[Orange3.E207]+[Orange4.E207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208]+[Orange1.D208]+[Orange2.D208]+[Orange3.D208]+[Orange4.D208])/5" office:value-type="float" office:value="0.51122" calcext:value-type="float">
            <text:p>0,51122</text:p>
          </table:table-cell>
          <table:table-cell table:formula="of:=([Orange.E208]+[Orange1.E208]+[Orange2.E208]+[Orange3.E208]+[Orange4.E208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209]+[Orange1.D209]+[Orange2.D209]+[Orange3.D209]+[Orange4.D209])/5" office:value-type="float" office:value="0.51369" calcext:value-type="float">
            <text:p>0,51369</text:p>
          </table:table-cell>
          <table:table-cell table:formula="of:=([Orange.E209]+[Orange1.E209]+[Orange2.E209]+[Orange3.E209]+[Orange4.E209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210]+[Orange1.D210]+[Orange2.D210]+[Orange3.D210]+[Orange4.D210])/5" office:value-type="float" office:value="0.51616" calcext:value-type="float">
            <text:p>0,51616</text:p>
          </table:table-cell>
          <table:table-cell table:formula="of:=([Orange.E210]+[Orange1.E210]+[Orange2.E210]+[Orange3.E210]+[Orange4.E210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211]+[Orange1.D211]+[Orange2.D211]+[Orange3.D211]+[Orange4.D211])/5" office:value-type="float" office:value="0.51863" calcext:value-type="float">
            <text:p>0,51863</text:p>
          </table:table-cell>
          <table:table-cell table:formula="of:=([Orange.E211]+[Orange1.E211]+[Orange2.E211]+[Orange3.E211]+[Orange4.E211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212]+[Orange1.D212]+[Orange2.D212]+[Orange3.D212]+[Orange4.D212])/5" office:value-type="float" office:value="0.5211" calcext:value-type="float">
            <text:p>0,5211</text:p>
          </table:table-cell>
          <table:table-cell table:formula="of:=([Orange.E212]+[Orange1.E212]+[Orange2.E212]+[Orange3.E212]+[Orange4.E212])/5" office:value-type="float" office:value="-71.6891" calcext:value-type="float">
            <text:p>-71,6891</text:p>
          </table:table-cell>
        </table:table-row>
        <table:table-row table:style-name="ro1">
          <table:table-cell table:formula="of:=([Orange.D213]+[Orange1.D213]+[Orange2.D213]+[Orange3.D213]+[Orange4.D213])/5" office:value-type="float" office:value="0.52357" calcext:value-type="float">
            <text:p>0,52357</text:p>
          </table:table-cell>
          <table:table-cell table:formula="of:=([Orange.E213]+[Orange1.E213]+[Orange2.E213]+[Orange3.E213]+[Orange4.E213])/5" office:value-type="float" office:value="-70.1691" calcext:value-type="float">
            <text:p>-70,1691</text:p>
          </table:table-cell>
        </table:table-row>
        <table:table-row table:style-name="ro1">
          <table:table-cell table:formula="of:=([Orange.D214]+[Orange1.D214]+[Orange2.D214]+[Orange3.D214]+[Orange4.D214])/5" office:value-type="float" office:value="0.52604" calcext:value-type="float">
            <text:p>0,52604</text:p>
          </table:table-cell>
          <table:table-cell table:formula="of:=([Orange.E214]+[Orange1.E214]+[Orange2.E214]+[Orange3.E214]+[Orange4.E214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215]+[Orange1.D215]+[Orange2.D215]+[Orange3.D215]+[Orange4.D215])/5" office:value-type="float" office:value="0.52851" calcext:value-type="float">
            <text:p>0,52851</text:p>
          </table:table-cell>
          <table:table-cell table:formula="of:=([Orange.E215]+[Orange1.E215]+[Orange2.E215]+[Orange3.E215]+[Orange4.E215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216]+[Orange1.D216]+[Orange2.D216]+[Orange3.D216]+[Orange4.D216])/5" office:value-type="float" office:value="0.53098" calcext:value-type="float">
            <text:p>0,53098</text:p>
          </table:table-cell>
          <table:table-cell table:formula="of:=([Orange.E216]+[Orange1.E216]+[Orange2.E216]+[Orange3.E216]+[Orange4.E216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217]+[Orange1.D217]+[Orange2.D217]+[Orange3.D217]+[Orange4.D217])/5" office:value-type="float" office:value="0.53345" calcext:value-type="float">
            <text:p>0,53345</text:p>
          </table:table-cell>
          <table:table-cell table:formula="of:=([Orange.E217]+[Orange1.E217]+[Orange2.E217]+[Orange3.E217]+[Orange4.E217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218]+[Orange1.D218]+[Orange2.D218]+[Orange3.D218]+[Orange4.D218])/5" office:value-type="float" office:value="0.53592" calcext:value-type="float">
            <text:p>0,53592</text:p>
          </table:table-cell>
          <table:table-cell table:formula="of:=([Orange.E218]+[Orange1.E218]+[Orange2.E218]+[Orange3.E218]+[Orange4.E218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219]+[Orange1.D219]+[Orange2.D219]+[Orange3.D219]+[Orange4.D219])/5" office:value-type="float" office:value="0.53839" calcext:value-type="float">
            <text:p>0,53839</text:p>
          </table:table-cell>
          <table:table-cell table:formula="of:=([Orange.E219]+[Orange1.E219]+[Orange2.E219]+[Orange3.E219]+[Orange4.E219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220]+[Orange1.D220]+[Orange2.D220]+[Orange3.D220]+[Orange4.D220])/5" office:value-type="float" office:value="0.54086" calcext:value-type="float">
            <text:p>0,54086</text:p>
          </table:table-cell>
          <table:table-cell table:formula="of:=([Orange.E220]+[Orange1.E220]+[Orange2.E220]+[Orange3.E220]+[Orange4.E220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221]+[Orange1.D221]+[Orange2.D221]+[Orange3.D221]+[Orange4.D221])/5" office:value-type="float" office:value="0.54333" calcext:value-type="float">
            <text:p>0,54333</text:p>
          </table:table-cell>
          <table:table-cell table:formula="of:=([Orange.E221]+[Orange1.E221]+[Orange2.E221]+[Orange3.E221]+[Orange4.E221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222]+[Orange1.D222]+[Orange2.D222]+[Orange3.D222]+[Orange4.D222])/5" office:value-type="float" office:value="0.5458" calcext:value-type="float">
            <text:p>0,5458</text:p>
          </table:table-cell>
          <table:table-cell table:formula="of:=([Orange.E222]+[Orange1.E222]+[Orange2.E222]+[Orange3.E222]+[Orange4.E222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223]+[Orange1.D223]+[Orange2.D223]+[Orange3.D223]+[Orange4.D223])/5" office:value-type="float" office:value="0.54827" calcext:value-type="float">
            <text:p>0,54827</text:p>
          </table:table-cell>
          <table:table-cell table:formula="of:=([Orange.E223]+[Orange1.E223]+[Orange2.E223]+[Orange3.E223]+[Orange4.E223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224]+[Orange1.D224]+[Orange2.D224]+[Orange3.D224]+[Orange4.D224])/5" office:value-type="float" office:value="0.55074" calcext:value-type="float">
            <text:p>0,55074</text:p>
          </table:table-cell>
          <table:table-cell table:formula="of:=([Orange.E224]+[Orange1.E224]+[Orange2.E224]+[Orange3.E224]+[Orange4.E224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225]+[Orange1.D225]+[Orange2.D225]+[Orange3.D225]+[Orange4.D225])/5" office:value-type="float" office:value="0.55321" calcext:value-type="float">
            <text:p>0,55321</text:p>
          </table:table-cell>
          <table:table-cell table:formula="of:=([Orange.E225]+[Orange1.E225]+[Orange2.E225]+[Orange3.E225]+[Orange4.E225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226]+[Orange1.D226]+[Orange2.D226]+[Orange3.D226]+[Orange4.D226])/5" office:value-type="float" office:value="0.55568" calcext:value-type="float">
            <text:p>0,55568</text:p>
          </table:table-cell>
          <table:table-cell table:formula="of:=([Orange.E226]+[Orange1.E226]+[Orange2.E226]+[Orange3.E226]+[Orange4.E226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227]+[Orange1.D227]+[Orange2.D227]+[Orange3.D227]+[Orange4.D227])/5" office:value-type="float" office:value="0.55815" calcext:value-type="float">
            <text:p>0,55815</text:p>
          </table:table-cell>
          <table:table-cell table:formula="of:=([Orange.E227]+[Orange1.E227]+[Orange2.E227]+[Orange3.E227]+[Orange4.E227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228]+[Orange1.D228]+[Orange2.D228]+[Orange3.D228]+[Orange4.D228])/5" office:value-type="float" office:value="0.56062" calcext:value-type="float">
            <text:p>0,56062</text:p>
          </table:table-cell>
          <table:table-cell table:formula="of:=([Orange.E228]+[Orange1.E228]+[Orange2.E228]+[Orange3.E228]+[Orange4.E228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229]+[Orange1.D229]+[Orange2.D229]+[Orange3.D229]+[Orange4.D229])/5" office:value-type="float" office:value="0.56309" calcext:value-type="float">
            <text:p>0,56309</text:p>
          </table:table-cell>
          <table:table-cell table:formula="of:=([Orange.E229]+[Orange1.E229]+[Orange2.E229]+[Orange3.E229]+[Orange4.E229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230]+[Orange1.D230]+[Orange2.D230]+[Orange3.D230]+[Orange4.D230])/5" office:value-type="float" office:value="0.56556" calcext:value-type="float">
            <text:p>0,56556</text:p>
          </table:table-cell>
          <table:table-cell table:formula="of:=([Orange.E230]+[Orange1.E230]+[Orange2.E230]+[Orange3.E230]+[Orange4.E230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231]+[Orange1.D231]+[Orange2.D231]+[Orange3.D231]+[Orange4.D231])/5" office:value-type="float" office:value="0.56803" calcext:value-type="float">
            <text:p>0,56803</text:p>
          </table:table-cell>
          <table:table-cell table:formula="of:=([Orange.E231]+[Orange1.E231]+[Orange2.E231]+[Orange3.E231]+[Orange4.E231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232]+[Orange1.D232]+[Orange2.D232]+[Orange3.D232]+[Orange4.D232])/5" office:value-type="float" office:value="0.5705" calcext:value-type="float">
            <text:p>0,5705</text:p>
          </table:table-cell>
          <table:table-cell table:formula="of:=([Orange.E232]+[Orange1.E232]+[Orange2.E232]+[Orange3.E232]+[Orange4.E232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233]+[Orange1.D233]+[Orange2.D233]+[Orange3.D233]+[Orange4.D233])/5" office:value-type="float" office:value="0.57297" calcext:value-type="float">
            <text:p>0,57297</text:p>
          </table:table-cell>
          <table:table-cell table:formula="of:=([Orange.E233]+[Orange1.E233]+[Orange2.E233]+[Orange3.E233]+[Orange4.E233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234]+[Orange1.D234]+[Orange2.D234]+[Orange3.D234]+[Orange4.D234])/5" office:value-type="float" office:value="0.57544" calcext:value-type="float">
            <text:p>0,57544</text:p>
          </table:table-cell>
          <table:table-cell table:formula="of:=([Orange.E234]+[Orange1.E234]+[Orange2.E234]+[Orange3.E234]+[Orange4.E234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235]+[Orange1.D235]+[Orange2.D235]+[Orange3.D235]+[Orange4.D235])/5" office:value-type="float" office:value="0.57791" calcext:value-type="float">
            <text:p>0,57791</text:p>
          </table:table-cell>
          <table:table-cell table:formula="of:=([Orange.E235]+[Orange1.E235]+[Orange2.E235]+[Orange3.E235]+[Orange4.E235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236]+[Orange1.D236]+[Orange2.D236]+[Orange3.D236]+[Orange4.D236])/5" office:value-type="float" office:value="0.58038" calcext:value-type="float">
            <text:p>0,58038</text:p>
          </table:table-cell>
          <table:table-cell table:formula="of:=([Orange.E236]+[Orange1.E236]+[Orange2.E236]+[Orange3.E236]+[Orange4.E236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237]+[Orange1.D237]+[Orange2.D237]+[Orange3.D237]+[Orange4.D237])/5" office:value-type="float" office:value="0.58285" calcext:value-type="float">
            <text:p>0,58285</text:p>
          </table:table-cell>
          <table:table-cell table:formula="of:=([Orange.E237]+[Orange1.E237]+[Orange2.E237]+[Orange3.E237]+[Orange4.E237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238]+[Orange1.D238]+[Orange2.D238]+[Orange3.D238]+[Orange4.D238])/5" office:value-type="float" office:value="0.58532" calcext:value-type="float">
            <text:p>0,58532</text:p>
          </table:table-cell>
          <table:table-cell table:formula="of:=([Orange.E238]+[Orange1.E238]+[Orange2.E238]+[Orange3.E238]+[Orange4.E238])/5" office:value-type="float" office:value="-72.1691" calcext:value-type="float">
            <text:p>-72,1691</text:p>
          </table:table-cell>
        </table:table-row>
        <table:table-row table:style-name="ro1">
          <table:table-cell table:formula="of:=([Orange.D239]+[Orange1.D239]+[Orange2.D239]+[Orange3.D239]+[Orange4.D239])/5" office:value-type="float" office:value="0.58779" calcext:value-type="float">
            <text:p>0,58779</text:p>
          </table:table-cell>
          <table:table-cell table:formula="of:=([Orange.E239]+[Orange1.E239]+[Orange2.E239]+[Orange3.E239]+[Orange4.E239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240]+[Orange1.D240]+[Orange2.D240]+[Orange3.D240]+[Orange4.D240])/5" office:value-type="float" office:value="0.59026" calcext:value-type="float">
            <text:p>0,59026</text:p>
          </table:table-cell>
          <table:table-cell table:formula="of:=([Orange.E240]+[Orange1.E240]+[Orange2.E240]+[Orange3.E240]+[Orange4.E240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241]+[Orange1.D241]+[Orange2.D241]+[Orange3.D241]+[Orange4.D241])/5" office:value-type="float" office:value="0.59273" calcext:value-type="float">
            <text:p>0,59273</text:p>
          </table:table-cell>
          <table:table-cell table:formula="of:=([Orange.E241]+[Orange1.E241]+[Orange2.E241]+[Orange3.E241]+[Orange4.E241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242]+[Orange1.D242]+[Orange2.D242]+[Orange3.D242]+[Orange4.D242])/5" office:value-type="float" office:value="0.5952" calcext:value-type="float">
            <text:p>0,5952</text:p>
          </table:table-cell>
          <table:table-cell table:formula="of:=([Orange.E242]+[Orange1.E242]+[Orange2.E242]+[Orange3.E242]+[Orange4.E242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243]+[Orange1.D243]+[Orange2.D243]+[Orange3.D243]+[Orange4.D243])/5" office:value-type="float" office:value="0.59767" calcext:value-type="float">
            <text:p>0,59767</text:p>
          </table:table-cell>
          <table:table-cell table:formula="of:=([Orange.E243]+[Orange1.E243]+[Orange2.E243]+[Orange3.E243]+[Orange4.E243])/5" office:value-type="float" office:value="-69.2091" calcext:value-type="float">
            <text:p>-69,2091</text:p>
          </table:table-cell>
        </table:table-row>
        <table:table-row table:style-name="ro1">
          <table:table-cell table:formula="of:=([Orange.D244]+[Orange1.D244]+[Orange2.D244]+[Orange3.D244]+[Orange4.D244])/5" office:value-type="float" office:value="0.60014" calcext:value-type="float">
            <text:p>0,60014</text:p>
          </table:table-cell>
          <table:table-cell table:formula="of:=([Orange.E244]+[Orange1.E244]+[Orange2.E244]+[Orange3.E244]+[Orange4.E244])/5" office:value-type="float" office:value="-67.7691" calcext:value-type="float">
            <text:p>-67,7691</text:p>
          </table:table-cell>
        </table:table-row>
        <table:table-row table:style-name="ro1">
          <table:table-cell table:formula="of:=([Orange.D245]+[Orange1.D245]+[Orange2.D245]+[Orange3.D245]+[Orange4.D245])/5" office:value-type="float" office:value="0.60261" calcext:value-type="float">
            <text:p>0,60261</text:p>
          </table:table-cell>
          <table:table-cell table:formula="of:=([Orange.E245]+[Orange1.E245]+[Orange2.E245]+[Orange3.E245]+[Orange4.E245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246]+[Orange1.D246]+[Orange2.D246]+[Orange3.D246]+[Orange4.D246])/5" office:value-type="float" office:value="0.60508" calcext:value-type="float">
            <text:p>0,60508</text:p>
          </table:table-cell>
          <table:table-cell table:formula="of:=([Orange.E246]+[Orange1.E246]+[Orange2.E246]+[Orange3.E246]+[Orange4.E246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247]+[Orange1.D247]+[Orange2.D247]+[Orange3.D247]+[Orange4.D247])/5" office:value-type="float" office:value="0.60755" calcext:value-type="float">
            <text:p>0,60755</text:p>
          </table:table-cell>
          <table:table-cell table:formula="of:=([Orange.E247]+[Orange1.E247]+[Orange2.E247]+[Orange3.E247]+[Orange4.E247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248]+[Orange1.D248]+[Orange2.D248]+[Orange3.D248]+[Orange4.D248])/5" office:value-type="float" office:value="0.61002" calcext:value-type="float">
            <text:p>0,61002</text:p>
          </table:table-cell>
          <table:table-cell table:formula="of:=([Orange.E248]+[Orange1.E248]+[Orange2.E248]+[Orange3.E248]+[Orange4.E248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249]+[Orange1.D249]+[Orange2.D249]+[Orange3.D249]+[Orange4.D249])/5" office:value-type="float" office:value="0.61249" calcext:value-type="float">
            <text:p>0,61249</text:p>
          </table:table-cell>
          <table:table-cell table:formula="of:=([Orange.E249]+[Orange1.E249]+[Orange2.E249]+[Orange3.E249]+[Orange4.E249])/5" office:value-type="float" office:value="-70.1691" calcext:value-type="float">
            <text:p>-70,1691</text:p>
          </table:table-cell>
        </table:table-row>
        <table:table-row table:style-name="ro1">
          <table:table-cell table:formula="of:=([Orange.D250]+[Orange1.D250]+[Orange2.D250]+[Orange3.D250]+[Orange4.D250])/5" office:value-type="float" office:value="0.61496" calcext:value-type="float">
            <text:p>0,61496</text:p>
          </table:table-cell>
          <table:table-cell table:formula="of:=([Orange.E250]+[Orange1.E250]+[Orange2.E250]+[Orange3.E250]+[Orange4.E250])/5" office:value-type="float" office:value="-72.5691" calcext:value-type="float">
            <text:p>-72,5691</text:p>
          </table:table-cell>
        </table:table-row>
        <table:table-row table:style-name="ro1">
          <table:table-cell table:formula="of:=([Orange.D251]+[Orange1.D251]+[Orange2.D251]+[Orange3.D251]+[Orange4.D251])/5" office:value-type="float" office:value="0.61743" calcext:value-type="float">
            <text:p>0,61743</text:p>
          </table:table-cell>
          <table:table-cell table:formula="of:=([Orange.E251]+[Orange1.E251]+[Orange2.E251]+[Orange3.E251]+[Orange4.E251])/5" office:value-type="float" office:value="-67.2091" calcext:value-type="float">
            <text:p>-67,2091</text:p>
          </table:table-cell>
        </table:table-row>
        <table:table-row table:style-name="ro1">
          <table:table-cell table:formula="of:=([Orange.D252]+[Orange1.D252]+[Orange2.D252]+[Orange3.D252]+[Orange4.D252])/5" office:value-type="float" office:value="0.6199" calcext:value-type="float">
            <text:p>0,6199</text:p>
          </table:table-cell>
          <table:table-cell table:formula="of:=([Orange.E252]+[Orange1.E252]+[Orange2.E252]+[Orange3.E252]+[Orange4.E252])/5" office:value-type="float" office:value="-66.8091" calcext:value-type="float">
            <text:p>-66,8091</text:p>
          </table:table-cell>
        </table:table-row>
        <table:table-row table:style-name="ro1">
          <table:table-cell table:formula="of:=([Orange.D253]+[Orange1.D253]+[Orange2.D253]+[Orange3.D253]+[Orange4.D253])/5" office:value-type="float" office:value="0.62237" calcext:value-type="float">
            <text:p>0,62237</text:p>
          </table:table-cell>
          <table:table-cell table:formula="of:=([Orange.E253]+[Orange1.E253]+[Orange2.E253]+[Orange3.E253]+[Orange4.E253])/5" office:value-type="float" office:value="-70.6491" calcext:value-type="float">
            <text:p>-70,6491</text:p>
          </table:table-cell>
        </table:table-row>
        <table:table-row table:style-name="ro1">
          <table:table-cell table:formula="of:=([Orange.D254]+[Orange1.D254]+[Orange2.D254]+[Orange3.D254]+[Orange4.D254])/5" office:value-type="float" office:value="0.62484" calcext:value-type="float">
            <text:p>0,62484</text:p>
          </table:table-cell>
          <table:table-cell table:formula="of:=([Orange.E254]+[Orange1.E254]+[Orange2.E254]+[Orange3.E254]+[Orange4.E254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255]+[Orange1.D255]+[Orange2.D255]+[Orange3.D255]+[Orange4.D255])/5" office:value-type="float" office:value="0.62731" calcext:value-type="float">
            <text:p>0,62731</text:p>
          </table:table-cell>
          <table:table-cell table:formula="of:=([Orange.E255]+[Orange1.E255]+[Orange2.E255]+[Orange3.E255]+[Orange4.E255])/5" office:value-type="float" office:value="-76.5691" calcext:value-type="float">
            <text:p>-76,5691</text:p>
          </table:table-cell>
        </table:table-row>
        <table:table-row table:style-name="ro1">
          <table:table-cell table:formula="of:=([Orange.D256]+[Orange1.D256]+[Orange2.D256]+[Orange3.D256]+[Orange4.D256])/5" office:value-type="float" office:value="0.62978" calcext:value-type="float">
            <text:p>0,62978</text:p>
          </table:table-cell>
          <table:table-cell table:formula="of:=([Orange.E256]+[Orange1.E256]+[Orange2.E256]+[Orange3.E256]+[Orange4.E256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257]+[Orange1.D257]+[Orange2.D257]+[Orange3.D257]+[Orange4.D257])/5" office:value-type="float" office:value="0.63225" calcext:value-type="float">
            <text:p>0,63225</text:p>
          </table:table-cell>
          <table:table-cell table:formula="of:=([Orange.E257]+[Orange1.E257]+[Orange2.E257]+[Orange3.E257]+[Orange4.E257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258]+[Orange1.D258]+[Orange2.D258]+[Orange3.D258]+[Orange4.D258])/5" office:value-type="float" office:value="0.63472" calcext:value-type="float">
            <text:p>0,63472</text:p>
          </table:table-cell>
          <table:table-cell table:formula="of:=([Orange.E258]+[Orange1.E258]+[Orange2.E258]+[Orange3.E258]+[Orange4.E258])/5" office:value-type="float" office:value="-69.0491" calcext:value-type="float">
            <text:p>-69,0491</text:p>
          </table:table-cell>
        </table:table-row>
        <table:table-row table:style-name="ro1">
          <table:table-cell table:formula="of:=([Orange.D259]+[Orange1.D259]+[Orange2.D259]+[Orange3.D259]+[Orange4.D259])/5" office:value-type="float" office:value="0.63719" calcext:value-type="float">
            <text:p>0,63719</text:p>
          </table:table-cell>
          <table:table-cell table:formula="of:=([Orange.E259]+[Orange1.E259]+[Orange2.E259]+[Orange3.E259]+[Orange4.E259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260]+[Orange1.D260]+[Orange2.D260]+[Orange3.D260]+[Orange4.D260])/5" office:value-type="float" office:value="0.63966" calcext:value-type="float">
            <text:p>0,63966</text:p>
          </table:table-cell>
          <table:table-cell table:formula="of:=([Orange.E260]+[Orange1.E260]+[Orange2.E260]+[Orange3.E260]+[Orange4.E260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261]+[Orange1.D261]+[Orange2.D261]+[Orange3.D261]+[Orange4.D261])/5" office:value-type="float" office:value="0.64213" calcext:value-type="float">
            <text:p>0,64213</text:p>
          </table:table-cell>
          <table:table-cell table:formula="of:=([Orange.E261]+[Orange1.E261]+[Orange2.E261]+[Orange3.E261]+[Orange4.E261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262]+[Orange1.D262]+[Orange2.D262]+[Orange3.D262]+[Orange4.D262])/5" office:value-type="float" office:value="0.6446" calcext:value-type="float">
            <text:p>0,6446</text:p>
          </table:table-cell>
          <table:table-cell table:formula="of:=([Orange.E262]+[Orange1.E262]+[Orange2.E262]+[Orange3.E262]+[Orange4.E262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263]+[Orange1.D263]+[Orange2.D263]+[Orange3.D263]+[Orange4.D263])/5" office:value-type="float" office:value="0.64707" calcext:value-type="float">
            <text:p>0,64707</text:p>
          </table:table-cell>
          <table:table-cell table:formula="of:=([Orange.E263]+[Orange1.E263]+[Orange2.E263]+[Orange3.E263]+[Orange4.E263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264]+[Orange1.D264]+[Orange2.D264]+[Orange3.D264]+[Orange4.D264])/5" office:value-type="float" office:value="0.64954" calcext:value-type="float">
            <text:p>0,64954</text:p>
          </table:table-cell>
          <table:table-cell table:formula="of:=([Orange.E264]+[Orange1.E264]+[Orange2.E264]+[Orange3.E264]+[Orange4.E264])/5" office:value-type="float" office:value="-70.8891" calcext:value-type="float">
            <text:p>-70,8891</text:p>
          </table:table-cell>
        </table:table-row>
        <table:table-row table:style-name="ro1">
          <table:table-cell table:formula="of:=([Orange.D265]+[Orange1.D265]+[Orange2.D265]+[Orange3.D265]+[Orange4.D265])/5" office:value-type="float" office:value="0.65201" calcext:value-type="float">
            <text:p>0,65201</text:p>
          </table:table-cell>
          <table:table-cell table:formula="of:=([Orange.E265]+[Orange1.E265]+[Orange2.E265]+[Orange3.E265]+[Orange4.E265])/5" office:value-type="float" office:value="-69.2891" calcext:value-type="float">
            <text:p>-69,2891</text:p>
          </table:table-cell>
        </table:table-row>
        <table:table-row table:style-name="ro1">
          <table:table-cell table:formula="of:=([Orange.D266]+[Orange1.D266]+[Orange2.D266]+[Orange3.D266]+[Orange4.D266])/5" office:value-type="float" office:value="0.65448" calcext:value-type="float">
            <text:p>0,65448</text:p>
          </table:table-cell>
          <table:table-cell table:formula="of:=([Orange.E266]+[Orange1.E266]+[Orange2.E266]+[Orange3.E266]+[Orange4.E266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267]+[Orange1.D267]+[Orange2.D267]+[Orange3.D267]+[Orange4.D267])/5" office:value-type="float" office:value="0.65695" calcext:value-type="float">
            <text:p>0,65695</text:p>
          </table:table-cell>
          <table:table-cell table:formula="of:=([Orange.E267]+[Orange1.E267]+[Orange2.E267]+[Orange3.E267]+[Orange4.E267])/5" office:value-type="float" office:value="-72.9691" calcext:value-type="float">
            <text:p>-72,9691</text:p>
          </table:table-cell>
        </table:table-row>
        <table:table-row table:style-name="ro1">
          <table:table-cell table:formula="of:=([Orange.D268]+[Orange1.D268]+[Orange2.D268]+[Orange3.D268]+[Orange4.D268])/5" office:value-type="float" office:value="0.65942" calcext:value-type="float">
            <text:p>0,65942</text:p>
          </table:table-cell>
          <table:table-cell table:formula="of:=([Orange.E268]+[Orange1.E268]+[Orange2.E268]+[Orange3.E268]+[Orange4.E268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269]+[Orange1.D269]+[Orange2.D269]+[Orange3.D269]+[Orange4.D269])/5" office:value-type="float" office:value="0.66189" calcext:value-type="float">
            <text:p>0,66189</text:p>
          </table:table-cell>
          <table:table-cell table:formula="of:=([Orange.E269]+[Orange1.E269]+[Orange2.E269]+[Orange3.E269]+[Orange4.E269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270]+[Orange1.D270]+[Orange2.D270]+[Orange3.D270]+[Orange4.D270])/5" office:value-type="float" office:value="0.66436" calcext:value-type="float">
            <text:p>0,66436</text:p>
          </table:table-cell>
          <table:table-cell table:formula="of:=([Orange.E270]+[Orange1.E270]+[Orange2.E270]+[Orange3.E270]+[Orange4.E270])/5" office:value-type="float" office:value="-71.0491" calcext:value-type="float">
            <text:p>-71,0491</text:p>
          </table:table-cell>
        </table:table-row>
        <table:table-row table:style-name="ro1">
          <table:table-cell table:formula="of:=([Orange.D271]+[Orange1.D271]+[Orange2.D271]+[Orange3.D271]+[Orange4.D271])/5" office:value-type="float" office:value="0.66683" calcext:value-type="float">
            <text:p>0,66683</text:p>
          </table:table-cell>
          <table:table-cell table:formula="of:=([Orange.E271]+[Orange1.E271]+[Orange2.E271]+[Orange3.E271]+[Orange4.E271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272]+[Orange1.D272]+[Orange2.D272]+[Orange3.D272]+[Orange4.D272])/5" office:value-type="float" office:value="0.6693" calcext:value-type="float">
            <text:p>0,6693</text:p>
          </table:table-cell>
          <table:table-cell table:formula="of:=([Orange.E272]+[Orange1.E272]+[Orange2.E272]+[Orange3.E272]+[Orange4.E272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273]+[Orange1.D273]+[Orange2.D273]+[Orange3.D273]+[Orange4.D273])/5" office:value-type="float" office:value="0.67177" calcext:value-type="float">
            <text:p>0,67177</text:p>
          </table:table-cell>
          <table:table-cell table:formula="of:=([Orange.E273]+[Orange1.E273]+[Orange2.E273]+[Orange3.E273]+[Orange4.E273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274]+[Orange1.D274]+[Orange2.D274]+[Orange3.D274]+[Orange4.D274])/5" office:value-type="float" office:value="0.67424" calcext:value-type="float">
            <text:p>0,67424</text:p>
          </table:table-cell>
          <table:table-cell table:formula="of:=([Orange.E274]+[Orange1.E274]+[Orange2.E274]+[Orange3.E274]+[Orange4.E274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275]+[Orange1.D275]+[Orange2.D275]+[Orange3.D275]+[Orange4.D275])/5" office:value-type="float" office:value="0.67671" calcext:value-type="float">
            <text:p>0,67671</text:p>
          </table:table-cell>
          <table:table-cell table:formula="of:=([Orange.E275]+[Orange1.E275]+[Orange2.E275]+[Orange3.E275]+[Orange4.E275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276]+[Orange1.D276]+[Orange2.D276]+[Orange3.D276]+[Orange4.D276])/5" office:value-type="float" office:value="0.67918" calcext:value-type="float">
            <text:p>0,67918</text:p>
          </table:table-cell>
          <table:table-cell table:formula="of:=([Orange.E276]+[Orange1.E276]+[Orange2.E276]+[Orange3.E276]+[Orange4.E276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277]+[Orange1.D277]+[Orange2.D277]+[Orange3.D277]+[Orange4.D277])/5" office:value-type="float" office:value="0.68165" calcext:value-type="float">
            <text:p>0,68165</text:p>
          </table:table-cell>
          <table:table-cell table:formula="of:=([Orange.E277]+[Orange1.E277]+[Orange2.E277]+[Orange3.E277]+[Orange4.E277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278]+[Orange1.D278]+[Orange2.D278]+[Orange3.D278]+[Orange4.D278])/5" office:value-type="float" office:value="0.68412" calcext:value-type="float">
            <text:p>0,68412</text:p>
          </table:table-cell>
          <table:table-cell table:formula="of:=([Orange.E278]+[Orange1.E278]+[Orange2.E278]+[Orange3.E278]+[Orange4.E278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279]+[Orange1.D279]+[Orange2.D279]+[Orange3.D279]+[Orange4.D279])/5" office:value-type="float" office:value="0.68659" calcext:value-type="float">
            <text:p>0,68659</text:p>
          </table:table-cell>
          <table:table-cell table:formula="of:=([Orange.E279]+[Orange1.E279]+[Orange2.E279]+[Orange3.E279]+[Orange4.E279])/5" office:value-type="float" office:value="-70.8891" calcext:value-type="float">
            <text:p>-70,8891</text:p>
          </table:table-cell>
        </table:table-row>
        <table:table-row table:style-name="ro1">
          <table:table-cell table:formula="of:=([Orange.D280]+[Orange1.D280]+[Orange2.D280]+[Orange3.D280]+[Orange4.D280])/5" office:value-type="float" office:value="0.68906" calcext:value-type="float">
            <text:p>0,68906</text:p>
          </table:table-cell>
          <table:table-cell table:formula="of:=([Orange.E280]+[Orange1.E280]+[Orange2.E280]+[Orange3.E280]+[Orange4.E280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281]+[Orange1.D281]+[Orange2.D281]+[Orange3.D281]+[Orange4.D281])/5" office:value-type="float" office:value="0.69153" calcext:value-type="float">
            <text:p>0,69153</text:p>
          </table:table-cell>
          <table:table-cell table:formula="of:=([Orange.E281]+[Orange1.E281]+[Orange2.E281]+[Orange3.E281]+[Orange4.E281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282]+[Orange1.D282]+[Orange2.D282]+[Orange3.D282]+[Orange4.D282])/5" office:value-type="float" office:value="0.694" calcext:value-type="float">
            <text:p>0,694</text:p>
          </table:table-cell>
          <table:table-cell table:formula="of:=([Orange.E282]+[Orange1.E282]+[Orange2.E282]+[Orange3.E282]+[Orange4.E282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283]+[Orange1.D283]+[Orange2.D283]+[Orange3.D283]+[Orange4.D283])/5" office:value-type="float" office:value="0.69647" calcext:value-type="float">
            <text:p>0,69647</text:p>
          </table:table-cell>
          <table:table-cell table:formula="of:=([Orange.E283]+[Orange1.E283]+[Orange2.E283]+[Orange3.E283]+[Orange4.E283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284]+[Orange1.D284]+[Orange2.D284]+[Orange3.D284]+[Orange4.D284])/5" office:value-type="float" office:value="0.69894" calcext:value-type="float">
            <text:p>0,69894</text:p>
          </table:table-cell>
          <table:table-cell table:formula="of:=([Orange.E284]+[Orange1.E284]+[Orange2.E284]+[Orange3.E284]+[Orange4.E284])/5" office:value-type="float" office:value="-70.3291" calcext:value-type="float">
            <text:p>-70,3291</text:p>
          </table:table-cell>
        </table:table-row>
        <table:table-row table:style-name="ro1">
          <table:table-cell table:formula="of:=([Orange.D285]+[Orange1.D285]+[Orange2.D285]+[Orange3.D285]+[Orange4.D285])/5" office:value-type="float" office:value="0.70141" calcext:value-type="float">
            <text:p>0,70141</text:p>
          </table:table-cell>
          <table:table-cell table:formula="of:=([Orange.E285]+[Orange1.E285]+[Orange2.E285]+[Orange3.E285]+[Orange4.E285])/5" office:value-type="float" office:value="-69.5291" calcext:value-type="float">
            <text:p>-69,5291</text:p>
          </table:table-cell>
        </table:table-row>
        <table:table-row table:style-name="ro1">
          <table:table-cell table:formula="of:=([Orange.D286]+[Orange1.D286]+[Orange2.D286]+[Orange3.D286]+[Orange4.D286])/5" office:value-type="float" office:value="0.70388" calcext:value-type="float">
            <text:p>0,70388</text:p>
          </table:table-cell>
          <table:table-cell table:formula="of:=([Orange.E286]+[Orange1.E286]+[Orange2.E286]+[Orange3.E286]+[Orange4.E286])/5" office:value-type="float" office:value="-69.1291" calcext:value-type="float">
            <text:p>-69,1291</text:p>
          </table:table-cell>
        </table:table-row>
        <table:table-row table:style-name="ro1">
          <table:table-cell table:formula="of:=([Orange.D287]+[Orange1.D287]+[Orange2.D287]+[Orange3.D287]+[Orange4.D287])/5" office:value-type="float" office:value="0.70635" calcext:value-type="float">
            <text:p>0,70635</text:p>
          </table:table-cell>
          <table:table-cell table:formula="of:=([Orange.E287]+[Orange1.E287]+[Orange2.E287]+[Orange3.E287]+[Orange4.E287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288]+[Orange1.D288]+[Orange2.D288]+[Orange3.D288]+[Orange4.D288])/5" office:value-type="float" office:value="0.70882" calcext:value-type="float">
            <text:p>0,70882</text:p>
          </table:table-cell>
          <table:table-cell table:formula="of:=([Orange.E288]+[Orange1.E288]+[Orange2.E288]+[Orange3.E288]+[Orange4.E288])/5" office:value-type="float" office:value="-68.3291" calcext:value-type="float">
            <text:p>-68,3291</text:p>
          </table:table-cell>
        </table:table-row>
        <table:table-row table:style-name="ro1">
          <table:table-cell table:formula="of:=([Orange.D289]+[Orange1.D289]+[Orange2.D289]+[Orange3.D289]+[Orange4.D289])/5" office:value-type="float" office:value="0.71129" calcext:value-type="float">
            <text:p>0,71129</text:p>
          </table:table-cell>
          <table:table-cell table:formula="of:=([Orange.E289]+[Orange1.E289]+[Orange2.E289]+[Orange3.E289]+[Orange4.E289])/5" office:value-type="float" office:value="-68.0091" calcext:value-type="float">
            <text:p>-68,0091</text:p>
          </table:table-cell>
        </table:table-row>
        <table:table-row table:style-name="ro1">
          <table:table-cell table:formula="of:=([Orange.D290]+[Orange1.D290]+[Orange2.D290]+[Orange3.D290]+[Orange4.D290])/5" office:value-type="float" office:value="0.71376" calcext:value-type="float">
            <text:p>0,71376</text:p>
          </table:table-cell>
          <table:table-cell table:formula="of:=([Orange.E290]+[Orange1.E290]+[Orange2.E290]+[Orange3.E290]+[Orange4.E290])/5" office:value-type="float" office:value="-68.9691" calcext:value-type="float">
            <text:p>-68,9691</text:p>
          </table:table-cell>
        </table:table-row>
        <table:table-row table:style-name="ro1">
          <table:table-cell table:formula="of:=([Orange.D291]+[Orange1.D291]+[Orange2.D291]+[Orange3.D291]+[Orange4.D291])/5" office:value-type="float" office:value="0.71623" calcext:value-type="float">
            <text:p>0,71623</text:p>
          </table:table-cell>
          <table:table-cell table:formula="of:=([Orange.E291]+[Orange1.E291]+[Orange2.E291]+[Orange3.E291]+[Orange4.E291])/5" office:value-type="float" office:value="-70.3291" calcext:value-type="float">
            <text:p>-70,3291</text:p>
          </table:table-cell>
        </table:table-row>
        <table:table-row table:style-name="ro1">
          <table:table-cell table:formula="of:=([Orange.D292]+[Orange1.D292]+[Orange2.D292]+[Orange3.D292]+[Orange4.D292])/5" office:value-type="float" office:value="0.7187" calcext:value-type="float">
            <text:p>0,7187</text:p>
          </table:table-cell>
          <table:table-cell table:formula="of:=([Orange.E292]+[Orange1.E292]+[Orange2.E292]+[Orange3.E292]+[Orange4.E292])/5" office:value-type="float" office:value="-71.5291" calcext:value-type="float">
            <text:p>-71,5291</text:p>
          </table:table-cell>
        </table:table-row>
        <table:table-row table:style-name="ro1">
          <table:table-cell table:formula="of:=([Orange.D293]+[Orange1.D293]+[Orange2.D293]+[Orange3.D293]+[Orange4.D293])/5" office:value-type="float" office:value="0.72117" calcext:value-type="float">
            <text:p>0,72117</text:p>
          </table:table-cell>
          <table:table-cell table:formula="of:=([Orange.E293]+[Orange1.E293]+[Orange2.E293]+[Orange3.E293]+[Orange4.E293])/5" office:value-type="float" office:value="-69.3691" calcext:value-type="float">
            <text:p>-69,3691</text:p>
          </table:table-cell>
        </table:table-row>
        <table:table-row table:style-name="ro1">
          <table:table-cell table:formula="of:=([Orange.D294]+[Orange1.D294]+[Orange2.D294]+[Orange3.D294]+[Orange4.D294])/5" office:value-type="float" office:value="0.72364" calcext:value-type="float">
            <text:p>0,72364</text:p>
          </table:table-cell>
          <table:table-cell table:formula="of:=([Orange.E294]+[Orange1.E294]+[Orange2.E294]+[Orange3.E294]+[Orange4.E294])/5" office:value-type="float" office:value="-66.4891" calcext:value-type="float">
            <text:p>-66,4891</text:p>
          </table:table-cell>
        </table:table-row>
        <table:table-row table:style-name="ro1">
          <table:table-cell table:formula="of:=([Orange.D295]+[Orange1.D295]+[Orange2.D295]+[Orange3.D295]+[Orange4.D295])/5" office:value-type="float" office:value="0.72611" calcext:value-type="float">
            <text:p>0,72611</text:p>
          </table:table-cell>
          <table:table-cell table:formula="of:=([Orange.E295]+[Orange1.E295]+[Orange2.E295]+[Orange3.E295]+[Orange4.E295])/5" office:value-type="float" office:value="-68.2491" calcext:value-type="float">
            <text:p>-68,2491</text:p>
          </table:table-cell>
        </table:table-row>
        <table:table-row table:style-name="ro1">
          <table:table-cell table:formula="of:=([Orange.D296]+[Orange1.D296]+[Orange2.D296]+[Orange3.D296]+[Orange4.D296])/5" office:value-type="float" office:value="0.72858" calcext:value-type="float">
            <text:p>0,72858</text:p>
          </table:table-cell>
          <table:table-cell table:formula="of:=([Orange.E296]+[Orange1.E296]+[Orange2.E296]+[Orange3.E296]+[Orange4.E296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297]+[Orange1.D297]+[Orange2.D297]+[Orange3.D297]+[Orange4.D297])/5" office:value-type="float" office:value="0.73105" calcext:value-type="float">
            <text:p>0,73105</text:p>
          </table:table-cell>
          <table:table-cell table:formula="of:=([Orange.E297]+[Orange1.E297]+[Orange2.E297]+[Orange3.E297]+[Orange4.E297])/5" office:value-type="float" office:value="-68.4891" calcext:value-type="float">
            <text:p>-68,4891</text:p>
          </table:table-cell>
        </table:table-row>
        <table:table-row table:style-name="ro1">
          <table:table-cell table:formula="of:=([Orange.D298]+[Orange1.D298]+[Orange2.D298]+[Orange3.D298]+[Orange4.D298])/5" office:value-type="float" office:value="0.73352" calcext:value-type="float">
            <text:p>0,73352</text:p>
          </table:table-cell>
          <table:table-cell table:formula="of:=([Orange.E298]+[Orange1.E298]+[Orange2.E298]+[Orange3.E298]+[Orange4.E298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299]+[Orange1.D299]+[Orange2.D299]+[Orange3.D299]+[Orange4.D299])/5" office:value-type="float" office:value="0.73599" calcext:value-type="float">
            <text:p>0,73599</text:p>
          </table:table-cell>
          <table:table-cell table:formula="of:=([Orange.E299]+[Orange1.E299]+[Orange2.E299]+[Orange3.E299]+[Orange4.E299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300]+[Orange1.D300]+[Orange2.D300]+[Orange3.D300]+[Orange4.D300])/5" office:value-type="float" office:value="0.73846" calcext:value-type="float">
            <text:p>0,73846</text:p>
          </table:table-cell>
          <table:table-cell table:formula="of:=([Orange.E300]+[Orange1.E300]+[Orange2.E300]+[Orange3.E300]+[Orange4.E300])/5" office:value-type="float" office:value="-70.8091" calcext:value-type="float">
            <text:p>-70,8091</text:p>
          </table:table-cell>
        </table:table-row>
        <table:table-row table:style-name="ro1">
          <table:table-cell table:formula="of:=([Orange.D301]+[Orange1.D301]+[Orange2.D301]+[Orange3.D301]+[Orange4.D301])/5" office:value-type="float" office:value="0.74093" calcext:value-type="float">
            <text:p>0,74093</text:p>
          </table:table-cell>
          <table:table-cell table:formula="of:=([Orange.E301]+[Orange1.E301]+[Orange2.E301]+[Orange3.E301]+[Orange4.E301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302]+[Orange1.D302]+[Orange2.D302]+[Orange3.D302]+[Orange4.D302])/5" office:value-type="float" office:value="0.7434" calcext:value-type="float">
            <text:p>0,7434</text:p>
          </table:table-cell>
          <table:table-cell table:formula="of:=([Orange.E302]+[Orange1.E302]+[Orange2.E302]+[Orange3.E302]+[Orange4.E302])/5" office:value-type="float" office:value="-69.1291" calcext:value-type="float">
            <text:p>-69,1291</text:p>
          </table:table-cell>
        </table:table-row>
        <table:table-row table:style-name="ro1">
          <table:table-cell table:formula="of:=([Orange.D303]+[Orange1.D303]+[Orange2.D303]+[Orange3.D303]+[Orange4.D303])/5" office:value-type="float" office:value="0.74587" calcext:value-type="float">
            <text:p>0,74587</text:p>
          </table:table-cell>
          <table:table-cell table:formula="of:=([Orange.E303]+[Orange1.E303]+[Orange2.E303]+[Orange3.E303]+[Orange4.E303])/5" office:value-type="float" office:value="-67.8491" calcext:value-type="float">
            <text:p>-67,8491</text:p>
          </table:table-cell>
        </table:table-row>
        <table:table-row table:style-name="ro1">
          <table:table-cell table:formula="of:=([Orange.D304]+[Orange1.D304]+[Orange2.D304]+[Orange3.D304]+[Orange4.D304])/5" office:value-type="float" office:value="0.74834" calcext:value-type="float">
            <text:p>0,74834</text:p>
          </table:table-cell>
          <table:table-cell table:formula="of:=([Orange.E304]+[Orange1.E304]+[Orange2.E304]+[Orange3.E304]+[Orange4.E304])/5" office:value-type="float" office:value="-67.1291" calcext:value-type="float">
            <text:p>-67,1291</text:p>
          </table:table-cell>
        </table:table-row>
        <table:table-row table:style-name="ro1">
          <table:table-cell table:formula="of:=([Orange.D305]+[Orange1.D305]+[Orange2.D305]+[Orange3.D305]+[Orange4.D305])/5" office:value-type="float" office:value="0.75081" calcext:value-type="float">
            <text:p>0,75081</text:p>
          </table:table-cell>
          <table:table-cell table:formula="of:=([Orange.E305]+[Orange1.E305]+[Orange2.E305]+[Orange3.E305]+[Orange4.E305])/5" office:value-type="float" office:value="-69.8491" calcext:value-type="float">
            <text:p>-69,8491</text:p>
          </table:table-cell>
        </table:table-row>
        <table:table-row table:style-name="ro1">
          <table:table-cell table:formula="of:=([Orange.D306]+[Orange1.D306]+[Orange2.D306]+[Orange3.D306]+[Orange4.D306])/5" office:value-type="float" office:value="0.75328" calcext:value-type="float">
            <text:p>0,75328</text:p>
          </table:table-cell>
          <table:table-cell table:formula="of:=([Orange.E306]+[Orange1.E306]+[Orange2.E306]+[Orange3.E306]+[Orange4.E306])/5" office:value-type="float" office:value="-71.0491" calcext:value-type="float">
            <text:p>-71,0491</text:p>
          </table:table-cell>
        </table:table-row>
        <table:table-row table:style-name="ro1">
          <table:table-cell table:formula="of:=([Orange.D307]+[Orange1.D307]+[Orange2.D307]+[Orange3.D307]+[Orange4.D307])/5" office:value-type="float" office:value="0.75575" calcext:value-type="float">
            <text:p>0,75575</text:p>
          </table:table-cell>
          <table:table-cell table:formula="of:=([Orange.E307]+[Orange1.E307]+[Orange2.E307]+[Orange3.E307]+[Orange4.E307])/5" office:value-type="float" office:value="-68.2491" calcext:value-type="float">
            <text:p>-68,2491</text:p>
          </table:table-cell>
        </table:table-row>
        <table:table-row table:style-name="ro1">
          <table:table-cell table:formula="of:=([Orange.D308]+[Orange1.D308]+[Orange2.D308]+[Orange3.D308]+[Orange4.D308])/5" office:value-type="float" office:value="0.75822" calcext:value-type="float">
            <text:p>0,75822</text:p>
          </table:table-cell>
          <table:table-cell table:formula="of:=([Orange.E308]+[Orange1.E308]+[Orange2.E308]+[Orange3.E308]+[Orange4.E308])/5" office:value-type="float" office:value="-69.1291" calcext:value-type="float">
            <text:p>-69,1291</text:p>
          </table:table-cell>
        </table:table-row>
        <table:table-row table:style-name="ro1">
          <table:table-cell table:formula="of:=([Orange.D309]+[Orange1.D309]+[Orange2.D309]+[Orange3.D309]+[Orange4.D309])/5" office:value-type="float" office:value="0.76069" calcext:value-type="float">
            <text:p>0,76069</text:p>
          </table:table-cell>
          <table:table-cell table:formula="of:=([Orange.E309]+[Orange1.E309]+[Orange2.E309]+[Orange3.E309]+[Orange4.E309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310]+[Orange1.D310]+[Orange2.D310]+[Orange3.D310]+[Orange4.D310])/5" office:value-type="float" office:value="0.76316" calcext:value-type="float">
            <text:p>0,76316</text:p>
          </table:table-cell>
          <table:table-cell table:formula="of:=([Orange.E310]+[Orange1.E310]+[Orange2.E310]+[Orange3.E310]+[Orange4.E310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311]+[Orange1.D311]+[Orange2.D311]+[Orange3.D311]+[Orange4.D311])/5" office:value-type="float" office:value="0.76563" calcext:value-type="float">
            <text:p>0,76563</text:p>
          </table:table-cell>
          <table:table-cell table:formula="of:=([Orange.E311]+[Orange1.E311]+[Orange2.E311]+[Orange3.E311]+[Orange4.E311])/5" office:value-type="float" office:value="-68.5691" calcext:value-type="float">
            <text:p>-68,5691</text:p>
          </table:table-cell>
        </table:table-row>
        <table:table-row table:style-name="ro1">
          <table:table-cell table:formula="of:=([Orange.D312]+[Orange1.D312]+[Orange2.D312]+[Orange3.D312]+[Orange4.D312])/5" office:value-type="float" office:value="0.7681" calcext:value-type="float">
            <text:p>0,7681</text:p>
          </table:table-cell>
          <table:table-cell table:formula="of:=([Orange.E312]+[Orange1.E312]+[Orange2.E312]+[Orange3.E312]+[Orange4.E312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313]+[Orange1.D313]+[Orange2.D313]+[Orange3.D313]+[Orange4.D313])/5" office:value-type="float" office:value="0.77057" calcext:value-type="float">
            <text:p>0,77057</text:p>
          </table:table-cell>
          <table:table-cell table:formula="of:=([Orange.E313]+[Orange1.E313]+[Orange2.E313]+[Orange3.E313]+[Orange4.E313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314]+[Orange1.D314]+[Orange2.D314]+[Orange3.D314]+[Orange4.D314])/5" office:value-type="float" office:value="0.77304" calcext:value-type="float">
            <text:p>0,77304</text:p>
          </table:table-cell>
          <table:table-cell table:formula="of:=([Orange.E314]+[Orange1.E314]+[Orange2.E314]+[Orange3.E314]+[Orange4.E314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315]+[Orange1.D315]+[Orange2.D315]+[Orange3.D315]+[Orange4.D315])/5" office:value-type="float" office:value="0.77551" calcext:value-type="float">
            <text:p>0,77551</text:p>
          </table:table-cell>
          <table:table-cell table:formula="of:=([Orange.E315]+[Orange1.E315]+[Orange2.E315]+[Orange3.E315]+[Orange4.E315])/5" office:value-type="float" office:value="-71.0491" calcext:value-type="float">
            <text:p>-71,0491</text:p>
          </table:table-cell>
        </table:table-row>
        <table:table-row table:style-name="ro1">
          <table:table-cell table:formula="of:=([Orange.D316]+[Orange1.D316]+[Orange2.D316]+[Orange3.D316]+[Orange4.D316])/5" office:value-type="float" office:value="0.77798" calcext:value-type="float">
            <text:p>0,77798</text:p>
          </table:table-cell>
          <table:table-cell table:formula="of:=([Orange.E316]+[Orange1.E316]+[Orange2.E316]+[Orange3.E316]+[Orange4.E316])/5" office:value-type="float" office:value="-76.5691" calcext:value-type="float">
            <text:p>-76,5691</text:p>
          </table:table-cell>
        </table:table-row>
        <table:table-row table:style-name="ro1">
          <table:table-cell table:formula="of:=([Orange.D317]+[Orange1.D317]+[Orange2.D317]+[Orange3.D317]+[Orange4.D317])/5" office:value-type="float" office:value="0.78045" calcext:value-type="float">
            <text:p>0,78045</text:p>
          </table:table-cell>
          <table:table-cell table:formula="of:=([Orange.E317]+[Orange1.E317]+[Orange2.E317]+[Orange3.E317]+[Orange4.E317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318]+[Orange1.D318]+[Orange2.D318]+[Orange3.D318]+[Orange4.D318])/5" office:value-type="float" office:value="0.78292" calcext:value-type="float">
            <text:p>0,78292</text:p>
          </table:table-cell>
          <table:table-cell table:formula="of:=([Orange.E318]+[Orange1.E318]+[Orange2.E318]+[Orange3.E318]+[Orange4.E318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319]+[Orange1.D319]+[Orange2.D319]+[Orange3.D319]+[Orange4.D319])/5" office:value-type="float" office:value="0.78539" calcext:value-type="float">
            <text:p>0,78539</text:p>
          </table:table-cell>
          <table:table-cell table:formula="of:=([Orange.E319]+[Orange1.E319]+[Orange2.E319]+[Orange3.E319]+[Orange4.E319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320]+[Orange1.D320]+[Orange2.D320]+[Orange3.D320]+[Orange4.D320])/5" office:value-type="float" office:value="0.78786" calcext:value-type="float">
            <text:p>0,78786</text:p>
          </table:table-cell>
          <table:table-cell table:formula="of:=([Orange.E320]+[Orange1.E320]+[Orange2.E320]+[Orange3.E320]+[Orange4.E320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321]+[Orange1.D321]+[Orange2.D321]+[Orange3.D321]+[Orange4.D321])/5" office:value-type="float" office:value="0.79033" calcext:value-type="float">
            <text:p>0,79033</text:p>
          </table:table-cell>
          <table:table-cell table:formula="of:=([Orange.E321]+[Orange1.E321]+[Orange2.E321]+[Orange3.E321]+[Orange4.E321])/5" office:value-type="float" office:value="-70.7291" calcext:value-type="float">
            <text:p>-70,7291</text:p>
          </table:table-cell>
        </table:table-row>
        <table:table-row table:style-name="ro1">
          <table:table-cell table:formula="of:=([Orange.D322]+[Orange1.D322]+[Orange2.D322]+[Orange3.D322]+[Orange4.D322])/5" office:value-type="float" office:value="0.7928" calcext:value-type="float">
            <text:p>0,7928</text:p>
          </table:table-cell>
          <table:table-cell table:formula="of:=([Orange.E322]+[Orange1.E322]+[Orange2.E322]+[Orange3.E322]+[Orange4.E322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323]+[Orange1.D323]+[Orange2.D323]+[Orange3.D323]+[Orange4.D323])/5" office:value-type="float" office:value="0.79527" calcext:value-type="float">
            <text:p>0,79527</text:p>
          </table:table-cell>
          <table:table-cell table:formula="of:=([Orange.E323]+[Orange1.E323]+[Orange2.E323]+[Orange3.E323]+[Orange4.E323])/5" office:value-type="float" office:value="-69.3691" calcext:value-type="float">
            <text:p>-69,3691</text:p>
          </table:table-cell>
        </table:table-row>
        <table:table-row table:style-name="ro1">
          <table:table-cell table:formula="of:=([Orange.D324]+[Orange1.D324]+[Orange2.D324]+[Orange3.D324]+[Orange4.D324])/5" office:value-type="float" office:value="0.79774" calcext:value-type="float">
            <text:p>0,79774</text:p>
          </table:table-cell>
          <table:table-cell table:formula="of:=([Orange.E324]+[Orange1.E324]+[Orange2.E324]+[Orange3.E324]+[Orange4.E324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325]+[Orange1.D325]+[Orange2.D325]+[Orange3.D325]+[Orange4.D325])/5" office:value-type="float" office:value="0.80021" calcext:value-type="float">
            <text:p>0,80021</text:p>
          </table:table-cell>
          <table:table-cell table:formula="of:=([Orange.E325]+[Orange1.E325]+[Orange2.E325]+[Orange3.E325]+[Orange4.E325])/5" office:value-type="float" office:value="-70.8091" calcext:value-type="float">
            <text:p>-70,8091</text:p>
          </table:table-cell>
        </table:table-row>
        <table:table-row table:style-name="ro1">
          <table:table-cell table:formula="of:=([Orange.D326]+[Orange1.D326]+[Orange2.D326]+[Orange3.D326]+[Orange4.D326])/5" office:value-type="float" office:value="0.80268" calcext:value-type="float">
            <text:p>0,80268</text:p>
          </table:table-cell>
          <table:table-cell table:formula="of:=([Orange.E326]+[Orange1.E326]+[Orange2.E326]+[Orange3.E326]+[Orange4.E326])/5" office:value-type="float" office:value="-67.5291" calcext:value-type="float">
            <text:p>-67,5291</text:p>
          </table:table-cell>
        </table:table-row>
        <table:table-row table:style-name="ro1">
          <table:table-cell table:formula="of:=([Orange.D327]+[Orange1.D327]+[Orange2.D327]+[Orange3.D327]+[Orange4.D327])/5" office:value-type="float" office:value="0.80515" calcext:value-type="float">
            <text:p>0,80515</text:p>
          </table:table-cell>
          <table:table-cell table:formula="of:=([Orange.E327]+[Orange1.E327]+[Orange2.E327]+[Orange3.E327]+[Orange4.E327])/5" office:value-type="float" office:value="-72.5691" calcext:value-type="float">
            <text:p>-72,5691</text:p>
          </table:table-cell>
        </table:table-row>
        <table:table-row table:style-name="ro1">
          <table:table-cell table:formula="of:=([Orange.D328]+[Orange1.D328]+[Orange2.D328]+[Orange3.D328]+[Orange4.D328])/5" office:value-type="float" office:value="0.80762" calcext:value-type="float">
            <text:p>0,80762</text:p>
          </table:table-cell>
          <table:table-cell table:formula="of:=([Orange.E328]+[Orange1.E328]+[Orange2.E328]+[Orange3.E328]+[Orange4.E328])/5" office:value-type="float" office:value="-68.0891" calcext:value-type="float">
            <text:p>-68,0891</text:p>
          </table:table-cell>
        </table:table-row>
        <table:table-row table:style-name="ro1">
          <table:table-cell table:formula="of:=([Orange.D329]+[Orange1.D329]+[Orange2.D329]+[Orange3.D329]+[Orange4.D329])/5" office:value-type="float" office:value="0.81009" calcext:value-type="float">
            <text:p>0,81009</text:p>
          </table:table-cell>
          <table:table-cell table:formula="of:=([Orange.E329]+[Orange1.E329]+[Orange2.E329]+[Orange3.E329]+[Orange4.E329])/5" office:value-type="float" office:value="-68.0091" calcext:value-type="float">
            <text:p>-68,0091</text:p>
          </table:table-cell>
        </table:table-row>
        <table:table-row table:style-name="ro1">
          <table:table-cell table:formula="of:=([Orange.D330]+[Orange1.D330]+[Orange2.D330]+[Orange3.D330]+[Orange4.D330])/5" office:value-type="float" office:value="0.81256" calcext:value-type="float">
            <text:p>0,81256</text:p>
          </table:table-cell>
          <table:table-cell table:formula="of:=([Orange.E330]+[Orange1.E330]+[Orange2.E330]+[Orange3.E330]+[Orange4.E330])/5" office:value-type="float" office:value="-70.0091" calcext:value-type="float">
            <text:p>-70,0091</text:p>
          </table:table-cell>
        </table:table-row>
        <table:table-row table:style-name="ro1">
          <table:table-cell table:formula="of:=([Orange.D331]+[Orange1.D331]+[Orange2.D331]+[Orange3.D331]+[Orange4.D331])/5" office:value-type="float" office:value="0.81503" calcext:value-type="float">
            <text:p>0,81503</text:p>
          </table:table-cell>
          <table:table-cell table:formula="of:=([Orange.E331]+[Orange1.E331]+[Orange2.E331]+[Orange3.E331]+[Orange4.E331])/5" office:value-type="float" office:value="-69.2891" calcext:value-type="float">
            <text:p>-69,2891</text:p>
          </table:table-cell>
        </table:table-row>
        <table:table-row table:style-name="ro1">
          <table:table-cell table:formula="of:=([Orange.D332]+[Orange1.D332]+[Orange2.D332]+[Orange3.D332]+[Orange4.D332])/5" office:value-type="float" office:value="0.8175" calcext:value-type="float">
            <text:p>0,8175</text:p>
          </table:table-cell>
          <table:table-cell table:formula="of:=([Orange.E332]+[Orange1.E332]+[Orange2.E332]+[Orange3.E332]+[Orange4.E332])/5" office:value-type="float" office:value="-68.9691" calcext:value-type="float">
            <text:p>-68,9691</text:p>
          </table:table-cell>
        </table:table-row>
        <table:table-row table:style-name="ro1">
          <table:table-cell table:formula="of:=([Orange.D333]+[Orange1.D333]+[Orange2.D333]+[Orange3.D333]+[Orange4.D333])/5" office:value-type="float" office:value="0.81997" calcext:value-type="float">
            <text:p>0,81997</text:p>
          </table:table-cell>
          <table:table-cell table:formula="of:=([Orange.E333]+[Orange1.E333]+[Orange2.E333]+[Orange3.E333]+[Orange4.E333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334]+[Orange1.D334]+[Orange2.D334]+[Orange3.D334]+[Orange4.D334])/5" office:value-type="float" office:value="0.82244" calcext:value-type="float">
            <text:p>0,82244</text:p>
          </table:table-cell>
          <table:table-cell table:formula="of:=([Orange.E334]+[Orange1.E334]+[Orange2.E334]+[Orange3.E334]+[Orange4.E334])/5" office:value-type="float" office:value="-69.2091" calcext:value-type="float">
            <text:p>-69,2091</text:p>
          </table:table-cell>
        </table:table-row>
        <table:table-row table:style-name="ro1">
          <table:table-cell table:formula="of:=([Orange.D335]+[Orange1.D335]+[Orange2.D335]+[Orange3.D335]+[Orange4.D335])/5" office:value-type="float" office:value="0.82491" calcext:value-type="float">
            <text:p>0,82491</text:p>
          </table:table-cell>
          <table:table-cell table:formula="of:=([Orange.E335]+[Orange1.E335]+[Orange2.E335]+[Orange3.E335]+[Orange4.E335])/5" office:value-type="float" office:value="-69.7691" calcext:value-type="float">
            <text:p>-69,7691</text:p>
          </table:table-cell>
        </table:table-row>
        <table:table-row table:style-name="ro1">
          <table:table-cell table:formula="of:=([Orange.D336]+[Orange1.D336]+[Orange2.D336]+[Orange3.D336]+[Orange4.D336])/5" office:value-type="float" office:value="0.82738" calcext:value-type="float">
            <text:p>0,82738</text:p>
          </table:table-cell>
          <table:table-cell table:formula="of:=([Orange.E336]+[Orange1.E336]+[Orange2.E336]+[Orange3.E336]+[Orange4.E336])/5" office:value-type="float" office:value="-67.2891" calcext:value-type="float">
            <text:p>-67,2891</text:p>
          </table:table-cell>
        </table:table-row>
        <table:table-row table:style-name="ro1">
          <table:table-cell table:formula="of:=([Orange.D337]+[Orange1.D337]+[Orange2.D337]+[Orange3.D337]+[Orange4.D337])/5" office:value-type="float" office:value="0.82985" calcext:value-type="float">
            <text:p>0,82985</text:p>
          </table:table-cell>
          <table:table-cell table:formula="of:=([Orange.E337]+[Orange1.E337]+[Orange2.E337]+[Orange3.E337]+[Orange4.E337])/5" office:value-type="float" office:value="-70.3291" calcext:value-type="float">
            <text:p>-70,3291</text:p>
          </table:table-cell>
        </table:table-row>
        <table:table-row table:style-name="ro1">
          <table:table-cell table:formula="of:=([Orange.D338]+[Orange1.D338]+[Orange2.D338]+[Orange3.D338]+[Orange4.D338])/5" office:value-type="float" office:value="0.83232" calcext:value-type="float">
            <text:p>0,83232</text:p>
          </table:table-cell>
          <table:table-cell table:formula="of:=([Orange.E338]+[Orange1.E338]+[Orange2.E338]+[Orange3.E338]+[Orange4.E338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339]+[Orange1.D339]+[Orange2.D339]+[Orange3.D339]+[Orange4.D339])/5" office:value-type="float" office:value="0.83479" calcext:value-type="float">
            <text:p>0,83479</text:p>
          </table:table-cell>
          <table:table-cell table:formula="of:=([Orange.E339]+[Orange1.E339]+[Orange2.E339]+[Orange3.E339]+[Orange4.E339])/5" office:value-type="float" office:value="-69.6891" calcext:value-type="float">
            <text:p>-69,6891</text:p>
          </table:table-cell>
        </table:table-row>
        <table:table-row table:style-name="ro1">
          <table:table-cell table:formula="of:=([Orange.D340]+[Orange1.D340]+[Orange2.D340]+[Orange3.D340]+[Orange4.D340])/5" office:value-type="float" office:value="0.83726" calcext:value-type="float">
            <text:p>0,83726</text:p>
          </table:table-cell>
          <table:table-cell table:formula="of:=([Orange.E340]+[Orange1.E340]+[Orange2.E340]+[Orange3.E340]+[Orange4.E340])/5" office:value-type="float" office:value="-66.1691" calcext:value-type="float">
            <text:p>-66,1691</text:p>
          </table:table-cell>
        </table:table-row>
        <table:table-row table:style-name="ro1">
          <table:table-cell table:formula="of:=([Orange.D341]+[Orange1.D341]+[Orange2.D341]+[Orange3.D341]+[Orange4.D341])/5" office:value-type="float" office:value="0.83973" calcext:value-type="float">
            <text:p>0,83973</text:p>
          </table:table-cell>
          <table:table-cell table:formula="of:=([Orange.E341]+[Orange1.E341]+[Orange2.E341]+[Orange3.E341]+[Orange4.E341])/5" office:value-type="float" office:value="-70.4891" calcext:value-type="float">
            <text:p>-70,4891</text:p>
          </table:table-cell>
        </table:table-row>
        <table:table-row table:style-name="ro1">
          <table:table-cell table:formula="of:=([Orange.D342]+[Orange1.D342]+[Orange2.D342]+[Orange3.D342]+[Orange4.D342])/5" office:value-type="float" office:value="0.8422" calcext:value-type="float">
            <text:p>0,8422</text:p>
          </table:table-cell>
          <table:table-cell table:formula="of:=([Orange.E342]+[Orange1.E342]+[Orange2.E342]+[Orange3.E342]+[Orange4.E342])/5" office:value-type="float" office:value="-73.1291" calcext:value-type="float">
            <text:p>-73,1291</text:p>
          </table:table-cell>
        </table:table-row>
        <table:table-row table:style-name="ro1">
          <table:table-cell table:formula="of:=([Orange.D343]+[Orange1.D343]+[Orange2.D343]+[Orange3.D343]+[Orange4.D343])/5" office:value-type="float" office:value="0.84467" calcext:value-type="float">
            <text:p>0,84467</text:p>
          </table:table-cell>
          <table:table-cell table:formula="of:=([Orange.E343]+[Orange1.E343]+[Orange2.E343]+[Orange3.E343]+[Orange4.E343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344]+[Orange1.D344]+[Orange2.D344]+[Orange3.D344]+[Orange4.D344])/5" office:value-type="float" office:value="0.84714" calcext:value-type="float">
            <text:p>0,84714</text:p>
          </table:table-cell>
          <table:table-cell table:formula="of:=([Orange.E344]+[Orange1.E344]+[Orange2.E344]+[Orange3.E344]+[Orange4.E344])/5" office:value-type="float" office:value="-66.0891" calcext:value-type="float">
            <text:p>-66,0891</text:p>
          </table:table-cell>
        </table:table-row>
        <table:table-row table:style-name="ro1">
          <table:table-cell table:formula="of:=([Orange.D345]+[Orange1.D345]+[Orange2.D345]+[Orange3.D345]+[Orange4.D345])/5" office:value-type="float" office:value="0.84961" calcext:value-type="float">
            <text:p>0,84961</text:p>
          </table:table-cell>
          <table:table-cell table:formula="of:=([Orange.E345]+[Orange1.E345]+[Orange2.E345]+[Orange3.E345]+[Orange4.E345])/5" office:value-type="float" office:value="-64.4891" calcext:value-type="float">
            <text:p>-64,4891</text:p>
          </table:table-cell>
        </table:table-row>
        <table:table-row table:style-name="ro1">
          <table:table-cell table:formula="of:=([Orange.D346]+[Orange1.D346]+[Orange2.D346]+[Orange3.D346]+[Orange4.D346])/5" office:value-type="float" office:value="0.85208" calcext:value-type="float">
            <text:p>0,85208</text:p>
          </table:table-cell>
          <table:table-cell table:formula="of:=([Orange.E346]+[Orange1.E346]+[Orange2.E346]+[Orange3.E346]+[Orange4.E346])/5" office:value-type="float" office:value="-62.6491" calcext:value-type="float">
            <text:p>-62,6491</text:p>
          </table:table-cell>
        </table:table-row>
        <table:table-row table:style-name="ro1">
          <table:table-cell table:formula="of:=([Orange.D347]+[Orange1.D347]+[Orange2.D347]+[Orange3.D347]+[Orange4.D347])/5" office:value-type="float" office:value="0.85455" calcext:value-type="float">
            <text:p>0,85455</text:p>
          </table:table-cell>
          <table:table-cell table:formula="of:=([Orange.E347]+[Orange1.E347]+[Orange2.E347]+[Orange3.E347]+[Orange4.E347])/5" office:value-type="float" office:value="-64.8891" calcext:value-type="float">
            <text:p>-64,8891</text:p>
          </table:table-cell>
        </table:table-row>
        <table:table-row table:style-name="ro1">
          <table:table-cell table:formula="of:=([Orange.D348]+[Orange1.D348]+[Orange2.D348]+[Orange3.D348]+[Orange4.D348])/5" office:value-type="float" office:value="0.85702" calcext:value-type="float">
            <text:p>0,85702</text:p>
          </table:table-cell>
          <table:table-cell table:formula="of:=([Orange.E348]+[Orange1.E348]+[Orange2.E348]+[Orange3.E348]+[Orange4.E348])/5" office:value-type="float" office:value="-69.8491" calcext:value-type="float">
            <text:p>-69,8491</text:p>
          </table:table-cell>
        </table:table-row>
        <table:table-row table:style-name="ro1">
          <table:table-cell table:formula="of:=([Orange.D349]+[Orange1.D349]+[Orange2.D349]+[Orange3.D349]+[Orange4.D349])/5" office:value-type="float" office:value="0.85949" calcext:value-type="float">
            <text:p>0,85949</text:p>
          </table:table-cell>
          <table:table-cell table:formula="of:=([Orange.E349]+[Orange1.E349]+[Orange2.E349]+[Orange3.E349]+[Orange4.E349])/5" office:value-type="float" office:value="-62.4091" calcext:value-type="float">
            <text:p>-62,4091</text:p>
          </table:table-cell>
        </table:table-row>
        <table:table-row table:style-name="ro1">
          <table:table-cell table:formula="of:=([Orange.D350]+[Orange1.D350]+[Orange2.D350]+[Orange3.D350]+[Orange4.D350])/5" office:value-type="float" office:value="0.86196" calcext:value-type="float">
            <text:p>0,86196</text:p>
          </table:table-cell>
          <table:table-cell table:formula="of:=([Orange.E350]+[Orange1.E350]+[Orange2.E350]+[Orange3.E350]+[Orange4.E350])/5" office:value-type="float" office:value="-62.8891" calcext:value-type="float">
            <text:p>-62,8891</text:p>
          </table:table-cell>
        </table:table-row>
        <table:table-row table:style-name="ro1">
          <table:table-cell table:formula="of:=([Orange.D351]+[Orange1.D351]+[Orange2.D351]+[Orange3.D351]+[Orange4.D351])/5" office:value-type="float" office:value="0.86443" calcext:value-type="float">
            <text:p>0,86443</text:p>
          </table:table-cell>
          <table:table-cell table:formula="of:=([Orange.E351]+[Orange1.E351]+[Orange2.E351]+[Orange3.E351]+[Orange4.E351])/5" office:value-type="float" office:value="-62.0091" calcext:value-type="float">
            <text:p>-62,0091</text:p>
          </table:table-cell>
        </table:table-row>
        <table:table-row table:style-name="ro1">
          <table:table-cell table:formula="of:=([Orange.D352]+[Orange1.D352]+[Orange2.D352]+[Orange3.D352]+[Orange4.D352])/5" office:value-type="float" office:value="0.8669" calcext:value-type="float">
            <text:p>0,8669</text:p>
          </table:table-cell>
          <table:table-cell table:formula="of:=([Orange.E352]+[Orange1.E352]+[Orange2.E352]+[Orange3.E352]+[Orange4.E352])/5" office:value-type="float" office:value="-62.4891" calcext:value-type="float">
            <text:p>-62,4891</text:p>
          </table:table-cell>
        </table:table-row>
        <table:table-row table:style-name="ro1">
          <table:table-cell table:formula="of:=([Orange.D353]+[Orange1.D353]+[Orange2.D353]+[Orange3.D353]+[Orange4.D353])/5" office:value-type="float" office:value="0.86937" calcext:value-type="float">
            <text:p>0,86937</text:p>
          </table:table-cell>
          <table:table-cell table:formula="of:=([Orange.E353]+[Orange1.E353]+[Orange2.E353]+[Orange3.E353]+[Orange4.E353])/5" office:value-type="float" office:value="-61.4491" calcext:value-type="float">
            <text:p>-61,4491</text:p>
          </table:table-cell>
        </table:table-row>
        <table:table-row table:style-name="ro1">
          <table:table-cell table:formula="of:=([Orange.D354]+[Orange1.D354]+[Orange2.D354]+[Orange3.D354]+[Orange4.D354])/5" office:value-type="float" office:value="0.87184" calcext:value-type="float">
            <text:p>0,87184</text:p>
          </table:table-cell>
          <table:table-cell table:formula="of:=([Orange.E354]+[Orange1.E354]+[Orange2.E354]+[Orange3.E354]+[Orange4.E354])/5" office:value-type="float" office:value="-64.8091" calcext:value-type="float">
            <text:p>-64,8091</text:p>
          </table:table-cell>
        </table:table-row>
        <table:table-row table:style-name="ro1">
          <table:table-cell table:formula="of:=([Orange.D355]+[Orange1.D355]+[Orange2.D355]+[Orange3.D355]+[Orange4.D355])/5" office:value-type="float" office:value="0.87431" calcext:value-type="float">
            <text:p>0,87431</text:p>
          </table:table-cell>
          <table:table-cell table:formula="of:=([Orange.E355]+[Orange1.E355]+[Orange2.E355]+[Orange3.E355]+[Orange4.E355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356]+[Orange1.D356]+[Orange2.D356]+[Orange3.D356]+[Orange4.D356])/5" office:value-type="float" office:value="0.87678" calcext:value-type="float">
            <text:p>0,87678</text:p>
          </table:table-cell>
          <table:table-cell table:formula="of:=([Orange.E356]+[Orange1.E356]+[Orange2.E356]+[Orange3.E356]+[Orange4.E356])/5" office:value-type="float" office:value="-65.0491" calcext:value-type="float">
            <text:p>-65,0491</text:p>
          </table:table-cell>
        </table:table-row>
        <table:table-row table:style-name="ro1">
          <table:table-cell table:formula="of:=([Orange.D357]+[Orange1.D357]+[Orange2.D357]+[Orange3.D357]+[Orange4.D357])/5" office:value-type="float" office:value="0.87925" calcext:value-type="float">
            <text:p>0,87925</text:p>
          </table:table-cell>
          <table:table-cell table:formula="of:=([Orange.E357]+[Orange1.E357]+[Orange2.E357]+[Orange3.E357]+[Orange4.E357])/5" office:value-type="float" office:value="-64.9691" calcext:value-type="float">
            <text:p>-64,9691</text:p>
          </table:table-cell>
        </table:table-row>
        <table:table-row table:style-name="ro1">
          <table:table-cell table:formula="of:=([Orange.D358]+[Orange1.D358]+[Orange2.D358]+[Orange3.D358]+[Orange4.D358])/5" office:value-type="float" office:value="0.88172" calcext:value-type="float">
            <text:p>0,88172</text:p>
          </table:table-cell>
          <table:table-cell table:formula="of:=([Orange.E358]+[Orange1.E358]+[Orange2.E358]+[Orange3.E358]+[Orange4.E358])/5" office:value-type="float" office:value="-63.9291" calcext:value-type="float">
            <text:p>-63,9291</text:p>
          </table:table-cell>
        </table:table-row>
        <table:table-row table:style-name="ro1">
          <table:table-cell table:formula="of:=([Orange.D359]+[Orange1.D359]+[Orange2.D359]+[Orange3.D359]+[Orange4.D359])/5" office:value-type="float" office:value="0.88419" calcext:value-type="float">
            <text:p>0,88419</text:p>
          </table:table-cell>
          <table:table-cell table:formula="of:=([Orange.E359]+[Orange1.E359]+[Orange2.E359]+[Orange3.E359]+[Orange4.E359])/5" office:value-type="float" office:value="-67.5291" calcext:value-type="float">
            <text:p>-67,5291</text:p>
          </table:table-cell>
        </table:table-row>
        <table:table-row table:style-name="ro1">
          <table:table-cell table:formula="of:=([Orange.D360]+[Orange1.D360]+[Orange2.D360]+[Orange3.D360]+[Orange4.D360])/5" office:value-type="float" office:value="0.88666" calcext:value-type="float">
            <text:p>0,88666</text:p>
          </table:table-cell>
          <table:table-cell table:formula="of:=([Orange.E360]+[Orange1.E360]+[Orange2.E360]+[Orange3.E360]+[Orange4.E360])/5" office:value-type="float" office:value="-64.0891" calcext:value-type="float">
            <text:p>-64,0891</text:p>
          </table:table-cell>
        </table:table-row>
        <table:table-row table:style-name="ro1">
          <table:table-cell table:formula="of:=([Orange.D361]+[Orange1.D361]+[Orange2.D361]+[Orange3.D361]+[Orange4.D361])/5" office:value-type="float" office:value="0.88913" calcext:value-type="float">
            <text:p>0,88913</text:p>
          </table:table-cell>
          <table:table-cell table:formula="of:=([Orange.E361]+[Orange1.E361]+[Orange2.E361]+[Orange3.E361]+[Orange4.E361])/5" office:value-type="float" office:value="-63.7691" calcext:value-type="float">
            <text:p>-63,7691</text:p>
          </table:table-cell>
        </table:table-row>
        <table:table-row table:style-name="ro1">
          <table:table-cell table:formula="of:=([Orange.D362]+[Orange1.D362]+[Orange2.D362]+[Orange3.D362]+[Orange4.D362])/5" office:value-type="float" office:value="0.8916" calcext:value-type="float">
            <text:p>0,8916</text:p>
          </table:table-cell>
          <table:table-cell table:formula="of:=([Orange.E362]+[Orange1.E362]+[Orange2.E362]+[Orange3.E362]+[Orange4.E362])/5" office:value-type="float" office:value="-66.9691" calcext:value-type="float">
            <text:p>-66,9691</text:p>
          </table:table-cell>
        </table:table-row>
        <table:table-row table:style-name="ro1">
          <table:table-cell table:formula="of:=([Orange.D363]+[Orange1.D363]+[Orange2.D363]+[Orange3.D363]+[Orange4.D363])/5" office:value-type="float" office:value="0.89407" calcext:value-type="float">
            <text:p>0,89407</text:p>
          </table:table-cell>
          <table:table-cell table:formula="of:=([Orange.E363]+[Orange1.E363]+[Orange2.E363]+[Orange3.E363]+[Orange4.E363])/5" office:value-type="float" office:value="-66.6491" calcext:value-type="float">
            <text:p>-66,6491</text:p>
          </table:table-cell>
        </table:table-row>
        <table:table-row table:style-name="ro1">
          <table:table-cell table:formula="of:=([Orange.D364]+[Orange1.D364]+[Orange2.D364]+[Orange3.D364]+[Orange4.D364])/5" office:value-type="float" office:value="0.89654" calcext:value-type="float">
            <text:p>0,89654</text:p>
          </table:table-cell>
          <table:table-cell table:formula="of:=([Orange.E364]+[Orange1.E364]+[Orange2.E364]+[Orange3.E364]+[Orange4.E364])/5" office:value-type="float" office:value="-68.9691" calcext:value-type="float">
            <text:p>-68,9691</text:p>
          </table:table-cell>
        </table:table-row>
        <table:table-row table:style-name="ro1">
          <table:table-cell table:formula="of:=([Orange.D365]+[Orange1.D365]+[Orange2.D365]+[Orange3.D365]+[Orange4.D365])/5" office:value-type="float" office:value="0.89901" calcext:value-type="float">
            <text:p>0,89901</text:p>
          </table:table-cell>
          <table:table-cell table:formula="of:=([Orange.E365]+[Orange1.E365]+[Orange2.E365]+[Orange3.E365]+[Orange4.E365])/5" office:value-type="float" office:value="-67.7691" calcext:value-type="float">
            <text:p>-67,7691</text:p>
          </table:table-cell>
        </table:table-row>
        <table:table-row table:style-name="ro1">
          <table:table-cell table:formula="of:=([Orange.D366]+[Orange1.D366]+[Orange2.D366]+[Orange3.D366]+[Orange4.D366])/5" office:value-type="float" office:value="0.90148" calcext:value-type="float">
            <text:p>0,90148</text:p>
          </table:table-cell>
          <table:table-cell table:formula="of:=([Orange.E366]+[Orange1.E366]+[Orange2.E366]+[Orange3.E366]+[Orange4.E366])/5" office:value-type="float" office:value="-61.8491" calcext:value-type="float">
            <text:p>-61,8491</text:p>
          </table:table-cell>
        </table:table-row>
        <table:table-row table:style-name="ro1">
          <table:table-cell table:formula="of:=([Orange.D367]+[Orange1.D367]+[Orange2.D367]+[Orange3.D367]+[Orange4.D367])/5" office:value-type="float" office:value="0.90395" calcext:value-type="float">
            <text:p>0,90395</text:p>
          </table:table-cell>
          <table:table-cell table:formula="of:=([Orange.E367]+[Orange1.E367]+[Orange2.E367]+[Orange3.E367]+[Orange4.E367])/5" office:value-type="float" office:value="-64.1691" calcext:value-type="float">
            <text:p>-64,1691</text:p>
          </table:table-cell>
        </table:table-row>
        <table:table-row table:style-name="ro1">
          <table:table-cell table:formula="of:=([Orange.D368]+[Orange1.D368]+[Orange2.D368]+[Orange3.D368]+[Orange4.D368])/5" office:value-type="float" office:value="0.90642" calcext:value-type="float">
            <text:p>0,90642</text:p>
          </table:table-cell>
          <table:table-cell table:formula="of:=([Orange.E368]+[Orange1.E368]+[Orange2.E368]+[Orange3.E368]+[Orange4.E368])/5" office:value-type="float" office:value="-63.8491" calcext:value-type="float">
            <text:p>-63,8491</text:p>
          </table:table-cell>
        </table:table-row>
        <table:table-row table:style-name="ro1">
          <table:table-cell table:formula="of:=([Orange.D369]+[Orange1.D369]+[Orange2.D369]+[Orange3.D369]+[Orange4.D369])/5" office:value-type="float" office:value="0.90889" calcext:value-type="float">
            <text:p>0,90889</text:p>
          </table:table-cell>
          <table:table-cell table:formula="of:=([Orange.E369]+[Orange1.E369]+[Orange2.E369]+[Orange3.E369]+[Orange4.E369])/5" office:value-type="float" office:value="-62.7291" calcext:value-type="float">
            <text:p>-62,7291</text:p>
          </table:table-cell>
        </table:table-row>
        <table:table-row table:style-name="ro1">
          <table:table-cell table:formula="of:=([Orange.D370]+[Orange1.D370]+[Orange2.D370]+[Orange3.D370]+[Orange4.D370])/5" office:value-type="float" office:value="0.91136" calcext:value-type="float">
            <text:p>0,91136</text:p>
          </table:table-cell>
          <table:table-cell table:formula="of:=([Orange.E370]+[Orange1.E370]+[Orange2.E370]+[Orange3.E370]+[Orange4.E370])/5" office:value-type="float" office:value="-63.6091" calcext:value-type="float">
            <text:p>-63,6091</text:p>
          </table:table-cell>
        </table:table-row>
        <table:table-row table:style-name="ro1">
          <table:table-cell table:formula="of:=([Orange.D371]+[Orange1.D371]+[Orange2.D371]+[Orange3.D371]+[Orange4.D371])/5" office:value-type="float" office:value="0.91383" calcext:value-type="float">
            <text:p>0,91383</text:p>
          </table:table-cell>
          <table:table-cell table:formula="of:=([Orange.E371]+[Orange1.E371]+[Orange2.E371]+[Orange3.E371]+[Orange4.E371])/5" office:value-type="float" office:value="-61.9291" calcext:value-type="float">
            <text:p>-61,9291</text:p>
          </table:table-cell>
        </table:table-row>
        <table:table-row table:style-name="ro1">
          <table:table-cell table:formula="of:=([Orange.D372]+[Orange1.D372]+[Orange2.D372]+[Orange3.D372]+[Orange4.D372])/5" office:value-type="float" office:value="0.9163" calcext:value-type="float">
            <text:p>0,9163</text:p>
          </table:table-cell>
          <table:table-cell table:formula="of:=([Orange.E372]+[Orange1.E372]+[Orange2.E372]+[Orange3.E372]+[Orange4.E372])/5" office:value-type="float" office:value="-63.3691" calcext:value-type="float">
            <text:p>-63,3691</text:p>
          </table:table-cell>
        </table:table-row>
        <table:table-row table:style-name="ro1">
          <table:table-cell table:formula="of:=([Orange.D373]+[Orange1.D373]+[Orange2.D373]+[Orange3.D373]+[Orange4.D373])/5" office:value-type="float" office:value="0.91877" calcext:value-type="float">
            <text:p>0,91877</text:p>
          </table:table-cell>
          <table:table-cell table:formula="of:=([Orange.E373]+[Orange1.E373]+[Orange2.E373]+[Orange3.E373]+[Orange4.E373])/5" office:value-type="float" office:value="-63.2091" calcext:value-type="float">
            <text:p>-63,2091</text:p>
          </table:table-cell>
        </table:table-row>
        <table:table-row table:style-name="ro1">
          <table:table-cell table:formula="of:=([Orange.D374]+[Orange1.D374]+[Orange2.D374]+[Orange3.D374]+[Orange4.D374])/5" office:value-type="float" office:value="0.92124" calcext:value-type="float">
            <text:p>0,92124</text:p>
          </table:table-cell>
          <table:table-cell table:formula="of:=([Orange.E374]+[Orange1.E374]+[Orange2.E374]+[Orange3.E374]+[Orange4.E374])/5" office:value-type="float" office:value="-64.7291" calcext:value-type="float">
            <text:p>-64,7291</text:p>
          </table:table-cell>
        </table:table-row>
        <table:table-row table:style-name="ro1">
          <table:table-cell table:formula="of:=([Orange.D375]+[Orange1.D375]+[Orange2.D375]+[Orange3.D375]+[Orange4.D375])/5" office:value-type="float" office:value="0.92371" calcext:value-type="float">
            <text:p>0,92371</text:p>
          </table:table-cell>
          <table:table-cell table:formula="of:=([Orange.E375]+[Orange1.E375]+[Orange2.E375]+[Orange3.E375]+[Orange4.E375])/5" office:value-type="float" office:value="-64.4091" calcext:value-type="float">
            <text:p>-64,4091</text:p>
          </table:table-cell>
        </table:table-row>
        <table:table-row table:style-name="ro1">
          <table:table-cell table:formula="of:=([Orange.D376]+[Orange1.D376]+[Orange2.D376]+[Orange3.D376]+[Orange4.D376])/5" office:value-type="float" office:value="0.92618" calcext:value-type="float">
            <text:p>0,92618</text:p>
          </table:table-cell>
          <table:table-cell table:formula="of:=([Orange.E376]+[Orange1.E376]+[Orange2.E376]+[Orange3.E376]+[Orange4.E376])/5" office:value-type="float" office:value="-62.7291" calcext:value-type="float">
            <text:p>-62,7291</text:p>
          </table:table-cell>
        </table:table-row>
        <table:table-row table:style-name="ro1">
          <table:table-cell table:formula="of:=([Orange.D377]+[Orange1.D377]+[Orange2.D377]+[Orange3.D377]+[Orange4.D377])/5" office:value-type="float" office:value="0.92865" calcext:value-type="float">
            <text:p>0,92865</text:p>
          </table:table-cell>
          <table:table-cell table:formula="of:=([Orange.E377]+[Orange1.E377]+[Orange2.E377]+[Orange3.E377]+[Orange4.E377])/5" office:value-type="float" office:value="-65.2891" calcext:value-type="float">
            <text:p>-65,2891</text:p>
          </table:table-cell>
        </table:table-row>
        <table:table-row table:style-name="ro1">
          <table:table-cell table:formula="of:=([Orange.D378]+[Orange1.D378]+[Orange2.D378]+[Orange3.D378]+[Orange4.D378])/5" office:value-type="float" office:value="0.93112" calcext:value-type="float">
            <text:p>0,93112</text:p>
          </table:table-cell>
          <table:table-cell table:formula="of:=([Orange.E378]+[Orange1.E378]+[Orange2.E378]+[Orange3.E378]+[Orange4.E378])/5" office:value-type="float" office:value="-65.2891" calcext:value-type="float">
            <text:p>-65,2891</text:p>
          </table:table-cell>
        </table:table-row>
        <table:table-row table:style-name="ro1">
          <table:table-cell table:formula="of:=([Orange.D379]+[Orange1.D379]+[Orange2.D379]+[Orange3.D379]+[Orange4.D379])/5" office:value-type="float" office:value="0.93359" calcext:value-type="float">
            <text:p>0,93359</text:p>
          </table:table-cell>
          <table:table-cell table:formula="of:=([Orange.E379]+[Orange1.E379]+[Orange2.E379]+[Orange3.E379]+[Orange4.E379])/5" office:value-type="float" office:value="-63.8491" calcext:value-type="float">
            <text:p>-63,8491</text:p>
          </table:table-cell>
        </table:table-row>
        <table:table-row table:style-name="ro1">
          <table:table-cell table:formula="of:=([Orange.D380]+[Orange1.D380]+[Orange2.D380]+[Orange3.D380]+[Orange4.D380])/5" office:value-type="float" office:value="0.93606" calcext:value-type="float">
            <text:p>0,93606</text:p>
          </table:table-cell>
          <table:table-cell table:formula="of:=([Orange.E380]+[Orange1.E380]+[Orange2.E380]+[Orange3.E380]+[Orange4.E380])/5" office:value-type="float" office:value="-60.2491" calcext:value-type="float">
            <text:p>-60,2491</text:p>
          </table:table-cell>
        </table:table-row>
        <table:table-row table:style-name="ro1">
          <table:table-cell table:formula="of:=([Orange.D381]+[Orange1.D381]+[Orange2.D381]+[Orange3.D381]+[Orange4.D381])/5" office:value-type="float" office:value="0.93853" calcext:value-type="float">
            <text:p>0,93853</text:p>
          </table:table-cell>
          <table:table-cell table:formula="of:=([Orange.E381]+[Orange1.E381]+[Orange2.E381]+[Orange3.E381]+[Orange4.E381])/5" office:value-type="float" office:value="-58.1691" calcext:value-type="float">
            <text:p>-58,1691</text:p>
          </table:table-cell>
        </table:table-row>
        <table:table-row table:style-name="ro1">
          <table:table-cell table:formula="of:=([Orange.D382]+[Orange1.D382]+[Orange2.D382]+[Orange3.D382]+[Orange4.D382])/5" office:value-type="float" office:value="0.941" calcext:value-type="float">
            <text:p>0,941</text:p>
          </table:table-cell>
          <table:table-cell table:formula="of:=([Orange.E382]+[Orange1.E382]+[Orange2.E382]+[Orange3.E382]+[Orange4.E382])/5" office:value-type="float" office:value="-62.6491" calcext:value-type="float">
            <text:p>-62,6491</text:p>
          </table:table-cell>
        </table:table-row>
        <table:table-row table:style-name="ro1">
          <table:table-cell table:formula="of:=([Orange.D383]+[Orange1.D383]+[Orange2.D383]+[Orange3.D383]+[Orange4.D383])/5" office:value-type="float" office:value="0.94347" calcext:value-type="float">
            <text:p>0,94347</text:p>
          </table:table-cell>
          <table:table-cell table:formula="of:=([Orange.E383]+[Orange1.E383]+[Orange2.E383]+[Orange3.E383]+[Orange4.E383])/5" office:value-type="float" office:value="-60.0091" calcext:value-type="float">
            <text:p>-60,0091</text:p>
          </table:table-cell>
        </table:table-row>
        <table:table-row table:style-name="ro1">
          <table:table-cell table:formula="of:=([Orange.D384]+[Orange1.D384]+[Orange2.D384]+[Orange3.D384]+[Orange4.D384])/5" office:value-type="float" office:value="0.94594" calcext:value-type="float">
            <text:p>0,94594</text:p>
          </table:table-cell>
          <table:table-cell table:formula="of:=([Orange.E384]+[Orange1.E384]+[Orange2.E384]+[Orange3.E384]+[Orange4.E384])/5" office:value-type="float" office:value="-59.9291" calcext:value-type="float">
            <text:p>-59,9291</text:p>
          </table:table-cell>
        </table:table-row>
        <table:table-row table:style-name="ro1">
          <table:table-cell table:formula="of:=([Orange.D385]+[Orange1.D385]+[Orange2.D385]+[Orange3.D385]+[Orange4.D385])/5" office:value-type="float" office:value="0.94841" calcext:value-type="float">
            <text:p>0,94841</text:p>
          </table:table-cell>
          <table:table-cell table:formula="of:=([Orange.E385]+[Orange1.E385]+[Orange2.E385]+[Orange3.E385]+[Orange4.E385])/5" office:value-type="float" office:value="-58.8891" calcext:value-type="float">
            <text:p>-58,8891</text:p>
          </table:table-cell>
        </table:table-row>
        <table:table-row table:style-name="ro1">
          <table:table-cell table:formula="of:=([Orange.D386]+[Orange1.D386]+[Orange2.D386]+[Orange3.D386]+[Orange4.D386])/5" office:value-type="float" office:value="0.95088" calcext:value-type="float">
            <text:p>0,95088</text:p>
          </table:table-cell>
          <table:table-cell table:formula="of:=([Orange.E386]+[Orange1.E386]+[Orange2.E386]+[Orange3.E386]+[Orange4.E386])/5" office:value-type="float" office:value="-61.2091" calcext:value-type="float">
            <text:p>-61,2091</text:p>
          </table:table-cell>
        </table:table-row>
        <table:table-row table:style-name="ro1">
          <table:table-cell table:formula="of:=([Orange.D387]+[Orange1.D387]+[Orange2.D387]+[Orange3.D387]+[Orange4.D387])/5" office:value-type="float" office:value="0.95335" calcext:value-type="float">
            <text:p>0,95335</text:p>
          </table:table-cell>
          <table:table-cell table:formula="of:=([Orange.E387]+[Orange1.E387]+[Orange2.E387]+[Orange3.E387]+[Orange4.E387])/5" office:value-type="float" office:value="-55.4491" calcext:value-type="float">
            <text:p>-55,4491</text:p>
          </table:table-cell>
        </table:table-row>
        <table:table-row table:style-name="ro1">
          <table:table-cell table:formula="of:=([Orange.D388]+[Orange1.D388]+[Orange2.D388]+[Orange3.D388]+[Orange4.D388])/5" office:value-type="float" office:value="0.95582" calcext:value-type="float">
            <text:p>0,95582</text:p>
          </table:table-cell>
          <table:table-cell table:formula="of:=([Orange.E388]+[Orange1.E388]+[Orange2.E388]+[Orange3.E388]+[Orange4.E388])/5" office:value-type="float" office:value="-53.2891" calcext:value-type="float">
            <text:p>-53,2891</text:p>
          </table:table-cell>
        </table:table-row>
        <table:table-row table:style-name="ro1">
          <table:table-cell table:formula="of:=([Orange.D389]+[Orange1.D389]+[Orange2.D389]+[Orange3.D389]+[Orange4.D389])/5" office:value-type="float" office:value="0.95829" calcext:value-type="float">
            <text:p>0,95829</text:p>
          </table:table-cell>
          <table:table-cell table:formula="of:=([Orange.E389]+[Orange1.E389]+[Orange2.E389]+[Orange3.E389]+[Orange4.E389])/5" office:value-type="float" office:value="-54.8091" calcext:value-type="float">
            <text:p>-54,8091</text:p>
          </table:table-cell>
        </table:table-row>
        <table:table-row table:style-name="ro1">
          <table:table-cell table:formula="of:=([Orange.D390]+[Orange1.D390]+[Orange2.D390]+[Orange3.D390]+[Orange4.D390])/5" office:value-type="float" office:value="0.96076" calcext:value-type="float">
            <text:p>0,96076</text:p>
          </table:table-cell>
          <table:table-cell table:formula="of:=([Orange.E390]+[Orange1.E390]+[Orange2.E390]+[Orange3.E390]+[Orange4.E390])/5" office:value-type="float" office:value="-55.1291" calcext:value-type="float">
            <text:p>-55,1291</text:p>
          </table:table-cell>
        </table:table-row>
        <table:table-row table:style-name="ro1">
          <table:table-cell table:formula="of:=([Orange.D391]+[Orange1.D391]+[Orange2.D391]+[Orange3.D391]+[Orange4.D391])/5" office:value-type="float" office:value="0.96323" calcext:value-type="float">
            <text:p>0,96323</text:p>
          </table:table-cell>
          <table:table-cell table:formula="of:=([Orange.E391]+[Orange1.E391]+[Orange2.E391]+[Orange3.E391]+[Orange4.E391])/5" office:value-type="float" office:value="-59.3691" calcext:value-type="float">
            <text:p>-59,3691</text:p>
          </table:table-cell>
        </table:table-row>
        <table:table-row table:style-name="ro1">
          <table:table-cell table:formula="of:=([Orange.D392]+[Orange1.D392]+[Orange2.D392]+[Orange3.D392]+[Orange4.D392])/5" office:value-type="float" office:value="0.9657" calcext:value-type="float">
            <text:p>0,9657</text:p>
          </table:table-cell>
          <table:table-cell table:formula="of:=([Orange.E392]+[Orange1.E392]+[Orange2.E392]+[Orange3.E392]+[Orange4.E392])/5" office:value-type="float" office:value="-53.5291" calcext:value-type="float">
            <text:p>-53,5291</text:p>
          </table:table-cell>
        </table:table-row>
        <table:table-row table:style-name="ro1">
          <table:table-cell table:formula="of:=([Orange.D393]+[Orange1.D393]+[Orange2.D393]+[Orange3.D393]+[Orange4.D393])/5" office:value-type="float" office:value="0.96817" calcext:value-type="float">
            <text:p>0,96817</text:p>
          </table:table-cell>
          <table:table-cell table:formula="of:=([Orange.E393]+[Orange1.E393]+[Orange2.E393]+[Orange3.E393]+[Orange4.E393])/5" office:value-type="float" office:value="-50.8091" calcext:value-type="float">
            <text:p>-50,8091</text:p>
          </table:table-cell>
        </table:table-row>
        <table:table-row table:style-name="ro1">
          <table:table-cell table:formula="of:=([Orange.D394]+[Orange1.D394]+[Orange2.D394]+[Orange3.D394]+[Orange4.D394])/5" office:value-type="float" office:value="0.97064" calcext:value-type="float">
            <text:p>0,97064</text:p>
          </table:table-cell>
          <table:table-cell table:formula="of:=([Orange.E394]+[Orange1.E394]+[Orange2.E394]+[Orange3.E394]+[Orange4.E394])/5" office:value-type="float" office:value="-53.2891" calcext:value-type="float">
            <text:p>-53,2891</text:p>
          </table:table-cell>
        </table:table-row>
        <table:table-row table:style-name="ro1">
          <table:table-cell table:formula="of:=([Orange.D395]+[Orange1.D395]+[Orange2.D395]+[Orange3.D395]+[Orange4.D395])/5" office:value-type="float" office:value="0.97311" calcext:value-type="float">
            <text:p>0,97311</text:p>
          </table:table-cell>
          <table:table-cell table:formula="of:=([Orange.E395]+[Orange1.E395]+[Orange2.E395]+[Orange3.E395]+[Orange4.E395])/5" office:value-type="float" office:value="-50.5691" calcext:value-type="float">
            <text:p>-50,5691</text:p>
          </table:table-cell>
        </table:table-row>
        <table:table-row table:style-name="ro1">
          <table:table-cell table:formula="of:=([Orange.D396]+[Orange1.D396]+[Orange2.D396]+[Orange3.D396]+[Orange4.D396])/5" office:value-type="float" office:value="0.97558" calcext:value-type="float">
            <text:p>0,97558</text:p>
          </table:table-cell>
          <table:table-cell table:formula="of:=([Orange.E396]+[Orange1.E396]+[Orange2.E396]+[Orange3.E396]+[Orange4.E396])/5" office:value-type="float" office:value="-43.9291" calcext:value-type="float">
            <text:p>-43,9291</text:p>
          </table:table-cell>
        </table:table-row>
        <table:table-row table:style-name="ro1">
          <table:table-cell table:formula="of:=([Orange.D397]+[Orange1.D397]+[Orange2.D397]+[Orange3.D397]+[Orange4.D397])/5" office:value-type="float" office:value="0.97805" calcext:value-type="float">
            <text:p>0,97805</text:p>
          </table:table-cell>
          <table:table-cell table:formula="of:=([Orange.E397]+[Orange1.E397]+[Orange2.E397]+[Orange3.E397]+[Orange4.E397])/5" office:value-type="float" office:value="-47.7691" calcext:value-type="float">
            <text:p>-47,7691</text:p>
          </table:table-cell>
        </table:table-row>
        <table:table-row table:style-name="ro1">
          <table:table-cell table:formula="of:=([Orange.D398]+[Orange1.D398]+[Orange2.D398]+[Orange3.D398]+[Orange4.D398])/5" office:value-type="float" office:value="0.98052" calcext:value-type="float">
            <text:p>0,98052</text:p>
          </table:table-cell>
          <table:table-cell table:formula="of:=([Orange.E398]+[Orange1.E398]+[Orange2.E398]+[Orange3.E398]+[Orange4.E398])/5" office:value-type="float" office:value="-47.1291" calcext:value-type="float">
            <text:p>-47,1291</text:p>
          </table:table-cell>
        </table:table-row>
        <table:table-row table:style-name="ro1">
          <table:table-cell table:formula="of:=([Orange.D399]+[Orange1.D399]+[Orange2.D399]+[Orange3.D399]+[Orange4.D399])/5" office:value-type="float" office:value="0.98299" calcext:value-type="float">
            <text:p>0,98299</text:p>
          </table:table-cell>
          <table:table-cell table:formula="of:=([Orange.E399]+[Orange1.E399]+[Orange2.E399]+[Orange3.E399]+[Orange4.E399])/5" office:value-type="float" office:value="-46.3291" calcext:value-type="float">
            <text:p>-46,3291</text:p>
          </table:table-cell>
        </table:table-row>
        <table:table-row table:style-name="ro1">
          <table:table-cell table:formula="of:=([Orange.D400]+[Orange1.D400]+[Orange2.D400]+[Orange3.D400]+[Orange4.D400])/5" office:value-type="float" office:value="0.98546" calcext:value-type="float">
            <text:p>0,98546</text:p>
          </table:table-cell>
          <table:table-cell table:formula="of:=([Orange.E400]+[Orange1.E400]+[Orange2.E400]+[Orange3.E400]+[Orange4.E400])/5" office:value-type="float" office:value="-43.0491" calcext:value-type="float">
            <text:p>-43,0491</text:p>
          </table:table-cell>
        </table:table-row>
        <table:table-row table:style-name="ro1">
          <table:table-cell table:formula="of:=([Orange.D401]+[Orange1.D401]+[Orange2.D401]+[Orange3.D401]+[Orange4.D401])/5" office:value-type="float" office:value="0.98793" calcext:value-type="float">
            <text:p>0,98793</text:p>
          </table:table-cell>
          <table:table-cell table:formula="of:=([Orange.E401]+[Orange1.E401]+[Orange2.E401]+[Orange3.E401]+[Orange4.E401])/5" office:value-type="float" office:value="-45.4491" calcext:value-type="float">
            <text:p>-45,4491</text:p>
          </table:table-cell>
        </table:table-row>
        <table:table-row table:style-name="ro1">
          <table:table-cell table:formula="of:=([Orange.D402]+[Orange1.D402]+[Orange2.D402]+[Orange3.D402]+[Orange4.D402])/5" office:value-type="float" office:value="0.9904" calcext:value-type="float">
            <text:p>0,9904</text:p>
          </table:table-cell>
          <table:table-cell table:formula="of:=([Orange.E402]+[Orange1.E402]+[Orange2.E402]+[Orange3.E402]+[Orange4.E402])/5" office:value-type="float" office:value="-44.3291" calcext:value-type="float">
            <text:p>-44,3291</text:p>
          </table:table-cell>
        </table:table-row>
        <table:table-row table:style-name="ro1">
          <table:table-cell table:formula="of:=([Orange.D403]+[Orange1.D403]+[Orange2.D403]+[Orange3.D403]+[Orange4.D403])/5" office:value-type="float" office:value="0.99287" calcext:value-type="float">
            <text:p>0,99287</text:p>
          </table:table-cell>
          <table:table-cell table:formula="of:=([Orange.E403]+[Orange1.E403]+[Orange2.E403]+[Orange3.E403]+[Orange4.E403])/5" office:value-type="float" office:value="-44.2491" calcext:value-type="float">
            <text:p>-44,2491</text:p>
          </table:table-cell>
        </table:table-row>
        <table:table-row table:style-name="ro1">
          <table:table-cell table:style-name="ce3" table:formula="of:=([Orange.D404]+[Orange1.D404]+[Orange2.D404]+[Orange3.D404]+[Orange4.D404])/5" office:value-type="float" office:value="0.99534" calcext:value-type="float">
            <text:p>0,99534</text:p>
          </table:table-cell>
          <table:table-cell table:style-name="ce3" table:formula="of:=([Orange.E404]+[Orange1.E404]+[Orange2.E404]+[Orange3.E404]+[Orange4.E404])/5" office:value-type="float" office:value="-39.9291" calcext:value-type="float">
            <text:p>-39,9291</text:p>
          </table:table-cell>
        </table:table-row>
        <table:table-row table:style-name="ro1">
          <table:table-cell table:formula="of:=([Orange.D405]+[Orange1.D405]+[Orange2.D405]+[Orange3.D405]+[Orange4.D405])/5" office:value-type="float" office:value="0.99781" calcext:value-type="float">
            <text:p>0,99781</text:p>
          </table:table-cell>
          <table:table-cell table:formula="of:=([Orange.E405]+[Orange1.E405]+[Orange2.E405]+[Orange3.E405]+[Orange4.E405])/5" office:value-type="float" office:value="-44.1691" calcext:value-type="float">
            <text:p>-44,1691</text:p>
          </table:table-cell>
        </table:table-row>
        <table:table-row table:style-name="ro1">
          <table:table-cell table:formula="of:=([Orange.D406]+[Orange1.D406]+[Orange2.D406]+[Orange3.D406]+[Orange4.D406])/5" office:value-type="float" office:value="1.00028" calcext:value-type="float">
            <text:p>1,00028</text:p>
          </table:table-cell>
          <table:table-cell table:formula="of:=([Orange.E406]+[Orange1.E406]+[Orange2.E406]+[Orange3.E406]+[Orange4.E406])/5" office:value-type="float" office:value="-52.8891" calcext:value-type="float">
            <text:p>-52,8891</text:p>
          </table:table-cell>
        </table:table-row>
        <table:table-row table:style-name="ro1">
          <table:table-cell table:formula="of:=([Orange.D407]+[Orange1.D407]+[Orange2.D407]+[Orange3.D407]+[Orange4.D407])/5" office:value-type="float" office:value="1.00275" calcext:value-type="float">
            <text:p>1,00275</text:p>
          </table:table-cell>
          <table:table-cell table:formula="of:=([Orange.E407]+[Orange1.E407]+[Orange2.E407]+[Orange3.E407]+[Orange4.E407])/5" office:value-type="float" office:value="-51.4491" calcext:value-type="float">
            <text:p>-51,4491</text:p>
          </table:table-cell>
        </table:table-row>
        <table:table-row table:style-name="ro1">
          <table:table-cell table:formula="of:=([Orange.D408]+[Orange1.D408]+[Orange2.D408]+[Orange3.D408]+[Orange4.D408])/5" office:value-type="float" office:value="1.00522" calcext:value-type="float">
            <text:p>1,00522</text:p>
          </table:table-cell>
          <table:table-cell table:formula="of:=([Orange.E408]+[Orange1.E408]+[Orange2.E408]+[Orange3.E408]+[Orange4.E408])/5" office:value-type="float" office:value="-54.1691" calcext:value-type="float">
            <text:p>-54,1691</text:p>
          </table:table-cell>
        </table:table-row>
        <table:table-row table:style-name="ro1">
          <table:table-cell table:formula="of:=([Orange.D409]+[Orange1.D409]+[Orange2.D409]+[Orange3.D409]+[Orange4.D409])/5" office:value-type="float" office:value="1.00769" calcext:value-type="float">
            <text:p>1,00769</text:p>
          </table:table-cell>
          <table:table-cell table:formula="of:=([Orange.E409]+[Orange1.E409]+[Orange2.E409]+[Orange3.E409]+[Orange4.E409])/5" office:value-type="float" office:value="-54.1691" calcext:value-type="float">
            <text:p>-54,1691</text:p>
          </table:table-cell>
        </table:table-row>
        <table:table-row table:style-name="ro1">
          <table:table-cell table:formula="of:=([Orange.D410]+[Orange1.D410]+[Orange2.D410]+[Orange3.D410]+[Orange4.D410])/5" office:value-type="float" office:value="1.01016" calcext:value-type="float">
            <text:p>1,01016</text:p>
          </table:table-cell>
          <table:table-cell table:formula="of:=([Orange.E410]+[Orange1.E410]+[Orange2.E410]+[Orange3.E410]+[Orange4.E410])/5" office:value-type="float" office:value="-52.3291" calcext:value-type="float">
            <text:p>-52,3291</text:p>
          </table:table-cell>
        </table:table-row>
        <table:table-row table:style-name="ro1">
          <table:table-cell table:formula="of:=([Orange.D411]+[Orange1.D411]+[Orange2.D411]+[Orange3.D411]+[Orange4.D411])/5" office:value-type="float" office:value="1.01263" calcext:value-type="float">
            <text:p>1,01263</text:p>
          </table:table-cell>
          <table:table-cell table:formula="of:=([Orange.E411]+[Orange1.E411]+[Orange2.E411]+[Orange3.E411]+[Orange4.E411])/5" office:value-type="float" office:value="-50.9691" calcext:value-type="float">
            <text:p>-50,9691</text:p>
          </table:table-cell>
        </table:table-row>
        <table:table-row table:style-name="ro1">
          <table:table-cell table:formula="of:=([Orange.D412]+[Orange1.D412]+[Orange2.D412]+[Orange3.D412]+[Orange4.D412])/5" office:value-type="float" office:value="1.0151" calcext:value-type="float">
            <text:p>1,0151</text:p>
          </table:table-cell>
          <table:table-cell table:formula="of:=([Orange.E412]+[Orange1.E412]+[Orange2.E412]+[Orange3.E412]+[Orange4.E412])/5" office:value-type="float" office:value="-53.0491" calcext:value-type="float">
            <text:p>-53,0491</text:p>
          </table:table-cell>
        </table:table-row>
        <table:table-row table:style-name="ro1">
          <table:table-cell table:formula="of:=([Orange.D413]+[Orange1.D413]+[Orange2.D413]+[Orange3.D413]+[Orange4.D413])/5" office:value-type="float" office:value="1.01757" calcext:value-type="float">
            <text:p>1,01757</text:p>
          </table:table-cell>
          <table:table-cell table:formula="of:=([Orange.E413]+[Orange1.E413]+[Orange2.E413]+[Orange3.E413]+[Orange4.E413])/5" office:value-type="float" office:value="-56.5691" calcext:value-type="float">
            <text:p>-56,5691</text:p>
          </table:table-cell>
        </table:table-row>
        <table:table-row table:style-name="ro1">
          <table:table-cell table:formula="of:=([Orange.D414]+[Orange1.D414]+[Orange2.D414]+[Orange3.D414]+[Orange4.D414])/5" office:value-type="float" office:value="1.02004" calcext:value-type="float">
            <text:p>1,02004</text:p>
          </table:table-cell>
          <table:table-cell table:formula="of:=([Orange.E414]+[Orange1.E414]+[Orange2.E414]+[Orange3.E414]+[Orange4.E414])/5" office:value-type="float" office:value="-57.6091" calcext:value-type="float">
            <text:p>-57,6091</text:p>
          </table:table-cell>
        </table:table-row>
        <table:table-row table:style-name="ro1">
          <table:table-cell table:formula="of:=([Orange.D415]+[Orange1.D415]+[Orange2.D415]+[Orange3.D415]+[Orange4.D415])/5" office:value-type="float" office:value="1.02251" calcext:value-type="float">
            <text:p>1,02251</text:p>
          </table:table-cell>
          <table:table-cell table:formula="of:=([Orange.E415]+[Orange1.E415]+[Orange2.E415]+[Orange3.E415]+[Orange4.E415])/5" office:value-type="float" office:value="-59.2891" calcext:value-type="float">
            <text:p>-59,2891</text:p>
          </table:table-cell>
        </table:table-row>
        <table:table-row table:style-name="ro1">
          <table:table-cell table:formula="of:=([Orange.D416]+[Orange1.D416]+[Orange2.D416]+[Orange3.D416]+[Orange4.D416])/5" office:value-type="float" office:value="1.02498" calcext:value-type="float">
            <text:p>1,02498</text:p>
          </table:table-cell>
          <table:table-cell table:formula="of:=([Orange.E416]+[Orange1.E416]+[Orange2.E416]+[Orange3.E416]+[Orange4.E416])/5" office:value-type="float" office:value="-63.1291" calcext:value-type="float">
            <text:p>-63,1291</text:p>
          </table:table-cell>
        </table:table-row>
        <table:table-row table:style-name="ro1">
          <table:table-cell table:formula="of:=([Orange.D417]+[Orange1.D417]+[Orange2.D417]+[Orange3.D417]+[Orange4.D417])/5" office:value-type="float" office:value="1.02745" calcext:value-type="float">
            <text:p>1,02745</text:p>
          </table:table-cell>
          <table:table-cell table:formula="of:=([Orange.E417]+[Orange1.E417]+[Orange2.E417]+[Orange3.E417]+[Orange4.E417])/5" office:value-type="float" office:value="-62.5691" calcext:value-type="float">
            <text:p>-62,5691</text:p>
          </table:table-cell>
        </table:table-row>
        <table:table-row table:style-name="ro1">
          <table:table-cell table:formula="of:=([Orange.D418]+[Orange1.D418]+[Orange2.D418]+[Orange3.D418]+[Orange4.D418])/5" office:value-type="float" office:value="1.02992" calcext:value-type="float">
            <text:p>1,02992</text:p>
          </table:table-cell>
          <table:table-cell table:formula="of:=([Orange.E418]+[Orange1.E418]+[Orange2.E418]+[Orange3.E418]+[Orange4.E418])/5" office:value-type="float" office:value="-59.7691" calcext:value-type="float">
            <text:p>-59,7691</text:p>
          </table:table-cell>
        </table:table-row>
        <table:table-row table:style-name="ro1">
          <table:table-cell table:formula="of:=([Orange.D419]+[Orange1.D419]+[Orange2.D419]+[Orange3.D419]+[Orange4.D419])/5" office:value-type="float" office:value="1.03239" calcext:value-type="float">
            <text:p>1,03239</text:p>
          </table:table-cell>
          <table:table-cell table:formula="of:=([Orange.E419]+[Orange1.E419]+[Orange2.E419]+[Orange3.E419]+[Orange4.E419])/5" office:value-type="float" office:value="-59.2091" calcext:value-type="float">
            <text:p>-59,2091</text:p>
          </table:table-cell>
        </table:table-row>
        <table:table-row table:style-name="ro1">
          <table:table-cell table:formula="of:=([Orange.D420]+[Orange1.D420]+[Orange2.D420]+[Orange3.D420]+[Orange4.D420])/5" office:value-type="float" office:value="1.03486" calcext:value-type="float">
            <text:p>1,03486</text:p>
          </table:table-cell>
          <table:table-cell table:formula="of:=([Orange.E420]+[Orange1.E420]+[Orange2.E420]+[Orange3.E420]+[Orange4.E420])/5" office:value-type="float" office:value="-57.7691" calcext:value-type="float">
            <text:p>-57,7691</text:p>
          </table:table-cell>
        </table:table-row>
        <table:table-row table:style-name="ro1">
          <table:table-cell table:formula="of:=([Orange.D421]+[Orange1.D421]+[Orange2.D421]+[Orange3.D421]+[Orange4.D421])/5" office:value-type="float" office:value="1.03733" calcext:value-type="float">
            <text:p>1,03733</text:p>
          </table:table-cell>
          <table:table-cell table:formula="of:=([Orange.E421]+[Orange1.E421]+[Orange2.E421]+[Orange3.E421]+[Orange4.E421])/5" office:value-type="float" office:value="-59.6091" calcext:value-type="float">
            <text:p>-59,6091</text:p>
          </table:table-cell>
        </table:table-row>
        <table:table-row table:style-name="ro1">
          <table:table-cell table:formula="of:=([Orange.D422]+[Orange1.D422]+[Orange2.D422]+[Orange3.D422]+[Orange4.D422])/5" office:value-type="float" office:value="1.0398" calcext:value-type="float">
            <text:p>1,0398</text:p>
          </table:table-cell>
          <table:table-cell table:formula="of:=([Orange.E422]+[Orange1.E422]+[Orange2.E422]+[Orange3.E422]+[Orange4.E422])/5" office:value-type="float" office:value="-63.7691" calcext:value-type="float">
            <text:p>-63,7691</text:p>
          </table:table-cell>
        </table:table-row>
        <table:table-row table:style-name="ro1">
          <table:table-cell table:formula="of:=([Orange.D423]+[Orange1.D423]+[Orange2.D423]+[Orange3.D423]+[Orange4.D423])/5" office:value-type="float" office:value="1.04227" calcext:value-type="float">
            <text:p>1,04227</text:p>
          </table:table-cell>
          <table:table-cell table:formula="of:=([Orange.E423]+[Orange1.E423]+[Orange2.E423]+[Orange3.E423]+[Orange4.E423])/5" office:value-type="float" office:value="-66.0091" calcext:value-type="float">
            <text:p>-66,0091</text:p>
          </table:table-cell>
        </table:table-row>
        <table:table-row table:style-name="ro1">
          <table:table-cell table:formula="of:=([Orange.D424]+[Orange1.D424]+[Orange2.D424]+[Orange3.D424]+[Orange4.D424])/5" office:value-type="float" office:value="1.04474" calcext:value-type="float">
            <text:p>1,04474</text:p>
          </table:table-cell>
          <table:table-cell table:formula="of:=([Orange.E424]+[Orange1.E424]+[Orange2.E424]+[Orange3.E424]+[Orange4.E424])/5" office:value-type="float" office:value="-63.8491" calcext:value-type="float">
            <text:p>-63,8491</text:p>
          </table:table-cell>
        </table:table-row>
        <table:table-row table:style-name="ro1">
          <table:table-cell table:formula="of:=([Orange.D425]+[Orange1.D425]+[Orange2.D425]+[Orange3.D425]+[Orange4.D425])/5" office:value-type="float" office:value="1.04721" calcext:value-type="float">
            <text:p>1,04721</text:p>
          </table:table-cell>
          <table:table-cell table:formula="of:=([Orange.E425]+[Orange1.E425]+[Orange2.E425]+[Orange3.E425]+[Orange4.E425])/5" office:value-type="float" office:value="-61.0491" calcext:value-type="float">
            <text:p>-61,0491</text:p>
          </table:table-cell>
        </table:table-row>
        <table:table-row table:style-name="ro1">
          <table:table-cell table:formula="of:=([Orange.D426]+[Orange1.D426]+[Orange2.D426]+[Orange3.D426]+[Orange4.D426])/5" office:value-type="float" office:value="1.04968" calcext:value-type="float">
            <text:p>1,04968</text:p>
          </table:table-cell>
          <table:table-cell table:formula="of:=([Orange.E426]+[Orange1.E426]+[Orange2.E426]+[Orange3.E426]+[Orange4.E426])/5" office:value-type="float" office:value="-66.3291" calcext:value-type="float">
            <text:p>-66,3291</text:p>
          </table:table-cell>
        </table:table-row>
        <table:table-row table:style-name="ro1">
          <table:table-cell table:formula="of:=([Orange.D427]+[Orange1.D427]+[Orange2.D427]+[Orange3.D427]+[Orange4.D427])/5" office:value-type="float" office:value="1.05215" calcext:value-type="float">
            <text:p>1,05215</text:p>
          </table:table-cell>
          <table:table-cell table:formula="of:=([Orange.E427]+[Orange1.E427]+[Orange2.E427]+[Orange3.E427]+[Orange4.E427])/5" office:value-type="float" office:value="-64.7291" calcext:value-type="float">
            <text:p>-64,7291</text:p>
          </table:table-cell>
        </table:table-row>
        <table:table-row table:style-name="ro1">
          <table:table-cell table:formula="of:=([Orange.D428]+[Orange1.D428]+[Orange2.D428]+[Orange3.D428]+[Orange4.D428])/5" office:value-type="float" office:value="1.05462" calcext:value-type="float">
            <text:p>1,05462</text:p>
          </table:table-cell>
          <table:table-cell table:formula="of:=([Orange.E428]+[Orange1.E428]+[Orange2.E428]+[Orange3.E428]+[Orange4.E428])/5" office:value-type="float" office:value="-64.4891" calcext:value-type="float">
            <text:p>-64,4891</text:p>
          </table:table-cell>
        </table:table-row>
        <table:table-row table:style-name="ro1">
          <table:table-cell table:formula="of:=([Orange.D429]+[Orange1.D429]+[Orange2.D429]+[Orange3.D429]+[Orange4.D429])/5" office:value-type="float" office:value="1.05709" calcext:value-type="float">
            <text:p>1,05709</text:p>
          </table:table-cell>
          <table:table-cell table:formula="of:=([Orange.E429]+[Orange1.E429]+[Orange2.E429]+[Orange3.E429]+[Orange4.E429])/5" office:value-type="float" office:value="-63.6091" calcext:value-type="float">
            <text:p>-63,6091</text:p>
          </table:table-cell>
        </table:table-row>
        <table:table-row table:style-name="ro1">
          <table:table-cell table:formula="of:=([Orange.D430]+[Orange1.D430]+[Orange2.D430]+[Orange3.D430]+[Orange4.D430])/5" office:value-type="float" office:value="1.05956" calcext:value-type="float">
            <text:p>1,05956</text:p>
          </table:table-cell>
          <table:table-cell table:formula="of:=([Orange.E430]+[Orange1.E430]+[Orange2.E430]+[Orange3.E430]+[Orange4.E430])/5" office:value-type="float" office:value="-66.0891" calcext:value-type="float">
            <text:p>-66,0891</text:p>
          </table:table-cell>
        </table:table-row>
        <table:table-row table:style-name="ro1">
          <table:table-cell table:formula="of:=([Orange.D431]+[Orange1.D431]+[Orange2.D431]+[Orange3.D431]+[Orange4.D431])/5" office:value-type="float" office:value="1.06203" calcext:value-type="float">
            <text:p>1,06203</text:p>
          </table:table-cell>
          <table:table-cell table:formula="of:=([Orange.E431]+[Orange1.E431]+[Orange2.E431]+[Orange3.E431]+[Orange4.E431])/5" office:value-type="float" office:value="-67.8491" calcext:value-type="float">
            <text:p>-67,8491</text:p>
          </table:table-cell>
        </table:table-row>
        <table:table-row table:style-name="ro1">
          <table:table-cell table:formula="of:=([Orange.D432]+[Orange1.D432]+[Orange2.D432]+[Orange3.D432]+[Orange4.D432])/5" office:value-type="float" office:value="1.0645" calcext:value-type="float">
            <text:p>1,0645</text:p>
          </table:table-cell>
          <table:table-cell table:formula="of:=([Orange.E432]+[Orange1.E432]+[Orange2.E432]+[Orange3.E432]+[Orange4.E432])/5" office:value-type="float" office:value="-64.0891" calcext:value-type="float">
            <text:p>-64,0891</text:p>
          </table:table-cell>
        </table:table-row>
        <table:table-row table:style-name="ro1">
          <table:table-cell table:formula="of:=([Orange.D433]+[Orange1.D433]+[Orange2.D433]+[Orange3.D433]+[Orange4.D433])/5" office:value-type="float" office:value="1.06697" calcext:value-type="float">
            <text:p>1,06697</text:p>
          </table:table-cell>
          <table:table-cell table:formula="of:=([Orange.E433]+[Orange1.E433]+[Orange2.E433]+[Orange3.E433]+[Orange4.E433])/5" office:value-type="float" office:value="-61.2891" calcext:value-type="float">
            <text:p>-61,2891</text:p>
          </table:table-cell>
        </table:table-row>
        <table:table-row table:style-name="ro1">
          <table:table-cell table:formula="of:=([Orange.D434]+[Orange1.D434]+[Orange2.D434]+[Orange3.D434]+[Orange4.D434])/5" office:value-type="float" office:value="1.06944" calcext:value-type="float">
            <text:p>1,06944</text:p>
          </table:table-cell>
          <table:table-cell table:formula="of:=([Orange.E434]+[Orange1.E434]+[Orange2.E434]+[Orange3.E434]+[Orange4.E434])/5" office:value-type="float" office:value="-62.7291" calcext:value-type="float">
            <text:p>-62,7291</text:p>
          </table:table-cell>
        </table:table-row>
        <table:table-row table:style-name="ro1">
          <table:table-cell table:formula="of:=([Orange.D435]+[Orange1.D435]+[Orange2.D435]+[Orange3.D435]+[Orange4.D435])/5" office:value-type="float" office:value="1.07191" calcext:value-type="float">
            <text:p>1,07191</text:p>
          </table:table-cell>
          <table:table-cell table:formula="of:=([Orange.E435]+[Orange1.E435]+[Orange2.E435]+[Orange3.E435]+[Orange4.E435])/5" office:value-type="float" office:value="-64.9691" calcext:value-type="float">
            <text:p>-64,9691</text:p>
          </table:table-cell>
        </table:table-row>
        <table:table-row table:style-name="ro1">
          <table:table-cell table:formula="of:=([Orange.D436]+[Orange1.D436]+[Orange2.D436]+[Orange3.D436]+[Orange4.D436])/5" office:value-type="float" office:value="1.07438" calcext:value-type="float">
            <text:p>1,07438</text:p>
          </table:table-cell>
          <table:table-cell table:formula="of:=([Orange.E436]+[Orange1.E436]+[Orange2.E436]+[Orange3.E436]+[Orange4.E436])/5" office:value-type="float" office:value="-68.0891" calcext:value-type="float">
            <text:p>-68,0891</text:p>
          </table:table-cell>
        </table:table-row>
        <table:table-row table:style-name="ro1">
          <table:table-cell table:formula="of:=([Orange.D437]+[Orange1.D437]+[Orange2.D437]+[Orange3.D437]+[Orange4.D437])/5" office:value-type="float" office:value="1.07685" calcext:value-type="float">
            <text:p>1,07685</text:p>
          </table:table-cell>
          <table:table-cell table:formula="of:=([Orange.E437]+[Orange1.E437]+[Orange2.E437]+[Orange3.E437]+[Orange4.E437])/5" office:value-type="float" office:value="-64.8091" calcext:value-type="float">
            <text:p>-64,8091</text:p>
          </table:table-cell>
        </table:table-row>
        <table:table-row table:style-name="ro1">
          <table:table-cell table:formula="of:=([Orange.D438]+[Orange1.D438]+[Orange2.D438]+[Orange3.D438]+[Orange4.D438])/5" office:value-type="float" office:value="1.07932" calcext:value-type="float">
            <text:p>1,07932</text:p>
          </table:table-cell>
          <table:table-cell table:formula="of:=([Orange.E438]+[Orange1.E438]+[Orange2.E438]+[Orange3.E438]+[Orange4.E438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439]+[Orange1.D439]+[Orange2.D439]+[Orange3.D439]+[Orange4.D439])/5" office:value-type="float" office:value="1.08179" calcext:value-type="float">
            <text:p>1,08179</text:p>
          </table:table-cell>
          <table:table-cell table:formula="of:=([Orange.E439]+[Orange1.E439]+[Orange2.E439]+[Orange3.E439]+[Orange4.E439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440]+[Orange1.D440]+[Orange2.D440]+[Orange3.D440]+[Orange4.D440])/5" office:value-type="float" office:value="1.08426" calcext:value-type="float">
            <text:p>1,08426</text:p>
          </table:table-cell>
          <table:table-cell table:formula="of:=([Orange.E440]+[Orange1.E440]+[Orange2.E440]+[Orange3.E440]+[Orange4.E440])/5" office:value-type="float" office:value="-67.0491" calcext:value-type="float">
            <text:p>-67,0491</text:p>
          </table:table-cell>
        </table:table-row>
        <table:table-row table:style-name="ro1">
          <table:table-cell table:formula="of:=([Orange.D441]+[Orange1.D441]+[Orange2.D441]+[Orange3.D441]+[Orange4.D441])/5" office:value-type="float" office:value="1.08673" calcext:value-type="float">
            <text:p>1,08673</text:p>
          </table:table-cell>
          <table:table-cell table:formula="of:=([Orange.E441]+[Orange1.E441]+[Orange2.E441]+[Orange3.E441]+[Orange4.E441])/5" office:value-type="float" office:value="-67.2091" calcext:value-type="float">
            <text:p>-67,2091</text:p>
          </table:table-cell>
        </table:table-row>
        <table:table-row table:style-name="ro1">
          <table:table-cell table:formula="of:=([Orange.D442]+[Orange1.D442]+[Orange2.D442]+[Orange3.D442]+[Orange4.D442])/5" office:value-type="float" office:value="1.0892" calcext:value-type="float">
            <text:p>1,0892</text:p>
          </table:table-cell>
          <table:table-cell table:formula="of:=([Orange.E442]+[Orange1.E442]+[Orange2.E442]+[Orange3.E442]+[Orange4.E442])/5" office:value-type="float" office:value="-68.6491" calcext:value-type="float">
            <text:p>-68,6491</text:p>
          </table:table-cell>
        </table:table-row>
        <table:table-row table:style-name="ro1">
          <table:table-cell table:formula="of:=([Orange.D443]+[Orange1.D443]+[Orange2.D443]+[Orange3.D443]+[Orange4.D443])/5" office:value-type="float" office:value="1.09167" calcext:value-type="float">
            <text:p>1,09167</text:p>
          </table:table-cell>
          <table:table-cell table:formula="of:=([Orange.E443]+[Orange1.E443]+[Orange2.E443]+[Orange3.E443]+[Orange4.E443])/5" office:value-type="float" office:value="-65.7691" calcext:value-type="float">
            <text:p>-65,7691</text:p>
          </table:table-cell>
        </table:table-row>
        <table:table-row table:style-name="ro1">
          <table:table-cell table:formula="of:=([Orange.D444]+[Orange1.D444]+[Orange2.D444]+[Orange3.D444]+[Orange4.D444])/5" office:value-type="float" office:value="1.09414" calcext:value-type="float">
            <text:p>1,09414</text:p>
          </table:table-cell>
          <table:table-cell table:formula="of:=([Orange.E444]+[Orange1.E444]+[Orange2.E444]+[Orange3.E444]+[Orange4.E444])/5" office:value-type="float" office:value="-65.9291" calcext:value-type="float">
            <text:p>-65,9291</text:p>
          </table:table-cell>
        </table:table-row>
        <table:table-row table:style-name="ro1">
          <table:table-cell table:formula="of:=([Orange.D445]+[Orange1.D445]+[Orange2.D445]+[Orange3.D445]+[Orange4.D445])/5" office:value-type="float" office:value="1.09661" calcext:value-type="float">
            <text:p>1,09661</text:p>
          </table:table-cell>
          <table:table-cell table:formula="of:=([Orange.E445]+[Orange1.E445]+[Orange2.E445]+[Orange3.E445]+[Orange4.E445])/5" office:value-type="float" office:value="-64.6491" calcext:value-type="float">
            <text:p>-64,6491</text:p>
          </table:table-cell>
        </table:table-row>
        <table:table-row table:style-name="ro1">
          <table:table-cell table:formula="of:=([Orange.D446]+[Orange1.D446]+[Orange2.D446]+[Orange3.D446]+[Orange4.D446])/5" office:value-type="float" office:value="1.09908" calcext:value-type="float">
            <text:p>1,09908</text:p>
          </table:table-cell>
          <table:table-cell table:formula="of:=([Orange.E446]+[Orange1.E446]+[Orange2.E446]+[Orange3.E446]+[Orange4.E446])/5" office:value-type="float" office:value="-66.4891" calcext:value-type="float">
            <text:p>-66,4891</text:p>
          </table:table-cell>
        </table:table-row>
        <table:table-row table:style-name="ro1">
          <table:table-cell table:formula="of:=([Orange.D447]+[Orange1.D447]+[Orange2.D447]+[Orange3.D447]+[Orange4.D447])/5" office:value-type="float" office:value="1.10155" calcext:value-type="float">
            <text:p>1,10155</text:p>
          </table:table-cell>
          <table:table-cell table:formula="of:=([Orange.E447]+[Orange1.E447]+[Orange2.E447]+[Orange3.E447]+[Orange4.E447])/5" office:value-type="float" office:value="-61.5291" calcext:value-type="float">
            <text:p>-61,5291</text:p>
          </table:table-cell>
        </table:table-row>
        <table:table-row table:style-name="ro1">
          <table:table-cell table:formula="of:=([Orange.D448]+[Orange1.D448]+[Orange2.D448]+[Orange3.D448]+[Orange4.D448])/5" office:value-type="float" office:value="1.10402" calcext:value-type="float">
            <text:p>1,10402</text:p>
          </table:table-cell>
          <table:table-cell table:formula="of:=([Orange.E448]+[Orange1.E448]+[Orange2.E448]+[Orange3.E448]+[Orange4.E448])/5" office:value-type="float" office:value="-63.0491" calcext:value-type="float">
            <text:p>-63,0491</text:p>
          </table:table-cell>
        </table:table-row>
        <table:table-row table:style-name="ro1">
          <table:table-cell table:formula="of:=([Orange.D449]+[Orange1.D449]+[Orange2.D449]+[Orange3.D449]+[Orange4.D449])/5" office:value-type="float" office:value="1.10649" calcext:value-type="float">
            <text:p>1,10649</text:p>
          </table:table-cell>
          <table:table-cell table:formula="of:=([Orange.E449]+[Orange1.E449]+[Orange2.E449]+[Orange3.E449]+[Orange4.E449])/5" office:value-type="float" office:value="-64.0091" calcext:value-type="float">
            <text:p>-64,0091</text:p>
          </table:table-cell>
        </table:table-row>
        <table:table-row table:style-name="ro1">
          <table:table-cell table:formula="of:=([Orange.D450]+[Orange1.D450]+[Orange2.D450]+[Orange3.D450]+[Orange4.D450])/5" office:value-type="float" office:value="1.10896" calcext:value-type="float">
            <text:p>1,10896</text:p>
          </table:table-cell>
          <table:table-cell table:formula="of:=([Orange.E450]+[Orange1.E450]+[Orange2.E450]+[Orange3.E450]+[Orange4.E450])/5" office:value-type="float" office:value="-62.4891" calcext:value-type="float">
            <text:p>-62,4891</text:p>
          </table:table-cell>
        </table:table-row>
        <table:table-row table:style-name="ro1">
          <table:table-cell table:formula="of:=([Orange.D451]+[Orange1.D451]+[Orange2.D451]+[Orange3.D451]+[Orange4.D451])/5" office:value-type="float" office:value="1.11143" calcext:value-type="float">
            <text:p>1,11143</text:p>
          </table:table-cell>
          <table:table-cell table:formula="of:=([Orange.E451]+[Orange1.E451]+[Orange2.E451]+[Orange3.E451]+[Orange4.E451])/5" office:value-type="float" office:value="-64.6491" calcext:value-type="float">
            <text:p>-64,6491</text:p>
          </table:table-cell>
        </table:table-row>
        <table:table-row table:style-name="ro1">
          <table:table-cell table:formula="of:=([Orange.D452]+[Orange1.D452]+[Orange2.D452]+[Orange3.D452]+[Orange4.D452])/5" office:value-type="float" office:value="1.1139" calcext:value-type="float">
            <text:p>1,1139</text:p>
          </table:table-cell>
          <table:table-cell table:formula="of:=([Orange.E452]+[Orange1.E452]+[Orange2.E452]+[Orange3.E452]+[Orange4.E452])/5" office:value-type="float" office:value="-63.4491" calcext:value-type="float">
            <text:p>-63,4491</text:p>
          </table:table-cell>
        </table:table-row>
        <table:table-row table:style-name="ro1">
          <table:table-cell table:formula="of:=([Orange.D453]+[Orange1.D453]+[Orange2.D453]+[Orange3.D453]+[Orange4.D453])/5" office:value-type="float" office:value="1.11637" calcext:value-type="float">
            <text:p>1,11637</text:p>
          </table:table-cell>
          <table:table-cell table:formula="of:=([Orange.E453]+[Orange1.E453]+[Orange2.E453]+[Orange3.E453]+[Orange4.E453])/5" office:value-type="float" office:value="-65.7691" calcext:value-type="float">
            <text:p>-65,7691</text:p>
          </table:table-cell>
        </table:table-row>
        <table:table-row table:style-name="ro1">
          <table:table-cell table:formula="of:=([Orange.D454]+[Orange1.D454]+[Orange2.D454]+[Orange3.D454]+[Orange4.D454])/5" office:value-type="float" office:value="1.11884" calcext:value-type="float">
            <text:p>1,11884</text:p>
          </table:table-cell>
          <table:table-cell table:formula="of:=([Orange.E454]+[Orange1.E454]+[Orange2.E454]+[Orange3.E454]+[Orange4.E454])/5" office:value-type="float" office:value="-63.9291" calcext:value-type="float">
            <text:p>-63,9291</text:p>
          </table:table-cell>
        </table:table-row>
        <table:table-row table:style-name="ro1">
          <table:table-cell table:formula="of:=([Orange.D455]+[Orange1.D455]+[Orange2.D455]+[Orange3.D455]+[Orange4.D455])/5" office:value-type="float" office:value="1.12131" calcext:value-type="float">
            <text:p>1,12131</text:p>
          </table:table-cell>
          <table:table-cell table:formula="of:=([Orange.E455]+[Orange1.E455]+[Orange2.E455]+[Orange3.E455]+[Orange4.E455])/5" office:value-type="float" office:value="-62.0091" calcext:value-type="float">
            <text:p>-62,0091</text:p>
          </table:table-cell>
        </table:table-row>
        <table:table-row table:style-name="ro1">
          <table:table-cell table:formula="of:=([Orange.D456]+[Orange1.D456]+[Orange2.D456]+[Orange3.D456]+[Orange4.D456])/5" office:value-type="float" office:value="1.12378" calcext:value-type="float">
            <text:p>1,12378</text:p>
          </table:table-cell>
          <table:table-cell table:formula="of:=([Orange.E456]+[Orange1.E456]+[Orange2.E456]+[Orange3.E456]+[Orange4.E456])/5" office:value-type="float" office:value="-64.3291" calcext:value-type="float">
            <text:p>-64,3291</text:p>
          </table:table-cell>
        </table:table-row>
        <table:table-row table:style-name="ro1">
          <table:table-cell table:formula="of:=([Orange.D457]+[Orange1.D457]+[Orange2.D457]+[Orange3.D457]+[Orange4.D457])/5" office:value-type="float" office:value="1.12625" calcext:value-type="float">
            <text:p>1,12625</text:p>
          </table:table-cell>
          <table:table-cell table:formula="of:=([Orange.E457]+[Orange1.E457]+[Orange2.E457]+[Orange3.E457]+[Orange4.E457])/5" office:value-type="float" office:value="-65.4491" calcext:value-type="float">
            <text:p>-65,4491</text:p>
          </table:table-cell>
        </table:table-row>
        <table:table-row table:style-name="ro1">
          <table:table-cell table:formula="of:=([Orange.D458]+[Orange1.D458]+[Orange2.D458]+[Orange3.D458]+[Orange4.D458])/5" office:value-type="float" office:value="1.12872" calcext:value-type="float">
            <text:p>1,12872</text:p>
          </table:table-cell>
          <table:table-cell table:formula="of:=([Orange.E458]+[Orange1.E458]+[Orange2.E458]+[Orange3.E458]+[Orange4.E458])/5" office:value-type="float" office:value="-69.9291" calcext:value-type="float">
            <text:p>-69,9291</text:p>
          </table:table-cell>
        </table:table-row>
        <table:table-row table:style-name="ro1">
          <table:table-cell table:formula="of:=([Orange.D459]+[Orange1.D459]+[Orange2.D459]+[Orange3.D459]+[Orange4.D459])/5" office:value-type="float" office:value="1.13119" calcext:value-type="float">
            <text:p>1,13119</text:p>
          </table:table-cell>
          <table:table-cell table:formula="of:=([Orange.E459]+[Orange1.E459]+[Orange2.E459]+[Orange3.E459]+[Orange4.E459])/5" office:value-type="float" office:value="-69.7691" calcext:value-type="float">
            <text:p>-69,7691</text:p>
          </table:table-cell>
        </table:table-row>
        <table:table-row table:style-name="ro1">
          <table:table-cell table:formula="of:=([Orange.D460]+[Orange1.D460]+[Orange2.D460]+[Orange3.D460]+[Orange4.D460])/5" office:value-type="float" office:value="1.13366" calcext:value-type="float">
            <text:p>1,13366</text:p>
          </table:table-cell>
          <table:table-cell table:formula="of:=([Orange.E460]+[Orange1.E460]+[Orange2.E460]+[Orange3.E460]+[Orange4.E460])/5" office:value-type="float" office:value="-68.8891" calcext:value-type="float">
            <text:p>-68,8891</text:p>
          </table:table-cell>
        </table:table-row>
        <table:table-row table:style-name="ro1">
          <table:table-cell table:formula="of:=([Orange.D461]+[Orange1.D461]+[Orange2.D461]+[Orange3.D461]+[Orange4.D461])/5" office:value-type="float" office:value="1.13613" calcext:value-type="float">
            <text:p>1,13613</text:p>
          </table:table-cell>
          <table:table-cell table:formula="of:=([Orange.E461]+[Orange1.E461]+[Orange2.E461]+[Orange3.E461]+[Orange4.E461])/5" office:value-type="float" office:value="-65.6891" calcext:value-type="float">
            <text:p>-65,6891</text:p>
          </table:table-cell>
        </table:table-row>
        <table:table-row table:style-name="ro1">
          <table:table-cell table:formula="of:=([Orange.D462]+[Orange1.D462]+[Orange2.D462]+[Orange3.D462]+[Orange4.D462])/5" office:value-type="float" office:value="1.1386" calcext:value-type="float">
            <text:p>1,1386</text:p>
          </table:table-cell>
          <table:table-cell table:formula="of:=([Orange.E462]+[Orange1.E462]+[Orange2.E462]+[Orange3.E462]+[Orange4.E462])/5" office:value-type="float" office:value="-63.8491" calcext:value-type="float">
            <text:p>-63,8491</text:p>
          </table:table-cell>
        </table:table-row>
        <table:table-row table:style-name="ro1">
          <table:table-cell table:formula="of:=([Orange.D463]+[Orange1.D463]+[Orange2.D463]+[Orange3.D463]+[Orange4.D463])/5" office:value-type="float" office:value="1.14107" calcext:value-type="float">
            <text:p>1,14107</text:p>
          </table:table-cell>
          <table:table-cell table:formula="of:=([Orange.E463]+[Orange1.E463]+[Orange2.E463]+[Orange3.E463]+[Orange4.E463])/5" office:value-type="float" office:value="-65.8491" calcext:value-type="float">
            <text:p>-65,8491</text:p>
          </table:table-cell>
        </table:table-row>
        <table:table-row table:style-name="ro1">
          <table:table-cell table:formula="of:=([Orange.D464]+[Orange1.D464]+[Orange2.D464]+[Orange3.D464]+[Orange4.D464])/5" office:value-type="float" office:value="1.14354" calcext:value-type="float">
            <text:p>1,14354</text:p>
          </table:table-cell>
          <table:table-cell table:formula="of:=([Orange.E464]+[Orange1.E464]+[Orange2.E464]+[Orange3.E464]+[Orange4.E464])/5" office:value-type="float" office:value="-65.5291" calcext:value-type="float">
            <text:p>-65,5291</text:p>
          </table:table-cell>
        </table:table-row>
        <table:table-row table:style-name="ro1">
          <table:table-cell table:formula="of:=([Orange.D465]+[Orange1.D465]+[Orange2.D465]+[Orange3.D465]+[Orange4.D465])/5" office:value-type="float" office:value="1.14601" calcext:value-type="float">
            <text:p>1,14601</text:p>
          </table:table-cell>
          <table:table-cell table:formula="of:=([Orange.E465]+[Orange1.E465]+[Orange2.E465]+[Orange3.E465]+[Orange4.E465])/5" office:value-type="float" office:value="-63.7691" calcext:value-type="float">
            <text:p>-63,7691</text:p>
          </table:table-cell>
        </table:table-row>
        <table:table-row table:style-name="ro1">
          <table:table-cell table:formula="of:=([Orange.D466]+[Orange1.D466]+[Orange2.D466]+[Orange3.D466]+[Orange4.D466])/5" office:value-type="float" office:value="1.14848" calcext:value-type="float">
            <text:p>1,14848</text:p>
          </table:table-cell>
          <table:table-cell table:formula="of:=([Orange.E466]+[Orange1.E466]+[Orange2.E466]+[Orange3.E466]+[Orange4.E466])/5" office:value-type="float" office:value="-64.8891" calcext:value-type="float">
            <text:p>-64,8891</text:p>
          </table:table-cell>
        </table:table-row>
        <table:table-row table:style-name="ro1">
          <table:table-cell table:formula="of:=([Orange.D467]+[Orange1.D467]+[Orange2.D467]+[Orange3.D467]+[Orange4.D467])/5" office:value-type="float" office:value="1.15095" calcext:value-type="float">
            <text:p>1,15095</text:p>
          </table:table-cell>
          <table:table-cell table:formula="of:=([Orange.E467]+[Orange1.E467]+[Orange2.E467]+[Orange3.E467]+[Orange4.E467])/5" office:value-type="float" office:value="-67.7691" calcext:value-type="float">
            <text:p>-67,7691</text:p>
          </table:table-cell>
        </table:table-row>
        <table:table-row table:style-name="ro1">
          <table:table-cell table:formula="of:=([Orange.D468]+[Orange1.D468]+[Orange2.D468]+[Orange3.D468]+[Orange4.D468])/5" office:value-type="float" office:value="1.15342" calcext:value-type="float">
            <text:p>1,15342</text:p>
          </table:table-cell>
          <table:table-cell table:formula="of:=([Orange.E468]+[Orange1.E468]+[Orange2.E468]+[Orange3.E468]+[Orange4.E468])/5" office:value-type="float" office:value="-70.0091" calcext:value-type="float">
            <text:p>-70,0091</text:p>
          </table:table-cell>
        </table:table-row>
        <table:table-row table:style-name="ro1">
          <table:table-cell table:formula="of:=([Orange.D469]+[Orange1.D469]+[Orange2.D469]+[Orange3.D469]+[Orange4.D469])/5" office:value-type="float" office:value="1.15589" calcext:value-type="float">
            <text:p>1,15589</text:p>
          </table:table-cell>
          <table:table-cell table:formula="of:=([Orange.E469]+[Orange1.E469]+[Orange2.E469]+[Orange3.E469]+[Orange4.E469])/5" office:value-type="float" office:value="-66.9691" calcext:value-type="float">
            <text:p>-66,9691</text:p>
          </table:table-cell>
        </table:table-row>
        <table:table-row table:style-name="ro1">
          <table:table-cell table:formula="of:=([Orange.D470]+[Orange1.D470]+[Orange2.D470]+[Orange3.D470]+[Orange4.D470])/5" office:value-type="float" office:value="1.15836" calcext:value-type="float">
            <text:p>1,15836</text:p>
          </table:table-cell>
          <table:table-cell table:formula="of:=([Orange.E470]+[Orange1.E470]+[Orange2.E470]+[Orange3.E470]+[Orange4.E470])/5" office:value-type="float" office:value="-67.2091" calcext:value-type="float">
            <text:p>-67,2091</text:p>
          </table:table-cell>
        </table:table-row>
        <table:table-row table:style-name="ro1">
          <table:table-cell table:formula="of:=([Orange.D471]+[Orange1.D471]+[Orange2.D471]+[Orange3.D471]+[Orange4.D471])/5" office:value-type="float" office:value="1.16083" calcext:value-type="float">
            <text:p>1,16083</text:p>
          </table:table-cell>
          <table:table-cell table:formula="of:=([Orange.E471]+[Orange1.E471]+[Orange2.E471]+[Orange3.E471]+[Orange4.E471])/5" office:value-type="float" office:value="-68.8891" calcext:value-type="float">
            <text:p>-68,8891</text:p>
          </table:table-cell>
        </table:table-row>
        <table:table-row table:style-name="ro1">
          <table:table-cell table:formula="of:=([Orange.D472]+[Orange1.D472]+[Orange2.D472]+[Orange3.D472]+[Orange4.D472])/5" office:value-type="float" office:value="1.1633" calcext:value-type="float">
            <text:p>1,1633</text:p>
          </table:table-cell>
          <table:table-cell table:formula="of:=([Orange.E472]+[Orange1.E472]+[Orange2.E472]+[Orange3.E472]+[Orange4.E472])/5" office:value-type="float" office:value="-67.3691" calcext:value-type="float">
            <text:p>-67,3691</text:p>
          </table:table-cell>
        </table:table-row>
        <table:table-row table:style-name="ro1">
          <table:table-cell table:formula="of:=([Orange.D473]+[Orange1.D473]+[Orange2.D473]+[Orange3.D473]+[Orange4.D473])/5" office:value-type="float" office:value="1.16577" calcext:value-type="float">
            <text:p>1,16577</text:p>
          </table:table-cell>
          <table:table-cell table:formula="of:=([Orange.E473]+[Orange1.E473]+[Orange2.E473]+[Orange3.E473]+[Orange4.E473])/5" office:value-type="float" office:value="-65.6891" calcext:value-type="float">
            <text:p>-65,6891</text:p>
          </table:table-cell>
        </table:table-row>
        <table:table-row table:style-name="ro1">
          <table:table-cell table:formula="of:=([Orange.D474]+[Orange1.D474]+[Orange2.D474]+[Orange3.D474]+[Orange4.D474])/5" office:value-type="float" office:value="1.16824" calcext:value-type="float">
            <text:p>1,16824</text:p>
          </table:table-cell>
          <table:table-cell table:formula="of:=([Orange.E474]+[Orange1.E474]+[Orange2.E474]+[Orange3.E474]+[Orange4.E474])/5" office:value-type="float" office:value="-69.1291" calcext:value-type="float">
            <text:p>-69,1291</text:p>
          </table:table-cell>
        </table:table-row>
        <table:table-row table:style-name="ro1">
          <table:table-cell table:formula="of:=([Orange.D475]+[Orange1.D475]+[Orange2.D475]+[Orange3.D475]+[Orange4.D475])/5" office:value-type="float" office:value="1.17071" calcext:value-type="float">
            <text:p>1,17071</text:p>
          </table:table-cell>
          <table:table-cell table:formula="of:=([Orange.E475]+[Orange1.E475]+[Orange2.E475]+[Orange3.E475]+[Orange4.E475])/5" office:value-type="float" office:value="-68.8891" calcext:value-type="float">
            <text:p>-68,8891</text:p>
          </table:table-cell>
        </table:table-row>
        <table:table-row table:style-name="ro1">
          <table:table-cell table:formula="of:=([Orange.D476]+[Orange1.D476]+[Orange2.D476]+[Orange3.D476]+[Orange4.D476])/5" office:value-type="float" office:value="1.17318" calcext:value-type="float">
            <text:p>1,17318</text:p>
          </table:table-cell>
          <table:table-cell table:formula="of:=([Orange.E476]+[Orange1.E476]+[Orange2.E476]+[Orange3.E476]+[Orange4.E476])/5" office:value-type="float" office:value="-66.8091" calcext:value-type="float">
            <text:p>-66,8091</text:p>
          </table:table-cell>
        </table:table-row>
        <table:table-row table:style-name="ro1">
          <table:table-cell table:formula="of:=([Orange.D477]+[Orange1.D477]+[Orange2.D477]+[Orange3.D477]+[Orange4.D477])/5" office:value-type="float" office:value="1.17565" calcext:value-type="float">
            <text:p>1,17565</text:p>
          </table:table-cell>
          <table:table-cell table:formula="of:=([Orange.E477]+[Orange1.E477]+[Orange2.E477]+[Orange3.E477]+[Orange4.E477])/5" office:value-type="float" office:value="-69.9291" calcext:value-type="float">
            <text:p>-69,9291</text:p>
          </table:table-cell>
        </table:table-row>
        <table:table-row table:style-name="ro1">
          <table:table-cell table:formula="of:=([Orange.D478]+[Orange1.D478]+[Orange2.D478]+[Orange3.D478]+[Orange4.D478])/5" office:value-type="float" office:value="1.17812" calcext:value-type="float">
            <text:p>1,17812</text:p>
          </table:table-cell>
          <table:table-cell table:formula="of:=([Orange.E478]+[Orange1.E478]+[Orange2.E478]+[Orange3.E478]+[Orange4.E478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479]+[Orange1.D479]+[Orange2.D479]+[Orange3.D479]+[Orange4.D479])/5" office:value-type="float" office:value="1.18059" calcext:value-type="float">
            <text:p>1,18059</text:p>
          </table:table-cell>
          <table:table-cell table:formula="of:=([Orange.E479]+[Orange1.E479]+[Orange2.E479]+[Orange3.E479]+[Orange4.E479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480]+[Orange1.D480]+[Orange2.D480]+[Orange3.D480]+[Orange4.D480])/5" office:value-type="float" office:value="1.18306" calcext:value-type="float">
            <text:p>1,18306</text:p>
          </table:table-cell>
          <table:table-cell table:formula="of:=([Orange.E480]+[Orange1.E480]+[Orange2.E480]+[Orange3.E480]+[Orange4.E480])/5" office:value-type="float" office:value="-68.8891" calcext:value-type="float">
            <text:p>-68,8891</text:p>
          </table:table-cell>
        </table:table-row>
        <table:table-row table:style-name="ro1">
          <table:table-cell table:formula="of:=([Orange.D481]+[Orange1.D481]+[Orange2.D481]+[Orange3.D481]+[Orange4.D481])/5" office:value-type="float" office:value="1.18553" calcext:value-type="float">
            <text:p>1,18553</text:p>
          </table:table-cell>
          <table:table-cell table:formula="of:=([Orange.E481]+[Orange1.E481]+[Orange2.E481]+[Orange3.E481]+[Orange4.E481])/5" office:value-type="float" office:value="-65.4491" calcext:value-type="float">
            <text:p>-65,4491</text:p>
          </table:table-cell>
        </table:table-row>
        <table:table-row table:style-name="ro1">
          <table:table-cell table:formula="of:=([Orange.D482]+[Orange1.D482]+[Orange2.D482]+[Orange3.D482]+[Orange4.D482])/5" office:value-type="float" office:value="1.188" calcext:value-type="float">
            <text:p>1,188</text:p>
          </table:table-cell>
          <table:table-cell table:formula="of:=([Orange.E482]+[Orange1.E482]+[Orange2.E482]+[Orange3.E482]+[Orange4.E482])/5" office:value-type="float" office:value="-64.8091" calcext:value-type="float">
            <text:p>-64,8091</text:p>
          </table:table-cell>
        </table:table-row>
        <table:table-row table:style-name="ro1">
          <table:table-cell table:formula="of:=([Orange.D483]+[Orange1.D483]+[Orange2.D483]+[Orange3.D483]+[Orange4.D483])/5" office:value-type="float" office:value="1.19047" calcext:value-type="float">
            <text:p>1,19047</text:p>
          </table:table-cell>
          <table:table-cell table:formula="of:=([Orange.E483]+[Orange1.E483]+[Orange2.E483]+[Orange3.E483]+[Orange4.E483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484]+[Orange1.D484]+[Orange2.D484]+[Orange3.D484]+[Orange4.D484])/5" office:value-type="float" office:value="1.19294" calcext:value-type="float">
            <text:p>1,19294</text:p>
          </table:table-cell>
          <table:table-cell table:formula="of:=([Orange.E484]+[Orange1.E484]+[Orange2.E484]+[Orange3.E484]+[Orange4.E484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485]+[Orange1.D485]+[Orange2.D485]+[Orange3.D485]+[Orange4.D485])/5" office:value-type="float" office:value="1.19541" calcext:value-type="float">
            <text:p>1,19541</text:p>
          </table:table-cell>
          <table:table-cell table:formula="of:=([Orange.E485]+[Orange1.E485]+[Orange2.E485]+[Orange3.E485]+[Orange4.E485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486]+[Orange1.D486]+[Orange2.D486]+[Orange3.D486]+[Orange4.D486])/5" office:value-type="float" office:value="1.19788" calcext:value-type="float">
            <text:p>1,19788</text:p>
          </table:table-cell>
          <table:table-cell table:formula="of:=([Orange.E486]+[Orange1.E486]+[Orange2.E486]+[Orange3.E486]+[Orange4.E486])/5" office:value-type="float" office:value="-72.5691" calcext:value-type="float">
            <text:p>-72,5691</text:p>
          </table:table-cell>
        </table:table-row>
        <table:table-row table:style-name="ro1">
          <table:table-cell table:formula="of:=([Orange.D487]+[Orange1.D487]+[Orange2.D487]+[Orange3.D487]+[Orange4.D487])/5" office:value-type="float" office:value="1.20035" calcext:value-type="float">
            <text:p>1,20035</text:p>
          </table:table-cell>
          <table:table-cell table:formula="of:=([Orange.E487]+[Orange1.E487]+[Orange2.E487]+[Orange3.E487]+[Orange4.E487])/5" office:value-type="float" office:value="-66.4091" calcext:value-type="float">
            <text:p>-66,4091</text:p>
          </table:table-cell>
        </table:table-row>
        <table:table-row table:style-name="ro1">
          <table:table-cell table:formula="of:=([Orange.D488]+[Orange1.D488]+[Orange2.D488]+[Orange3.D488]+[Orange4.D488])/5" office:value-type="float" office:value="1.20282" calcext:value-type="float">
            <text:p>1,20282</text:p>
          </table:table-cell>
          <table:table-cell table:formula="of:=([Orange.E488]+[Orange1.E488]+[Orange2.E488]+[Orange3.E488]+[Orange4.E488])/5" office:value-type="float" office:value="-68.7291" calcext:value-type="float">
            <text:p>-68,7291</text:p>
          </table:table-cell>
        </table:table-row>
        <table:table-row table:style-name="ro1">
          <table:table-cell table:formula="of:=([Orange.D489]+[Orange1.D489]+[Orange2.D489]+[Orange3.D489]+[Orange4.D489])/5" office:value-type="float" office:value="1.20529" calcext:value-type="float">
            <text:p>1,20529</text:p>
          </table:table-cell>
          <table:table-cell table:formula="of:=([Orange.E489]+[Orange1.E489]+[Orange2.E489]+[Orange3.E489]+[Orange4.E489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490]+[Orange1.D490]+[Orange2.D490]+[Orange3.D490]+[Orange4.D490])/5" office:value-type="float" office:value="1.20776" calcext:value-type="float">
            <text:p>1,20776</text:p>
          </table:table-cell>
          <table:table-cell table:formula="of:=([Orange.E490]+[Orange1.E490]+[Orange2.E490]+[Orange3.E490]+[Orange4.E490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491]+[Orange1.D491]+[Orange2.D491]+[Orange3.D491]+[Orange4.D491])/5" office:value-type="float" office:value="1.21023" calcext:value-type="float">
            <text:p>1,21023</text:p>
          </table:table-cell>
          <table:table-cell table:formula="of:=([Orange.E491]+[Orange1.E491]+[Orange2.E491]+[Orange3.E491]+[Orange4.E491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492]+[Orange1.D492]+[Orange2.D492]+[Orange3.D492]+[Orange4.D492])/5" office:value-type="float" office:value="1.2127" calcext:value-type="float">
            <text:p>1,2127</text:p>
          </table:table-cell>
          <table:table-cell table:formula="of:=([Orange.E492]+[Orange1.E492]+[Orange2.E492]+[Orange3.E492]+[Orange4.E492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493]+[Orange1.D493]+[Orange2.D493]+[Orange3.D493]+[Orange4.D493])/5" office:value-type="float" office:value="1.21517" calcext:value-type="float">
            <text:p>1,21517</text:p>
          </table:table-cell>
          <table:table-cell table:formula="of:=([Orange.E493]+[Orange1.E493]+[Orange2.E493]+[Orange3.E493]+[Orange4.E493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494]+[Orange1.D494]+[Orange2.D494]+[Orange3.D494]+[Orange4.D494])/5" office:value-type="float" office:value="1.21764" calcext:value-type="float">
            <text:p>1,21764</text:p>
          </table:table-cell>
          <table:table-cell table:formula="of:=([Orange.E494]+[Orange1.E494]+[Orange2.E494]+[Orange3.E494]+[Orange4.E494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495]+[Orange1.D495]+[Orange2.D495]+[Orange3.D495]+[Orange4.D495])/5" office:value-type="float" office:value="1.22011" calcext:value-type="float">
            <text:p>1,22011</text:p>
          </table:table-cell>
          <table:table-cell table:formula="of:=([Orange.E495]+[Orange1.E495]+[Orange2.E495]+[Orange3.E495]+[Orange4.E495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496]+[Orange1.D496]+[Orange2.D496]+[Orange3.D496]+[Orange4.D496])/5" office:value-type="float" office:value="1.22258" calcext:value-type="float">
            <text:p>1,22258</text:p>
          </table:table-cell>
          <table:table-cell table:formula="of:=([Orange.E496]+[Orange1.E496]+[Orange2.E496]+[Orange3.E496]+[Orange4.E496])/5" office:value-type="float" office:value="-70.5691" calcext:value-type="float">
            <text:p>-70,5691</text:p>
          </table:table-cell>
        </table:table-row>
        <table:table-row table:style-name="ro1">
          <table:table-cell table:formula="of:=([Orange.D497]+[Orange1.D497]+[Orange2.D497]+[Orange3.D497]+[Orange4.D497])/5" office:value-type="float" office:value="1.22505" calcext:value-type="float">
            <text:p>1,22505</text:p>
          </table:table-cell>
          <table:table-cell table:formula="of:=([Orange.E497]+[Orange1.E497]+[Orange2.E497]+[Orange3.E497]+[Orange4.E497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498]+[Orange1.D498]+[Orange2.D498]+[Orange3.D498]+[Orange4.D498])/5" office:value-type="float" office:value="1.22752" calcext:value-type="float">
            <text:p>1,22752</text:p>
          </table:table-cell>
          <table:table-cell table:formula="of:=([Orange.E498]+[Orange1.E498]+[Orange2.E498]+[Orange3.E498]+[Orange4.E498])/5" office:value-type="float" office:value="-68.0891" calcext:value-type="float">
            <text:p>-68,0891</text:p>
          </table:table-cell>
        </table:table-row>
        <table:table-row table:style-name="ro1">
          <table:table-cell table:formula="of:=([Orange.D499]+[Orange1.D499]+[Orange2.D499]+[Orange3.D499]+[Orange4.D499])/5" office:value-type="float" office:value="1.22999" calcext:value-type="float">
            <text:p>1,22999</text:p>
          </table:table-cell>
          <table:table-cell table:formula="of:=([Orange.E499]+[Orange1.E499]+[Orange2.E499]+[Orange3.E499]+[Orange4.E499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500]+[Orange1.D500]+[Orange2.D500]+[Orange3.D500]+[Orange4.D500])/5" office:value-type="float" office:value="1.23246" calcext:value-type="float">
            <text:p>1,23246</text:p>
          </table:table-cell>
          <table:table-cell table:formula="of:=([Orange.E500]+[Orange1.E500]+[Orange2.E500]+[Orange3.E500]+[Orange4.E500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501]+[Orange1.D501]+[Orange2.D501]+[Orange3.D501]+[Orange4.D501])/5" office:value-type="float" office:value="1.23493" calcext:value-type="float">
            <text:p>1,23493</text:p>
          </table:table-cell>
          <table:table-cell table:formula="of:=([Orange.E501]+[Orange1.E501]+[Orange2.E501]+[Orange3.E501]+[Orange4.E501])/5" office:value-type="float" office:value="-70.1691" calcext:value-type="float">
            <text:p>-70,1691</text:p>
          </table:table-cell>
        </table:table-row>
        <table:table-row table:style-name="ro1">
          <table:table-cell table:formula="of:=([Orange.D502]+[Orange1.D502]+[Orange2.D502]+[Orange3.D502]+[Orange4.D502])/5" office:value-type="float" office:value="1.2374" calcext:value-type="float">
            <text:p>1,2374</text:p>
          </table:table-cell>
          <table:table-cell table:formula="of:=([Orange.E502]+[Orange1.E502]+[Orange2.E502]+[Orange3.E502]+[Orange4.E502])/5" office:value-type="float" office:value="-66.8891" calcext:value-type="float">
            <text:p>-66,8891</text:p>
          </table:table-cell>
        </table:table-row>
        <table:table-row table:style-name="ro1">
          <table:table-cell table:formula="of:=([Orange.D503]+[Orange1.D503]+[Orange2.D503]+[Orange3.D503]+[Orange4.D503])/5" office:value-type="float" office:value="1.23987" calcext:value-type="float">
            <text:p>1,23987</text:p>
          </table:table-cell>
          <table:table-cell table:formula="of:=([Orange.E503]+[Orange1.E503]+[Orange2.E503]+[Orange3.E503]+[Orange4.E503])/5" office:value-type="float" office:value="-66.4891" calcext:value-type="float">
            <text:p>-66,4891</text:p>
          </table:table-cell>
        </table:table-row>
        <table:table-row table:style-name="ro1">
          <table:table-cell table:formula="of:=([Orange.D504]+[Orange1.D504]+[Orange2.D504]+[Orange3.D504]+[Orange4.D504])/5" office:value-type="float" office:value="1.24234" calcext:value-type="float">
            <text:p>1,24234</text:p>
          </table:table-cell>
          <table:table-cell table:formula="of:=([Orange.E504]+[Orange1.E504]+[Orange2.E504]+[Orange3.E504]+[Orange4.E504])/5" office:value-type="float" office:value="-69.5291" calcext:value-type="float">
            <text:p>-69,5291</text:p>
          </table:table-cell>
        </table:table-row>
        <table:table-row table:style-name="ro1">
          <table:table-cell table:formula="of:=([Orange.D505]+[Orange1.D505]+[Orange2.D505]+[Orange3.D505]+[Orange4.D505])/5" office:value-type="float" office:value="1.24481" calcext:value-type="float">
            <text:p>1,24481</text:p>
          </table:table-cell>
          <table:table-cell table:formula="of:=([Orange.E505]+[Orange1.E505]+[Orange2.E505]+[Orange3.E505]+[Orange4.E505])/5" office:value-type="float" office:value="-66.9691" calcext:value-type="float">
            <text:p>-66,9691</text:p>
          </table:table-cell>
        </table:table-row>
        <table:table-row table:style-name="ro1">
          <table:table-cell table:formula="of:=([Orange.D506]+[Orange1.D506]+[Orange2.D506]+[Orange3.D506]+[Orange4.D506])/5" office:value-type="float" office:value="1.24728" calcext:value-type="float">
            <text:p>1,24728</text:p>
          </table:table-cell>
          <table:table-cell table:formula="of:=([Orange.E506]+[Orange1.E506]+[Orange2.E506]+[Orange3.E506]+[Orange4.E506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507]+[Orange1.D507]+[Orange2.D507]+[Orange3.D507]+[Orange4.D507])/5" office:value-type="float" office:value="1.24975" calcext:value-type="float">
            <text:p>1,24975</text:p>
          </table:table-cell>
          <table:table-cell table:formula="of:=([Orange.E507]+[Orange1.E507]+[Orange2.E507]+[Orange3.E507]+[Orange4.E507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508]+[Orange1.D508]+[Orange2.D508]+[Orange3.D508]+[Orange4.D508])/5" office:value-type="float" office:value="1.25222" calcext:value-type="float">
            <text:p>1,25222</text:p>
          </table:table-cell>
          <table:table-cell table:formula="of:=([Orange.E508]+[Orange1.E508]+[Orange2.E508]+[Orange3.E508]+[Orange4.E508])/5" office:value-type="float" office:value="-71.9291" calcext:value-type="float">
            <text:p>-71,9291</text:p>
          </table:table-cell>
        </table:table-row>
        <table:table-row table:style-name="ro1">
          <table:table-cell table:formula="of:=([Orange.D509]+[Orange1.D509]+[Orange2.D509]+[Orange3.D509]+[Orange4.D509])/5" office:value-type="float" office:value="1.25469" calcext:value-type="float">
            <text:p>1,25469</text:p>
          </table:table-cell>
          <table:table-cell table:formula="of:=([Orange.E509]+[Orange1.E509]+[Orange2.E509]+[Orange3.E509]+[Orange4.E509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510]+[Orange1.D510]+[Orange2.D510]+[Orange3.D510]+[Orange4.D510])/5" office:value-type="float" office:value="1.25716" calcext:value-type="float">
            <text:p>1,25716</text:p>
          </table:table-cell>
          <table:table-cell table:formula="of:=([Orange.E510]+[Orange1.E510]+[Orange2.E510]+[Orange3.E510]+[Orange4.E510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511]+[Orange1.D511]+[Orange2.D511]+[Orange3.D511]+[Orange4.D511])/5" office:value-type="float" office:value="1.25963" calcext:value-type="float">
            <text:p>1,25963</text:p>
          </table:table-cell>
          <table:table-cell table:formula="of:=([Orange.E511]+[Orange1.E511]+[Orange2.E511]+[Orange3.E511]+[Orange4.E511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512]+[Orange1.D512]+[Orange2.D512]+[Orange3.D512]+[Orange4.D512])/5" office:value-type="float" office:value="1.2621" calcext:value-type="float">
            <text:p>1,2621</text:p>
          </table:table-cell>
          <table:table-cell table:formula="of:=([Orange.E512]+[Orange1.E512]+[Orange2.E512]+[Orange3.E512]+[Orange4.E512])/5" office:value-type="float" office:value="-68.0091" calcext:value-type="float">
            <text:p>-68,0091</text:p>
          </table:table-cell>
        </table:table-row>
        <table:table-row table:style-name="ro1">
          <table:table-cell table:formula="of:=([Orange.D513]+[Orange1.D513]+[Orange2.D513]+[Orange3.D513]+[Orange4.D513])/5" office:value-type="float" office:value="1.26457" calcext:value-type="float">
            <text:p>1,26457</text:p>
          </table:table-cell>
          <table:table-cell table:formula="of:=([Orange.E513]+[Orange1.E513]+[Orange2.E513]+[Orange3.E513]+[Orange4.E513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514]+[Orange1.D514]+[Orange2.D514]+[Orange3.D514]+[Orange4.D514])/5" office:value-type="float" office:value="1.26704" calcext:value-type="float">
            <text:p>1,26704</text:p>
          </table:table-cell>
          <table:table-cell table:formula="of:=([Orange.E514]+[Orange1.E514]+[Orange2.E514]+[Orange3.E514]+[Orange4.E514])/5" office:value-type="float" office:value="-72.4091" calcext:value-type="float">
            <text:p>-72,4091</text:p>
          </table:table-cell>
        </table:table-row>
        <table:table-row table:style-name="ro1">
          <table:table-cell table:formula="of:=([Orange.D515]+[Orange1.D515]+[Orange2.D515]+[Orange3.D515]+[Orange4.D515])/5" office:value-type="float" office:value="1.26951" calcext:value-type="float">
            <text:p>1,26951</text:p>
          </table:table-cell>
          <table:table-cell table:formula="of:=([Orange.E515]+[Orange1.E515]+[Orange2.E515]+[Orange3.E515]+[Orange4.E515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516]+[Orange1.D516]+[Orange2.D516]+[Orange3.D516]+[Orange4.D516])/5" office:value-type="float" office:value="1.27198" calcext:value-type="float">
            <text:p>1,27198</text:p>
          </table:table-cell>
          <table:table-cell table:formula="of:=([Orange.E516]+[Orange1.E516]+[Orange2.E516]+[Orange3.E516]+[Orange4.E516])/5" office:value-type="float" office:value="-68.9691" calcext:value-type="float">
            <text:p>-68,9691</text:p>
          </table:table-cell>
        </table:table-row>
        <table:table-row table:style-name="ro1">
          <table:table-cell table:formula="of:=([Orange.D517]+[Orange1.D517]+[Orange2.D517]+[Orange3.D517]+[Orange4.D517])/5" office:value-type="float" office:value="1.27445" calcext:value-type="float">
            <text:p>1,27445</text:p>
          </table:table-cell>
          <table:table-cell table:formula="of:=([Orange.E517]+[Orange1.E517]+[Orange2.E517]+[Orange3.E517]+[Orange4.E517])/5" office:value-type="float" office:value="-68.8091" calcext:value-type="float">
            <text:p>-68,8091</text:p>
          </table:table-cell>
        </table:table-row>
        <table:table-row table:style-name="ro1">
          <table:table-cell table:formula="of:=([Orange.D518]+[Orange1.D518]+[Orange2.D518]+[Orange3.D518]+[Orange4.D518])/5" office:value-type="float" office:value="1.27692" calcext:value-type="float">
            <text:p>1,27692</text:p>
          </table:table-cell>
          <table:table-cell table:formula="of:=([Orange.E518]+[Orange1.E518]+[Orange2.E518]+[Orange3.E518]+[Orange4.E518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519]+[Orange1.D519]+[Orange2.D519]+[Orange3.D519]+[Orange4.D519])/5" office:value-type="float" office:value="1.27939" calcext:value-type="float">
            <text:p>1,27939</text:p>
          </table:table-cell>
          <table:table-cell table:formula="of:=([Orange.E519]+[Orange1.E519]+[Orange2.E519]+[Orange3.E519]+[Orange4.E519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520]+[Orange1.D520]+[Orange2.D520]+[Orange3.D520]+[Orange4.D520])/5" office:value-type="float" office:value="1.28186" calcext:value-type="float">
            <text:p>1,28186</text:p>
          </table:table-cell>
          <table:table-cell table:formula="of:=([Orange.E520]+[Orange1.E520]+[Orange2.E520]+[Orange3.E520]+[Orange4.E520])/5" office:value-type="float" office:value="-71.2091" calcext:value-type="float">
            <text:p>-71,2091</text:p>
          </table:table-cell>
        </table:table-row>
        <table:table-row table:style-name="ro1">
          <table:table-cell table:formula="of:=([Orange.D521]+[Orange1.D521]+[Orange2.D521]+[Orange3.D521]+[Orange4.D521])/5" office:value-type="float" office:value="1.28433" calcext:value-type="float">
            <text:p>1,28433</text:p>
          </table:table-cell>
          <table:table-cell table:formula="of:=([Orange.E521]+[Orange1.E521]+[Orange2.E521]+[Orange3.E521]+[Orange4.E521])/5" office:value-type="float" office:value="-69.0491" calcext:value-type="float">
            <text:p>-69,0491</text:p>
          </table:table-cell>
        </table:table-row>
        <table:table-row table:style-name="ro1">
          <table:table-cell table:formula="of:=([Orange.D522]+[Orange1.D522]+[Orange2.D522]+[Orange3.D522]+[Orange4.D522])/5" office:value-type="float" office:value="1.2868" calcext:value-type="float">
            <text:p>1,2868</text:p>
          </table:table-cell>
          <table:table-cell table:formula="of:=([Orange.E522]+[Orange1.E522]+[Orange2.E522]+[Orange3.E522]+[Orange4.E522])/5" office:value-type="float" office:value="-70.5691" calcext:value-type="float">
            <text:p>-70,5691</text:p>
          </table:table-cell>
        </table:table-row>
        <table:table-row table:style-name="ro1">
          <table:table-cell table:formula="of:=([Orange.D523]+[Orange1.D523]+[Orange2.D523]+[Orange3.D523]+[Orange4.D523])/5" office:value-type="float" office:value="1.28927" calcext:value-type="float">
            <text:p>1,28927</text:p>
          </table:table-cell>
          <table:table-cell table:formula="of:=([Orange.E523]+[Orange1.E523]+[Orange2.E523]+[Orange3.E523]+[Orange4.E523])/5" office:value-type="float" office:value="-69.8491" calcext:value-type="float">
            <text:p>-69,8491</text:p>
          </table:table-cell>
        </table:table-row>
        <table:table-row table:style-name="ro1">
          <table:table-cell table:formula="of:=([Orange.D524]+[Orange1.D524]+[Orange2.D524]+[Orange3.D524]+[Orange4.D524])/5" office:value-type="float" office:value="1.29174" calcext:value-type="float">
            <text:p>1,29174</text:p>
          </table:table-cell>
          <table:table-cell table:formula="of:=([Orange.E524]+[Orange1.E524]+[Orange2.E524]+[Orange3.E524]+[Orange4.E524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525]+[Orange1.D525]+[Orange2.D525]+[Orange3.D525]+[Orange4.D525])/5" office:value-type="float" office:value="1.29421" calcext:value-type="float">
            <text:p>1,29421</text:p>
          </table:table-cell>
          <table:table-cell table:formula="of:=([Orange.E525]+[Orange1.E525]+[Orange2.E525]+[Orange3.E525]+[Orange4.E525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526]+[Orange1.D526]+[Orange2.D526]+[Orange3.D526]+[Orange4.D526])/5" office:value-type="float" office:value="1.29668" calcext:value-type="float">
            <text:p>1,29668</text:p>
          </table:table-cell>
          <table:table-cell table:formula="of:=([Orange.E526]+[Orange1.E526]+[Orange2.E526]+[Orange3.E526]+[Orange4.E526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527]+[Orange1.D527]+[Orange2.D527]+[Orange3.D527]+[Orange4.D527])/5" office:value-type="float" office:value="1.29915" calcext:value-type="float">
            <text:p>1,29915</text:p>
          </table:table-cell>
          <table:table-cell table:formula="of:=([Orange.E527]+[Orange1.E527]+[Orange2.E527]+[Orange3.E527]+[Orange4.E527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528]+[Orange1.D528]+[Orange2.D528]+[Orange3.D528]+[Orange4.D528])/5" office:value-type="float" office:value="1.30162" calcext:value-type="float">
            <text:p>1,30162</text:p>
          </table:table-cell>
          <table:table-cell table:formula="of:=([Orange.E528]+[Orange1.E528]+[Orange2.E528]+[Orange3.E528]+[Orange4.E528])/5" office:value-type="float" office:value="-76.2491" calcext:value-type="float">
            <text:p>-76,2491</text:p>
          </table:table-cell>
        </table:table-row>
        <table:table-row table:style-name="ro1">
          <table:table-cell table:formula="of:=([Orange.D529]+[Orange1.D529]+[Orange2.D529]+[Orange3.D529]+[Orange4.D529])/5" office:value-type="float" office:value="1.30409" calcext:value-type="float">
            <text:p>1,30409</text:p>
          </table:table-cell>
          <table:table-cell table:formula="of:=([Orange.E529]+[Orange1.E529]+[Orange2.E529]+[Orange3.E529]+[Orange4.E529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530]+[Orange1.D530]+[Orange2.D530]+[Orange3.D530]+[Orange4.D530])/5" office:value-type="float" office:value="1.30656" calcext:value-type="float">
            <text:p>1,30656</text:p>
          </table:table-cell>
          <table:table-cell table:formula="of:=([Orange.E530]+[Orange1.E530]+[Orange2.E530]+[Orange3.E530]+[Orange4.E530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531]+[Orange1.D531]+[Orange2.D531]+[Orange3.D531]+[Orange4.D531])/5" office:value-type="float" office:value="1.30903" calcext:value-type="float">
            <text:p>1,30903</text:p>
          </table:table-cell>
          <table:table-cell table:formula="of:=([Orange.E531]+[Orange1.E531]+[Orange2.E531]+[Orange3.E531]+[Orange4.E531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532]+[Orange1.D532]+[Orange2.D532]+[Orange3.D532]+[Orange4.D532])/5" office:value-type="float" office:value="1.3115" calcext:value-type="float">
            <text:p>1,3115</text:p>
          </table:table-cell>
          <table:table-cell table:formula="of:=([Orange.E532]+[Orange1.E532]+[Orange2.E532]+[Orange3.E532]+[Orange4.E532])/5" office:value-type="float" office:value="-69.8491" calcext:value-type="float">
            <text:p>-69,8491</text:p>
          </table:table-cell>
        </table:table-row>
        <table:table-row table:style-name="ro1">
          <table:table-cell table:formula="of:=([Orange.D533]+[Orange1.D533]+[Orange2.D533]+[Orange3.D533]+[Orange4.D533])/5" office:value-type="float" office:value="1.31397" calcext:value-type="float">
            <text:p>1,31397</text:p>
          </table:table-cell>
          <table:table-cell table:formula="of:=([Orange.E533]+[Orange1.E533]+[Orange2.E533]+[Orange3.E533]+[Orange4.E533])/5" office:value-type="float" office:value="-68.9691" calcext:value-type="float">
            <text:p>-68,9691</text:p>
          </table:table-cell>
        </table:table-row>
        <table:table-row table:style-name="ro1">
          <table:table-cell table:formula="of:=([Orange.D534]+[Orange1.D534]+[Orange2.D534]+[Orange3.D534]+[Orange4.D534])/5" office:value-type="float" office:value="1.31644" calcext:value-type="float">
            <text:p>1,31644</text:p>
          </table:table-cell>
          <table:table-cell table:formula="of:=([Orange.E534]+[Orange1.E534]+[Orange2.E534]+[Orange3.E534]+[Orange4.E534])/5" office:value-type="float" office:value="-69.9291" calcext:value-type="float">
            <text:p>-69,9291</text:p>
          </table:table-cell>
        </table:table-row>
        <table:table-row table:style-name="ro1">
          <table:table-cell table:formula="of:=([Orange.D535]+[Orange1.D535]+[Orange2.D535]+[Orange3.D535]+[Orange4.D535])/5" office:value-type="float" office:value="1.31891" calcext:value-type="float">
            <text:p>1,31891</text:p>
          </table:table-cell>
          <table:table-cell table:formula="of:=([Orange.E535]+[Orange1.E535]+[Orange2.E535]+[Orange3.E535]+[Orange4.E535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536]+[Orange1.D536]+[Orange2.D536]+[Orange3.D536]+[Orange4.D536])/5" office:value-type="float" office:value="1.32138" calcext:value-type="float">
            <text:p>1,32138</text:p>
          </table:table-cell>
          <table:table-cell table:formula="of:=([Orange.E536]+[Orange1.E536]+[Orange2.E536]+[Orange3.E536]+[Orange4.E536])/5" office:value-type="float" office:value="-70.0891" calcext:value-type="float">
            <text:p>-70,0891</text:p>
          </table:table-cell>
        </table:table-row>
        <table:table-row table:style-name="ro1">
          <table:table-cell table:formula="of:=([Orange.D537]+[Orange1.D537]+[Orange2.D537]+[Orange3.D537]+[Orange4.D537])/5" office:value-type="float" office:value="1.32385" calcext:value-type="float">
            <text:p>1,32385</text:p>
          </table:table-cell>
          <table:table-cell table:formula="of:=([Orange.E537]+[Orange1.E537]+[Orange2.E537]+[Orange3.E537]+[Orange4.E537])/5" office:value-type="float" office:value="-70.2491" calcext:value-type="float">
            <text:p>-70,2491</text:p>
          </table:table-cell>
        </table:table-row>
        <table:table-row table:style-name="ro1">
          <table:table-cell table:formula="of:=([Orange.D538]+[Orange1.D538]+[Orange2.D538]+[Orange3.D538]+[Orange4.D538])/5" office:value-type="float" office:value="1.32632" calcext:value-type="float">
            <text:p>1,32632</text:p>
          </table:table-cell>
          <table:table-cell table:formula="of:=([Orange.E538]+[Orange1.E538]+[Orange2.E538]+[Orange3.E538]+[Orange4.E538])/5" office:value-type="float" office:value="-70.7291" calcext:value-type="float">
            <text:p>-70,7291</text:p>
          </table:table-cell>
        </table:table-row>
        <table:table-row table:style-name="ro1">
          <table:table-cell table:formula="of:=([Orange.D539]+[Orange1.D539]+[Orange2.D539]+[Orange3.D539]+[Orange4.D539])/5" office:value-type="float" office:value="1.32879" calcext:value-type="float">
            <text:p>1,32879</text:p>
          </table:table-cell>
          <table:table-cell table:formula="of:=([Orange.E539]+[Orange1.E539]+[Orange2.E539]+[Orange3.E539]+[Orange4.E539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540]+[Orange1.D540]+[Orange2.D540]+[Orange3.D540]+[Orange4.D540])/5" office:value-type="float" office:value="1.33126" calcext:value-type="float">
            <text:p>1,33126</text:p>
          </table:table-cell>
          <table:table-cell table:formula="of:=([Orange.E540]+[Orange1.E540]+[Orange2.E540]+[Orange3.E540]+[Orange4.E540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541]+[Orange1.D541]+[Orange2.D541]+[Orange3.D541]+[Orange4.D541])/5" office:value-type="float" office:value="1.33373" calcext:value-type="float">
            <text:p>1,33373</text:p>
          </table:table-cell>
          <table:table-cell table:formula="of:=([Orange.E541]+[Orange1.E541]+[Orange2.E541]+[Orange3.E541]+[Orange4.E541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542]+[Orange1.D542]+[Orange2.D542]+[Orange3.D542]+[Orange4.D542])/5" office:value-type="float" office:value="1.3362" calcext:value-type="float">
            <text:p>1,3362</text:p>
          </table:table-cell>
          <table:table-cell table:formula="of:=([Orange.E542]+[Orange1.E542]+[Orange2.E542]+[Orange3.E542]+[Orange4.E542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543]+[Orange1.D543]+[Orange2.D543]+[Orange3.D543]+[Orange4.D543])/5" office:value-type="float" office:value="1.33867" calcext:value-type="float">
            <text:p>1,33867</text:p>
          </table:table-cell>
          <table:table-cell table:formula="of:=([Orange.E543]+[Orange1.E543]+[Orange2.E543]+[Orange3.E543]+[Orange4.E543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544]+[Orange1.D544]+[Orange2.D544]+[Orange3.D544]+[Orange4.D544])/5" office:value-type="float" office:value="1.34114" calcext:value-type="float">
            <text:p>1,34114</text:p>
          </table:table-cell>
          <table:table-cell table:formula="of:=([Orange.E544]+[Orange1.E544]+[Orange2.E544]+[Orange3.E544]+[Orange4.E544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545]+[Orange1.D545]+[Orange2.D545]+[Orange3.D545]+[Orange4.D545])/5" office:value-type="float" office:value="1.34361" calcext:value-type="float">
            <text:p>1,34361</text:p>
          </table:table-cell>
          <table:table-cell table:formula="of:=([Orange.E545]+[Orange1.E545]+[Orange2.E545]+[Orange3.E545]+[Orange4.E545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546]+[Orange1.D546]+[Orange2.D546]+[Orange3.D546]+[Orange4.D546])/5" office:value-type="float" office:value="1.34608" calcext:value-type="float">
            <text:p>1,34608</text:p>
          </table:table-cell>
          <table:table-cell table:formula="of:=([Orange.E546]+[Orange1.E546]+[Orange2.E546]+[Orange3.E546]+[Orange4.E546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547]+[Orange1.D547]+[Orange2.D547]+[Orange3.D547]+[Orange4.D547])/5" office:value-type="float" office:value="1.34855" calcext:value-type="float">
            <text:p>1,34855</text:p>
          </table:table-cell>
          <table:table-cell table:formula="of:=([Orange.E547]+[Orange1.E547]+[Orange2.E547]+[Orange3.E547]+[Orange4.E547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548]+[Orange1.D548]+[Orange2.D548]+[Orange3.D548]+[Orange4.D548])/5" office:value-type="float" office:value="1.35102" calcext:value-type="float">
            <text:p>1,35102</text:p>
          </table:table-cell>
          <table:table-cell table:formula="of:=([Orange.E548]+[Orange1.E548]+[Orange2.E548]+[Orange3.E548]+[Orange4.E548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549]+[Orange1.D549]+[Orange2.D549]+[Orange3.D549]+[Orange4.D549])/5" office:value-type="float" office:value="1.35349" calcext:value-type="float">
            <text:p>1,35349</text:p>
          </table:table-cell>
          <table:table-cell table:formula="of:=([Orange.E549]+[Orange1.E549]+[Orange2.E549]+[Orange3.E549]+[Orange4.E549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550]+[Orange1.D550]+[Orange2.D550]+[Orange3.D550]+[Orange4.D550])/5" office:value-type="float" office:value="1.35596" calcext:value-type="float">
            <text:p>1,35596</text:p>
          </table:table-cell>
          <table:table-cell table:formula="of:=([Orange.E550]+[Orange1.E550]+[Orange2.E550]+[Orange3.E550]+[Orange4.E550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551]+[Orange1.D551]+[Orange2.D551]+[Orange3.D551]+[Orange4.D551])/5" office:value-type="float" office:value="1.35843" calcext:value-type="float">
            <text:p>1,35843</text:p>
          </table:table-cell>
          <table:table-cell table:formula="of:=([Orange.E551]+[Orange1.E551]+[Orange2.E551]+[Orange3.E551]+[Orange4.E551])/5" office:value-type="float" office:value="-69.8491" calcext:value-type="float">
            <text:p>-69,8491</text:p>
          </table:table-cell>
        </table:table-row>
        <table:table-row table:style-name="ro1">
          <table:table-cell table:formula="of:=([Orange.D552]+[Orange1.D552]+[Orange2.D552]+[Orange3.D552]+[Orange4.D552])/5" office:value-type="float" office:value="1.3609" calcext:value-type="float">
            <text:p>1,3609</text:p>
          </table:table-cell>
          <table:table-cell table:formula="of:=([Orange.E552]+[Orange1.E552]+[Orange2.E552]+[Orange3.E552]+[Orange4.E552])/5" office:value-type="float" office:value="-72.1691" calcext:value-type="float">
            <text:p>-72,1691</text:p>
          </table:table-cell>
        </table:table-row>
        <table:table-row table:style-name="ro1">
          <table:table-cell table:formula="of:=([Orange.D553]+[Orange1.D553]+[Orange2.D553]+[Orange3.D553]+[Orange4.D553])/5" office:value-type="float" office:value="1.36337" calcext:value-type="float">
            <text:p>1,36337</text:p>
          </table:table-cell>
          <table:table-cell table:formula="of:=([Orange.E553]+[Orange1.E553]+[Orange2.E553]+[Orange3.E553]+[Orange4.E553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554]+[Orange1.D554]+[Orange2.D554]+[Orange3.D554]+[Orange4.D554])/5" office:value-type="float" office:value="1.36584" calcext:value-type="float">
            <text:p>1,36584</text:p>
          </table:table-cell>
          <table:table-cell table:formula="of:=([Orange.E554]+[Orange1.E554]+[Orange2.E554]+[Orange3.E554]+[Orange4.E554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555]+[Orange1.D555]+[Orange2.D555]+[Orange3.D555]+[Orange4.D555])/5" office:value-type="float" office:value="1.36831" calcext:value-type="float">
            <text:p>1,36831</text:p>
          </table:table-cell>
          <table:table-cell table:formula="of:=([Orange.E555]+[Orange1.E555]+[Orange2.E555]+[Orange3.E555]+[Orange4.E555])/5" office:value-type="float" office:value="-69.7691" calcext:value-type="float">
            <text:p>-69,7691</text:p>
          </table:table-cell>
        </table:table-row>
        <table:table-row table:style-name="ro1">
          <table:table-cell table:formula="of:=([Orange.D556]+[Orange1.D556]+[Orange2.D556]+[Orange3.D556]+[Orange4.D556])/5" office:value-type="float" office:value="1.37078" calcext:value-type="float">
            <text:p>1,37078</text:p>
          </table:table-cell>
          <table:table-cell table:formula="of:=([Orange.E556]+[Orange1.E556]+[Orange2.E556]+[Orange3.E556]+[Orange4.E556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557]+[Orange1.D557]+[Orange2.D557]+[Orange3.D557]+[Orange4.D557])/5" office:value-type="float" office:value="1.37325" calcext:value-type="float">
            <text:p>1,37325</text:p>
          </table:table-cell>
          <table:table-cell table:formula="of:=([Orange.E557]+[Orange1.E557]+[Orange2.E557]+[Orange3.E557]+[Orange4.E557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558]+[Orange1.D558]+[Orange2.D558]+[Orange3.D558]+[Orange4.D558])/5" office:value-type="float" office:value="1.37572" calcext:value-type="float">
            <text:p>1,37572</text:p>
          </table:table-cell>
          <table:table-cell table:formula="of:=([Orange.E558]+[Orange1.E558]+[Orange2.E558]+[Orange3.E558]+[Orange4.E558])/5" office:value-type="float" office:value="-71.0491" calcext:value-type="float">
            <text:p>-71,0491</text:p>
          </table:table-cell>
        </table:table-row>
        <table:table-row table:style-name="ro1">
          <table:table-cell table:formula="of:=([Orange.D559]+[Orange1.D559]+[Orange2.D559]+[Orange3.D559]+[Orange4.D559])/5" office:value-type="float" office:value="1.37819" calcext:value-type="float">
            <text:p>1,37819</text:p>
          </table:table-cell>
          <table:table-cell table:formula="of:=([Orange.E559]+[Orange1.E559]+[Orange2.E559]+[Orange3.E559]+[Orange4.E559])/5" office:value-type="float" office:value="-67.2091" calcext:value-type="float">
            <text:p>-67,2091</text:p>
          </table:table-cell>
        </table:table-row>
        <table:table-row table:style-name="ro1">
          <table:table-cell table:formula="of:=([Orange.D560]+[Orange1.D560]+[Orange2.D560]+[Orange3.D560]+[Orange4.D560])/5" office:value-type="float" office:value="1.38066" calcext:value-type="float">
            <text:p>1,38066</text:p>
          </table:table-cell>
          <table:table-cell table:formula="of:=([Orange.E560]+[Orange1.E560]+[Orange2.E560]+[Orange3.E560]+[Orange4.E560])/5" office:value-type="float" office:value="-70.0091" calcext:value-type="float">
            <text:p>-70,0091</text:p>
          </table:table-cell>
        </table:table-row>
        <table:table-row table:style-name="ro1">
          <table:table-cell table:formula="of:=([Orange.D561]+[Orange1.D561]+[Orange2.D561]+[Orange3.D561]+[Orange4.D561])/5" office:value-type="float" office:value="1.38313" calcext:value-type="float">
            <text:p>1,38313</text:p>
          </table:table-cell>
          <table:table-cell table:formula="of:=([Orange.E561]+[Orange1.E561]+[Orange2.E561]+[Orange3.E561]+[Orange4.E561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562]+[Orange1.D562]+[Orange2.D562]+[Orange3.D562]+[Orange4.D562])/5" office:value-type="float" office:value="1.3856" calcext:value-type="float">
            <text:p>1,3856</text:p>
          </table:table-cell>
          <table:table-cell table:formula="of:=([Orange.E562]+[Orange1.E562]+[Orange2.E562]+[Orange3.E562]+[Orange4.E562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563]+[Orange1.D563]+[Orange2.D563]+[Orange3.D563]+[Orange4.D563])/5" office:value-type="float" office:value="1.38807" calcext:value-type="float">
            <text:p>1,38807</text:p>
          </table:table-cell>
          <table:table-cell table:formula="of:=([Orange.E563]+[Orange1.E563]+[Orange2.E563]+[Orange3.E563]+[Orange4.E563])/5" office:value-type="float" office:value="-70.8891" calcext:value-type="float">
            <text:p>-70,8891</text:p>
          </table:table-cell>
        </table:table-row>
        <table:table-row table:style-name="ro1">
          <table:table-cell table:formula="of:=([Orange.D564]+[Orange1.D564]+[Orange2.D564]+[Orange3.D564]+[Orange4.D564])/5" office:value-type="float" office:value="1.39054" calcext:value-type="float">
            <text:p>1,39054</text:p>
          </table:table-cell>
          <table:table-cell table:formula="of:=([Orange.E564]+[Orange1.E564]+[Orange2.E564]+[Orange3.E564]+[Orange4.E564])/5" office:value-type="float" office:value="-70.4091" calcext:value-type="float">
            <text:p>-70,4091</text:p>
          </table:table-cell>
        </table:table-row>
        <table:table-row table:style-name="ro1">
          <table:table-cell table:formula="of:=([Orange.D565]+[Orange1.D565]+[Orange2.D565]+[Orange3.D565]+[Orange4.D565])/5" office:value-type="float" office:value="1.39301" calcext:value-type="float">
            <text:p>1,39301</text:p>
          </table:table-cell>
          <table:table-cell table:formula="of:=([Orange.E565]+[Orange1.E565]+[Orange2.E565]+[Orange3.E565]+[Orange4.E565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566]+[Orange1.D566]+[Orange2.D566]+[Orange3.D566]+[Orange4.D566])/5" office:value-type="float" office:value="1.39548" calcext:value-type="float">
            <text:p>1,39548</text:p>
          </table:table-cell>
          <table:table-cell table:formula="of:=([Orange.E566]+[Orange1.E566]+[Orange2.E566]+[Orange3.E566]+[Orange4.E566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567]+[Orange1.D567]+[Orange2.D567]+[Orange3.D567]+[Orange4.D567])/5" office:value-type="float" office:value="1.39795" calcext:value-type="float">
            <text:p>1,39795</text:p>
          </table:table-cell>
          <table:table-cell table:formula="of:=([Orange.E567]+[Orange1.E567]+[Orange2.E567]+[Orange3.E567]+[Orange4.E567])/5" office:value-type="float" office:value="-77.6891" calcext:value-type="float">
            <text:p>-77,6891</text:p>
          </table:table-cell>
        </table:table-row>
        <table:table-row table:style-name="ro1">
          <table:table-cell table:formula="of:=([Orange.D568]+[Orange1.D568]+[Orange2.D568]+[Orange3.D568]+[Orange4.D568])/5" office:value-type="float" office:value="1.40042" calcext:value-type="float">
            <text:p>1,40042</text:p>
          </table:table-cell>
          <table:table-cell table:formula="of:=([Orange.E568]+[Orange1.E568]+[Orange2.E568]+[Orange3.E568]+[Orange4.E568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569]+[Orange1.D569]+[Orange2.D569]+[Orange3.D569]+[Orange4.D569])/5" office:value-type="float" office:value="1.40289" calcext:value-type="float">
            <text:p>1,40289</text:p>
          </table:table-cell>
          <table:table-cell table:formula="of:=([Orange.E569]+[Orange1.E569]+[Orange2.E569]+[Orange3.E569]+[Orange4.E569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570]+[Orange1.D570]+[Orange2.D570]+[Orange3.D570]+[Orange4.D570])/5" office:value-type="float" office:value="1.40536" calcext:value-type="float">
            <text:p>1,40536</text:p>
          </table:table-cell>
          <table:table-cell table:formula="of:=([Orange.E570]+[Orange1.E570]+[Orange2.E570]+[Orange3.E570]+[Orange4.E570])/5" office:value-type="float" office:value="-69.2891" calcext:value-type="float">
            <text:p>-69,2891</text:p>
          </table:table-cell>
        </table:table-row>
        <table:table-row table:style-name="ro1">
          <table:table-cell table:formula="of:=([Orange.D571]+[Orange1.D571]+[Orange2.D571]+[Orange3.D571]+[Orange4.D571])/5" office:value-type="float" office:value="1.40783" calcext:value-type="float">
            <text:p>1,40783</text:p>
          </table:table-cell>
          <table:table-cell table:formula="of:=([Orange.E571]+[Orange1.E571]+[Orange2.E571]+[Orange3.E571]+[Orange4.E571])/5" office:value-type="float" office:value="-69.3691" calcext:value-type="float">
            <text:p>-69,3691</text:p>
          </table:table-cell>
        </table:table-row>
        <table:table-row table:style-name="ro1">
          <table:table-cell table:formula="of:=([Orange.D572]+[Orange1.D572]+[Orange2.D572]+[Orange3.D572]+[Orange4.D572])/5" office:value-type="float" office:value="1.4103" calcext:value-type="float">
            <text:p>1,4103</text:p>
          </table:table-cell>
          <table:table-cell table:formula="of:=([Orange.E572]+[Orange1.E572]+[Orange2.E572]+[Orange3.E572]+[Orange4.E572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573]+[Orange1.D573]+[Orange2.D573]+[Orange3.D573]+[Orange4.D573])/5" office:value-type="float" office:value="1.41277" calcext:value-type="float">
            <text:p>1,41277</text:p>
          </table:table-cell>
          <table:table-cell table:formula="of:=([Orange.E573]+[Orange1.E573]+[Orange2.E573]+[Orange3.E573]+[Orange4.E573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574]+[Orange1.D574]+[Orange2.D574]+[Orange3.D574]+[Orange4.D574])/5" office:value-type="float" office:value="1.41524" calcext:value-type="float">
            <text:p>1,41524</text:p>
          </table:table-cell>
          <table:table-cell table:formula="of:=([Orange.E574]+[Orange1.E574]+[Orange2.E574]+[Orange3.E574]+[Orange4.E574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575]+[Orange1.D575]+[Orange2.D575]+[Orange3.D575]+[Orange4.D575])/5" office:value-type="float" office:value="1.41771" calcext:value-type="float">
            <text:p>1,41771</text:p>
          </table:table-cell>
          <table:table-cell table:formula="of:=([Orange.E575]+[Orange1.E575]+[Orange2.E575]+[Orange3.E575]+[Orange4.E575])/5" office:value-type="float" office:value="-71.1291" calcext:value-type="float">
            <text:p>-71,1291</text:p>
          </table:table-cell>
        </table:table-row>
        <table:table-row table:style-name="ro1">
          <table:table-cell table:formula="of:=([Orange.D576]+[Orange1.D576]+[Orange2.D576]+[Orange3.D576]+[Orange4.D576])/5" office:value-type="float" office:value="1.42018" calcext:value-type="float">
            <text:p>1,42018</text:p>
          </table:table-cell>
          <table:table-cell table:formula="of:=([Orange.E576]+[Orange1.E576]+[Orange2.E576]+[Orange3.E576]+[Orange4.E576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577]+[Orange1.D577]+[Orange2.D577]+[Orange3.D577]+[Orange4.D577])/5" office:value-type="float" office:value="1.42265" calcext:value-type="float">
            <text:p>1,42265</text:p>
          </table:table-cell>
          <table:table-cell table:formula="of:=([Orange.E577]+[Orange1.E577]+[Orange2.E577]+[Orange3.E577]+[Orange4.E577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578]+[Orange1.D578]+[Orange2.D578]+[Orange3.D578]+[Orange4.D578])/5" office:value-type="float" office:value="1.42512" calcext:value-type="float">
            <text:p>1,42512</text:p>
          </table:table-cell>
          <table:table-cell table:formula="of:=([Orange.E578]+[Orange1.E578]+[Orange2.E578]+[Orange3.E578]+[Orange4.E578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579]+[Orange1.D579]+[Orange2.D579]+[Orange3.D579]+[Orange4.D579])/5" office:value-type="float" office:value="1.42759" calcext:value-type="float">
            <text:p>1,42759</text:p>
          </table:table-cell>
          <table:table-cell table:formula="of:=([Orange.E579]+[Orange1.E579]+[Orange2.E579]+[Orange3.E579]+[Orange4.E579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580]+[Orange1.D580]+[Orange2.D580]+[Orange3.D580]+[Orange4.D580])/5" office:value-type="float" office:value="1.43006" calcext:value-type="float">
            <text:p>1,43006</text:p>
          </table:table-cell>
          <table:table-cell table:formula="of:=([Orange.E580]+[Orange1.E580]+[Orange2.E580]+[Orange3.E580]+[Orange4.E580])/5" office:value-type="float" office:value="-71.7691" calcext:value-type="float">
            <text:p>-71,7691</text:p>
          </table:table-cell>
        </table:table-row>
        <table:table-row table:style-name="ro1">
          <table:table-cell table:formula="of:=([Orange.D581]+[Orange1.D581]+[Orange2.D581]+[Orange3.D581]+[Orange4.D581])/5" office:value-type="float" office:value="1.43253" calcext:value-type="float">
            <text:p>1,43253</text:p>
          </table:table-cell>
          <table:table-cell table:formula="of:=([Orange.E581]+[Orange1.E581]+[Orange2.E581]+[Orange3.E581]+[Orange4.E581])/5" office:value-type="float" office:value="-69.9291" calcext:value-type="float">
            <text:p>-69,9291</text:p>
          </table:table-cell>
        </table:table-row>
        <table:table-row table:style-name="ro1">
          <table:table-cell table:formula="of:=([Orange.D582]+[Orange1.D582]+[Orange2.D582]+[Orange3.D582]+[Orange4.D582])/5" office:value-type="float" office:value="1.435" calcext:value-type="float">
            <text:p>1,435</text:p>
          </table:table-cell>
          <table:table-cell table:formula="of:=([Orange.E582]+[Orange1.E582]+[Orange2.E582]+[Orange3.E582]+[Orange4.E582])/5" office:value-type="float" office:value="-72.4091" calcext:value-type="float">
            <text:p>-72,4091</text:p>
          </table:table-cell>
        </table:table-row>
        <table:table-row table:style-name="ro1">
          <table:table-cell table:formula="of:=([Orange.D583]+[Orange1.D583]+[Orange2.D583]+[Orange3.D583]+[Orange4.D583])/5" office:value-type="float" office:value="1.43747" calcext:value-type="float">
            <text:p>1,43747</text:p>
          </table:table-cell>
          <table:table-cell table:formula="of:=([Orange.E583]+[Orange1.E583]+[Orange2.E583]+[Orange3.E583]+[Orange4.E583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584]+[Orange1.D584]+[Orange2.D584]+[Orange3.D584]+[Orange4.D584])/5" office:value-type="float" office:value="1.43994" calcext:value-type="float">
            <text:p>1,43994</text:p>
          </table:table-cell>
          <table:table-cell table:formula="of:=([Orange.E584]+[Orange1.E584]+[Orange2.E584]+[Orange3.E584]+[Orange4.E584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585]+[Orange1.D585]+[Orange2.D585]+[Orange3.D585]+[Orange4.D585])/5" office:value-type="float" office:value="1.44241" calcext:value-type="float">
            <text:p>1,44241</text:p>
          </table:table-cell>
          <table:table-cell table:formula="of:=([Orange.E585]+[Orange1.E585]+[Orange2.E585]+[Orange3.E585]+[Orange4.E585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586]+[Orange1.D586]+[Orange2.D586]+[Orange3.D586]+[Orange4.D586])/5" office:value-type="float" office:value="1.44488" calcext:value-type="float">
            <text:p>1,44488</text:p>
          </table:table-cell>
          <table:table-cell table:formula="of:=([Orange.E586]+[Orange1.E586]+[Orange2.E586]+[Orange3.E586]+[Orange4.E586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587]+[Orange1.D587]+[Orange2.D587]+[Orange3.D587]+[Orange4.D587])/5" office:value-type="float" office:value="1.44735" calcext:value-type="float">
            <text:p>1,44735</text:p>
          </table:table-cell>
          <table:table-cell table:formula="of:=([Orange.E587]+[Orange1.E587]+[Orange2.E587]+[Orange3.E587]+[Orange4.E587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588]+[Orange1.D588]+[Orange2.D588]+[Orange3.D588]+[Orange4.D588])/5" office:value-type="float" office:value="1.44982" calcext:value-type="float">
            <text:p>1,44982</text:p>
          </table:table-cell>
          <table:table-cell table:formula="of:=([Orange.E588]+[Orange1.E588]+[Orange2.E588]+[Orange3.E588]+[Orange4.E588])/5" office:value-type="float" office:value="-72.5691" calcext:value-type="float">
            <text:p>-72,5691</text:p>
          </table:table-cell>
        </table:table-row>
        <table:table-row table:style-name="ro1">
          <table:table-cell table:formula="of:=([Orange.D589]+[Orange1.D589]+[Orange2.D589]+[Orange3.D589]+[Orange4.D589])/5" office:value-type="float" office:value="1.45229" calcext:value-type="float">
            <text:p>1,45229</text:p>
          </table:table-cell>
          <table:table-cell table:formula="of:=([Orange.E589]+[Orange1.E589]+[Orange2.E589]+[Orange3.E589]+[Orange4.E589])/5" office:value-type="float" office:value="-72.9691" calcext:value-type="float">
            <text:p>-72,9691</text:p>
          </table:table-cell>
        </table:table-row>
        <table:table-row table:style-name="ro1">
          <table:table-cell table:formula="of:=([Orange.D590]+[Orange1.D590]+[Orange2.D590]+[Orange3.D590]+[Orange4.D590])/5" office:value-type="float" office:value="1.45476" calcext:value-type="float">
            <text:p>1,45476</text:p>
          </table:table-cell>
          <table:table-cell table:formula="of:=([Orange.E590]+[Orange1.E590]+[Orange2.E590]+[Orange3.E590]+[Orange4.E590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591]+[Orange1.D591]+[Orange2.D591]+[Orange3.D591]+[Orange4.D591])/5" office:value-type="float" office:value="1.45723" calcext:value-type="float">
            <text:p>1,45723</text:p>
          </table:table-cell>
          <table:table-cell table:formula="of:=([Orange.E591]+[Orange1.E591]+[Orange2.E591]+[Orange3.E591]+[Orange4.E591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592]+[Orange1.D592]+[Orange2.D592]+[Orange3.D592]+[Orange4.D592])/5" office:value-type="float" office:value="1.4597" calcext:value-type="float">
            <text:p>1,4597</text:p>
          </table:table-cell>
          <table:table-cell table:formula="of:=([Orange.E592]+[Orange1.E592]+[Orange2.E592]+[Orange3.E592]+[Orange4.E592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593]+[Orange1.D593]+[Orange2.D593]+[Orange3.D593]+[Orange4.D593])/5" office:value-type="float" office:value="1.46217" calcext:value-type="float">
            <text:p>1,46217</text:p>
          </table:table-cell>
          <table:table-cell table:formula="of:=([Orange.E593]+[Orange1.E593]+[Orange2.E593]+[Orange3.E593]+[Orange4.E593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594]+[Orange1.D594]+[Orange2.D594]+[Orange3.D594]+[Orange4.D594])/5" office:value-type="float" office:value="1.46464" calcext:value-type="float">
            <text:p>1,46464</text:p>
          </table:table-cell>
          <table:table-cell table:formula="of:=([Orange.E594]+[Orange1.E594]+[Orange2.E594]+[Orange3.E594]+[Orange4.E594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595]+[Orange1.D595]+[Orange2.D595]+[Orange3.D595]+[Orange4.D595])/5" office:value-type="float" office:value="1.46711" calcext:value-type="float">
            <text:p>1,46711</text:p>
          </table:table-cell>
          <table:table-cell table:formula="of:=([Orange.E595]+[Orange1.E595]+[Orange2.E595]+[Orange3.E595]+[Orange4.E595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596]+[Orange1.D596]+[Orange2.D596]+[Orange3.D596]+[Orange4.D596])/5" office:value-type="float" office:value="1.46958" calcext:value-type="float">
            <text:p>1,46958</text:p>
          </table:table-cell>
          <table:table-cell table:formula="of:=([Orange.E596]+[Orange1.E596]+[Orange2.E596]+[Orange3.E596]+[Orange4.E596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597]+[Orange1.D597]+[Orange2.D597]+[Orange3.D597]+[Orange4.D597])/5" office:value-type="float" office:value="1.47205" calcext:value-type="float">
            <text:p>1,47205</text:p>
          </table:table-cell>
          <table:table-cell table:formula="of:=([Orange.E597]+[Orange1.E597]+[Orange2.E597]+[Orange3.E597]+[Orange4.E597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598]+[Orange1.D598]+[Orange2.D598]+[Orange3.D598]+[Orange4.D598])/5" office:value-type="float" office:value="1.47452" calcext:value-type="float">
            <text:p>1,47452</text:p>
          </table:table-cell>
          <table:table-cell table:formula="of:=([Orange.E598]+[Orange1.E598]+[Orange2.E598]+[Orange3.E598]+[Orange4.E598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599]+[Orange1.D599]+[Orange2.D599]+[Orange3.D599]+[Orange4.D599])/5" office:value-type="float" office:value="1.47699" calcext:value-type="float">
            <text:p>1,47699</text:p>
          </table:table-cell>
          <table:table-cell table:formula="of:=([Orange.E599]+[Orange1.E599]+[Orange2.E599]+[Orange3.E599]+[Orange4.E599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600]+[Orange1.D600]+[Orange2.D600]+[Orange3.D600]+[Orange4.D600])/5" office:value-type="float" office:value="1.47946" calcext:value-type="float">
            <text:p>1,47946</text:p>
          </table:table-cell>
          <table:table-cell table:formula="of:=([Orange.E600]+[Orange1.E600]+[Orange2.E600]+[Orange3.E600]+[Orange4.E600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601]+[Orange1.D601]+[Orange2.D601]+[Orange3.D601]+[Orange4.D601])/5" office:value-type="float" office:value="1.48193" calcext:value-type="float">
            <text:p>1,48193</text:p>
          </table:table-cell>
          <table:table-cell table:formula="of:=([Orange.E601]+[Orange1.E601]+[Orange2.E601]+[Orange3.E601]+[Orange4.E601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602]+[Orange1.D602]+[Orange2.D602]+[Orange3.D602]+[Orange4.D602])/5" office:value-type="float" office:value="1.4844" calcext:value-type="float">
            <text:p>1,4844</text:p>
          </table:table-cell>
          <table:table-cell table:formula="of:=([Orange.E602]+[Orange1.E602]+[Orange2.E602]+[Orange3.E602]+[Orange4.E602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603]+[Orange1.D603]+[Orange2.D603]+[Orange3.D603]+[Orange4.D603])/5" office:value-type="float" office:value="1.48687" calcext:value-type="float">
            <text:p>1,48687</text:p>
          </table:table-cell>
          <table:table-cell table:formula="of:=([Orange.E603]+[Orange1.E603]+[Orange2.E603]+[Orange3.E603]+[Orange4.E603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604]+[Orange1.D604]+[Orange2.D604]+[Orange3.D604]+[Orange4.D604])/5" office:value-type="float" office:value="1.48934" calcext:value-type="float">
            <text:p>1,48934</text:p>
          </table:table-cell>
          <table:table-cell table:formula="of:=([Orange.E604]+[Orange1.E604]+[Orange2.E604]+[Orange3.E604]+[Orange4.E604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605]+[Orange1.D605]+[Orange2.D605]+[Orange3.D605]+[Orange4.D605])/5" office:value-type="float" office:value="1.49181" calcext:value-type="float">
            <text:p>1,49181</text:p>
          </table:table-cell>
          <table:table-cell table:formula="of:=([Orange.E605]+[Orange1.E605]+[Orange2.E605]+[Orange3.E605]+[Orange4.E605])/5" office:value-type="float" office:value="-70.9691" calcext:value-type="float">
            <text:p>-70,9691</text:p>
          </table:table-cell>
        </table:table-row>
        <table:table-row table:style-name="ro1">
          <table:table-cell table:formula="of:=([Orange.D606]+[Orange1.D606]+[Orange2.D606]+[Orange3.D606]+[Orange4.D606])/5" office:value-type="float" office:value="1.49428" calcext:value-type="float">
            <text:p>1,49428</text:p>
          </table:table-cell>
          <table:table-cell table:formula="of:=([Orange.E606]+[Orange1.E606]+[Orange2.E606]+[Orange3.E606]+[Orange4.E606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607]+[Orange1.D607]+[Orange2.D607]+[Orange3.D607]+[Orange4.D607])/5" office:value-type="float" office:value="1.49675" calcext:value-type="float">
            <text:p>1,49675</text:p>
          </table:table-cell>
          <table:table-cell table:formula="of:=([Orange.E607]+[Orange1.E607]+[Orange2.E607]+[Orange3.E607]+[Orange4.E607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608]+[Orange1.D608]+[Orange2.D608]+[Orange3.D608]+[Orange4.D608])/5" office:value-type="float" office:value="1.49922" calcext:value-type="float">
            <text:p>1,49922</text:p>
          </table:table-cell>
          <table:table-cell table:formula="of:=([Orange.E608]+[Orange1.E608]+[Orange2.E608]+[Orange3.E608]+[Orange4.E608])/5" office:value-type="float" office:value="-76.2491" calcext:value-type="float">
            <text:p>-76,2491</text:p>
          </table:table-cell>
        </table:table-row>
        <table:table-row table:style-name="ro1">
          <table:table-cell table:formula="of:=([Orange.D609]+[Orange1.D609]+[Orange2.D609]+[Orange3.D609]+[Orange4.D609])/5" office:value-type="float" office:value="1.50169" calcext:value-type="float">
            <text:p>1,50169</text:p>
          </table:table-cell>
          <table:table-cell table:formula="of:=([Orange.E609]+[Orange1.E609]+[Orange2.E609]+[Orange3.E609]+[Orange4.E609])/5" office:value-type="float" office:value="-72.1691" calcext:value-type="float">
            <text:p>-72,1691</text:p>
          </table:table-cell>
        </table:table-row>
        <table:table-row table:style-name="ro1">
          <table:table-cell table:formula="of:=([Orange.D610]+[Orange1.D610]+[Orange2.D610]+[Orange3.D610]+[Orange4.D610])/5" office:value-type="float" office:value="1.50416" calcext:value-type="float">
            <text:p>1,50416</text:p>
          </table:table-cell>
          <table:table-cell table:formula="of:=([Orange.E610]+[Orange1.E610]+[Orange2.E610]+[Orange3.E610]+[Orange4.E610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611]+[Orange1.D611]+[Orange2.D611]+[Orange3.D611]+[Orange4.D611])/5" office:value-type="float" office:value="1.50663" calcext:value-type="float">
            <text:p>1,50663</text:p>
          </table:table-cell>
          <table:table-cell table:formula="of:=([Orange.E611]+[Orange1.E611]+[Orange2.E611]+[Orange3.E611]+[Orange4.E611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612]+[Orange1.D612]+[Orange2.D612]+[Orange3.D612]+[Orange4.D612])/5" office:value-type="float" office:value="1.5091" calcext:value-type="float">
            <text:p>1,5091</text:p>
          </table:table-cell>
          <table:table-cell table:formula="of:=([Orange.E612]+[Orange1.E612]+[Orange2.E612]+[Orange3.E612]+[Orange4.E612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613]+[Orange1.D613]+[Orange2.D613]+[Orange3.D613]+[Orange4.D613])/5" office:value-type="float" office:value="1.51157" calcext:value-type="float">
            <text:p>1,51157</text:p>
          </table:table-cell>
          <table:table-cell table:formula="of:=([Orange.E613]+[Orange1.E613]+[Orange2.E613]+[Orange3.E613]+[Orange4.E613])/5" office:value-type="float" office:value="-72.0891" calcext:value-type="float">
            <text:p>-72,0891</text:p>
          </table:table-cell>
        </table:table-row>
        <table:table-row table:style-name="ro1">
          <table:table-cell table:formula="of:=([Orange.D614]+[Orange1.D614]+[Orange2.D614]+[Orange3.D614]+[Orange4.D614])/5" office:value-type="float" office:value="1.51404" calcext:value-type="float">
            <text:p>1,51404</text:p>
          </table:table-cell>
          <table:table-cell table:formula="of:=([Orange.E614]+[Orange1.E614]+[Orange2.E614]+[Orange3.E614]+[Orange4.E614])/5" office:value-type="float" office:value="-78.7291" calcext:value-type="float">
            <text:p>-78,7291</text:p>
          </table:table-cell>
        </table:table-row>
        <table:table-row table:style-name="ro1">
          <table:table-cell table:formula="of:=([Orange.D615]+[Orange1.D615]+[Orange2.D615]+[Orange3.D615]+[Orange4.D615])/5" office:value-type="float" office:value="1.51651" calcext:value-type="float">
            <text:p>1,51651</text:p>
          </table:table-cell>
          <table:table-cell table:formula="of:=([Orange.E615]+[Orange1.E615]+[Orange2.E615]+[Orange3.E615]+[Orange4.E615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616]+[Orange1.D616]+[Orange2.D616]+[Orange3.D616]+[Orange4.D616])/5" office:value-type="float" office:value="1.51898" calcext:value-type="float">
            <text:p>1,51898</text:p>
          </table:table-cell>
          <table:table-cell table:formula="of:=([Orange.E616]+[Orange1.E616]+[Orange2.E616]+[Orange3.E616]+[Orange4.E616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617]+[Orange1.D617]+[Orange2.D617]+[Orange3.D617]+[Orange4.D617])/5" office:value-type="float" office:value="1.52145" calcext:value-type="float">
            <text:p>1,52145</text:p>
          </table:table-cell>
          <table:table-cell table:formula="of:=([Orange.E617]+[Orange1.E617]+[Orange2.E617]+[Orange3.E617]+[Orange4.E617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618]+[Orange1.D618]+[Orange2.D618]+[Orange3.D618]+[Orange4.D618])/5" office:value-type="float" office:value="1.52392" calcext:value-type="float">
            <text:p>1,52392</text:p>
          </table:table-cell>
          <table:table-cell table:formula="of:=([Orange.E618]+[Orange1.E618]+[Orange2.E618]+[Orange3.E618]+[Orange4.E618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619]+[Orange1.D619]+[Orange2.D619]+[Orange3.D619]+[Orange4.D619])/5" office:value-type="float" office:value="1.52639" calcext:value-type="float">
            <text:p>1,52639</text:p>
          </table:table-cell>
          <table:table-cell table:formula="of:=([Orange.E619]+[Orange1.E619]+[Orange2.E619]+[Orange3.E619]+[Orange4.E619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620]+[Orange1.D620]+[Orange2.D620]+[Orange3.D620]+[Orange4.D620])/5" office:value-type="float" office:value="1.52886" calcext:value-type="float">
            <text:p>1,52886</text:p>
          </table:table-cell>
          <table:table-cell table:formula="of:=([Orange.E620]+[Orange1.E620]+[Orange2.E620]+[Orange3.E620]+[Orange4.E620])/5" office:value-type="float" office:value="-80.4091" calcext:value-type="float">
            <text:p>-80,4091</text:p>
          </table:table-cell>
        </table:table-row>
        <table:table-row table:style-name="ro1">
          <table:table-cell table:formula="of:=([Orange.D621]+[Orange1.D621]+[Orange2.D621]+[Orange3.D621]+[Orange4.D621])/5" office:value-type="float" office:value="1.53133" calcext:value-type="float">
            <text:p>1,53133</text:p>
          </table:table-cell>
          <table:table-cell table:formula="of:=([Orange.E621]+[Orange1.E621]+[Orange2.E621]+[Orange3.E621]+[Orange4.E621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622]+[Orange1.D622]+[Orange2.D622]+[Orange3.D622]+[Orange4.D622])/5" office:value-type="float" office:value="1.5338" calcext:value-type="float">
            <text:p>1,5338</text:p>
          </table:table-cell>
          <table:table-cell table:formula="of:=([Orange.E622]+[Orange1.E622]+[Orange2.E622]+[Orange3.E622]+[Orange4.E622])/5" office:value-type="float" office:value="-74.8091" calcext:value-type="float">
            <text:p>-74,8091</text:p>
          </table:table-cell>
        </table:table-row>
        <table:table-row table:style-name="ro1">
          <table:table-cell table:formula="of:=([Orange.D623]+[Orange1.D623]+[Orange2.D623]+[Orange3.D623]+[Orange4.D623])/5" office:value-type="float" office:value="1.53627" calcext:value-type="float">
            <text:p>1,53627</text:p>
          </table:table-cell>
          <table:table-cell table:formula="of:=([Orange.E623]+[Orange1.E623]+[Orange2.E623]+[Orange3.E623]+[Orange4.E623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624]+[Orange1.D624]+[Orange2.D624]+[Orange3.D624]+[Orange4.D624])/5" office:value-type="float" office:value="1.53874" calcext:value-type="float">
            <text:p>1,53874</text:p>
          </table:table-cell>
          <table:table-cell table:formula="of:=([Orange.E624]+[Orange1.E624]+[Orange2.E624]+[Orange3.E624]+[Orange4.E624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625]+[Orange1.D625]+[Orange2.D625]+[Orange3.D625]+[Orange4.D625])/5" office:value-type="float" office:value="1.54121" calcext:value-type="float">
            <text:p>1,54121</text:p>
          </table:table-cell>
          <table:table-cell table:formula="of:=([Orange.E625]+[Orange1.E625]+[Orange2.E625]+[Orange3.E625]+[Orange4.E625])/5" office:value-type="float" office:value="-73.2091" calcext:value-type="float">
            <text:p>-73,2091</text:p>
          </table:table-cell>
        </table:table-row>
        <table:table-row table:style-name="ro1">
          <table:table-cell table:formula="of:=([Orange.D626]+[Orange1.D626]+[Orange2.D626]+[Orange3.D626]+[Orange4.D626])/5" office:value-type="float" office:value="1.54368" calcext:value-type="float">
            <text:p>1,54368</text:p>
          </table:table-cell>
          <table:table-cell table:formula="of:=([Orange.E626]+[Orange1.E626]+[Orange2.E626]+[Orange3.E626]+[Orange4.E626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627]+[Orange1.D627]+[Orange2.D627]+[Orange3.D627]+[Orange4.D627])/5" office:value-type="float" office:value="1.54615" calcext:value-type="float">
            <text:p>1,54615</text:p>
          </table:table-cell>
          <table:table-cell table:formula="of:=([Orange.E627]+[Orange1.E627]+[Orange2.E627]+[Orange3.E627]+[Orange4.E627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628]+[Orange1.D628]+[Orange2.D628]+[Orange3.D628]+[Orange4.D628])/5" office:value-type="float" office:value="1.54862" calcext:value-type="float">
            <text:p>1,54862</text:p>
          </table:table-cell>
          <table:table-cell table:formula="of:=([Orange.E628]+[Orange1.E628]+[Orange2.E628]+[Orange3.E628]+[Orange4.E628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629]+[Orange1.D629]+[Orange2.D629]+[Orange3.D629]+[Orange4.D629])/5" office:value-type="float" office:value="1.55109" calcext:value-type="float">
            <text:p>1,55109</text:p>
          </table:table-cell>
          <table:table-cell table:formula="of:=([Orange.E629]+[Orange1.E629]+[Orange2.E629]+[Orange3.E629]+[Orange4.E629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630]+[Orange1.D630]+[Orange2.D630]+[Orange3.D630]+[Orange4.D630])/5" office:value-type="float" office:value="1.55356" calcext:value-type="float">
            <text:p>1,55356</text:p>
          </table:table-cell>
          <table:table-cell table:formula="of:=([Orange.E630]+[Orange1.E630]+[Orange2.E630]+[Orange3.E630]+[Orange4.E630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631]+[Orange1.D631]+[Orange2.D631]+[Orange3.D631]+[Orange4.D631])/5" office:value-type="float" office:value="1.55603" calcext:value-type="float">
            <text:p>1,55603</text:p>
          </table:table-cell>
          <table:table-cell table:formula="of:=([Orange.E631]+[Orange1.E631]+[Orange2.E631]+[Orange3.E631]+[Orange4.E631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632]+[Orange1.D632]+[Orange2.D632]+[Orange3.D632]+[Orange4.D632])/5" office:value-type="float" office:value="1.5585" calcext:value-type="float">
            <text:p>1,5585</text:p>
          </table:table-cell>
          <table:table-cell table:formula="of:=([Orange.E632]+[Orange1.E632]+[Orange2.E632]+[Orange3.E632]+[Orange4.E632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633]+[Orange1.D633]+[Orange2.D633]+[Orange3.D633]+[Orange4.D633])/5" office:value-type="float" office:value="1.56097" calcext:value-type="float">
            <text:p>1,56097</text:p>
          </table:table-cell>
          <table:table-cell table:formula="of:=([Orange.E633]+[Orange1.E633]+[Orange2.E633]+[Orange3.E633]+[Orange4.E633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634]+[Orange1.D634]+[Orange2.D634]+[Orange3.D634]+[Orange4.D634])/5" office:value-type="float" office:value="1.56344" calcext:value-type="float">
            <text:p>1,56344</text:p>
          </table:table-cell>
          <table:table-cell table:formula="of:=([Orange.E634]+[Orange1.E634]+[Orange2.E634]+[Orange3.E634]+[Orange4.E634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635]+[Orange1.D635]+[Orange2.D635]+[Orange3.D635]+[Orange4.D635])/5" office:value-type="float" office:value="1.56591" calcext:value-type="float">
            <text:p>1,56591</text:p>
          </table:table-cell>
          <table:table-cell table:formula="of:=([Orange.E635]+[Orange1.E635]+[Orange2.E635]+[Orange3.E635]+[Orange4.E635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636]+[Orange1.D636]+[Orange2.D636]+[Orange3.D636]+[Orange4.D636])/5" office:value-type="float" office:value="1.56838" calcext:value-type="float">
            <text:p>1,56838</text:p>
          </table:table-cell>
          <table:table-cell table:formula="of:=([Orange.E636]+[Orange1.E636]+[Orange2.E636]+[Orange3.E636]+[Orange4.E636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637]+[Orange1.D637]+[Orange2.D637]+[Orange3.D637]+[Orange4.D637])/5" office:value-type="float" office:value="1.57085" calcext:value-type="float">
            <text:p>1,57085</text:p>
          </table:table-cell>
          <table:table-cell table:formula="of:=([Orange.E637]+[Orange1.E637]+[Orange2.E637]+[Orange3.E637]+[Orange4.E637])/5" office:value-type="float" office:value="-79.7691" calcext:value-type="float">
            <text:p>-79,7691</text:p>
          </table:table-cell>
        </table:table-row>
        <table:table-row table:style-name="ro1">
          <table:table-cell table:formula="of:=([Orange.D638]+[Orange1.D638]+[Orange2.D638]+[Orange3.D638]+[Orange4.D638])/5" office:value-type="float" office:value="1.57332" calcext:value-type="float">
            <text:p>1,57332</text:p>
          </table:table-cell>
          <table:table-cell table:formula="of:=([Orange.E638]+[Orange1.E638]+[Orange2.E638]+[Orange3.E638]+[Orange4.E638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639]+[Orange1.D639]+[Orange2.D639]+[Orange3.D639]+[Orange4.D639])/5" office:value-type="float" office:value="1.57579" calcext:value-type="float">
            <text:p>1,57579</text:p>
          </table:table-cell>
          <table:table-cell table:formula="of:=([Orange.E639]+[Orange1.E639]+[Orange2.E639]+[Orange3.E639]+[Orange4.E639])/5" office:value-type="float" office:value="-71.7691" calcext:value-type="float">
            <text:p>-71,7691</text:p>
          </table:table-cell>
        </table:table-row>
        <table:table-row table:style-name="ro1">
          <table:table-cell table:formula="of:=([Orange.D640]+[Orange1.D640]+[Orange2.D640]+[Orange3.D640]+[Orange4.D640])/5" office:value-type="float" office:value="1.57826" calcext:value-type="float">
            <text:p>1,57826</text:p>
          </table:table-cell>
          <table:table-cell table:formula="of:=([Orange.E640]+[Orange1.E640]+[Orange2.E640]+[Orange3.E640]+[Orange4.E640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641]+[Orange1.D641]+[Orange2.D641]+[Orange3.D641]+[Orange4.D641])/5" office:value-type="float" office:value="1.58073" calcext:value-type="float">
            <text:p>1,58073</text:p>
          </table:table-cell>
          <table:table-cell table:formula="of:=([Orange.E641]+[Orange1.E641]+[Orange2.E641]+[Orange3.E641]+[Orange4.E641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642]+[Orange1.D642]+[Orange2.D642]+[Orange3.D642]+[Orange4.D642])/5" office:value-type="float" office:value="1.5832" calcext:value-type="float">
            <text:p>1,5832</text:p>
          </table:table-cell>
          <table:table-cell table:formula="of:=([Orange.E642]+[Orange1.E642]+[Orange2.E642]+[Orange3.E642]+[Orange4.E642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643]+[Orange1.D643]+[Orange2.D643]+[Orange3.D643]+[Orange4.D643])/5" office:value-type="float" office:value="1.58567" calcext:value-type="float">
            <text:p>1,58567</text:p>
          </table:table-cell>
          <table:table-cell table:formula="of:=([Orange.E643]+[Orange1.E643]+[Orange2.E643]+[Orange3.E643]+[Orange4.E643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644]+[Orange1.D644]+[Orange2.D644]+[Orange3.D644]+[Orange4.D644])/5" office:value-type="float" office:value="1.58814" calcext:value-type="float">
            <text:p>1,58814</text:p>
          </table:table-cell>
          <table:table-cell table:formula="of:=([Orange.E644]+[Orange1.E644]+[Orange2.E644]+[Orange3.E644]+[Orange4.E644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645]+[Orange1.D645]+[Orange2.D645]+[Orange3.D645]+[Orange4.D645])/5" office:value-type="float" office:value="1.59061" calcext:value-type="float">
            <text:p>1,59061</text:p>
          </table:table-cell>
          <table:table-cell table:formula="of:=([Orange.E645]+[Orange1.E645]+[Orange2.E645]+[Orange3.E645]+[Orange4.E645])/5" office:value-type="float" office:value="-78.6491" calcext:value-type="float">
            <text:p>-78,6491</text:p>
          </table:table-cell>
        </table:table-row>
        <table:table-row table:style-name="ro1">
          <table:table-cell table:formula="of:=([Orange.D646]+[Orange1.D646]+[Orange2.D646]+[Orange3.D646]+[Orange4.D646])/5" office:value-type="float" office:value="1.59308" calcext:value-type="float">
            <text:p>1,59308</text:p>
          </table:table-cell>
          <table:table-cell table:formula="of:=([Orange.E646]+[Orange1.E646]+[Orange2.E646]+[Orange3.E646]+[Orange4.E646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647]+[Orange1.D647]+[Orange2.D647]+[Orange3.D647]+[Orange4.D647])/5" office:value-type="float" office:value="1.59555" calcext:value-type="float">
            <text:p>1,59555</text:p>
          </table:table-cell>
          <table:table-cell table:formula="of:=([Orange.E647]+[Orange1.E647]+[Orange2.E647]+[Orange3.E647]+[Orange4.E647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648]+[Orange1.D648]+[Orange2.D648]+[Orange3.D648]+[Orange4.D648])/5" office:value-type="float" office:value="1.59802" calcext:value-type="float">
            <text:p>1,59802</text:p>
          </table:table-cell>
          <table:table-cell table:formula="of:=([Orange.E648]+[Orange1.E648]+[Orange2.E648]+[Orange3.E648]+[Orange4.E648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649]+[Orange1.D649]+[Orange2.D649]+[Orange3.D649]+[Orange4.D649])/5" office:value-type="float" office:value="1.60049" calcext:value-type="float">
            <text:p>1,60049</text:p>
          </table:table-cell>
          <table:table-cell table:formula="of:=([Orange.E649]+[Orange1.E649]+[Orange2.E649]+[Orange3.E649]+[Orange4.E649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650]+[Orange1.D650]+[Orange2.D650]+[Orange3.D650]+[Orange4.D650])/5" office:value-type="float" office:value="1.60296" calcext:value-type="float">
            <text:p>1,60296</text:p>
          </table:table-cell>
          <table:table-cell table:formula="of:=([Orange.E650]+[Orange1.E650]+[Orange2.E650]+[Orange3.E650]+[Orange4.E650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651]+[Orange1.D651]+[Orange2.D651]+[Orange3.D651]+[Orange4.D651])/5" office:value-type="float" office:value="1.60543" calcext:value-type="float">
            <text:p>1,60543</text:p>
          </table:table-cell>
          <table:table-cell table:formula="of:=([Orange.E651]+[Orange1.E651]+[Orange2.E651]+[Orange3.E651]+[Orange4.E651])/5" office:value-type="float" office:value="-80.4091" calcext:value-type="float">
            <text:p>-80,4091</text:p>
          </table:table-cell>
        </table:table-row>
        <table:table-row table:style-name="ro1">
          <table:table-cell table:formula="of:=([Orange.D652]+[Orange1.D652]+[Orange2.D652]+[Orange3.D652]+[Orange4.D652])/5" office:value-type="float" office:value="1.6079" calcext:value-type="float">
            <text:p>1,6079</text:p>
          </table:table-cell>
          <table:table-cell table:formula="of:=([Orange.E652]+[Orange1.E652]+[Orange2.E652]+[Orange3.E652]+[Orange4.E652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653]+[Orange1.D653]+[Orange2.D653]+[Orange3.D653]+[Orange4.D653])/5" office:value-type="float" office:value="1.61037" calcext:value-type="float">
            <text:p>1,61037</text:p>
          </table:table-cell>
          <table:table-cell table:formula="of:=([Orange.E653]+[Orange1.E653]+[Orange2.E653]+[Orange3.E653]+[Orange4.E653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654]+[Orange1.D654]+[Orange2.D654]+[Orange3.D654]+[Orange4.D654])/5" office:value-type="float" office:value="1.61284" calcext:value-type="float">
            <text:p>1,61284</text:p>
          </table:table-cell>
          <table:table-cell table:formula="of:=([Orange.E654]+[Orange1.E654]+[Orange2.E654]+[Orange3.E654]+[Orange4.E654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655]+[Orange1.D655]+[Orange2.D655]+[Orange3.D655]+[Orange4.D655])/5" office:value-type="float" office:value="1.61531" calcext:value-type="float">
            <text:p>1,61531</text:p>
          </table:table-cell>
          <table:table-cell table:formula="of:=([Orange.E655]+[Orange1.E655]+[Orange2.E655]+[Orange3.E655]+[Orange4.E655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656]+[Orange1.D656]+[Orange2.D656]+[Orange3.D656]+[Orange4.D656])/5" office:value-type="float" office:value="1.61778" calcext:value-type="float">
            <text:p>1,61778</text:p>
          </table:table-cell>
          <table:table-cell table:formula="of:=([Orange.E656]+[Orange1.E656]+[Orange2.E656]+[Orange3.E656]+[Orange4.E656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657]+[Orange1.D657]+[Orange2.D657]+[Orange3.D657]+[Orange4.D657])/5" office:value-type="float" office:value="1.62025" calcext:value-type="float">
            <text:p>1,62025</text:p>
          </table:table-cell>
          <table:table-cell table:formula="of:=([Orange.E657]+[Orange1.E657]+[Orange2.E657]+[Orange3.E657]+[Orange4.E657])/5" office:value-type="float" office:value="-79.2891" calcext:value-type="float">
            <text:p>-79,2891</text:p>
          </table:table-cell>
        </table:table-row>
        <table:table-row table:style-name="ro1">
          <table:table-cell table:formula="of:=([Orange.D658]+[Orange1.D658]+[Orange2.D658]+[Orange3.D658]+[Orange4.D658])/5" office:value-type="float" office:value="1.62272" calcext:value-type="float">
            <text:p>1,62272</text:p>
          </table:table-cell>
          <table:table-cell table:formula="of:=([Orange.E658]+[Orange1.E658]+[Orange2.E658]+[Orange3.E658]+[Orange4.E658])/5" office:value-type="float" office:value="-81.0491" calcext:value-type="float">
            <text:p>-81,0491</text:p>
          </table:table-cell>
        </table:table-row>
        <table:table-row table:style-name="ro1">
          <table:table-cell table:formula="of:=([Orange.D659]+[Orange1.D659]+[Orange2.D659]+[Orange3.D659]+[Orange4.D659])/5" office:value-type="float" office:value="1.62519" calcext:value-type="float">
            <text:p>1,62519</text:p>
          </table:table-cell>
          <table:table-cell table:formula="of:=([Orange.E659]+[Orange1.E659]+[Orange2.E659]+[Orange3.E659]+[Orange4.E659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660]+[Orange1.D660]+[Orange2.D660]+[Orange3.D660]+[Orange4.D660])/5" office:value-type="float" office:value="1.62766" calcext:value-type="float">
            <text:p>1,62766</text:p>
          </table:table-cell>
          <table:table-cell table:formula="of:=([Orange.E660]+[Orange1.E660]+[Orange2.E660]+[Orange3.E660]+[Orange4.E660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661]+[Orange1.D661]+[Orange2.D661]+[Orange3.D661]+[Orange4.D661])/5" office:value-type="float" office:value="1.63013" calcext:value-type="float">
            <text:p>1,63013</text:p>
          </table:table-cell>
          <table:table-cell table:formula="of:=([Orange.E661]+[Orange1.E661]+[Orange2.E661]+[Orange3.E661]+[Orange4.E661])/5" office:value-type="float" office:value="-75.5291" calcext:value-type="float">
            <text:p>-75,5291</text:p>
          </table:table-cell>
        </table:table-row>
        <table:table-row table:style-name="ro1">
          <table:table-cell table:formula="of:=([Orange.D662]+[Orange1.D662]+[Orange2.D662]+[Orange3.D662]+[Orange4.D662])/5" office:value-type="float" office:value="1.6326" calcext:value-type="float">
            <text:p>1,6326</text:p>
          </table:table-cell>
          <table:table-cell table:formula="of:=([Orange.E662]+[Orange1.E662]+[Orange2.E662]+[Orange3.E662]+[Orange4.E662])/5" office:value-type="float" office:value="-78.0891" calcext:value-type="float">
            <text:p>-78,0891</text:p>
          </table:table-cell>
        </table:table-row>
        <table:table-row table:style-name="ro1">
          <table:table-cell table:formula="of:=([Orange.D663]+[Orange1.D663]+[Orange2.D663]+[Orange3.D663]+[Orange4.D663])/5" office:value-type="float" office:value="1.63507" calcext:value-type="float">
            <text:p>1,63507</text:p>
          </table:table-cell>
          <table:table-cell table:formula="of:=([Orange.E663]+[Orange1.E663]+[Orange2.E663]+[Orange3.E663]+[Orange4.E663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664]+[Orange1.D664]+[Orange2.D664]+[Orange3.D664]+[Orange4.D664])/5" office:value-type="float" office:value="1.63754" calcext:value-type="float">
            <text:p>1,63754</text:p>
          </table:table-cell>
          <table:table-cell table:formula="of:=([Orange.E664]+[Orange1.E664]+[Orange2.E664]+[Orange3.E664]+[Orange4.E664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665]+[Orange1.D665]+[Orange2.D665]+[Orange3.D665]+[Orange4.D665])/5" office:value-type="float" office:value="1.64001" calcext:value-type="float">
            <text:p>1,64001</text:p>
          </table:table-cell>
          <table:table-cell table:formula="of:=([Orange.E665]+[Orange1.E665]+[Orange2.E665]+[Orange3.E665]+[Orange4.E665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666]+[Orange1.D666]+[Orange2.D666]+[Orange3.D666]+[Orange4.D666])/5" office:value-type="float" office:value="1.64248" calcext:value-type="float">
            <text:p>1,64248</text:p>
          </table:table-cell>
          <table:table-cell table:formula="of:=([Orange.E666]+[Orange1.E666]+[Orange2.E666]+[Orange3.E666]+[Orange4.E666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667]+[Orange1.D667]+[Orange2.D667]+[Orange3.D667]+[Orange4.D667])/5" office:value-type="float" office:value="1.64495" calcext:value-type="float">
            <text:p>1,64495</text:p>
          </table:table-cell>
          <table:table-cell table:formula="of:=([Orange.E667]+[Orange1.E667]+[Orange2.E667]+[Orange3.E667]+[Orange4.E667])/5" office:value-type="float" office:value="-79.8491" calcext:value-type="float">
            <text:p>-79,8491</text:p>
          </table:table-cell>
        </table:table-row>
        <table:table-row table:style-name="ro1">
          <table:table-cell table:formula="of:=([Orange.D668]+[Orange1.D668]+[Orange2.D668]+[Orange3.D668]+[Orange4.D668])/5" office:value-type="float" office:value="1.64742" calcext:value-type="float">
            <text:p>1,64742</text:p>
          </table:table-cell>
          <table:table-cell table:formula="of:=([Orange.E668]+[Orange1.E668]+[Orange2.E668]+[Orange3.E668]+[Orange4.E668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669]+[Orange1.D669]+[Orange2.D669]+[Orange3.D669]+[Orange4.D669])/5" office:value-type="float" office:value="1.64989" calcext:value-type="float">
            <text:p>1,64989</text:p>
          </table:table-cell>
          <table:table-cell table:formula="of:=([Orange.E669]+[Orange1.E669]+[Orange2.E669]+[Orange3.E669]+[Orange4.E669])/5" office:value-type="float" office:value="-72.3291" calcext:value-type="float">
            <text:p>-72,3291</text:p>
          </table:table-cell>
        </table:table-row>
        <table:table-row table:style-name="ro1">
          <table:table-cell table:formula="of:=([Orange.D670]+[Orange1.D670]+[Orange2.D670]+[Orange3.D670]+[Orange4.D670])/5" office:value-type="float" office:value="1.65236" calcext:value-type="float">
            <text:p>1,65236</text:p>
          </table:table-cell>
          <table:table-cell table:formula="of:=([Orange.E670]+[Orange1.E670]+[Orange2.E670]+[Orange3.E670]+[Orange4.E670])/5" office:value-type="float" office:value="-71.9291" calcext:value-type="float">
            <text:p>-71,9291</text:p>
          </table:table-cell>
        </table:table-row>
        <table:table-row table:style-name="ro1">
          <table:table-cell table:formula="of:=([Orange.D671]+[Orange1.D671]+[Orange2.D671]+[Orange3.D671]+[Orange4.D671])/5" office:value-type="float" office:value="1.65483" calcext:value-type="float">
            <text:p>1,65483</text:p>
          </table:table-cell>
          <table:table-cell table:formula="of:=([Orange.E671]+[Orange1.E671]+[Orange2.E671]+[Orange3.E671]+[Orange4.E671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672]+[Orange1.D672]+[Orange2.D672]+[Orange3.D672]+[Orange4.D672])/5" office:value-type="float" office:value="1.6573" calcext:value-type="float">
            <text:p>1,6573</text:p>
          </table:table-cell>
          <table:table-cell table:formula="of:=([Orange.E672]+[Orange1.E672]+[Orange2.E672]+[Orange3.E672]+[Orange4.E672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673]+[Orange1.D673]+[Orange2.D673]+[Orange3.D673]+[Orange4.D673])/5" office:value-type="float" office:value="1.65977" calcext:value-type="float">
            <text:p>1,65977</text:p>
          </table:table-cell>
          <table:table-cell table:formula="of:=([Orange.E673]+[Orange1.E673]+[Orange2.E673]+[Orange3.E673]+[Orange4.E673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674]+[Orange1.D674]+[Orange2.D674]+[Orange3.D674]+[Orange4.D674])/5" office:value-type="float" office:value="1.66224" calcext:value-type="float">
            <text:p>1,66224</text:p>
          </table:table-cell>
          <table:table-cell table:formula="of:=([Orange.E674]+[Orange1.E674]+[Orange2.E674]+[Orange3.E674]+[Orange4.E674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675]+[Orange1.D675]+[Orange2.D675]+[Orange3.D675]+[Orange4.D675])/5" office:value-type="float" office:value="1.66471" calcext:value-type="float">
            <text:p>1,66471</text:p>
          </table:table-cell>
          <table:table-cell table:formula="of:=([Orange.E675]+[Orange1.E675]+[Orange2.E675]+[Orange3.E675]+[Orange4.E675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676]+[Orange1.D676]+[Orange2.D676]+[Orange3.D676]+[Orange4.D676])/5" office:value-type="float" office:value="1.66718" calcext:value-type="float">
            <text:p>1,66718</text:p>
          </table:table-cell>
          <table:table-cell table:formula="of:=([Orange.E676]+[Orange1.E676]+[Orange2.E676]+[Orange3.E676]+[Orange4.E676])/5" office:value-type="float" office:value="-74.8091" calcext:value-type="float">
            <text:p>-74,8091</text:p>
          </table:table-cell>
        </table:table-row>
        <table:table-row table:style-name="ro1">
          <table:table-cell table:formula="of:=([Orange.D677]+[Orange1.D677]+[Orange2.D677]+[Orange3.D677]+[Orange4.D677])/5" office:value-type="float" office:value="1.66965" calcext:value-type="float">
            <text:p>1,66965</text:p>
          </table:table-cell>
          <table:table-cell table:formula="of:=([Orange.E677]+[Orange1.E677]+[Orange2.E677]+[Orange3.E677]+[Orange4.E677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678]+[Orange1.D678]+[Orange2.D678]+[Orange3.D678]+[Orange4.D678])/5" office:value-type="float" office:value="1.67212" calcext:value-type="float">
            <text:p>1,67212</text:p>
          </table:table-cell>
          <table:table-cell table:formula="of:=([Orange.E678]+[Orange1.E678]+[Orange2.E678]+[Orange3.E678]+[Orange4.E678])/5" office:value-type="float" office:value="-81.6091" calcext:value-type="float">
            <text:p>-81,6091</text:p>
          </table:table-cell>
        </table:table-row>
        <table:table-row table:style-name="ro1">
          <table:table-cell table:formula="of:=([Orange.D679]+[Orange1.D679]+[Orange2.D679]+[Orange3.D679]+[Orange4.D679])/5" office:value-type="float" office:value="1.67459" calcext:value-type="float">
            <text:p>1,67459</text:p>
          </table:table-cell>
          <table:table-cell table:formula="of:=([Orange.E679]+[Orange1.E679]+[Orange2.E679]+[Orange3.E679]+[Orange4.E679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680]+[Orange1.D680]+[Orange2.D680]+[Orange3.D680]+[Orange4.D680])/5" office:value-type="float" office:value="1.67706" calcext:value-type="float">
            <text:p>1,67706</text:p>
          </table:table-cell>
          <table:table-cell table:formula="of:=([Orange.E680]+[Orange1.E680]+[Orange2.E680]+[Orange3.E680]+[Orange4.E680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681]+[Orange1.D681]+[Orange2.D681]+[Orange3.D681]+[Orange4.D681])/5" office:value-type="float" office:value="1.67953" calcext:value-type="float">
            <text:p>1,67953</text:p>
          </table:table-cell>
          <table:table-cell table:formula="of:=([Orange.E681]+[Orange1.E681]+[Orange2.E681]+[Orange3.E681]+[Orange4.E681])/5" office:value-type="float" office:value="-81.6891" calcext:value-type="float">
            <text:p>-81,6891</text:p>
          </table:table-cell>
        </table:table-row>
        <table:table-row table:style-name="ro1">
          <table:table-cell table:formula="of:=([Orange.D682]+[Orange1.D682]+[Orange2.D682]+[Orange3.D682]+[Orange4.D682])/5" office:value-type="float" office:value="1.682" calcext:value-type="float">
            <text:p>1,682</text:p>
          </table:table-cell>
          <table:table-cell table:formula="of:=([Orange.E682]+[Orange1.E682]+[Orange2.E682]+[Orange3.E682]+[Orange4.E682])/5" office:value-type="float" office:value="-83.3691" calcext:value-type="float">
            <text:p>-83,3691</text:p>
          </table:table-cell>
        </table:table-row>
        <table:table-row table:style-name="ro1">
          <table:table-cell table:formula="of:=([Orange.D683]+[Orange1.D683]+[Orange2.D683]+[Orange3.D683]+[Orange4.D683])/5" office:value-type="float" office:value="1.68447" calcext:value-type="float">
            <text:p>1,68447</text:p>
          </table:table-cell>
          <table:table-cell table:formula="of:=([Orange.E683]+[Orange1.E683]+[Orange2.E683]+[Orange3.E683]+[Orange4.E683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684]+[Orange1.D684]+[Orange2.D684]+[Orange3.D684]+[Orange4.D684])/5" office:value-type="float" office:value="1.68694" calcext:value-type="float">
            <text:p>1,68694</text:p>
          </table:table-cell>
          <table:table-cell table:formula="of:=([Orange.E684]+[Orange1.E684]+[Orange2.E684]+[Orange3.E684]+[Orange4.E684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685]+[Orange1.D685]+[Orange2.D685]+[Orange3.D685]+[Orange4.D685])/5" office:value-type="float" office:value="1.68941" calcext:value-type="float">
            <text:p>1,68941</text:p>
          </table:table-cell>
          <table:table-cell table:formula="of:=([Orange.E685]+[Orange1.E685]+[Orange2.E685]+[Orange3.E685]+[Orange4.E685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686]+[Orange1.D686]+[Orange2.D686]+[Orange3.D686]+[Orange4.D686])/5" office:value-type="float" office:value="1.69188" calcext:value-type="float">
            <text:p>1,69188</text:p>
          </table:table-cell>
          <table:table-cell table:formula="of:=([Orange.E686]+[Orange1.E686]+[Orange2.E686]+[Orange3.E686]+[Orange4.E686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687]+[Orange1.D687]+[Orange2.D687]+[Orange3.D687]+[Orange4.D687])/5" office:value-type="float" office:value="1.69435" calcext:value-type="float">
            <text:p>1,69435</text:p>
          </table:table-cell>
          <table:table-cell table:formula="of:=([Orange.E687]+[Orange1.E687]+[Orange2.E687]+[Orange3.E687]+[Orange4.E687])/5" office:value-type="float" office:value="-72.0091" calcext:value-type="float">
            <text:p>-72,0091</text:p>
          </table:table-cell>
        </table:table-row>
        <table:table-row table:style-name="ro1">
          <table:table-cell table:formula="of:=([Orange.D688]+[Orange1.D688]+[Orange2.D688]+[Orange3.D688]+[Orange4.D688])/5" office:value-type="float" office:value="1.69682" calcext:value-type="float">
            <text:p>1,69682</text:p>
          </table:table-cell>
          <table:table-cell table:formula="of:=([Orange.E688]+[Orange1.E688]+[Orange2.E688]+[Orange3.E688]+[Orange4.E688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689]+[Orange1.D689]+[Orange2.D689]+[Orange3.D689]+[Orange4.D689])/5" office:value-type="float" office:value="1.69929" calcext:value-type="float">
            <text:p>1,69929</text:p>
          </table:table-cell>
          <table:table-cell table:formula="of:=([Orange.E689]+[Orange1.E689]+[Orange2.E689]+[Orange3.E689]+[Orange4.E689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690]+[Orange1.D690]+[Orange2.D690]+[Orange3.D690]+[Orange4.D690])/5" office:value-type="float" office:value="1.70176" calcext:value-type="float">
            <text:p>1,70176</text:p>
          </table:table-cell>
          <table:table-cell table:formula="of:=([Orange.E690]+[Orange1.E690]+[Orange2.E690]+[Orange3.E690]+[Orange4.E690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691]+[Orange1.D691]+[Orange2.D691]+[Orange3.D691]+[Orange4.D691])/5" office:value-type="float" office:value="1.70423" calcext:value-type="float">
            <text:p>1,70423</text:p>
          </table:table-cell>
          <table:table-cell table:formula="of:=([Orange.E691]+[Orange1.E691]+[Orange2.E691]+[Orange3.E691]+[Orange4.E691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692]+[Orange1.D692]+[Orange2.D692]+[Orange3.D692]+[Orange4.D692])/5" office:value-type="float" office:value="1.7067" calcext:value-type="float">
            <text:p>1,7067</text:p>
          </table:table-cell>
          <table:table-cell table:formula="of:=([Orange.E692]+[Orange1.E692]+[Orange2.E692]+[Orange3.E692]+[Orange4.E692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693]+[Orange1.D693]+[Orange2.D693]+[Orange3.D693]+[Orange4.D693])/5" office:value-type="float" office:value="1.70917" calcext:value-type="float">
            <text:p>1,70917</text:p>
          </table:table-cell>
          <table:table-cell table:formula="of:=([Orange.E693]+[Orange1.E693]+[Orange2.E693]+[Orange3.E693]+[Orange4.E693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694]+[Orange1.D694]+[Orange2.D694]+[Orange3.D694]+[Orange4.D694])/5" office:value-type="float" office:value="1.71164" calcext:value-type="float">
            <text:p>1,71164</text:p>
          </table:table-cell>
          <table:table-cell table:formula="of:=([Orange.E694]+[Orange1.E694]+[Orange2.E694]+[Orange3.E694]+[Orange4.E694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695]+[Orange1.D695]+[Orange2.D695]+[Orange3.D695]+[Orange4.D695])/5" office:value-type="float" office:value="1.71411" calcext:value-type="float">
            <text:p>1,71411</text:p>
          </table:table-cell>
          <table:table-cell table:formula="of:=([Orange.E695]+[Orange1.E695]+[Orange2.E695]+[Orange3.E695]+[Orange4.E695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696]+[Orange1.D696]+[Orange2.D696]+[Orange3.D696]+[Orange4.D696])/5" office:value-type="float" office:value="1.71658" calcext:value-type="float">
            <text:p>1,71658</text:p>
          </table:table-cell>
          <table:table-cell table:formula="of:=([Orange.E696]+[Orange1.E696]+[Orange2.E696]+[Orange3.E696]+[Orange4.E696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697]+[Orange1.D697]+[Orange2.D697]+[Orange3.D697]+[Orange4.D697])/5" office:value-type="float" office:value="1.71905" calcext:value-type="float">
            <text:p>1,71905</text:p>
          </table:table-cell>
          <table:table-cell table:formula="of:=([Orange.E697]+[Orange1.E697]+[Orange2.E697]+[Orange3.E697]+[Orange4.E697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698]+[Orange1.D698]+[Orange2.D698]+[Orange3.D698]+[Orange4.D698])/5" office:value-type="float" office:value="1.72152" calcext:value-type="float">
            <text:p>1,72152</text:p>
          </table:table-cell>
          <table:table-cell table:formula="of:=([Orange.E698]+[Orange1.E698]+[Orange2.E698]+[Orange3.E698]+[Orange4.E698])/5" office:value-type="float" office:value="-79.7691" calcext:value-type="float">
            <text:p>-79,7691</text:p>
          </table:table-cell>
        </table:table-row>
        <table:table-row table:style-name="ro1">
          <table:table-cell table:formula="of:=([Orange.D699]+[Orange1.D699]+[Orange2.D699]+[Orange3.D699]+[Orange4.D699])/5" office:value-type="float" office:value="1.72399" calcext:value-type="float">
            <text:p>1,72399</text:p>
          </table:table-cell>
          <table:table-cell table:formula="of:=([Orange.E699]+[Orange1.E699]+[Orange2.E699]+[Orange3.E699]+[Orange4.E699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700]+[Orange1.D700]+[Orange2.D700]+[Orange3.D700]+[Orange4.D700])/5" office:value-type="float" office:value="1.72646" calcext:value-type="float">
            <text:p>1,72646</text:p>
          </table:table-cell>
          <table:table-cell table:formula="of:=([Orange.E700]+[Orange1.E700]+[Orange2.E700]+[Orange3.E700]+[Orange4.E700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701]+[Orange1.D701]+[Orange2.D701]+[Orange3.D701]+[Orange4.D701])/5" office:value-type="float" office:value="1.72893" calcext:value-type="float">
            <text:p>1,72893</text:p>
          </table:table-cell>
          <table:table-cell table:formula="of:=([Orange.E701]+[Orange1.E701]+[Orange2.E701]+[Orange3.E701]+[Orange4.E701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702]+[Orange1.D702]+[Orange2.D702]+[Orange3.D702]+[Orange4.D702])/5" office:value-type="float" office:value="1.7314" calcext:value-type="float">
            <text:p>1,7314</text:p>
          </table:table-cell>
          <table:table-cell table:formula="of:=([Orange.E702]+[Orange1.E702]+[Orange2.E702]+[Orange3.E702]+[Orange4.E702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703]+[Orange1.D703]+[Orange2.D703]+[Orange3.D703]+[Orange4.D703])/5" office:value-type="float" office:value="1.73387" calcext:value-type="float">
            <text:p>1,73387</text:p>
          </table:table-cell>
          <table:table-cell table:formula="of:=([Orange.E703]+[Orange1.E703]+[Orange2.E703]+[Orange3.E703]+[Orange4.E703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704]+[Orange1.D704]+[Orange2.D704]+[Orange3.D704]+[Orange4.D704])/5" office:value-type="float" office:value="1.73634" calcext:value-type="float">
            <text:p>1,73634</text:p>
          </table:table-cell>
          <table:table-cell table:formula="of:=([Orange.E704]+[Orange1.E704]+[Orange2.E704]+[Orange3.E704]+[Orange4.E704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705]+[Orange1.D705]+[Orange2.D705]+[Orange3.D705]+[Orange4.D705])/5" office:value-type="float" office:value="1.73881" calcext:value-type="float">
            <text:p>1,73881</text:p>
          </table:table-cell>
          <table:table-cell table:formula="of:=([Orange.E705]+[Orange1.E705]+[Orange2.E705]+[Orange3.E705]+[Orange4.E705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706]+[Orange1.D706]+[Orange2.D706]+[Orange3.D706]+[Orange4.D706])/5" office:value-type="float" office:value="1.74128" calcext:value-type="float">
            <text:p>1,74128</text:p>
          </table:table-cell>
          <table:table-cell table:formula="of:=([Orange.E706]+[Orange1.E706]+[Orange2.E706]+[Orange3.E706]+[Orange4.E706])/5" office:value-type="float" office:value="-76.8091" calcext:value-type="float">
            <text:p>-76,8091</text:p>
          </table:table-cell>
        </table:table-row>
        <table:table-row table:style-name="ro1">
          <table:table-cell table:formula="of:=([Orange.D707]+[Orange1.D707]+[Orange2.D707]+[Orange3.D707]+[Orange4.D707])/5" office:value-type="float" office:value="1.74375" calcext:value-type="float">
            <text:p>1,74375</text:p>
          </table:table-cell>
          <table:table-cell table:formula="of:=([Orange.E707]+[Orange1.E707]+[Orange2.E707]+[Orange3.E707]+[Orange4.E707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708]+[Orange1.D708]+[Orange2.D708]+[Orange3.D708]+[Orange4.D708])/5" office:value-type="float" office:value="1.74622" calcext:value-type="float">
            <text:p>1,74622</text:p>
          </table:table-cell>
          <table:table-cell table:formula="of:=([Orange.E708]+[Orange1.E708]+[Orange2.E708]+[Orange3.E708]+[Orange4.E708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709]+[Orange1.D709]+[Orange2.D709]+[Orange3.D709]+[Orange4.D709])/5" office:value-type="float" office:value="1.74869" calcext:value-type="float">
            <text:p>1,74869</text:p>
          </table:table-cell>
          <table:table-cell table:formula="of:=([Orange.E709]+[Orange1.E709]+[Orange2.E709]+[Orange3.E709]+[Orange4.E709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710]+[Orange1.D710]+[Orange2.D710]+[Orange3.D710]+[Orange4.D710])/5" office:value-type="float" office:value="1.75116" calcext:value-type="float">
            <text:p>1,75116</text:p>
          </table:table-cell>
          <table:table-cell table:formula="of:=([Orange.E710]+[Orange1.E710]+[Orange2.E710]+[Orange3.E710]+[Orange4.E710])/5" office:value-type="float" office:value="-74.8091" calcext:value-type="float">
            <text:p>-74,8091</text:p>
          </table:table-cell>
        </table:table-row>
        <table:table-row table:style-name="ro1">
          <table:table-cell table:formula="of:=([Orange.D711]+[Orange1.D711]+[Orange2.D711]+[Orange3.D711]+[Orange4.D711])/5" office:value-type="float" office:value="1.75363" calcext:value-type="float">
            <text:p>1,75363</text:p>
          </table:table-cell>
          <table:table-cell table:formula="of:=([Orange.E711]+[Orange1.E711]+[Orange2.E711]+[Orange3.E711]+[Orange4.E711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712]+[Orange1.D712]+[Orange2.D712]+[Orange3.D712]+[Orange4.D712])/5" office:value-type="float" office:value="1.7561" calcext:value-type="float">
            <text:p>1,7561</text:p>
          </table:table-cell>
          <table:table-cell table:formula="of:=([Orange.E712]+[Orange1.E712]+[Orange2.E712]+[Orange3.E712]+[Orange4.E712])/5" office:value-type="float" office:value="-75.5291" calcext:value-type="float">
            <text:p>-75,5291</text:p>
          </table:table-cell>
        </table:table-row>
        <table:table-row table:style-name="ro1">
          <table:table-cell table:formula="of:=([Orange.D713]+[Orange1.D713]+[Orange2.D713]+[Orange3.D713]+[Orange4.D713])/5" office:value-type="float" office:value="1.75857" calcext:value-type="float">
            <text:p>1,75857</text:p>
          </table:table-cell>
          <table:table-cell table:formula="of:=([Orange.E713]+[Orange1.E713]+[Orange2.E713]+[Orange3.E713]+[Orange4.E713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714]+[Orange1.D714]+[Orange2.D714]+[Orange3.D714]+[Orange4.D714])/5" office:value-type="float" office:value="1.76104" calcext:value-type="float">
            <text:p>1,76104</text:p>
          </table:table-cell>
          <table:table-cell table:formula="of:=([Orange.E714]+[Orange1.E714]+[Orange2.E714]+[Orange3.E714]+[Orange4.E714])/5" office:value-type="float" office:value="-74.0891" calcext:value-type="float">
            <text:p>-74,0891</text:p>
          </table:table-cell>
        </table:table-row>
        <table:table-row table:style-name="ro1">
          <table:table-cell table:formula="of:=([Orange.D715]+[Orange1.D715]+[Orange2.D715]+[Orange3.D715]+[Orange4.D715])/5" office:value-type="float" office:value="1.76351" calcext:value-type="float">
            <text:p>1,76351</text:p>
          </table:table-cell>
          <table:table-cell table:formula="of:=([Orange.E715]+[Orange1.E715]+[Orange2.E715]+[Orange3.E715]+[Orange4.E715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716]+[Orange1.D716]+[Orange2.D716]+[Orange3.D716]+[Orange4.D716])/5" office:value-type="float" office:value="1.76598" calcext:value-type="float">
            <text:p>1,76598</text:p>
          </table:table-cell>
          <table:table-cell table:formula="of:=([Orange.E716]+[Orange1.E716]+[Orange2.E716]+[Orange3.E716]+[Orange4.E716])/5" office:value-type="float" office:value="-79.4491" calcext:value-type="float">
            <text:p>-79,4491</text:p>
          </table:table-cell>
        </table:table-row>
        <table:table-row table:style-name="ro1">
          <table:table-cell table:formula="of:=([Orange.D717]+[Orange1.D717]+[Orange2.D717]+[Orange3.D717]+[Orange4.D717])/5" office:value-type="float" office:value="1.76845" calcext:value-type="float">
            <text:p>1,76845</text:p>
          </table:table-cell>
          <table:table-cell table:formula="of:=([Orange.E717]+[Orange1.E717]+[Orange2.E717]+[Orange3.E717]+[Orange4.E717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718]+[Orange1.D718]+[Orange2.D718]+[Orange3.D718]+[Orange4.D718])/5" office:value-type="float" office:value="1.77092" calcext:value-type="float">
            <text:p>1,77092</text:p>
          </table:table-cell>
          <table:table-cell table:formula="of:=([Orange.E718]+[Orange1.E718]+[Orange2.E718]+[Orange3.E718]+[Orange4.E718])/5" office:value-type="float" office:value="-73.0491" calcext:value-type="float">
            <text:p>-73,0491</text:p>
          </table:table-cell>
        </table:table-row>
        <table:table-row table:style-name="ro1">
          <table:table-cell table:formula="of:=([Orange.D719]+[Orange1.D719]+[Orange2.D719]+[Orange3.D719]+[Orange4.D719])/5" office:value-type="float" office:value="1.77339" calcext:value-type="float">
            <text:p>1,77339</text:p>
          </table:table-cell>
          <table:table-cell table:formula="of:=([Orange.E719]+[Orange1.E719]+[Orange2.E719]+[Orange3.E719]+[Orange4.E719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720]+[Orange1.D720]+[Orange2.D720]+[Orange3.D720]+[Orange4.D720])/5" office:value-type="float" office:value="1.77586" calcext:value-type="float">
            <text:p>1,77586</text:p>
          </table:table-cell>
          <table:table-cell table:formula="of:=([Orange.E720]+[Orange1.E720]+[Orange2.E720]+[Orange3.E720]+[Orange4.E720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721]+[Orange1.D721]+[Orange2.D721]+[Orange3.D721]+[Orange4.D721])/5" office:value-type="float" office:value="1.77833" calcext:value-type="float">
            <text:p>1,77833</text:p>
          </table:table-cell>
          <table:table-cell table:formula="of:=([Orange.E721]+[Orange1.E721]+[Orange2.E721]+[Orange3.E721]+[Orange4.E721])/5" office:value-type="float" office:value="-75.5291" calcext:value-type="float">
            <text:p>-75,5291</text:p>
          </table:table-cell>
        </table:table-row>
        <table:table-row table:style-name="ro1">
          <table:table-cell table:formula="of:=([Orange.D722]+[Orange1.D722]+[Orange2.D722]+[Orange3.D722]+[Orange4.D722])/5" office:value-type="float" office:value="1.7808" calcext:value-type="float">
            <text:p>1,7808</text:p>
          </table:table-cell>
          <table:table-cell table:formula="of:=([Orange.E722]+[Orange1.E722]+[Orange2.E722]+[Orange3.E722]+[Orange4.E722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723]+[Orange1.D723]+[Orange2.D723]+[Orange3.D723]+[Orange4.D723])/5" office:value-type="float" office:value="1.78327" calcext:value-type="float">
            <text:p>1,78327</text:p>
          </table:table-cell>
          <table:table-cell table:formula="of:=([Orange.E723]+[Orange1.E723]+[Orange2.E723]+[Orange3.E723]+[Orange4.E723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724]+[Orange1.D724]+[Orange2.D724]+[Orange3.D724]+[Orange4.D724])/5" office:value-type="float" office:value="1.78574" calcext:value-type="float">
            <text:p>1,78574</text:p>
          </table:table-cell>
          <table:table-cell table:formula="of:=([Orange.E724]+[Orange1.E724]+[Orange2.E724]+[Orange3.E724]+[Orange4.E724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725]+[Orange1.D725]+[Orange2.D725]+[Orange3.D725]+[Orange4.D725])/5" office:value-type="float" office:value="1.78821" calcext:value-type="float">
            <text:p>1,78821</text:p>
          </table:table-cell>
          <table:table-cell table:formula="of:=([Orange.E725]+[Orange1.E725]+[Orange2.E725]+[Orange3.E725]+[Orange4.E725])/5" office:value-type="float" office:value="-79.7691" calcext:value-type="float">
            <text:p>-79,7691</text:p>
          </table:table-cell>
        </table:table-row>
        <table:table-row table:style-name="ro1">
          <table:table-cell table:formula="of:=([Orange.D726]+[Orange1.D726]+[Orange2.D726]+[Orange3.D726]+[Orange4.D726])/5" office:value-type="float" office:value="1.79068" calcext:value-type="float">
            <text:p>1,79068</text:p>
          </table:table-cell>
          <table:table-cell table:formula="of:=([Orange.E726]+[Orange1.E726]+[Orange2.E726]+[Orange3.E726]+[Orange4.E726])/5" office:value-type="float" office:value="-77.3691" calcext:value-type="float">
            <text:p>-77,3691</text:p>
          </table:table-cell>
        </table:table-row>
        <table:table-row table:style-name="ro1">
          <table:table-cell table:formula="of:=([Orange.D727]+[Orange1.D727]+[Orange2.D727]+[Orange3.D727]+[Orange4.D727])/5" office:value-type="float" office:value="1.79315" calcext:value-type="float">
            <text:p>1,79315</text:p>
          </table:table-cell>
          <table:table-cell table:formula="of:=([Orange.E727]+[Orange1.E727]+[Orange2.E727]+[Orange3.E727]+[Orange4.E727])/5" office:value-type="float" office:value="-74.3291" calcext:value-type="float">
            <text:p>-74,3291</text:p>
          </table:table-cell>
        </table:table-row>
        <table:table-row table:style-name="ro1">
          <table:table-cell table:formula="of:=([Orange.D728]+[Orange1.D728]+[Orange2.D728]+[Orange3.D728]+[Orange4.D728])/5" office:value-type="float" office:value="1.79562" calcext:value-type="float">
            <text:p>1,79562</text:p>
          </table:table-cell>
          <table:table-cell table:formula="of:=([Orange.E728]+[Orange1.E728]+[Orange2.E728]+[Orange3.E728]+[Orange4.E728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29]+[Orange1.D729]+[Orange2.D729]+[Orange3.D729]+[Orange4.D729])/5" office:value-type="float" office:value="1.79809" calcext:value-type="float">
            <text:p>1,79809</text:p>
          </table:table-cell>
          <table:table-cell table:formula="of:=([Orange.E729]+[Orange1.E729]+[Orange2.E729]+[Orange3.E729]+[Orange4.E729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730]+[Orange1.D730]+[Orange2.D730]+[Orange3.D730]+[Orange4.D730])/5" office:value-type="float" office:value="1.80056" calcext:value-type="float">
            <text:p>1,80056</text:p>
          </table:table-cell>
          <table:table-cell table:formula="of:=([Orange.E730]+[Orange1.E730]+[Orange2.E730]+[Orange3.E730]+[Orange4.E730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31]+[Orange1.D731]+[Orange2.D731]+[Orange3.D731]+[Orange4.D731])/5" office:value-type="float" office:value="1.80303" calcext:value-type="float">
            <text:p>1,80303</text:p>
          </table:table-cell>
          <table:table-cell table:formula="of:=([Orange.E731]+[Orange1.E731]+[Orange2.E731]+[Orange3.E731]+[Orange4.E731])/5" office:value-type="float" office:value="-78.9691" calcext:value-type="float">
            <text:p>-78,9691</text:p>
          </table:table-cell>
        </table:table-row>
        <table:table-row table:style-name="ro1">
          <table:table-cell table:formula="of:=([Orange.D732]+[Orange1.D732]+[Orange2.D732]+[Orange3.D732]+[Orange4.D732])/5" office:value-type="float" office:value="1.8055" calcext:value-type="float">
            <text:p>1,8055</text:p>
          </table:table-cell>
          <table:table-cell table:formula="of:=([Orange.E732]+[Orange1.E732]+[Orange2.E732]+[Orange3.E732]+[Orange4.E732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733]+[Orange1.D733]+[Orange2.D733]+[Orange3.D733]+[Orange4.D733])/5" office:value-type="float" office:value="1.80797" calcext:value-type="float">
            <text:p>1,80797</text:p>
          </table:table-cell>
          <table:table-cell table:formula="of:=([Orange.E733]+[Orange1.E733]+[Orange2.E733]+[Orange3.E733]+[Orange4.E733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734]+[Orange1.D734]+[Orange2.D734]+[Orange3.D734]+[Orange4.D734])/5" office:value-type="float" office:value="1.81044" calcext:value-type="float">
            <text:p>1,81044</text:p>
          </table:table-cell>
          <table:table-cell table:formula="of:=([Orange.E734]+[Orange1.E734]+[Orange2.E734]+[Orange3.E734]+[Orange4.E734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735]+[Orange1.D735]+[Orange2.D735]+[Orange3.D735]+[Orange4.D735])/5" office:value-type="float" office:value="1.81291" calcext:value-type="float">
            <text:p>1,81291</text:p>
          </table:table-cell>
          <table:table-cell table:formula="of:=([Orange.E735]+[Orange1.E735]+[Orange2.E735]+[Orange3.E735]+[Orange4.E735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736]+[Orange1.D736]+[Orange2.D736]+[Orange3.D736]+[Orange4.D736])/5" office:value-type="float" office:value="1.81538" calcext:value-type="float">
            <text:p>1,81538</text:p>
          </table:table-cell>
          <table:table-cell table:formula="of:=([Orange.E736]+[Orange1.E736]+[Orange2.E736]+[Orange3.E736]+[Orange4.E736])/5" office:value-type="float" office:value="-74.1691" calcext:value-type="float">
            <text:p>-74,1691</text:p>
          </table:table-cell>
        </table:table-row>
        <table:table-row table:style-name="ro1">
          <table:table-cell table:formula="of:=([Orange.D737]+[Orange1.D737]+[Orange2.D737]+[Orange3.D737]+[Orange4.D737])/5" office:value-type="float" office:value="1.81785" calcext:value-type="float">
            <text:p>1,81785</text:p>
          </table:table-cell>
          <table:table-cell table:formula="of:=([Orange.E737]+[Orange1.E737]+[Orange2.E737]+[Orange3.E737]+[Orange4.E737])/5" office:value-type="float" office:value="-75.5291" calcext:value-type="float">
            <text:p>-75,5291</text:p>
          </table:table-cell>
        </table:table-row>
        <table:table-row table:style-name="ro1">
          <table:table-cell table:formula="of:=([Orange.D738]+[Orange1.D738]+[Orange2.D738]+[Orange3.D738]+[Orange4.D738])/5" office:value-type="float" office:value="1.82032" calcext:value-type="float">
            <text:p>1,82032</text:p>
          </table:table-cell>
          <table:table-cell table:formula="of:=([Orange.E738]+[Orange1.E738]+[Orange2.E738]+[Orange3.E738]+[Orange4.E738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739]+[Orange1.D739]+[Orange2.D739]+[Orange3.D739]+[Orange4.D739])/5" office:value-type="float" office:value="1.82279" calcext:value-type="float">
            <text:p>1,82279</text:p>
          </table:table-cell>
          <table:table-cell table:formula="of:=([Orange.E739]+[Orange1.E739]+[Orange2.E739]+[Orange3.E739]+[Orange4.E739])/5" office:value-type="float" office:value="-79.0491" calcext:value-type="float">
            <text:p>-79,0491</text:p>
          </table:table-cell>
        </table:table-row>
        <table:table-row table:style-name="ro1">
          <table:table-cell table:formula="of:=([Orange.D740]+[Orange1.D740]+[Orange2.D740]+[Orange3.D740]+[Orange4.D740])/5" office:value-type="float" office:value="1.82526" calcext:value-type="float">
            <text:p>1,82526</text:p>
          </table:table-cell>
          <table:table-cell table:formula="of:=([Orange.E740]+[Orange1.E740]+[Orange2.E740]+[Orange3.E740]+[Orange4.E740])/5" office:value-type="float" office:value="-78.6491" calcext:value-type="float">
            <text:p>-78,6491</text:p>
          </table:table-cell>
        </table:table-row>
        <table:table-row table:style-name="ro1">
          <table:table-cell table:formula="of:=([Orange.D741]+[Orange1.D741]+[Orange2.D741]+[Orange3.D741]+[Orange4.D741])/5" office:value-type="float" office:value="1.82773" calcext:value-type="float">
            <text:p>1,82773</text:p>
          </table:table-cell>
          <table:table-cell table:formula="of:=([Orange.E741]+[Orange1.E741]+[Orange2.E741]+[Orange3.E741]+[Orange4.E741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742]+[Orange1.D742]+[Orange2.D742]+[Orange3.D742]+[Orange4.D742])/5" office:value-type="float" office:value="1.8302" calcext:value-type="float">
            <text:p>1,8302</text:p>
          </table:table-cell>
          <table:table-cell table:formula="of:=([Orange.E742]+[Orange1.E742]+[Orange2.E742]+[Orange3.E742]+[Orange4.E742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43]+[Orange1.D743]+[Orange2.D743]+[Orange3.D743]+[Orange4.D743])/5" office:value-type="float" office:value="1.83267" calcext:value-type="float">
            <text:p>1,83267</text:p>
          </table:table-cell>
          <table:table-cell table:formula="of:=([Orange.E743]+[Orange1.E743]+[Orange2.E743]+[Orange3.E743]+[Orange4.E743])/5" office:value-type="float" office:value="-78.5691" calcext:value-type="float">
            <text:p>-78,5691</text:p>
          </table:table-cell>
        </table:table-row>
        <table:table-row table:style-name="ro1">
          <table:table-cell table:formula="of:=([Orange.D744]+[Orange1.D744]+[Orange2.D744]+[Orange3.D744]+[Orange4.D744])/5" office:value-type="float" office:value="1.83514" calcext:value-type="float">
            <text:p>1,83514</text:p>
          </table:table-cell>
          <table:table-cell table:formula="of:=([Orange.E744]+[Orange1.E744]+[Orange2.E744]+[Orange3.E744]+[Orange4.E744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745]+[Orange1.D745]+[Orange2.D745]+[Orange3.D745]+[Orange4.D745])/5" office:value-type="float" office:value="1.83761" calcext:value-type="float">
            <text:p>1,83761</text:p>
          </table:table-cell>
          <table:table-cell table:formula="of:=([Orange.E745]+[Orange1.E745]+[Orange2.E745]+[Orange3.E745]+[Orange4.E745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746]+[Orange1.D746]+[Orange2.D746]+[Orange3.D746]+[Orange4.D746])/5" office:value-type="float" office:value="1.84008" calcext:value-type="float">
            <text:p>1,84008</text:p>
          </table:table-cell>
          <table:table-cell table:formula="of:=([Orange.E746]+[Orange1.E746]+[Orange2.E746]+[Orange3.E746]+[Orange4.E746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747]+[Orange1.D747]+[Orange2.D747]+[Orange3.D747]+[Orange4.D747])/5" office:value-type="float" office:value="1.84255" calcext:value-type="float">
            <text:p>1,84255</text:p>
          </table:table-cell>
          <table:table-cell table:formula="of:=([Orange.E747]+[Orange1.E747]+[Orange2.E747]+[Orange3.E747]+[Orange4.E747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748]+[Orange1.D748]+[Orange2.D748]+[Orange3.D748]+[Orange4.D748])/5" office:value-type="float" office:value="1.84502" calcext:value-type="float">
            <text:p>1,84502</text:p>
          </table:table-cell>
          <table:table-cell table:formula="of:=([Orange.E748]+[Orange1.E748]+[Orange2.E748]+[Orange3.E748]+[Orange4.E748])/5" office:value-type="float" office:value="-79.3691" calcext:value-type="float">
            <text:p>-79,3691</text:p>
          </table:table-cell>
        </table:table-row>
        <table:table-row table:style-name="ro1">
          <table:table-cell table:formula="of:=([Orange.D749]+[Orange1.D749]+[Orange2.D749]+[Orange3.D749]+[Orange4.D749])/5" office:value-type="float" office:value="1.84749" calcext:value-type="float">
            <text:p>1,84749</text:p>
          </table:table-cell>
          <table:table-cell table:formula="of:=([Orange.E749]+[Orange1.E749]+[Orange2.E749]+[Orange3.E749]+[Orange4.E749])/5" office:value-type="float" office:value="-78.7291" calcext:value-type="float">
            <text:p>-78,7291</text:p>
          </table:table-cell>
        </table:table-row>
        <table:table-row table:style-name="ro1">
          <table:table-cell table:formula="of:=([Orange.D750]+[Orange1.D750]+[Orange2.D750]+[Orange3.D750]+[Orange4.D750])/5" office:value-type="float" office:value="1.84996" calcext:value-type="float">
            <text:p>1,84996</text:p>
          </table:table-cell>
          <table:table-cell table:formula="of:=([Orange.E750]+[Orange1.E750]+[Orange2.E750]+[Orange3.E750]+[Orange4.E750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751]+[Orange1.D751]+[Orange2.D751]+[Orange3.D751]+[Orange4.D751])/5" office:value-type="float" office:value="1.85243" calcext:value-type="float">
            <text:p>1,85243</text:p>
          </table:table-cell>
          <table:table-cell table:formula="of:=([Orange.E751]+[Orange1.E751]+[Orange2.E751]+[Orange3.E751]+[Orange4.E751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752]+[Orange1.D752]+[Orange2.D752]+[Orange3.D752]+[Orange4.D752])/5" office:value-type="float" office:value="1.8549" calcext:value-type="float">
            <text:p>1,8549</text:p>
          </table:table-cell>
          <table:table-cell table:formula="of:=([Orange.E752]+[Orange1.E752]+[Orange2.E752]+[Orange3.E752]+[Orange4.E752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753]+[Orange1.D753]+[Orange2.D753]+[Orange3.D753]+[Orange4.D753])/5" office:value-type="float" office:value="1.85737" calcext:value-type="float">
            <text:p>1,85737</text:p>
          </table:table-cell>
          <table:table-cell table:formula="of:=([Orange.E753]+[Orange1.E753]+[Orange2.E753]+[Orange3.E753]+[Orange4.E753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754]+[Orange1.D754]+[Orange2.D754]+[Orange3.D754]+[Orange4.D754])/5" office:value-type="float" office:value="1.85984" calcext:value-type="float">
            <text:p>1,85984</text:p>
          </table:table-cell>
          <table:table-cell table:formula="of:=([Orange.E754]+[Orange1.E754]+[Orange2.E754]+[Orange3.E754]+[Orange4.E754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755]+[Orange1.D755]+[Orange2.D755]+[Orange3.D755]+[Orange4.D755])/5" office:value-type="float" office:value="1.86231" calcext:value-type="float">
            <text:p>1,86231</text:p>
          </table:table-cell>
          <table:table-cell table:formula="of:=([Orange.E755]+[Orange1.E755]+[Orange2.E755]+[Orange3.E755]+[Orange4.E755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756]+[Orange1.D756]+[Orange2.D756]+[Orange3.D756]+[Orange4.D756])/5" office:value-type="float" office:value="1.86478" calcext:value-type="float">
            <text:p>1,86478</text:p>
          </table:table-cell>
          <table:table-cell table:formula="of:=([Orange.E756]+[Orange1.E756]+[Orange2.E756]+[Orange3.E756]+[Orange4.E756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757]+[Orange1.D757]+[Orange2.D757]+[Orange3.D757]+[Orange4.D757])/5" office:value-type="float" office:value="1.86725" calcext:value-type="float">
            <text:p>1,86725</text:p>
          </table:table-cell>
          <table:table-cell table:formula="of:=([Orange.E757]+[Orange1.E757]+[Orange2.E757]+[Orange3.E757]+[Orange4.E757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758]+[Orange1.D758]+[Orange2.D758]+[Orange3.D758]+[Orange4.D758])/5" office:value-type="float" office:value="1.86972" calcext:value-type="float">
            <text:p>1,86972</text:p>
          </table:table-cell>
          <table:table-cell table:formula="of:=([Orange.E758]+[Orange1.E758]+[Orange2.E758]+[Orange3.E758]+[Orange4.E758])/5" office:value-type="float" office:value="-71.6891" calcext:value-type="float">
            <text:p>-71,6891</text:p>
          </table:table-cell>
        </table:table-row>
        <table:table-row table:style-name="ro1">
          <table:table-cell table:formula="of:=([Orange.D759]+[Orange1.D759]+[Orange2.D759]+[Orange3.D759]+[Orange4.D759])/5" office:value-type="float" office:value="1.87219" calcext:value-type="float">
            <text:p>1,87219</text:p>
          </table:table-cell>
          <table:table-cell table:formula="of:=([Orange.E759]+[Orange1.E759]+[Orange2.E759]+[Orange3.E759]+[Orange4.E759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760]+[Orange1.D760]+[Orange2.D760]+[Orange3.D760]+[Orange4.D760])/5" office:value-type="float" office:value="1.87466" calcext:value-type="float">
            <text:p>1,87466</text:p>
          </table:table-cell>
          <table:table-cell table:formula="of:=([Orange.E760]+[Orange1.E760]+[Orange2.E760]+[Orange3.E760]+[Orange4.E760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761]+[Orange1.D761]+[Orange2.D761]+[Orange3.D761]+[Orange4.D761])/5" office:value-type="float" office:value="1.87713" calcext:value-type="float">
            <text:p>1,87713</text:p>
          </table:table-cell>
          <table:table-cell table:formula="of:=([Orange.E761]+[Orange1.E761]+[Orange2.E761]+[Orange3.E761]+[Orange4.E761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762]+[Orange1.D762]+[Orange2.D762]+[Orange3.D762]+[Orange4.D762])/5" office:value-type="float" office:value="1.8796" calcext:value-type="float">
            <text:p>1,8796</text:p>
          </table:table-cell>
          <table:table-cell table:formula="of:=([Orange.E762]+[Orange1.E762]+[Orange2.E762]+[Orange3.E762]+[Orange4.E762])/5" office:value-type="float" office:value="-78.7291" calcext:value-type="float">
            <text:p>-78,7291</text:p>
          </table:table-cell>
        </table:table-row>
        <table:table-row table:style-name="ro1">
          <table:table-cell table:formula="of:=([Orange.D763]+[Orange1.D763]+[Orange2.D763]+[Orange3.D763]+[Orange4.D763])/5" office:value-type="float" office:value="1.88207" calcext:value-type="float">
            <text:p>1,88207</text:p>
          </table:table-cell>
          <table:table-cell table:formula="of:=([Orange.E763]+[Orange1.E763]+[Orange2.E763]+[Orange3.E763]+[Orange4.E763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764]+[Orange1.D764]+[Orange2.D764]+[Orange3.D764]+[Orange4.D764])/5" office:value-type="float" office:value="1.88454" calcext:value-type="float">
            <text:p>1,88454</text:p>
          </table:table-cell>
          <table:table-cell table:formula="of:=([Orange.E764]+[Orange1.E764]+[Orange2.E764]+[Orange3.E764]+[Orange4.E764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765]+[Orange1.D765]+[Orange2.D765]+[Orange3.D765]+[Orange4.D765])/5" office:value-type="float" office:value="1.88701" calcext:value-type="float">
            <text:p>1,88701</text:p>
          </table:table-cell>
          <table:table-cell table:formula="of:=([Orange.E765]+[Orange1.E765]+[Orange2.E765]+[Orange3.E765]+[Orange4.E765])/5" office:value-type="float" office:value="-73.9291" calcext:value-type="float">
            <text:p>-73,9291</text:p>
          </table:table-cell>
        </table:table-row>
        <table:table-row table:style-name="ro1">
          <table:table-cell table:formula="of:=([Orange.D766]+[Orange1.D766]+[Orange2.D766]+[Orange3.D766]+[Orange4.D766])/5" office:value-type="float" office:value="1.88948" calcext:value-type="float">
            <text:p>1,88948</text:p>
          </table:table-cell>
          <table:table-cell table:formula="of:=([Orange.E766]+[Orange1.E766]+[Orange2.E766]+[Orange3.E766]+[Orange4.E766])/5" office:value-type="float" office:value="-72.4891" calcext:value-type="float">
            <text:p>-72,4891</text:p>
          </table:table-cell>
        </table:table-row>
        <table:table-row table:style-name="ro1">
          <table:table-cell table:formula="of:=([Orange.D767]+[Orange1.D767]+[Orange2.D767]+[Orange3.D767]+[Orange4.D767])/5" office:value-type="float" office:value="1.89195" calcext:value-type="float">
            <text:p>1,89195</text:p>
          </table:table-cell>
          <table:table-cell table:formula="of:=([Orange.E767]+[Orange1.E767]+[Orange2.E767]+[Orange3.E767]+[Orange4.E767])/5" office:value-type="float" office:value="-71.6091" calcext:value-type="float">
            <text:p>-71,6091</text:p>
          </table:table-cell>
        </table:table-row>
        <table:table-row table:style-name="ro1">
          <table:table-cell table:formula="of:=([Orange.D768]+[Orange1.D768]+[Orange2.D768]+[Orange3.D768]+[Orange4.D768])/5" office:value-type="float" office:value="1.89442" calcext:value-type="float">
            <text:p>1,89442</text:p>
          </table:table-cell>
          <table:table-cell table:formula="of:=([Orange.E768]+[Orange1.E768]+[Orange2.E768]+[Orange3.E768]+[Orange4.E768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769]+[Orange1.D769]+[Orange2.D769]+[Orange3.D769]+[Orange4.D769])/5" office:value-type="float" office:value="1.89689" calcext:value-type="float">
            <text:p>1,89689</text:p>
          </table:table-cell>
          <table:table-cell table:formula="of:=([Orange.E769]+[Orange1.E769]+[Orange2.E769]+[Orange3.E769]+[Orange4.E769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770]+[Orange1.D770]+[Orange2.D770]+[Orange3.D770]+[Orange4.D770])/5" office:value-type="float" office:value="1.89936" calcext:value-type="float">
            <text:p>1,89936</text:p>
          </table:table-cell>
          <table:table-cell table:formula="of:=([Orange.E770]+[Orange1.E770]+[Orange2.E770]+[Orange3.E770]+[Orange4.E770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771]+[Orange1.D771]+[Orange2.D771]+[Orange3.D771]+[Orange4.D771])/5" office:value-type="float" office:value="1.90183" calcext:value-type="float">
            <text:p>1,90183</text:p>
          </table:table-cell>
          <table:table-cell table:formula="of:=([Orange.E771]+[Orange1.E771]+[Orange2.E771]+[Orange3.E771]+[Orange4.E771])/5" office:value-type="float" office:value="-78.4091" calcext:value-type="float">
            <text:p>-78,4091</text:p>
          </table:table-cell>
        </table:table-row>
        <table:table-row table:style-name="ro1">
          <table:table-cell table:formula="of:=([Orange.D772]+[Orange1.D772]+[Orange2.D772]+[Orange3.D772]+[Orange4.D772])/5" office:value-type="float" office:value="1.9043" calcext:value-type="float">
            <text:p>1,9043</text:p>
          </table:table-cell>
          <table:table-cell table:formula="of:=([Orange.E772]+[Orange1.E772]+[Orange2.E772]+[Orange3.E772]+[Orange4.E772])/5" office:value-type="float" office:value="-79.4491" calcext:value-type="float">
            <text:p>-79,4491</text:p>
          </table:table-cell>
        </table:table-row>
        <table:table-row table:style-name="ro1">
          <table:table-cell table:formula="of:=([Orange.D773]+[Orange1.D773]+[Orange2.D773]+[Orange3.D773]+[Orange4.D773])/5" office:value-type="float" office:value="1.90677" calcext:value-type="float">
            <text:p>1,90677</text:p>
          </table:table-cell>
          <table:table-cell table:formula="of:=([Orange.E773]+[Orange1.E773]+[Orange2.E773]+[Orange3.E773]+[Orange4.E773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774]+[Orange1.D774]+[Orange2.D774]+[Orange3.D774]+[Orange4.D774])/5" office:value-type="float" office:value="1.90924" calcext:value-type="float">
            <text:p>1,90924</text:p>
          </table:table-cell>
          <table:table-cell table:formula="of:=([Orange.E774]+[Orange1.E774]+[Orange2.E774]+[Orange3.E774]+[Orange4.E774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775]+[Orange1.D775]+[Orange2.D775]+[Orange3.D775]+[Orange4.D775])/5" office:value-type="float" office:value="1.91171" calcext:value-type="float">
            <text:p>1,91171</text:p>
          </table:table-cell>
          <table:table-cell table:formula="of:=([Orange.E775]+[Orange1.E775]+[Orange2.E775]+[Orange3.E775]+[Orange4.E775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776]+[Orange1.D776]+[Orange2.D776]+[Orange3.D776]+[Orange4.D776])/5" office:value-type="float" office:value="1.91418" calcext:value-type="float">
            <text:p>1,91418</text:p>
          </table:table-cell>
          <table:table-cell table:formula="of:=([Orange.E776]+[Orange1.E776]+[Orange2.E776]+[Orange3.E776]+[Orange4.E776])/5" office:value-type="float" office:value="-71.3691" calcext:value-type="float">
            <text:p>-71,3691</text:p>
          </table:table-cell>
        </table:table-row>
        <table:table-row table:style-name="ro1">
          <table:table-cell table:formula="of:=([Orange.D777]+[Orange1.D777]+[Orange2.D777]+[Orange3.D777]+[Orange4.D777])/5" office:value-type="float" office:value="1.91665" calcext:value-type="float">
            <text:p>1,91665</text:p>
          </table:table-cell>
          <table:table-cell table:formula="of:=([Orange.E777]+[Orange1.E777]+[Orange2.E777]+[Orange3.E777]+[Orange4.E777])/5" office:value-type="float" office:value="-71.2891" calcext:value-type="float">
            <text:p>-71,2891</text:p>
          </table:table-cell>
        </table:table-row>
        <table:table-row table:style-name="ro1">
          <table:table-cell table:formula="of:=([Orange.D778]+[Orange1.D778]+[Orange2.D778]+[Orange3.D778]+[Orange4.D778])/5" office:value-type="float" office:value="1.91912" calcext:value-type="float">
            <text:p>1,91912</text:p>
          </table:table-cell>
          <table:table-cell table:formula="of:=([Orange.E778]+[Orange1.E778]+[Orange2.E778]+[Orange3.E778]+[Orange4.E778])/5" office:value-type="float" office:value="-71.4491" calcext:value-type="float">
            <text:p>-71,4491</text:p>
          </table:table-cell>
        </table:table-row>
        <table:table-row table:style-name="ro1">
          <table:table-cell table:formula="of:=([Orange.D779]+[Orange1.D779]+[Orange2.D779]+[Orange3.D779]+[Orange4.D779])/5" office:value-type="float" office:value="1.92159" calcext:value-type="float">
            <text:p>1,92159</text:p>
          </table:table-cell>
          <table:table-cell table:formula="of:=([Orange.E779]+[Orange1.E779]+[Orange2.E779]+[Orange3.E779]+[Orange4.E779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780]+[Orange1.D780]+[Orange2.D780]+[Orange3.D780]+[Orange4.D780])/5" office:value-type="float" office:value="1.92406" calcext:value-type="float">
            <text:p>1,92406</text:p>
          </table:table-cell>
          <table:table-cell table:formula="of:=([Orange.E780]+[Orange1.E780]+[Orange2.E780]+[Orange3.E780]+[Orange4.E780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781]+[Orange1.D781]+[Orange2.D781]+[Orange3.D781]+[Orange4.D781])/5" office:value-type="float" office:value="1.92653" calcext:value-type="float">
            <text:p>1,92653</text:p>
          </table:table-cell>
          <table:table-cell table:formula="of:=([Orange.E781]+[Orange1.E781]+[Orange2.E781]+[Orange3.E781]+[Orange4.E781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782]+[Orange1.D782]+[Orange2.D782]+[Orange3.D782]+[Orange4.D782])/5" office:value-type="float" office:value="1.929" calcext:value-type="float">
            <text:p>1,929</text:p>
          </table:table-cell>
          <table:table-cell table:formula="of:=([Orange.E782]+[Orange1.E782]+[Orange2.E782]+[Orange3.E782]+[Orange4.E782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783]+[Orange1.D783]+[Orange2.D783]+[Orange3.D783]+[Orange4.D783])/5" office:value-type="float" office:value="1.93147" calcext:value-type="float">
            <text:p>1,93147</text:p>
          </table:table-cell>
          <table:table-cell table:formula="of:=([Orange.E783]+[Orange1.E783]+[Orange2.E783]+[Orange3.E783]+[Orange4.E783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784]+[Orange1.D784]+[Orange2.D784]+[Orange3.D784]+[Orange4.D784])/5" office:value-type="float" office:value="1.93394" calcext:value-type="float">
            <text:p>1,93394</text:p>
          </table:table-cell>
          <table:table-cell table:formula="of:=([Orange.E784]+[Orange1.E784]+[Orange2.E784]+[Orange3.E784]+[Orange4.E784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785]+[Orange1.D785]+[Orange2.D785]+[Orange3.D785]+[Orange4.D785])/5" office:value-type="float" office:value="1.93641" calcext:value-type="float">
            <text:p>1,93641</text:p>
          </table:table-cell>
          <table:table-cell table:formula="of:=([Orange.E785]+[Orange1.E785]+[Orange2.E785]+[Orange3.E785]+[Orange4.E785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786]+[Orange1.D786]+[Orange2.D786]+[Orange3.D786]+[Orange4.D786])/5" office:value-type="float" office:value="1.93888" calcext:value-type="float">
            <text:p>1,93888</text:p>
          </table:table-cell>
          <table:table-cell table:formula="of:=([Orange.E786]+[Orange1.E786]+[Orange2.E786]+[Orange3.E786]+[Orange4.E786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787]+[Orange1.D787]+[Orange2.D787]+[Orange3.D787]+[Orange4.D787])/5" office:value-type="float" office:value="1.94135" calcext:value-type="float">
            <text:p>1,94135</text:p>
          </table:table-cell>
          <table:table-cell table:formula="of:=([Orange.E787]+[Orange1.E787]+[Orange2.E787]+[Orange3.E787]+[Orange4.E787])/5" office:value-type="float" office:value="-72.7291" calcext:value-type="float">
            <text:p>-72,7291</text:p>
          </table:table-cell>
        </table:table-row>
        <table:table-row table:style-name="ro1">
          <table:table-cell table:formula="of:=([Orange.D788]+[Orange1.D788]+[Orange2.D788]+[Orange3.D788]+[Orange4.D788])/5" office:value-type="float" office:value="1.94382" calcext:value-type="float">
            <text:p>1,94382</text:p>
          </table:table-cell>
          <table:table-cell table:formula="of:=([Orange.E788]+[Orange1.E788]+[Orange2.E788]+[Orange3.E788]+[Orange4.E788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789]+[Orange1.D789]+[Orange2.D789]+[Orange3.D789]+[Orange4.D789])/5" office:value-type="float" office:value="1.94629" calcext:value-type="float">
            <text:p>1,94629</text:p>
          </table:table-cell>
          <table:table-cell table:formula="of:=([Orange.E789]+[Orange1.E789]+[Orange2.E789]+[Orange3.E789]+[Orange4.E789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790]+[Orange1.D790]+[Orange2.D790]+[Orange3.D790]+[Orange4.D790])/5" office:value-type="float" office:value="1.94876" calcext:value-type="float">
            <text:p>1,94876</text:p>
          </table:table-cell>
          <table:table-cell table:formula="of:=([Orange.E790]+[Orange1.E790]+[Orange2.E790]+[Orange3.E790]+[Orange4.E790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791]+[Orange1.D791]+[Orange2.D791]+[Orange3.D791]+[Orange4.D791])/5" office:value-type="float" office:value="1.95123" calcext:value-type="float">
            <text:p>1,95123</text:p>
          </table:table-cell>
          <table:table-cell table:formula="of:=([Orange.E791]+[Orange1.E791]+[Orange2.E791]+[Orange3.E791]+[Orange4.E791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792]+[Orange1.D792]+[Orange2.D792]+[Orange3.D792]+[Orange4.D792])/5" office:value-type="float" office:value="1.9537" calcext:value-type="float">
            <text:p>1,9537</text:p>
          </table:table-cell>
          <table:table-cell table:formula="of:=([Orange.E792]+[Orange1.E792]+[Orange2.E792]+[Orange3.E792]+[Orange4.E792])/5" office:value-type="float" office:value="-81.4491" calcext:value-type="float">
            <text:p>-81,4491</text:p>
          </table:table-cell>
        </table:table-row>
        <table:table-row table:style-name="ro1">
          <table:table-cell table:formula="of:=([Orange.D793]+[Orange1.D793]+[Orange2.D793]+[Orange3.D793]+[Orange4.D793])/5" office:value-type="float" office:value="1.95617" calcext:value-type="float">
            <text:p>1,95617</text:p>
          </table:table-cell>
          <table:table-cell table:formula="of:=([Orange.E793]+[Orange1.E793]+[Orange2.E793]+[Orange3.E793]+[Orange4.E793])/5" office:value-type="float" office:value="-79.7691" calcext:value-type="float">
            <text:p>-79,7691</text:p>
          </table:table-cell>
        </table:table-row>
        <table:table-row table:style-name="ro1">
          <table:table-cell table:formula="of:=([Orange.D794]+[Orange1.D794]+[Orange2.D794]+[Orange3.D794]+[Orange4.D794])/5" office:value-type="float" office:value="1.95864" calcext:value-type="float">
            <text:p>1,95864</text:p>
          </table:table-cell>
          <table:table-cell table:formula="of:=([Orange.E794]+[Orange1.E794]+[Orange2.E794]+[Orange3.E794]+[Orange4.E794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795]+[Orange1.D795]+[Orange2.D795]+[Orange3.D795]+[Orange4.D795])/5" office:value-type="float" office:value="1.96111" calcext:value-type="float">
            <text:p>1,96111</text:p>
          </table:table-cell>
          <table:table-cell table:formula="of:=([Orange.E795]+[Orange1.E795]+[Orange2.E795]+[Orange3.E795]+[Orange4.E795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796]+[Orange1.D796]+[Orange2.D796]+[Orange3.D796]+[Orange4.D796])/5" office:value-type="float" office:value="1.96358" calcext:value-type="float">
            <text:p>1,96358</text:p>
          </table:table-cell>
          <table:table-cell table:formula="of:=([Orange.E796]+[Orange1.E796]+[Orange2.E796]+[Orange3.E796]+[Orange4.E796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797]+[Orange1.D797]+[Orange2.D797]+[Orange3.D797]+[Orange4.D797])/5" office:value-type="float" office:value="1.96605" calcext:value-type="float">
            <text:p>1,96605</text:p>
          </table:table-cell>
          <table:table-cell table:formula="of:=([Orange.E797]+[Orange1.E797]+[Orange2.E797]+[Orange3.E797]+[Orange4.E797])/5" office:value-type="float" office:value="-72.8891" calcext:value-type="float">
            <text:p>-72,8891</text:p>
          </table:table-cell>
        </table:table-row>
        <table:table-row table:style-name="ro1">
          <table:table-cell table:formula="of:=([Orange.D798]+[Orange1.D798]+[Orange2.D798]+[Orange3.D798]+[Orange4.D798])/5" office:value-type="float" office:value="1.96852" calcext:value-type="float">
            <text:p>1,96852</text:p>
          </table:table-cell>
          <table:table-cell table:formula="of:=([Orange.E798]+[Orange1.E798]+[Orange2.E798]+[Orange3.E798]+[Orange4.E798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799]+[Orange1.D799]+[Orange2.D799]+[Orange3.D799]+[Orange4.D799])/5" office:value-type="float" office:value="1.97099" calcext:value-type="float">
            <text:p>1,97099</text:p>
          </table:table-cell>
          <table:table-cell table:formula="of:=([Orange.E799]+[Orange1.E799]+[Orange2.E799]+[Orange3.E799]+[Orange4.E799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800]+[Orange1.D800]+[Orange2.D800]+[Orange3.D800]+[Orange4.D800])/5" office:value-type="float" office:value="1.97346" calcext:value-type="float">
            <text:p>1,97346</text:p>
          </table:table-cell>
          <table:table-cell table:formula="of:=([Orange.E800]+[Orange1.E800]+[Orange2.E800]+[Orange3.E800]+[Orange4.E800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801]+[Orange1.D801]+[Orange2.D801]+[Orange3.D801]+[Orange4.D801])/5" office:value-type="float" office:value="1.97593" calcext:value-type="float">
            <text:p>1,97593</text:p>
          </table:table-cell>
          <table:table-cell table:formula="of:=([Orange.E801]+[Orange1.E801]+[Orange2.E801]+[Orange3.E801]+[Orange4.E801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802]+[Orange1.D802]+[Orange2.D802]+[Orange3.D802]+[Orange4.D802])/5" office:value-type="float" office:value="1.9784" calcext:value-type="float">
            <text:p>1,9784</text:p>
          </table:table-cell>
          <table:table-cell table:formula="of:=([Orange.E802]+[Orange1.E802]+[Orange2.E802]+[Orange3.E802]+[Orange4.E802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803]+[Orange1.D803]+[Orange2.D803]+[Orange3.D803]+[Orange4.D803])/5" office:value-type="float" office:value="1.98087" calcext:value-type="float">
            <text:p>1,98087</text:p>
          </table:table-cell>
          <table:table-cell table:formula="of:=([Orange.E803]+[Orange1.E803]+[Orange2.E803]+[Orange3.E803]+[Orange4.E803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804]+[Orange1.D804]+[Orange2.D804]+[Orange3.D804]+[Orange4.D804])/5" office:value-type="float" office:value="1.98334" calcext:value-type="float">
            <text:p>1,98334</text:p>
          </table:table-cell>
          <table:table-cell table:formula="of:=([Orange.E804]+[Orange1.E804]+[Orange2.E804]+[Orange3.E804]+[Orange4.E804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805]+[Orange1.D805]+[Orange2.D805]+[Orange3.D805]+[Orange4.D805])/5" office:value-type="float" office:value="1.98581" calcext:value-type="float">
            <text:p>1,98581</text:p>
          </table:table-cell>
          <table:table-cell table:formula="of:=([Orange.E805]+[Orange1.E805]+[Orange2.E805]+[Orange3.E805]+[Orange4.E805])/5" office:value-type="float" office:value="-71.7691" calcext:value-type="float">
            <text:p>-71,7691</text:p>
          </table:table-cell>
        </table:table-row>
        <table:table-row table:style-name="ro1">
          <table:table-cell table:formula="of:=([Orange.D806]+[Orange1.D806]+[Orange2.D806]+[Orange3.D806]+[Orange4.D806])/5" office:value-type="float" office:value="1.98828" calcext:value-type="float">
            <text:p>1,98828</text:p>
          </table:table-cell>
          <table:table-cell table:formula="of:=([Orange.E806]+[Orange1.E806]+[Orange2.E806]+[Orange3.E806]+[Orange4.E806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807]+[Orange1.D807]+[Orange2.D807]+[Orange3.D807]+[Orange4.D807])/5" office:value-type="float" office:value="1.99075" calcext:value-type="float">
            <text:p>1,99075</text:p>
          </table:table-cell>
          <table:table-cell table:formula="of:=([Orange.E807]+[Orange1.E807]+[Orange2.E807]+[Orange3.E807]+[Orange4.E807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808]+[Orange1.D808]+[Orange2.D808]+[Orange3.D808]+[Orange4.D808])/5" office:value-type="float" office:value="1.99322" calcext:value-type="float">
            <text:p>1,99322</text:p>
          </table:table-cell>
          <table:table-cell table:formula="of:=([Orange.E808]+[Orange1.E808]+[Orange2.E808]+[Orange3.E808]+[Orange4.E808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809]+[Orange1.D809]+[Orange2.D809]+[Orange3.D809]+[Orange4.D809])/5" office:value-type="float" office:value="1.99569" calcext:value-type="float">
            <text:p>1,99569</text:p>
          </table:table-cell>
          <table:table-cell table:formula="of:=([Orange.E809]+[Orange1.E809]+[Orange2.E809]+[Orange3.E809]+[Orange4.E809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810]+[Orange1.D810]+[Orange2.D810]+[Orange3.D810]+[Orange4.D810])/5" office:value-type="float" office:value="1.99816" calcext:value-type="float">
            <text:p>1,99816</text:p>
          </table:table-cell>
          <table:table-cell table:formula="of:=([Orange.E810]+[Orange1.E810]+[Orange2.E810]+[Orange3.E810]+[Orange4.E810])/5" office:value-type="float" office:value="-75.1291" calcext:value-type="float">
            <text:p>-75,1291</text:p>
          </table:table-cell>
        </table:table-row>
        <table:table-row table:style-name="ro1">
          <table:table-cell table:formula="of:=([Orange.D811]+[Orange1.D811]+[Orange2.D811]+[Orange3.D811]+[Orange4.D811])/5" office:value-type="float" office:value="2.00063" calcext:value-type="float">
            <text:p>2,00063</text:p>
          </table:table-cell>
          <table:table-cell table:formula="of:=([Orange.E811]+[Orange1.E811]+[Orange2.E811]+[Orange3.E811]+[Orange4.E811])/5" office:value-type="float" office:value="-74.2491" calcext:value-type="float">
            <text:p>-74,2491</text:p>
          </table:table-cell>
        </table:table-row>
        <table:table-row table:style-name="ro1">
          <table:table-cell table:formula="of:=([Orange.D812]+[Orange1.D812]+[Orange2.D812]+[Orange3.D812]+[Orange4.D812])/5" office:value-type="float" office:value="2.0031" calcext:value-type="float">
            <text:p>2,0031</text:p>
          </table:table-cell>
          <table:table-cell table:formula="of:=([Orange.E812]+[Orange1.E812]+[Orange2.E812]+[Orange3.E812]+[Orange4.E812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813]+[Orange1.D813]+[Orange2.D813]+[Orange3.D813]+[Orange4.D813])/5" office:value-type="float" office:value="2.00557" calcext:value-type="float">
            <text:p>2,00557</text:p>
          </table:table-cell>
          <table:table-cell table:formula="of:=([Orange.E813]+[Orange1.E813]+[Orange2.E813]+[Orange3.E813]+[Orange4.E813])/5" office:value-type="float" office:value="-79.2091" calcext:value-type="float">
            <text:p>-79,2091</text:p>
          </table:table-cell>
        </table:table-row>
        <table:table-row table:style-name="ro1">
          <table:table-cell table:formula="of:=([Orange.D814]+[Orange1.D814]+[Orange2.D814]+[Orange3.D814]+[Orange4.D814])/5" office:value-type="float" office:value="2.00804" calcext:value-type="float">
            <text:p>2,00804</text:p>
          </table:table-cell>
          <table:table-cell table:formula="of:=([Orange.E814]+[Orange1.E814]+[Orange2.E814]+[Orange3.E814]+[Orange4.E814])/5" office:value-type="float" office:value="-80.2491" calcext:value-type="float">
            <text:p>-80,2491</text:p>
          </table:table-cell>
        </table:table-row>
        <table:table-row table:style-name="ro1">
          <table:table-cell table:formula="of:=([Orange.D815]+[Orange1.D815]+[Orange2.D815]+[Orange3.D815]+[Orange4.D815])/5" office:value-type="float" office:value="2.01051" calcext:value-type="float">
            <text:p>2,01051</text:p>
          </table:table-cell>
          <table:table-cell table:formula="of:=([Orange.E815]+[Orange1.E815]+[Orange2.E815]+[Orange3.E815]+[Orange4.E815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816]+[Orange1.D816]+[Orange2.D816]+[Orange3.D816]+[Orange4.D816])/5" office:value-type="float" office:value="2.01298" calcext:value-type="float">
            <text:p>2,01298</text:p>
          </table:table-cell>
          <table:table-cell table:formula="of:=([Orange.E816]+[Orange1.E816]+[Orange2.E816]+[Orange3.E816]+[Orange4.E816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817]+[Orange1.D817]+[Orange2.D817]+[Orange3.D817]+[Orange4.D817])/5" office:value-type="float" office:value="2.01545" calcext:value-type="float">
            <text:p>2,01545</text:p>
          </table:table-cell>
          <table:table-cell table:formula="of:=([Orange.E817]+[Orange1.E817]+[Orange2.E817]+[Orange3.E817]+[Orange4.E817])/5" office:value-type="float" office:value="-78.3291" calcext:value-type="float">
            <text:p>-78,3291</text:p>
          </table:table-cell>
        </table:table-row>
        <table:table-row table:style-name="ro1">
          <table:table-cell table:formula="of:=([Orange.D818]+[Orange1.D818]+[Orange2.D818]+[Orange3.D818]+[Orange4.D818])/5" office:value-type="float" office:value="2.01792" calcext:value-type="float">
            <text:p>2,01792</text:p>
          </table:table-cell>
          <table:table-cell table:formula="of:=([Orange.E818]+[Orange1.E818]+[Orange2.E818]+[Orange3.E818]+[Orange4.E818])/5" office:value-type="float" office:value="-79.2891" calcext:value-type="float">
            <text:p>-79,2891</text:p>
          </table:table-cell>
        </table:table-row>
        <table:table-row table:style-name="ro1">
          <table:table-cell table:formula="of:=([Orange.D819]+[Orange1.D819]+[Orange2.D819]+[Orange3.D819]+[Orange4.D819])/5" office:value-type="float" office:value="2.02039" calcext:value-type="float">
            <text:p>2,02039</text:p>
          </table:table-cell>
          <table:table-cell table:formula="of:=([Orange.E819]+[Orange1.E819]+[Orange2.E819]+[Orange3.E819]+[Orange4.E819])/5" office:value-type="float" office:value="-82.2491" calcext:value-type="float">
            <text:p>-82,2491</text:p>
          </table:table-cell>
        </table:table-row>
        <table:table-row table:style-name="ro1">
          <table:table-cell table:formula="of:=([Orange.D820]+[Orange1.D820]+[Orange2.D820]+[Orange3.D820]+[Orange4.D820])/5" office:value-type="float" office:value="2.02286" calcext:value-type="float">
            <text:p>2,02286</text:p>
          </table:table-cell>
          <table:table-cell table:formula="of:=([Orange.E820]+[Orange1.E820]+[Orange2.E820]+[Orange3.E820]+[Orange4.E820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821]+[Orange1.D821]+[Orange2.D821]+[Orange3.D821]+[Orange4.D821])/5" office:value-type="float" office:value="2.02533" calcext:value-type="float">
            <text:p>2,02533</text:p>
          </table:table-cell>
          <table:table-cell table:formula="of:=([Orange.E821]+[Orange1.E821]+[Orange2.E821]+[Orange3.E821]+[Orange4.E821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822]+[Orange1.D822]+[Orange2.D822]+[Orange3.D822]+[Orange4.D822])/5" office:value-type="float" office:value="2.0278" calcext:value-type="float">
            <text:p>2,0278</text:p>
          </table:table-cell>
          <table:table-cell table:formula="of:=([Orange.E822]+[Orange1.E822]+[Orange2.E822]+[Orange3.E822]+[Orange4.E822])/5" office:value-type="float" office:value="-77.6891" calcext:value-type="float">
            <text:p>-77,6891</text:p>
          </table:table-cell>
        </table:table-row>
        <table:table-row table:style-name="ro1">
          <table:table-cell table:formula="of:=([Orange.D823]+[Orange1.D823]+[Orange2.D823]+[Orange3.D823]+[Orange4.D823])/5" office:value-type="float" office:value="2.03027" calcext:value-type="float">
            <text:p>2,03027</text:p>
          </table:table-cell>
          <table:table-cell table:formula="of:=([Orange.E823]+[Orange1.E823]+[Orange2.E823]+[Orange3.E823]+[Orange4.E823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824]+[Orange1.D824]+[Orange2.D824]+[Orange3.D824]+[Orange4.D824])/5" office:value-type="float" office:value="2.03274" calcext:value-type="float">
            <text:p>2,03274</text:p>
          </table:table-cell>
          <table:table-cell table:formula="of:=([Orange.E824]+[Orange1.E824]+[Orange2.E824]+[Orange3.E824]+[Orange4.E824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825]+[Orange1.D825]+[Orange2.D825]+[Orange3.D825]+[Orange4.D825])/5" office:value-type="float" office:value="2.03521" calcext:value-type="float">
            <text:p>2,03521</text:p>
          </table:table-cell>
          <table:table-cell table:formula="of:=([Orange.E825]+[Orange1.E825]+[Orange2.E825]+[Orange3.E825]+[Orange4.E825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826]+[Orange1.D826]+[Orange2.D826]+[Orange3.D826]+[Orange4.D826])/5" office:value-type="float" office:value="2.03768" calcext:value-type="float">
            <text:p>2,03768</text:p>
          </table:table-cell>
          <table:table-cell table:formula="of:=([Orange.E826]+[Orange1.E826]+[Orange2.E826]+[Orange3.E826]+[Orange4.E826])/5" office:value-type="float" office:value="-72.8091" calcext:value-type="float">
            <text:p>-72,8091</text:p>
          </table:table-cell>
        </table:table-row>
        <table:table-row table:style-name="ro1">
          <table:table-cell table:formula="of:=([Orange.D827]+[Orange1.D827]+[Orange2.D827]+[Orange3.D827]+[Orange4.D827])/5" office:value-type="float" office:value="2.04015" calcext:value-type="float">
            <text:p>2,04015</text:p>
          </table:table-cell>
          <table:table-cell table:formula="of:=([Orange.E827]+[Orange1.E827]+[Orange2.E827]+[Orange3.E827]+[Orange4.E827])/5" office:value-type="float" office:value="-73.3691" calcext:value-type="float">
            <text:p>-73,3691</text:p>
          </table:table-cell>
        </table:table-row>
        <table:table-row table:style-name="ro1">
          <table:table-cell table:formula="of:=([Orange.D828]+[Orange1.D828]+[Orange2.D828]+[Orange3.D828]+[Orange4.D828])/5" office:value-type="float" office:value="2.04262" calcext:value-type="float">
            <text:p>2,04262</text:p>
          </table:table-cell>
          <table:table-cell table:formula="of:=([Orange.E828]+[Orange1.E828]+[Orange2.E828]+[Orange3.E828]+[Orange4.E828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829]+[Orange1.D829]+[Orange2.D829]+[Orange3.D829]+[Orange4.D829])/5" office:value-type="float" office:value="2.04509" calcext:value-type="float">
            <text:p>2,04509</text:p>
          </table:table-cell>
          <table:table-cell table:formula="of:=([Orange.E829]+[Orange1.E829]+[Orange2.E829]+[Orange3.E829]+[Orange4.E829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830]+[Orange1.D830]+[Orange2.D830]+[Orange3.D830]+[Orange4.D830])/5" office:value-type="float" office:value="2.04756" calcext:value-type="float">
            <text:p>2,04756</text:p>
          </table:table-cell>
          <table:table-cell table:formula="of:=([Orange.E830]+[Orange1.E830]+[Orange2.E830]+[Orange3.E830]+[Orange4.E830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831]+[Orange1.D831]+[Orange2.D831]+[Orange3.D831]+[Orange4.D831])/5" office:value-type="float" office:value="2.05003" calcext:value-type="float">
            <text:p>2,05003</text:p>
          </table:table-cell>
          <table:table-cell table:formula="of:=([Orange.E831]+[Orange1.E831]+[Orange2.E831]+[Orange3.E831]+[Orange4.E831])/5" office:value-type="float" office:value="-79.9291" calcext:value-type="float">
            <text:p>-79,9291</text:p>
          </table:table-cell>
        </table:table-row>
        <table:table-row table:style-name="ro1">
          <table:table-cell table:formula="of:=([Orange.D832]+[Orange1.D832]+[Orange2.D832]+[Orange3.D832]+[Orange4.D832])/5" office:value-type="float" office:value="2.0525" calcext:value-type="float">
            <text:p>2,0525</text:p>
          </table:table-cell>
          <table:table-cell table:formula="of:=([Orange.E832]+[Orange1.E832]+[Orange2.E832]+[Orange3.E832]+[Orange4.E832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833]+[Orange1.D833]+[Orange2.D833]+[Orange3.D833]+[Orange4.D833])/5" office:value-type="float" office:value="2.05497" calcext:value-type="float">
            <text:p>2,05497</text:p>
          </table:table-cell>
          <table:table-cell table:formula="of:=([Orange.E833]+[Orange1.E833]+[Orange2.E833]+[Orange3.E833]+[Orange4.E833])/5" office:value-type="float" office:value="-80.8091" calcext:value-type="float">
            <text:p>-80,8091</text:p>
          </table:table-cell>
        </table:table-row>
        <table:table-row table:style-name="ro1">
          <table:table-cell table:formula="of:=([Orange.D834]+[Orange1.D834]+[Orange2.D834]+[Orange3.D834]+[Orange4.D834])/5" office:value-type="float" office:value="2.05744" calcext:value-type="float">
            <text:p>2,05744</text:p>
          </table:table-cell>
          <table:table-cell table:formula="of:=([Orange.E834]+[Orange1.E834]+[Orange2.E834]+[Orange3.E834]+[Orange4.E834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835]+[Orange1.D835]+[Orange2.D835]+[Orange3.D835]+[Orange4.D835])/5" office:value-type="float" office:value="2.05991" calcext:value-type="float">
            <text:p>2,05991</text:p>
          </table:table-cell>
          <table:table-cell table:formula="of:=([Orange.E835]+[Orange1.E835]+[Orange2.E835]+[Orange3.E835]+[Orange4.E835])/5" office:value-type="float" office:value="-75.2091" calcext:value-type="float">
            <text:p>-75,2091</text:p>
          </table:table-cell>
        </table:table-row>
        <table:table-row table:style-name="ro1">
          <table:table-cell table:formula="of:=([Orange.D836]+[Orange1.D836]+[Orange2.D836]+[Orange3.D836]+[Orange4.D836])/5" office:value-type="float" office:value="2.06238" calcext:value-type="float">
            <text:p>2,06238</text:p>
          </table:table-cell>
          <table:table-cell table:formula="of:=([Orange.E836]+[Orange1.E836]+[Orange2.E836]+[Orange3.E836]+[Orange4.E836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837]+[Orange1.D837]+[Orange2.D837]+[Orange3.D837]+[Orange4.D837])/5" office:value-type="float" office:value="2.06485" calcext:value-type="float">
            <text:p>2,06485</text:p>
          </table:table-cell>
          <table:table-cell table:formula="of:=([Orange.E837]+[Orange1.E837]+[Orange2.E837]+[Orange3.E837]+[Orange4.E837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838]+[Orange1.D838]+[Orange2.D838]+[Orange3.D838]+[Orange4.D838])/5" office:value-type="float" office:value="2.06732" calcext:value-type="float">
            <text:p>2,06732</text:p>
          </table:table-cell>
          <table:table-cell table:formula="of:=([Orange.E838]+[Orange1.E838]+[Orange2.E838]+[Orange3.E838]+[Orange4.E838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839]+[Orange1.D839]+[Orange2.D839]+[Orange3.D839]+[Orange4.D839])/5" office:value-type="float" office:value="2.06979" calcext:value-type="float">
            <text:p>2,06979</text:p>
          </table:table-cell>
          <table:table-cell table:formula="of:=([Orange.E839]+[Orange1.E839]+[Orange2.E839]+[Orange3.E839]+[Orange4.E839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840]+[Orange1.D840]+[Orange2.D840]+[Orange3.D840]+[Orange4.D840])/5" office:value-type="float" office:value="2.07226" calcext:value-type="float">
            <text:p>2,07226</text:p>
          </table:table-cell>
          <table:table-cell table:formula="of:=([Orange.E840]+[Orange1.E840]+[Orange2.E840]+[Orange3.E840]+[Orange4.E840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841]+[Orange1.D841]+[Orange2.D841]+[Orange3.D841]+[Orange4.D841])/5" office:value-type="float" office:value="2.07473" calcext:value-type="float">
            <text:p>2,07473</text:p>
          </table:table-cell>
          <table:table-cell table:formula="of:=([Orange.E841]+[Orange1.E841]+[Orange2.E841]+[Orange3.E841]+[Orange4.E841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842]+[Orange1.D842]+[Orange2.D842]+[Orange3.D842]+[Orange4.D842])/5" office:value-type="float" office:value="2.0772" calcext:value-type="float">
            <text:p>2,0772</text:p>
          </table:table-cell>
          <table:table-cell table:formula="of:=([Orange.E842]+[Orange1.E842]+[Orange2.E842]+[Orange3.E842]+[Orange4.E842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843]+[Orange1.D843]+[Orange2.D843]+[Orange3.D843]+[Orange4.D843])/5" office:value-type="float" office:value="2.07967" calcext:value-type="float">
            <text:p>2,07967</text:p>
          </table:table-cell>
          <table:table-cell table:formula="of:=([Orange.E843]+[Orange1.E843]+[Orange2.E843]+[Orange3.E843]+[Orange4.E843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844]+[Orange1.D844]+[Orange2.D844]+[Orange3.D844]+[Orange4.D844])/5" office:value-type="float" office:value="2.08214" calcext:value-type="float">
            <text:p>2,08214</text:p>
          </table:table-cell>
          <table:table-cell table:formula="of:=([Orange.E844]+[Orange1.E844]+[Orange2.E844]+[Orange3.E844]+[Orange4.E844])/5" office:value-type="float" office:value="-78.5691" calcext:value-type="float">
            <text:p>-78,5691</text:p>
          </table:table-cell>
        </table:table-row>
        <table:table-row table:style-name="ro1">
          <table:table-cell table:formula="of:=([Orange.D845]+[Orange1.D845]+[Orange2.D845]+[Orange3.D845]+[Orange4.D845])/5" office:value-type="float" office:value="2.08461" calcext:value-type="float">
            <text:p>2,08461</text:p>
          </table:table-cell>
          <table:table-cell table:formula="of:=([Orange.E845]+[Orange1.E845]+[Orange2.E845]+[Orange3.E845]+[Orange4.E845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846]+[Orange1.D846]+[Orange2.D846]+[Orange3.D846]+[Orange4.D846])/5" office:value-type="float" office:value="2.08708" calcext:value-type="float">
            <text:p>2,08708</text:p>
          </table:table-cell>
          <table:table-cell table:formula="of:=([Orange.E846]+[Orange1.E846]+[Orange2.E846]+[Orange3.E846]+[Orange4.E846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847]+[Orange1.D847]+[Orange2.D847]+[Orange3.D847]+[Orange4.D847])/5" office:value-type="float" office:value="2.08955" calcext:value-type="float">
            <text:p>2,08955</text:p>
          </table:table-cell>
          <table:table-cell table:formula="of:=([Orange.E847]+[Orange1.E847]+[Orange2.E847]+[Orange3.E847]+[Orange4.E847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848]+[Orange1.D848]+[Orange2.D848]+[Orange3.D848]+[Orange4.D848])/5" office:value-type="float" office:value="2.09202" calcext:value-type="float">
            <text:p>2,09202</text:p>
          </table:table-cell>
          <table:table-cell table:formula="of:=([Orange.E848]+[Orange1.E848]+[Orange2.E848]+[Orange3.E848]+[Orange4.E848])/5" office:value-type="float" office:value="-74.8891" calcext:value-type="float">
            <text:p>-74,8891</text:p>
          </table:table-cell>
        </table:table-row>
        <table:table-row table:style-name="ro1">
          <table:table-cell table:formula="of:=([Orange.D849]+[Orange1.D849]+[Orange2.D849]+[Orange3.D849]+[Orange4.D849])/5" office:value-type="float" office:value="2.09449" calcext:value-type="float">
            <text:p>2,09449</text:p>
          </table:table-cell>
          <table:table-cell table:formula="of:=([Orange.E849]+[Orange1.E849]+[Orange2.E849]+[Orange3.E849]+[Orange4.E849])/5" office:value-type="float" office:value="-72.6491" calcext:value-type="float">
            <text:p>-72,6491</text:p>
          </table:table-cell>
        </table:table-row>
        <table:table-row table:style-name="ro1">
          <table:table-cell table:formula="of:=([Orange.D850]+[Orange1.D850]+[Orange2.D850]+[Orange3.D850]+[Orange4.D850])/5" office:value-type="float" office:value="2.09696" calcext:value-type="float">
            <text:p>2,09696</text:p>
          </table:table-cell>
          <table:table-cell table:formula="of:=([Orange.E850]+[Orange1.E850]+[Orange2.E850]+[Orange3.E850]+[Orange4.E850])/5" office:value-type="float" office:value="-73.6091" calcext:value-type="float">
            <text:p>-73,6091</text:p>
          </table:table-cell>
        </table:table-row>
        <table:table-row table:style-name="ro1">
          <table:table-cell table:formula="of:=([Orange.D851]+[Orange1.D851]+[Orange2.D851]+[Orange3.D851]+[Orange4.D851])/5" office:value-type="float" office:value="2.09943" calcext:value-type="float">
            <text:p>2,09943</text:p>
          </table:table-cell>
          <table:table-cell table:formula="of:=([Orange.E851]+[Orange1.E851]+[Orange2.E851]+[Orange3.E851]+[Orange4.E851])/5" office:value-type="float" office:value="-79.7691" calcext:value-type="float">
            <text:p>-79,7691</text:p>
          </table:table-cell>
        </table:table-row>
        <table:table-row table:style-name="ro1">
          <table:table-cell table:formula="of:=([Orange.D852]+[Orange1.D852]+[Orange2.D852]+[Orange3.D852]+[Orange4.D852])/5" office:value-type="float" office:value="2.1019" calcext:value-type="float">
            <text:p>2,1019</text:p>
          </table:table-cell>
          <table:table-cell table:formula="of:=([Orange.E852]+[Orange1.E852]+[Orange2.E852]+[Orange3.E852]+[Orange4.E852])/5" office:value-type="float" office:value="-82.5691" calcext:value-type="float">
            <text:p>-82,5691</text:p>
          </table:table-cell>
        </table:table-row>
        <table:table-row table:style-name="ro1">
          <table:table-cell table:formula="of:=([Orange.D853]+[Orange1.D853]+[Orange2.D853]+[Orange3.D853]+[Orange4.D853])/5" office:value-type="float" office:value="2.10437" calcext:value-type="float">
            <text:p>2,10437</text:p>
          </table:table-cell>
          <table:table-cell table:formula="of:=([Orange.E853]+[Orange1.E853]+[Orange2.E853]+[Orange3.E853]+[Orange4.E853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854]+[Orange1.D854]+[Orange2.D854]+[Orange3.D854]+[Orange4.D854])/5" office:value-type="float" office:value="2.10684" calcext:value-type="float">
            <text:p>2,10684</text:p>
          </table:table-cell>
          <table:table-cell table:formula="of:=([Orange.E854]+[Orange1.E854]+[Orange2.E854]+[Orange3.E854]+[Orange4.E854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855]+[Orange1.D855]+[Orange2.D855]+[Orange3.D855]+[Orange4.D855])/5" office:value-type="float" office:value="2.10931" calcext:value-type="float">
            <text:p>2,10931</text:p>
          </table:table-cell>
          <table:table-cell table:formula="of:=([Orange.E855]+[Orange1.E855]+[Orange2.E855]+[Orange3.E855]+[Orange4.E855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856]+[Orange1.D856]+[Orange2.D856]+[Orange3.D856]+[Orange4.D856])/5" office:value-type="float" office:value="2.11178" calcext:value-type="float">
            <text:p>2,11178</text:p>
          </table:table-cell>
          <table:table-cell table:formula="of:=([Orange.E856]+[Orange1.E856]+[Orange2.E856]+[Orange3.E856]+[Orange4.E856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857]+[Orange1.D857]+[Orange2.D857]+[Orange3.D857]+[Orange4.D857])/5" office:value-type="float" office:value="2.11425" calcext:value-type="float">
            <text:p>2,11425</text:p>
          </table:table-cell>
          <table:table-cell table:formula="of:=([Orange.E857]+[Orange1.E857]+[Orange2.E857]+[Orange3.E857]+[Orange4.E857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858]+[Orange1.D858]+[Orange2.D858]+[Orange3.D858]+[Orange4.D858])/5" office:value-type="float" office:value="2.11672" calcext:value-type="float">
            <text:p>2,11672</text:p>
          </table:table-cell>
          <table:table-cell table:formula="of:=([Orange.E858]+[Orange1.E858]+[Orange2.E858]+[Orange3.E858]+[Orange4.E858])/5" office:value-type="float" office:value="-71.8491" calcext:value-type="float">
            <text:p>-71,8491</text:p>
          </table:table-cell>
        </table:table-row>
        <table:table-row table:style-name="ro1">
          <table:table-cell table:formula="of:=([Orange.D859]+[Orange1.D859]+[Orange2.D859]+[Orange3.D859]+[Orange4.D859])/5" office:value-type="float" office:value="2.11919" calcext:value-type="float">
            <text:p>2,11919</text:p>
          </table:table-cell>
          <table:table-cell table:formula="of:=([Orange.E859]+[Orange1.E859]+[Orange2.E859]+[Orange3.E859]+[Orange4.E859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860]+[Orange1.D860]+[Orange2.D860]+[Orange3.D860]+[Orange4.D860])/5" office:value-type="float" office:value="2.12166" calcext:value-type="float">
            <text:p>2,12166</text:p>
          </table:table-cell>
          <table:table-cell table:formula="of:=([Orange.E860]+[Orange1.E860]+[Orange2.E860]+[Orange3.E860]+[Orange4.E860])/5" office:value-type="float" office:value="-73.5291" calcext:value-type="float">
            <text:p>-73,5291</text:p>
          </table:table-cell>
        </table:table-row>
        <table:table-row table:style-name="ro1">
          <table:table-cell table:formula="of:=([Orange.D861]+[Orange1.D861]+[Orange2.D861]+[Orange3.D861]+[Orange4.D861])/5" office:value-type="float" office:value="2.12413" calcext:value-type="float">
            <text:p>2,12413</text:p>
          </table:table-cell>
          <table:table-cell table:formula="of:=([Orange.E861]+[Orange1.E861]+[Orange2.E861]+[Orange3.E861]+[Orange4.E861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862]+[Orange1.D862]+[Orange2.D862]+[Orange3.D862]+[Orange4.D862])/5" office:value-type="float" office:value="2.1266" calcext:value-type="float">
            <text:p>2,1266</text:p>
          </table:table-cell>
          <table:table-cell table:formula="of:=([Orange.E862]+[Orange1.E862]+[Orange2.E862]+[Orange3.E862]+[Orange4.E862])/5" office:value-type="float" office:value="-80.0891" calcext:value-type="float">
            <text:p>-80,0891</text:p>
          </table:table-cell>
        </table:table-row>
        <table:table-row table:style-name="ro1">
          <table:table-cell table:formula="of:=([Orange.D863]+[Orange1.D863]+[Orange2.D863]+[Orange3.D863]+[Orange4.D863])/5" office:value-type="float" office:value="2.12907" calcext:value-type="float">
            <text:p>2,12907</text:p>
          </table:table-cell>
          <table:table-cell table:formula="of:=([Orange.E863]+[Orange1.E863]+[Orange2.E863]+[Orange3.E863]+[Orange4.E863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864]+[Orange1.D864]+[Orange2.D864]+[Orange3.D864]+[Orange4.D864])/5" office:value-type="float" office:value="2.13154" calcext:value-type="float">
            <text:p>2,13154</text:p>
          </table:table-cell>
          <table:table-cell table:formula="of:=([Orange.E864]+[Orange1.E864]+[Orange2.E864]+[Orange3.E864]+[Orange4.E864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865]+[Orange1.D865]+[Orange2.D865]+[Orange3.D865]+[Orange4.D865])/5" office:value-type="float" office:value="2.13401" calcext:value-type="float">
            <text:p>2,13401</text:p>
          </table:table-cell>
          <table:table-cell table:formula="of:=([Orange.E865]+[Orange1.E865]+[Orange2.E865]+[Orange3.E865]+[Orange4.E865])/5" office:value-type="float" office:value="-78.8091" calcext:value-type="float">
            <text:p>-78,8091</text:p>
          </table:table-cell>
        </table:table-row>
        <table:table-row table:style-name="ro1">
          <table:table-cell table:formula="of:=([Orange.D866]+[Orange1.D866]+[Orange2.D866]+[Orange3.D866]+[Orange4.D866])/5" office:value-type="float" office:value="2.13648" calcext:value-type="float">
            <text:p>2,13648</text:p>
          </table:table-cell>
          <table:table-cell table:formula="of:=([Orange.E866]+[Orange1.E866]+[Orange2.E866]+[Orange3.E866]+[Orange4.E866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867]+[Orange1.D867]+[Orange2.D867]+[Orange3.D867]+[Orange4.D867])/5" office:value-type="float" office:value="2.13895" calcext:value-type="float">
            <text:p>2,13895</text:p>
          </table:table-cell>
          <table:table-cell table:formula="of:=([Orange.E867]+[Orange1.E867]+[Orange2.E867]+[Orange3.E867]+[Orange4.E867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868]+[Orange1.D868]+[Orange2.D868]+[Orange3.D868]+[Orange4.D868])/5" office:value-type="float" office:value="2.14142" calcext:value-type="float">
            <text:p>2,14142</text:p>
          </table:table-cell>
          <table:table-cell table:formula="of:=([Orange.E868]+[Orange1.E868]+[Orange2.E868]+[Orange3.E868]+[Orange4.E868])/5" office:value-type="float" office:value="-78.4091" calcext:value-type="float">
            <text:p>-78,4091</text:p>
          </table:table-cell>
        </table:table-row>
        <table:table-row table:style-name="ro1">
          <table:table-cell table:formula="of:=([Orange.D869]+[Orange1.D869]+[Orange2.D869]+[Orange3.D869]+[Orange4.D869])/5" office:value-type="float" office:value="2.14389" calcext:value-type="float">
            <text:p>2,14389</text:p>
          </table:table-cell>
          <table:table-cell table:formula="of:=([Orange.E869]+[Orange1.E869]+[Orange2.E869]+[Orange3.E869]+[Orange4.E869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870]+[Orange1.D870]+[Orange2.D870]+[Orange3.D870]+[Orange4.D870])/5" office:value-type="float" office:value="2.14636" calcext:value-type="float">
            <text:p>2,14636</text:p>
          </table:table-cell>
          <table:table-cell table:formula="of:=([Orange.E870]+[Orange1.E870]+[Orange2.E870]+[Orange3.E870]+[Orange4.E870])/5" office:value-type="float" office:value="-73.7691" calcext:value-type="float">
            <text:p>-73,7691</text:p>
          </table:table-cell>
        </table:table-row>
        <table:table-row table:style-name="ro1">
          <table:table-cell table:formula="of:=([Orange.D871]+[Orange1.D871]+[Orange2.D871]+[Orange3.D871]+[Orange4.D871])/5" office:value-type="float" office:value="2.14883" calcext:value-type="float">
            <text:p>2,14883</text:p>
          </table:table-cell>
          <table:table-cell table:formula="of:=([Orange.E871]+[Orange1.E871]+[Orange2.E871]+[Orange3.E871]+[Orange4.E871])/5" office:value-type="float" office:value="-73.6891" calcext:value-type="float">
            <text:p>-73,6891</text:p>
          </table:table-cell>
        </table:table-row>
        <table:table-row table:style-name="ro1">
          <table:table-cell table:formula="of:=([Orange.D872]+[Orange1.D872]+[Orange2.D872]+[Orange3.D872]+[Orange4.D872])/5" office:value-type="float" office:value="2.1513" calcext:value-type="float">
            <text:p>2,1513</text:p>
          </table:table-cell>
          <table:table-cell table:formula="of:=([Orange.E872]+[Orange1.E872]+[Orange2.E872]+[Orange3.E872]+[Orange4.E872])/5" office:value-type="float" office:value="-74.0091" calcext:value-type="float">
            <text:p>-74,0091</text:p>
          </table:table-cell>
        </table:table-row>
        <table:table-row table:style-name="ro1">
          <table:table-cell table:formula="of:=([Orange.D873]+[Orange1.D873]+[Orange2.D873]+[Orange3.D873]+[Orange4.D873])/5" office:value-type="float" office:value="2.15377" calcext:value-type="float">
            <text:p>2,15377</text:p>
          </table:table-cell>
          <table:table-cell table:formula="of:=([Orange.E873]+[Orange1.E873]+[Orange2.E873]+[Orange3.E873]+[Orange4.E873])/5" office:value-type="float" office:value="-77.3691" calcext:value-type="float">
            <text:p>-77,3691</text:p>
          </table:table-cell>
        </table:table-row>
        <table:table-row table:style-name="ro1">
          <table:table-cell table:formula="of:=([Orange.D874]+[Orange1.D874]+[Orange2.D874]+[Orange3.D874]+[Orange4.D874])/5" office:value-type="float" office:value="2.15624" calcext:value-type="float">
            <text:p>2,15624</text:p>
          </table:table-cell>
          <table:table-cell table:formula="of:=([Orange.E874]+[Orange1.E874]+[Orange2.E874]+[Orange3.E874]+[Orange4.E874])/5" office:value-type="float" office:value="-78.9691" calcext:value-type="float">
            <text:p>-78,9691</text:p>
          </table:table-cell>
        </table:table-row>
        <table:table-row table:style-name="ro1">
          <table:table-cell table:formula="of:=([Orange.D875]+[Orange1.D875]+[Orange2.D875]+[Orange3.D875]+[Orange4.D875])/5" office:value-type="float" office:value="2.15871" calcext:value-type="float">
            <text:p>2,15871</text:p>
          </table:table-cell>
          <table:table-cell table:formula="of:=([Orange.E875]+[Orange1.E875]+[Orange2.E875]+[Orange3.E875]+[Orange4.E875])/5" office:value-type="float" office:value="-74.9691" calcext:value-type="float">
            <text:p>-74,9691</text:p>
          </table:table-cell>
        </table:table-row>
        <table:table-row table:style-name="ro1">
          <table:table-cell table:formula="of:=([Orange.D876]+[Orange1.D876]+[Orange2.D876]+[Orange3.D876]+[Orange4.D876])/5" office:value-type="float" office:value="2.16118" calcext:value-type="float">
            <text:p>2,16118</text:p>
          </table:table-cell>
          <table:table-cell table:formula="of:=([Orange.E876]+[Orange1.E876]+[Orange2.E876]+[Orange3.E876]+[Orange4.E876])/5" office:value-type="float" office:value="-72.2491" calcext:value-type="float">
            <text:p>-72,2491</text:p>
          </table:table-cell>
        </table:table-row>
        <table:table-row table:style-name="ro1">
          <table:table-cell table:formula="of:=([Orange.D877]+[Orange1.D877]+[Orange2.D877]+[Orange3.D877]+[Orange4.D877])/5" office:value-type="float" office:value="2.16365" calcext:value-type="float">
            <text:p>2,16365</text:p>
          </table:table-cell>
          <table:table-cell table:formula="of:=([Orange.E877]+[Orange1.E877]+[Orange2.E877]+[Orange3.E877]+[Orange4.E877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878]+[Orange1.D878]+[Orange2.D878]+[Orange3.D878]+[Orange4.D878])/5" office:value-type="float" office:value="2.16612" calcext:value-type="float">
            <text:p>2,16612</text:p>
          </table:table-cell>
          <table:table-cell table:formula="of:=([Orange.E878]+[Orange1.E878]+[Orange2.E878]+[Orange3.E878]+[Orange4.E878])/5" office:value-type="float" office:value="-78.4891" calcext:value-type="float">
            <text:p>-78,4891</text:p>
          </table:table-cell>
        </table:table-row>
        <table:table-row table:style-name="ro1">
          <table:table-cell table:formula="of:=([Orange.D879]+[Orange1.D879]+[Orange2.D879]+[Orange3.D879]+[Orange4.D879])/5" office:value-type="float" office:value="2.16859" calcext:value-type="float">
            <text:p>2,16859</text:p>
          </table:table-cell>
          <table:table-cell table:formula="of:=([Orange.E879]+[Orange1.E879]+[Orange2.E879]+[Orange3.E879]+[Orange4.E879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880]+[Orange1.D880]+[Orange2.D880]+[Orange3.D880]+[Orange4.D880])/5" office:value-type="float" office:value="2.17106" calcext:value-type="float">
            <text:p>2,17106</text:p>
          </table:table-cell>
          <table:table-cell table:formula="of:=([Orange.E880]+[Orange1.E880]+[Orange2.E880]+[Orange3.E880]+[Orange4.E880])/5" office:value-type="float" office:value="-79.2891" calcext:value-type="float">
            <text:p>-79,2891</text:p>
          </table:table-cell>
        </table:table-row>
        <table:table-row table:style-name="ro1">
          <table:table-cell table:formula="of:=([Orange.D881]+[Orange1.D881]+[Orange2.D881]+[Orange3.D881]+[Orange4.D881])/5" office:value-type="float" office:value="2.17353" calcext:value-type="float">
            <text:p>2,17353</text:p>
          </table:table-cell>
          <table:table-cell table:formula="of:=([Orange.E881]+[Orange1.E881]+[Orange2.E881]+[Orange3.E881]+[Orange4.E881])/5" office:value-type="float" office:value="-78.4091" calcext:value-type="float">
            <text:p>-78,4091</text:p>
          </table:table-cell>
        </table:table-row>
        <table:table-row table:style-name="ro1">
          <table:table-cell table:formula="of:=([Orange.D882]+[Orange1.D882]+[Orange2.D882]+[Orange3.D882]+[Orange4.D882])/5" office:value-type="float" office:value="2.176" calcext:value-type="float">
            <text:p>2,176</text:p>
          </table:table-cell>
          <table:table-cell table:formula="of:=([Orange.E882]+[Orange1.E882]+[Orange2.E882]+[Orange3.E882]+[Orange4.E882])/5" office:value-type="float" office:value="-78.2491" calcext:value-type="float">
            <text:p>-78,2491</text:p>
          </table:table-cell>
        </table:table-row>
        <table:table-row table:style-name="ro1">
          <table:table-cell table:formula="of:=([Orange.D883]+[Orange1.D883]+[Orange2.D883]+[Orange3.D883]+[Orange4.D883])/5" office:value-type="float" office:value="2.17847" calcext:value-type="float">
            <text:p>2,17847</text:p>
          </table:table-cell>
          <table:table-cell table:formula="of:=([Orange.E883]+[Orange1.E883]+[Orange2.E883]+[Orange3.E883]+[Orange4.E883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884]+[Orange1.D884]+[Orange2.D884]+[Orange3.D884]+[Orange4.D884])/5" office:value-type="float" office:value="2.18094" calcext:value-type="float">
            <text:p>2,18094</text:p>
          </table:table-cell>
          <table:table-cell table:formula="of:=([Orange.E884]+[Orange1.E884]+[Orange2.E884]+[Orange3.E884]+[Orange4.E884])/5" office:value-type="float" office:value="-78.8891" calcext:value-type="float">
            <text:p>-78,8891</text:p>
          </table:table-cell>
        </table:table-row>
        <table:table-row table:style-name="ro1">
          <table:table-cell table:formula="of:=([Orange.D885]+[Orange1.D885]+[Orange2.D885]+[Orange3.D885]+[Orange4.D885])/5" office:value-type="float" office:value="2.18341" calcext:value-type="float">
            <text:p>2,18341</text:p>
          </table:table-cell>
          <table:table-cell table:formula="of:=([Orange.E885]+[Orange1.E885]+[Orange2.E885]+[Orange3.E885]+[Orange4.E885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886]+[Orange1.D886]+[Orange2.D886]+[Orange3.D886]+[Orange4.D886])/5" office:value-type="float" office:value="2.18588" calcext:value-type="float">
            <text:p>2,18588</text:p>
          </table:table-cell>
          <table:table-cell table:formula="of:=([Orange.E886]+[Orange1.E886]+[Orange2.E886]+[Orange3.E886]+[Orange4.E886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887]+[Orange1.D887]+[Orange2.D887]+[Orange3.D887]+[Orange4.D887])/5" office:value-type="float" office:value="2.18835" calcext:value-type="float">
            <text:p>2,18835</text:p>
          </table:table-cell>
          <table:table-cell table:formula="of:=([Orange.E887]+[Orange1.E887]+[Orange2.E887]+[Orange3.E887]+[Orange4.E887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888]+[Orange1.D888]+[Orange2.D888]+[Orange3.D888]+[Orange4.D888])/5" office:value-type="float" office:value="2.19082" calcext:value-type="float">
            <text:p>2,19082</text:p>
          </table:table-cell>
          <table:table-cell table:formula="of:=([Orange.E888]+[Orange1.E888]+[Orange2.E888]+[Orange3.E888]+[Orange4.E888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889]+[Orange1.D889]+[Orange2.D889]+[Orange3.D889]+[Orange4.D889])/5" office:value-type="float" office:value="2.19329" calcext:value-type="float">
            <text:p>2,19329</text:p>
          </table:table-cell>
          <table:table-cell table:formula="of:=([Orange.E889]+[Orange1.E889]+[Orange2.E889]+[Orange3.E889]+[Orange4.E889])/5" office:value-type="float" office:value="-72.9691" calcext:value-type="float">
            <text:p>-72,9691</text:p>
          </table:table-cell>
        </table:table-row>
        <table:table-row table:style-name="ro1">
          <table:table-cell table:formula="of:=([Orange.D890]+[Orange1.D890]+[Orange2.D890]+[Orange3.D890]+[Orange4.D890])/5" office:value-type="float" office:value="2.19576" calcext:value-type="float">
            <text:p>2,19576</text:p>
          </table:table-cell>
          <table:table-cell table:formula="of:=([Orange.E890]+[Orange1.E890]+[Orange2.E890]+[Orange3.E890]+[Orange4.E890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891]+[Orange1.D891]+[Orange2.D891]+[Orange3.D891]+[Orange4.D891])/5" office:value-type="float" office:value="2.19823" calcext:value-type="float">
            <text:p>2,19823</text:p>
          </table:table-cell>
          <table:table-cell table:formula="of:=([Orange.E891]+[Orange1.E891]+[Orange2.E891]+[Orange3.E891]+[Orange4.E891])/5" office:value-type="float" office:value="-82.4091" calcext:value-type="float">
            <text:p>-82,4091</text:p>
          </table:table-cell>
        </table:table-row>
        <table:table-row table:style-name="ro1">
          <table:table-cell table:formula="of:=([Orange.D892]+[Orange1.D892]+[Orange2.D892]+[Orange3.D892]+[Orange4.D892])/5" office:value-type="float" office:value="2.2007" calcext:value-type="float">
            <text:p>2,2007</text:p>
          </table:table-cell>
          <table:table-cell table:formula="of:=([Orange.E892]+[Orange1.E892]+[Orange2.E892]+[Orange3.E892]+[Orange4.E892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893]+[Orange1.D893]+[Orange2.D893]+[Orange3.D893]+[Orange4.D893])/5" office:value-type="float" office:value="2.20317" calcext:value-type="float">
            <text:p>2,20317</text:p>
          </table:table-cell>
          <table:table-cell table:formula="of:=([Orange.E893]+[Orange1.E893]+[Orange2.E893]+[Orange3.E893]+[Orange4.E893])/5" office:value-type="float" office:value="-77.7691" calcext:value-type="float">
            <text:p>-77,7691</text:p>
          </table:table-cell>
        </table:table-row>
        <table:table-row table:style-name="ro1">
          <table:table-cell table:formula="of:=([Orange.D894]+[Orange1.D894]+[Orange2.D894]+[Orange3.D894]+[Orange4.D894])/5" office:value-type="float" office:value="2.20564" calcext:value-type="float">
            <text:p>2,20564</text:p>
          </table:table-cell>
          <table:table-cell table:formula="of:=([Orange.E894]+[Orange1.E894]+[Orange2.E894]+[Orange3.E894]+[Orange4.E894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895]+[Orange1.D895]+[Orange2.D895]+[Orange3.D895]+[Orange4.D895])/5" office:value-type="float" office:value="2.20811" calcext:value-type="float">
            <text:p>2,20811</text:p>
          </table:table-cell>
          <table:table-cell table:formula="of:=([Orange.E895]+[Orange1.E895]+[Orange2.E895]+[Orange3.E895]+[Orange4.E895])/5" office:value-type="float" office:value="-74.6491" calcext:value-type="float">
            <text:p>-74,6491</text:p>
          </table:table-cell>
        </table:table-row>
        <table:table-row table:style-name="ro1">
          <table:table-cell table:formula="of:=([Orange.D896]+[Orange1.D896]+[Orange2.D896]+[Orange3.D896]+[Orange4.D896])/5" office:value-type="float" office:value="2.21058" calcext:value-type="float">
            <text:p>2,21058</text:p>
          </table:table-cell>
          <table:table-cell table:formula="of:=([Orange.E896]+[Orange1.E896]+[Orange2.E896]+[Orange3.E896]+[Orange4.E896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897]+[Orange1.D897]+[Orange2.D897]+[Orange3.D897]+[Orange4.D897])/5" office:value-type="float" office:value="2.21305" calcext:value-type="float">
            <text:p>2,21305</text:p>
          </table:table-cell>
          <table:table-cell table:formula="of:=([Orange.E897]+[Orange1.E897]+[Orange2.E897]+[Orange3.E897]+[Orange4.E897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898]+[Orange1.D898]+[Orange2.D898]+[Orange3.D898]+[Orange4.D898])/5" office:value-type="float" office:value="2.21552" calcext:value-type="float">
            <text:p>2,21552</text:p>
          </table:table-cell>
          <table:table-cell table:formula="of:=([Orange.E898]+[Orange1.E898]+[Orange2.E898]+[Orange3.E898]+[Orange4.E898])/5" office:value-type="float" office:value="-76.2491" calcext:value-type="float">
            <text:p>-76,2491</text:p>
          </table:table-cell>
        </table:table-row>
        <table:table-row table:style-name="ro1">
          <table:table-cell table:formula="of:=([Orange.D899]+[Orange1.D899]+[Orange2.D899]+[Orange3.D899]+[Orange4.D899])/5" office:value-type="float" office:value="2.21799" calcext:value-type="float">
            <text:p>2,21799</text:p>
          </table:table-cell>
          <table:table-cell table:formula="of:=([Orange.E899]+[Orange1.E899]+[Orange2.E899]+[Orange3.E899]+[Orange4.E899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900]+[Orange1.D900]+[Orange2.D900]+[Orange3.D900]+[Orange4.D900])/5" office:value-type="float" office:value="2.22046" calcext:value-type="float">
            <text:p>2,22046</text:p>
          </table:table-cell>
          <table:table-cell table:formula="of:=([Orange.E900]+[Orange1.E900]+[Orange2.E900]+[Orange3.E900]+[Orange4.E900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901]+[Orange1.D901]+[Orange2.D901]+[Orange3.D901]+[Orange4.D901])/5" office:value-type="float" office:value="2.22293" calcext:value-type="float">
            <text:p>2,22293</text:p>
          </table:table-cell>
          <table:table-cell table:formula="of:=([Orange.E901]+[Orange1.E901]+[Orange2.E901]+[Orange3.E901]+[Orange4.E901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902]+[Orange1.D902]+[Orange2.D902]+[Orange3.D902]+[Orange4.D902])/5" office:value-type="float" office:value="2.2254" calcext:value-type="float">
            <text:p>2,2254</text:p>
          </table:table-cell>
          <table:table-cell table:formula="of:=([Orange.E902]+[Orange1.E902]+[Orange2.E902]+[Orange3.E902]+[Orange4.E902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903]+[Orange1.D903]+[Orange2.D903]+[Orange3.D903]+[Orange4.D903])/5" office:value-type="float" office:value="2.22787" calcext:value-type="float">
            <text:p>2,22787</text:p>
          </table:table-cell>
          <table:table-cell table:formula="of:=([Orange.E903]+[Orange1.E903]+[Orange2.E903]+[Orange3.E903]+[Orange4.E903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904]+[Orange1.D904]+[Orange2.D904]+[Orange3.D904]+[Orange4.D904])/5" office:value-type="float" office:value="2.23034" calcext:value-type="float">
            <text:p>2,23034</text:p>
          </table:table-cell>
          <table:table-cell table:formula="of:=([Orange.E904]+[Orange1.E904]+[Orange2.E904]+[Orange3.E904]+[Orange4.E904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905]+[Orange1.D905]+[Orange2.D905]+[Orange3.D905]+[Orange4.D905])/5" office:value-type="float" office:value="2.23281" calcext:value-type="float">
            <text:p>2,23281</text:p>
          </table:table-cell>
          <table:table-cell table:formula="of:=([Orange.E905]+[Orange1.E905]+[Orange2.E905]+[Orange3.E905]+[Orange4.E905])/5" office:value-type="float" office:value="-75.4491" calcext:value-type="float">
            <text:p>-75,4491</text:p>
          </table:table-cell>
        </table:table-row>
        <table:table-row table:style-name="ro1">
          <table:table-cell table:formula="of:=([Orange.D906]+[Orange1.D906]+[Orange2.D906]+[Orange3.D906]+[Orange4.D906])/5" office:value-type="float" office:value="2.23528" calcext:value-type="float">
            <text:p>2,23528</text:p>
          </table:table-cell>
          <table:table-cell table:formula="of:=([Orange.E906]+[Orange1.E906]+[Orange2.E906]+[Orange3.E906]+[Orange4.E906])/5" office:value-type="float" office:value="-77.3691" calcext:value-type="float">
            <text:p>-77,3691</text:p>
          </table:table-cell>
        </table:table-row>
        <table:table-row table:style-name="ro1">
          <table:table-cell table:formula="of:=([Orange.D907]+[Orange1.D907]+[Orange2.D907]+[Orange3.D907]+[Orange4.D907])/5" office:value-type="float" office:value="2.23775" calcext:value-type="float">
            <text:p>2,23775</text:p>
          </table:table-cell>
          <table:table-cell table:formula="of:=([Orange.E907]+[Orange1.E907]+[Orange2.E907]+[Orange3.E907]+[Orange4.E907])/5" office:value-type="float" office:value="-78.7291" calcext:value-type="float">
            <text:p>-78,7291</text:p>
          </table:table-cell>
        </table:table-row>
        <table:table-row table:style-name="ro1">
          <table:table-cell table:formula="of:=([Orange.D908]+[Orange1.D908]+[Orange2.D908]+[Orange3.D908]+[Orange4.D908])/5" office:value-type="float" office:value="2.24022" calcext:value-type="float">
            <text:p>2,24022</text:p>
          </table:table-cell>
          <table:table-cell table:formula="of:=([Orange.E908]+[Orange1.E908]+[Orange2.E908]+[Orange3.E908]+[Orange4.E908])/5" office:value-type="float" office:value="-82.0091" calcext:value-type="float">
            <text:p>-82,0091</text:p>
          </table:table-cell>
        </table:table-row>
        <table:table-row table:style-name="ro1">
          <table:table-cell table:formula="of:=([Orange.D909]+[Orange1.D909]+[Orange2.D909]+[Orange3.D909]+[Orange4.D909])/5" office:value-type="float" office:value="2.24269" calcext:value-type="float">
            <text:p>2,24269</text:p>
          </table:table-cell>
          <table:table-cell table:formula="of:=([Orange.E909]+[Orange1.E909]+[Orange2.E909]+[Orange3.E909]+[Orange4.E909])/5" office:value-type="float" office:value="-78.4091" calcext:value-type="float">
            <text:p>-78,4091</text:p>
          </table:table-cell>
        </table:table-row>
        <table:table-row table:style-name="ro1">
          <table:table-cell table:formula="of:=([Orange.D910]+[Orange1.D910]+[Orange2.D910]+[Orange3.D910]+[Orange4.D910])/5" office:value-type="float" office:value="2.24516" calcext:value-type="float">
            <text:p>2,24516</text:p>
          </table:table-cell>
          <table:table-cell table:formula="of:=([Orange.E910]+[Orange1.E910]+[Orange2.E910]+[Orange3.E910]+[Orange4.E910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911]+[Orange1.D911]+[Orange2.D911]+[Orange3.D911]+[Orange4.D911])/5" office:value-type="float" office:value="2.24763" calcext:value-type="float">
            <text:p>2,24763</text:p>
          </table:table-cell>
          <table:table-cell table:formula="of:=([Orange.E911]+[Orange1.E911]+[Orange2.E911]+[Orange3.E911]+[Orange4.E911])/5" office:value-type="float" office:value="-76.0891" calcext:value-type="float">
            <text:p>-76,0891</text:p>
          </table:table-cell>
        </table:table-row>
        <table:table-row table:style-name="ro1">
          <table:table-cell table:formula="of:=([Orange.D912]+[Orange1.D912]+[Orange2.D912]+[Orange3.D912]+[Orange4.D912])/5" office:value-type="float" office:value="2.2501" calcext:value-type="float">
            <text:p>2,2501</text:p>
          </table:table-cell>
          <table:table-cell table:formula="of:=([Orange.E912]+[Orange1.E912]+[Orange2.E912]+[Orange3.E912]+[Orange4.E912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913]+[Orange1.D913]+[Orange2.D913]+[Orange3.D913]+[Orange4.D913])/5" office:value-type="float" office:value="2.25257" calcext:value-type="float">
            <text:p>2,25257</text:p>
          </table:table-cell>
          <table:table-cell table:formula="of:=([Orange.E913]+[Orange1.E913]+[Orange2.E913]+[Orange3.E913]+[Orange4.E913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914]+[Orange1.D914]+[Orange2.D914]+[Orange3.D914]+[Orange4.D914])/5" office:value-type="float" office:value="2.25504" calcext:value-type="float">
            <text:p>2,25504</text:p>
          </table:table-cell>
          <table:table-cell table:formula="of:=([Orange.E914]+[Orange1.E914]+[Orange2.E914]+[Orange3.E914]+[Orange4.E914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915]+[Orange1.D915]+[Orange2.D915]+[Orange3.D915]+[Orange4.D915])/5" office:value-type="float" office:value="2.25751" calcext:value-type="float">
            <text:p>2,25751</text:p>
          </table:table-cell>
          <table:table-cell table:formula="of:=([Orange.E915]+[Orange1.E915]+[Orange2.E915]+[Orange3.E915]+[Orange4.E915])/5" office:value-type="float" office:value="-78.5691" calcext:value-type="float">
            <text:p>-78,5691</text:p>
          </table:table-cell>
        </table:table-row>
        <table:table-row table:style-name="ro1">
          <table:table-cell table:formula="of:=([Orange.D916]+[Orange1.D916]+[Orange2.D916]+[Orange3.D916]+[Orange4.D916])/5" office:value-type="float" office:value="2.25998" calcext:value-type="float">
            <text:p>2,25998</text:p>
          </table:table-cell>
          <table:table-cell table:formula="of:=([Orange.E916]+[Orange1.E916]+[Orange2.E916]+[Orange3.E916]+[Orange4.E916])/5" office:value-type="float" office:value="-76.2491" calcext:value-type="float">
            <text:p>-76,2491</text:p>
          </table:table-cell>
        </table:table-row>
        <table:table-row table:style-name="ro1">
          <table:table-cell table:formula="of:=([Orange.D917]+[Orange1.D917]+[Orange2.D917]+[Orange3.D917]+[Orange4.D917])/5" office:value-type="float" office:value="2.26245" calcext:value-type="float">
            <text:p>2,26245</text:p>
          </table:table-cell>
          <table:table-cell table:formula="of:=([Orange.E917]+[Orange1.E917]+[Orange2.E917]+[Orange3.E917]+[Orange4.E917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918]+[Orange1.D918]+[Orange2.D918]+[Orange3.D918]+[Orange4.D918])/5" office:value-type="float" office:value="2.26492" calcext:value-type="float">
            <text:p>2,26492</text:p>
          </table:table-cell>
          <table:table-cell table:formula="of:=([Orange.E918]+[Orange1.E918]+[Orange2.E918]+[Orange3.E918]+[Orange4.E918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919]+[Orange1.D919]+[Orange2.D919]+[Orange3.D919]+[Orange4.D919])/5" office:value-type="float" office:value="2.26739" calcext:value-type="float">
            <text:p>2,26739</text:p>
          </table:table-cell>
          <table:table-cell table:formula="of:=([Orange.E919]+[Orange1.E919]+[Orange2.E919]+[Orange3.E919]+[Orange4.E919])/5" office:value-type="float" office:value="-79.6091" calcext:value-type="float">
            <text:p>-79,6091</text:p>
          </table:table-cell>
        </table:table-row>
        <table:table-row table:style-name="ro1">
          <table:table-cell table:formula="of:=([Orange.D920]+[Orange1.D920]+[Orange2.D920]+[Orange3.D920]+[Orange4.D920])/5" office:value-type="float" office:value="2.26986" calcext:value-type="float">
            <text:p>2,26986</text:p>
          </table:table-cell>
          <table:table-cell table:formula="of:=([Orange.E920]+[Orange1.E920]+[Orange2.E920]+[Orange3.E920]+[Orange4.E920])/5" office:value-type="float" office:value="-75.0491" calcext:value-type="float">
            <text:p>-75,0491</text:p>
          </table:table-cell>
        </table:table-row>
        <table:table-row table:style-name="ro1">
          <table:table-cell table:formula="of:=([Orange.D921]+[Orange1.D921]+[Orange2.D921]+[Orange3.D921]+[Orange4.D921])/5" office:value-type="float" office:value="2.27233" calcext:value-type="float">
            <text:p>2,27233</text:p>
          </table:table-cell>
          <table:table-cell table:formula="of:=([Orange.E921]+[Orange1.E921]+[Orange2.E921]+[Orange3.E921]+[Orange4.E921])/5" office:value-type="float" office:value="-74.4091" calcext:value-type="float">
            <text:p>-74,4091</text:p>
          </table:table-cell>
        </table:table-row>
        <table:table-row table:style-name="ro1">
          <table:table-cell table:formula="of:=([Orange.D922]+[Orange1.D922]+[Orange2.D922]+[Orange3.D922]+[Orange4.D922])/5" office:value-type="float" office:value="2.2748" calcext:value-type="float">
            <text:p>2,2748</text:p>
          </table:table-cell>
          <table:table-cell table:formula="of:=([Orange.E922]+[Orange1.E922]+[Orange2.E922]+[Orange3.E922]+[Orange4.E922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923]+[Orange1.D923]+[Orange2.D923]+[Orange3.D923]+[Orange4.D923])/5" office:value-type="float" office:value="2.27727" calcext:value-type="float">
            <text:p>2,27727</text:p>
          </table:table-cell>
          <table:table-cell table:formula="of:=([Orange.E923]+[Orange1.E923]+[Orange2.E923]+[Orange3.E923]+[Orange4.E923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924]+[Orange1.D924]+[Orange2.D924]+[Orange3.D924]+[Orange4.D924])/5" office:value-type="float" office:value="2.27974" calcext:value-type="float">
            <text:p>2,27974</text:p>
          </table:table-cell>
          <table:table-cell table:formula="of:=([Orange.E924]+[Orange1.E924]+[Orange2.E924]+[Orange3.E924]+[Orange4.E924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925]+[Orange1.D925]+[Orange2.D925]+[Orange3.D925]+[Orange4.D925])/5" office:value-type="float" office:value="2.28221" calcext:value-type="float">
            <text:p>2,28221</text:p>
          </table:table-cell>
          <table:table-cell table:formula="of:=([Orange.E925]+[Orange1.E925]+[Orange2.E925]+[Orange3.E925]+[Orange4.E925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926]+[Orange1.D926]+[Orange2.D926]+[Orange3.D926]+[Orange4.D926])/5" office:value-type="float" office:value="2.28468" calcext:value-type="float">
            <text:p>2,28468</text:p>
          </table:table-cell>
          <table:table-cell table:formula="of:=([Orange.E926]+[Orange1.E926]+[Orange2.E926]+[Orange3.E926]+[Orange4.E926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927]+[Orange1.D927]+[Orange2.D927]+[Orange3.D927]+[Orange4.D927])/5" office:value-type="float" office:value="2.28715" calcext:value-type="float">
            <text:p>2,28715</text:p>
          </table:table-cell>
          <table:table-cell table:formula="of:=([Orange.E927]+[Orange1.E927]+[Orange2.E927]+[Orange3.E927]+[Orange4.E927])/5" office:value-type="float" office:value="-76.5691" calcext:value-type="float">
            <text:p>-76,5691</text:p>
          </table:table-cell>
        </table:table-row>
        <table:table-row table:style-name="ro1">
          <table:table-cell table:formula="of:=([Orange.D928]+[Orange1.D928]+[Orange2.D928]+[Orange3.D928]+[Orange4.D928])/5" office:value-type="float" office:value="2.28962" calcext:value-type="float">
            <text:p>2,28962</text:p>
          </table:table-cell>
          <table:table-cell table:formula="of:=([Orange.E928]+[Orange1.E928]+[Orange2.E928]+[Orange3.E928]+[Orange4.E928])/5" office:value-type="float" office:value="-80.0891" calcext:value-type="float">
            <text:p>-80,0891</text:p>
          </table:table-cell>
        </table:table-row>
        <table:table-row table:style-name="ro1">
          <table:table-cell table:formula="of:=([Orange.D929]+[Orange1.D929]+[Orange2.D929]+[Orange3.D929]+[Orange4.D929])/5" office:value-type="float" office:value="2.29209" calcext:value-type="float">
            <text:p>2,29209</text:p>
          </table:table-cell>
          <table:table-cell table:formula="of:=([Orange.E929]+[Orange1.E929]+[Orange2.E929]+[Orange3.E929]+[Orange4.E929])/5" office:value-type="float" office:value="-80.0091" calcext:value-type="float">
            <text:p>-80,0091</text:p>
          </table:table-cell>
        </table:table-row>
        <table:table-row table:style-name="ro1">
          <table:table-cell table:formula="of:=([Orange.D930]+[Orange1.D930]+[Orange2.D930]+[Orange3.D930]+[Orange4.D930])/5" office:value-type="float" office:value="2.29456" calcext:value-type="float">
            <text:p>2,29456</text:p>
          </table:table-cell>
          <table:table-cell table:formula="of:=([Orange.E930]+[Orange1.E930]+[Orange2.E930]+[Orange3.E930]+[Orange4.E930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931]+[Orange1.D931]+[Orange2.D931]+[Orange3.D931]+[Orange4.D931])/5" office:value-type="float" office:value="2.29703" calcext:value-type="float">
            <text:p>2,29703</text:p>
          </table:table-cell>
          <table:table-cell table:formula="of:=([Orange.E931]+[Orange1.E931]+[Orange2.E931]+[Orange3.E931]+[Orange4.E931])/5" office:value-type="float" office:value="-80.2491" calcext:value-type="float">
            <text:p>-80,2491</text:p>
          </table:table-cell>
        </table:table-row>
        <table:table-row table:style-name="ro1">
          <table:table-cell table:formula="of:=([Orange.D932]+[Orange1.D932]+[Orange2.D932]+[Orange3.D932]+[Orange4.D932])/5" office:value-type="float" office:value="2.2995" calcext:value-type="float">
            <text:p>2,2995</text:p>
          </table:table-cell>
          <table:table-cell table:formula="of:=([Orange.E932]+[Orange1.E932]+[Orange2.E932]+[Orange3.E932]+[Orange4.E932])/5" office:value-type="float" office:value="-77.8491" calcext:value-type="float">
            <text:p>-77,8491</text:p>
          </table:table-cell>
        </table:table-row>
        <table:table-row table:style-name="ro1">
          <table:table-cell table:formula="of:=([Orange.D933]+[Orange1.D933]+[Orange2.D933]+[Orange3.D933]+[Orange4.D933])/5" office:value-type="float" office:value="2.30197" calcext:value-type="float">
            <text:p>2,30197</text:p>
          </table:table-cell>
          <table:table-cell table:formula="of:=([Orange.E933]+[Orange1.E933]+[Orange2.E933]+[Orange3.E933]+[Orange4.E933])/5" office:value-type="float" office:value="-74.5691" calcext:value-type="float">
            <text:p>-74,5691</text:p>
          </table:table-cell>
        </table:table-row>
        <table:table-row table:style-name="ro1">
          <table:table-cell table:formula="of:=([Orange.D934]+[Orange1.D934]+[Orange2.D934]+[Orange3.D934]+[Orange4.D934])/5" office:value-type="float" office:value="2.30444" calcext:value-type="float">
            <text:p>2,30444</text:p>
          </table:table-cell>
          <table:table-cell table:formula="of:=([Orange.E934]+[Orange1.E934]+[Orange2.E934]+[Orange3.E934]+[Orange4.E934])/5" office:value-type="float" office:value="-74.7291" calcext:value-type="float">
            <text:p>-74,7291</text:p>
          </table:table-cell>
        </table:table-row>
        <table:table-row table:style-name="ro1">
          <table:table-cell table:formula="of:=([Orange.D935]+[Orange1.D935]+[Orange2.D935]+[Orange3.D935]+[Orange4.D935])/5" office:value-type="float" office:value="2.30691" calcext:value-type="float">
            <text:p>2,30691</text:p>
          </table:table-cell>
          <table:table-cell table:formula="of:=([Orange.E935]+[Orange1.E935]+[Orange2.E935]+[Orange3.E935]+[Orange4.E935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936]+[Orange1.D936]+[Orange2.D936]+[Orange3.D936]+[Orange4.D936])/5" office:value-type="float" office:value="2.30938" calcext:value-type="float">
            <text:p>2,30938</text:p>
          </table:table-cell>
          <table:table-cell table:formula="of:=([Orange.E936]+[Orange1.E936]+[Orange2.E936]+[Orange3.E936]+[Orange4.E936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937]+[Orange1.D937]+[Orange2.D937]+[Orange3.D937]+[Orange4.D937])/5" office:value-type="float" office:value="2.31185" calcext:value-type="float">
            <text:p>2,31185</text:p>
          </table:table-cell>
          <table:table-cell table:formula="of:=([Orange.E937]+[Orange1.E937]+[Orange2.E937]+[Orange3.E937]+[Orange4.E937])/5" office:value-type="float" office:value="-80.1691" calcext:value-type="float">
            <text:p>-80,1691</text:p>
          </table:table-cell>
        </table:table-row>
        <table:table-row table:style-name="ro1">
          <table:table-cell table:formula="of:=([Orange.D938]+[Orange1.D938]+[Orange2.D938]+[Orange3.D938]+[Orange4.D938])/5" office:value-type="float" office:value="2.31432" calcext:value-type="float">
            <text:p>2,31432</text:p>
          </table:table-cell>
          <table:table-cell table:formula="of:=([Orange.E938]+[Orange1.E938]+[Orange2.E938]+[Orange3.E938]+[Orange4.E938])/5" office:value-type="float" office:value="-76.2491" calcext:value-type="float">
            <text:p>-76,2491</text:p>
          </table:table-cell>
        </table:table-row>
        <table:table-row table:style-name="ro1">
          <table:table-cell table:formula="of:=([Orange.D939]+[Orange1.D939]+[Orange2.D939]+[Orange3.D939]+[Orange4.D939])/5" office:value-type="float" office:value="2.31679" calcext:value-type="float">
            <text:p>2,31679</text:p>
          </table:table-cell>
          <table:table-cell table:formula="of:=([Orange.E939]+[Orange1.E939]+[Orange2.E939]+[Orange3.E939]+[Orange4.E939])/5" office:value-type="float" office:value="-77.0491" calcext:value-type="float">
            <text:p>-77,0491</text:p>
          </table:table-cell>
        </table:table-row>
        <table:table-row table:style-name="ro1">
          <table:table-cell table:formula="of:=([Orange.D940]+[Orange1.D940]+[Orange2.D940]+[Orange3.D940]+[Orange4.D940])/5" office:value-type="float" office:value="2.31926" calcext:value-type="float">
            <text:p>2,31926</text:p>
          </table:table-cell>
          <table:table-cell table:formula="of:=([Orange.E940]+[Orange1.E940]+[Orange2.E940]+[Orange3.E940]+[Orange4.E940])/5" office:value-type="float" office:value="-75.3691" calcext:value-type="float">
            <text:p>-75,3691</text:p>
          </table:table-cell>
        </table:table-row>
        <table:table-row table:style-name="ro1">
          <table:table-cell table:formula="of:=([Orange.D941]+[Orange1.D941]+[Orange2.D941]+[Orange3.D941]+[Orange4.D941])/5" office:value-type="float" office:value="2.32173" calcext:value-type="float">
            <text:p>2,32173</text:p>
          </table:table-cell>
          <table:table-cell table:formula="of:=([Orange.E941]+[Orange1.E941]+[Orange2.E941]+[Orange3.E941]+[Orange4.E941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942]+[Orange1.D942]+[Orange2.D942]+[Orange3.D942]+[Orange4.D942])/5" office:value-type="float" office:value="2.3242" calcext:value-type="float">
            <text:p>2,3242</text:p>
          </table:table-cell>
          <table:table-cell table:formula="of:=([Orange.E942]+[Orange1.E942]+[Orange2.E942]+[Orange3.E942]+[Orange4.E942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943]+[Orange1.D943]+[Orange2.D943]+[Orange3.D943]+[Orange4.D943])/5" office:value-type="float" office:value="2.32667" calcext:value-type="float">
            <text:p>2,32667</text:p>
          </table:table-cell>
          <table:table-cell table:formula="of:=([Orange.E943]+[Orange1.E943]+[Orange2.E943]+[Orange3.E943]+[Orange4.E943])/5" office:value-type="float" office:value="-79.6891" calcext:value-type="float">
            <text:p>-79,6891</text:p>
          </table:table-cell>
        </table:table-row>
        <table:table-row table:style-name="ro1">
          <table:table-cell table:formula="of:=([Orange.D944]+[Orange1.D944]+[Orange2.D944]+[Orange3.D944]+[Orange4.D944])/5" office:value-type="float" office:value="2.32914" calcext:value-type="float">
            <text:p>2,32914</text:p>
          </table:table-cell>
          <table:table-cell table:formula="of:=([Orange.E944]+[Orange1.E944]+[Orange2.E944]+[Orange3.E944]+[Orange4.E944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945]+[Orange1.D945]+[Orange2.D945]+[Orange3.D945]+[Orange4.D945])/5" office:value-type="float" office:value="2.33161" calcext:value-type="float">
            <text:p>2,33161</text:p>
          </table:table-cell>
          <table:table-cell table:formula="of:=([Orange.E945]+[Orange1.E945]+[Orange2.E945]+[Orange3.E945]+[Orange4.E945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946]+[Orange1.D946]+[Orange2.D946]+[Orange3.D946]+[Orange4.D946])/5" office:value-type="float" office:value="2.33408" calcext:value-type="float">
            <text:p>2,33408</text:p>
          </table:table-cell>
          <table:table-cell table:formula="of:=([Orange.E946]+[Orange1.E946]+[Orange2.E946]+[Orange3.E946]+[Orange4.E946])/5" office:value-type="float" office:value="-73.8491" calcext:value-type="float">
            <text:p>-73,8491</text:p>
          </table:table-cell>
        </table:table-row>
        <table:table-row table:style-name="ro1">
          <table:table-cell table:formula="of:=([Orange.D947]+[Orange1.D947]+[Orange2.D947]+[Orange3.D947]+[Orange4.D947])/5" office:value-type="float" office:value="2.33655" calcext:value-type="float">
            <text:p>2,33655</text:p>
          </table:table-cell>
          <table:table-cell table:formula="of:=([Orange.E947]+[Orange1.E947]+[Orange2.E947]+[Orange3.E947]+[Orange4.E947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948]+[Orange1.D948]+[Orange2.D948]+[Orange3.D948]+[Orange4.D948])/5" office:value-type="float" office:value="2.33902" calcext:value-type="float">
            <text:p>2,33902</text:p>
          </table:table-cell>
          <table:table-cell table:formula="of:=([Orange.E948]+[Orange1.E948]+[Orange2.E948]+[Orange3.E948]+[Orange4.E948])/5" office:value-type="float" office:value="-78.7291" calcext:value-type="float">
            <text:p>-78,7291</text:p>
          </table:table-cell>
        </table:table-row>
        <table:table-row table:style-name="ro1">
          <table:table-cell table:formula="of:=([Orange.D949]+[Orange1.D949]+[Orange2.D949]+[Orange3.D949]+[Orange4.D949])/5" office:value-type="float" office:value="2.34149" calcext:value-type="float">
            <text:p>2,34149</text:p>
          </table:table-cell>
          <table:table-cell table:formula="of:=([Orange.E949]+[Orange1.E949]+[Orange2.E949]+[Orange3.E949]+[Orange4.E949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950]+[Orange1.D950]+[Orange2.D950]+[Orange3.D950]+[Orange4.D950])/5" office:value-type="float" office:value="2.34396" calcext:value-type="float">
            <text:p>2,34396</text:p>
          </table:table-cell>
          <table:table-cell table:formula="of:=([Orange.E950]+[Orange1.E950]+[Orange2.E950]+[Orange3.E950]+[Orange4.E950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951]+[Orange1.D951]+[Orange2.D951]+[Orange3.D951]+[Orange4.D951])/5" office:value-type="float" office:value="2.34643" calcext:value-type="float">
            <text:p>2,34643</text:p>
          </table:table-cell>
          <table:table-cell table:formula="of:=([Orange.E951]+[Orange1.E951]+[Orange2.E951]+[Orange3.E951]+[Orange4.E951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952]+[Orange1.D952]+[Orange2.D952]+[Orange3.D952]+[Orange4.D952])/5" office:value-type="float" office:value="2.3489" calcext:value-type="float">
            <text:p>2,3489</text:p>
          </table:table-cell>
          <table:table-cell table:formula="of:=([Orange.E952]+[Orange1.E952]+[Orange2.E952]+[Orange3.E952]+[Orange4.E952])/5" office:value-type="float" office:value="-79.6091" calcext:value-type="float">
            <text:p>-79,6091</text:p>
          </table:table-cell>
        </table:table-row>
        <table:table-row table:style-name="ro1">
          <table:table-cell table:formula="of:=([Orange.D953]+[Orange1.D953]+[Orange2.D953]+[Orange3.D953]+[Orange4.D953])/5" office:value-type="float" office:value="2.35137" calcext:value-type="float">
            <text:p>2,35137</text:p>
          </table:table-cell>
          <table:table-cell table:formula="of:=([Orange.E953]+[Orange1.E953]+[Orange2.E953]+[Orange3.E953]+[Orange4.E953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954]+[Orange1.D954]+[Orange2.D954]+[Orange3.D954]+[Orange4.D954])/5" office:value-type="float" office:value="2.35384" calcext:value-type="float">
            <text:p>2,35384</text:p>
          </table:table-cell>
          <table:table-cell table:formula="of:=([Orange.E954]+[Orange1.E954]+[Orange2.E954]+[Orange3.E954]+[Orange4.E954])/5" office:value-type="float" office:value="-77.2091" calcext:value-type="float">
            <text:p>-77,2091</text:p>
          </table:table-cell>
        </table:table-row>
        <table:table-row table:style-name="ro1">
          <table:table-cell table:formula="of:=([Orange.D955]+[Orange1.D955]+[Orange2.D955]+[Orange3.D955]+[Orange4.D955])/5" office:value-type="float" office:value="2.35631" calcext:value-type="float">
            <text:p>2,35631</text:p>
          </table:table-cell>
          <table:table-cell table:formula="of:=([Orange.E955]+[Orange1.E955]+[Orange2.E955]+[Orange3.E955]+[Orange4.E955])/5" office:value-type="float" office:value="-78.0091" calcext:value-type="float">
            <text:p>-78,0091</text:p>
          </table:table-cell>
        </table:table-row>
        <table:table-row table:style-name="ro1">
          <table:table-cell table:formula="of:=([Orange.D956]+[Orange1.D956]+[Orange2.D956]+[Orange3.D956]+[Orange4.D956])/5" office:value-type="float" office:value="2.35878" calcext:value-type="float">
            <text:p>2,35878</text:p>
          </table:table-cell>
          <table:table-cell table:formula="of:=([Orange.E956]+[Orange1.E956]+[Orange2.E956]+[Orange3.E956]+[Orange4.E956])/5" office:value-type="float" office:value="-75.7691" calcext:value-type="float">
            <text:p>-75,7691</text:p>
          </table:table-cell>
        </table:table-row>
        <table:table-row table:style-name="ro1">
          <table:table-cell table:formula="of:=([Orange.D957]+[Orange1.D957]+[Orange2.D957]+[Orange3.D957]+[Orange4.D957])/5" office:value-type="float" office:value="2.36125" calcext:value-type="float">
            <text:p>2,36125</text:p>
          </table:table-cell>
          <table:table-cell table:formula="of:=([Orange.E957]+[Orange1.E957]+[Orange2.E957]+[Orange3.E957]+[Orange4.E957])/5" office:value-type="float" office:value="-76.3291" calcext:value-type="float">
            <text:p>-76,3291</text:p>
          </table:table-cell>
        </table:table-row>
        <table:table-row table:style-name="ro1">
          <table:table-cell table:formula="of:=([Orange.D958]+[Orange1.D958]+[Orange2.D958]+[Orange3.D958]+[Orange4.D958])/5" office:value-type="float" office:value="2.36372" calcext:value-type="float">
            <text:p>2,36372</text:p>
          </table:table-cell>
          <table:table-cell table:formula="of:=([Orange.E958]+[Orange1.E958]+[Orange2.E958]+[Orange3.E958]+[Orange4.E958])/5" office:value-type="float" office:value="-73.4491" calcext:value-type="float">
            <text:p>-73,4491</text:p>
          </table:table-cell>
        </table:table-row>
        <table:table-row table:style-name="ro1">
          <table:table-cell table:formula="of:=([Orange.D959]+[Orange1.D959]+[Orange2.D959]+[Orange3.D959]+[Orange4.D959])/5" office:value-type="float" office:value="2.36619" calcext:value-type="float">
            <text:p>2,36619</text:p>
          </table:table-cell>
          <table:table-cell table:formula="of:=([Orange.E959]+[Orange1.E959]+[Orange2.E959]+[Orange3.E959]+[Orange4.E959])/5" office:value-type="float" office:value="-75.2891" calcext:value-type="float">
            <text:p>-75,2891</text:p>
          </table:table-cell>
        </table:table-row>
        <table:table-row table:style-name="ro1">
          <table:table-cell table:formula="of:=([Orange.D960]+[Orange1.D960]+[Orange2.D960]+[Orange3.D960]+[Orange4.D960])/5" office:value-type="float" office:value="2.36866" calcext:value-type="float">
            <text:p>2,36866</text:p>
          </table:table-cell>
          <table:table-cell table:formula="of:=([Orange.E960]+[Orange1.E960]+[Orange2.E960]+[Orange3.E960]+[Orange4.E960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961]+[Orange1.D961]+[Orange2.D961]+[Orange3.D961]+[Orange4.D961])/5" office:value-type="float" office:value="2.37113" calcext:value-type="float">
            <text:p>2,37113</text:p>
          </table:table-cell>
          <table:table-cell table:formula="of:=([Orange.E961]+[Orange1.E961]+[Orange2.E961]+[Orange3.E961]+[Orange4.E961])/5" office:value-type="float" office:value="-79.6091" calcext:value-type="float">
            <text:p>-79,6091</text:p>
          </table:table-cell>
        </table:table-row>
        <table:table-row table:style-name="ro1">
          <table:table-cell table:formula="of:=([Orange.D962]+[Orange1.D962]+[Orange2.D962]+[Orange3.D962]+[Orange4.D962])/5" office:value-type="float" office:value="2.3736" calcext:value-type="float">
            <text:p>2,3736</text:p>
          </table:table-cell>
          <table:table-cell table:formula="of:=([Orange.E962]+[Orange1.E962]+[Orange2.E962]+[Orange3.E962]+[Orange4.E962])/5" office:value-type="float" office:value="-80.4891" calcext:value-type="float">
            <text:p>-80,4891</text:p>
          </table:table-cell>
        </table:table-row>
        <table:table-row table:style-name="ro1">
          <table:table-cell table:formula="of:=([Orange.D963]+[Orange1.D963]+[Orange2.D963]+[Orange3.D963]+[Orange4.D963])/5" office:value-type="float" office:value="2.37607" calcext:value-type="float">
            <text:p>2,37607</text:p>
          </table:table-cell>
          <table:table-cell table:formula="of:=([Orange.E963]+[Orange1.E963]+[Orange2.E963]+[Orange3.E963]+[Orange4.E963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964]+[Orange1.D964]+[Orange2.D964]+[Orange3.D964]+[Orange4.D964])/5" office:value-type="float" office:value="2.37854" calcext:value-type="float">
            <text:p>2,37854</text:p>
          </table:table-cell>
          <table:table-cell table:formula="of:=([Orange.E964]+[Orange1.E964]+[Orange2.E964]+[Orange3.E964]+[Orange4.E964])/5" office:value-type="float" office:value="-78.4891" calcext:value-type="float">
            <text:p>-78,4891</text:p>
          </table:table-cell>
        </table:table-row>
        <table:table-row table:style-name="ro1">
          <table:table-cell table:formula="of:=([Orange.D965]+[Orange1.D965]+[Orange2.D965]+[Orange3.D965]+[Orange4.D965])/5" office:value-type="float" office:value="2.38101" calcext:value-type="float">
            <text:p>2,38101</text:p>
          </table:table-cell>
          <table:table-cell table:formula="of:=([Orange.E965]+[Orange1.E965]+[Orange2.E965]+[Orange3.E965]+[Orange4.E965])/5" office:value-type="float" office:value="-75.8491" calcext:value-type="float">
            <text:p>-75,8491</text:p>
          </table:table-cell>
        </table:table-row>
        <table:table-row table:style-name="ro1">
          <table:table-cell table:formula="of:=([Orange.D966]+[Orange1.D966]+[Orange2.D966]+[Orange3.D966]+[Orange4.D966])/5" office:value-type="float" office:value="2.38348" calcext:value-type="float">
            <text:p>2,38348</text:p>
          </table:table-cell>
          <table:table-cell table:formula="of:=([Orange.E966]+[Orange1.E966]+[Orange2.E966]+[Orange3.E966]+[Orange4.E966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967]+[Orange1.D967]+[Orange2.D967]+[Orange3.D967]+[Orange4.D967])/5" office:value-type="float" office:value="2.38595" calcext:value-type="float">
            <text:p>2,38595</text:p>
          </table:table-cell>
          <table:table-cell table:formula="of:=([Orange.E967]+[Orange1.E967]+[Orange2.E967]+[Orange3.E967]+[Orange4.E967])/5" office:value-type="float" office:value="-80.3291" calcext:value-type="float">
            <text:p>-80,3291</text:p>
          </table:table-cell>
        </table:table-row>
        <table:table-row table:style-name="ro1">
          <table:table-cell table:formula="of:=([Orange.D968]+[Orange1.D968]+[Orange2.D968]+[Orange3.D968]+[Orange4.D968])/5" office:value-type="float" office:value="2.38842" calcext:value-type="float">
            <text:p>2,38842</text:p>
          </table:table-cell>
          <table:table-cell table:formula="of:=([Orange.E968]+[Orange1.E968]+[Orange2.E968]+[Orange3.E968]+[Orange4.E968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969]+[Orange1.D969]+[Orange2.D969]+[Orange3.D969]+[Orange4.D969])/5" office:value-type="float" office:value="2.39089" calcext:value-type="float">
            <text:p>2,39089</text:p>
          </table:table-cell>
          <table:table-cell table:formula="of:=([Orange.E969]+[Orange1.E969]+[Orange2.E969]+[Orange3.E969]+[Orange4.E969])/5" office:value-type="float" office:value="-76.9691" calcext:value-type="float">
            <text:p>-76,9691</text:p>
          </table:table-cell>
        </table:table-row>
        <table:table-row table:style-name="ro1">
          <table:table-cell table:formula="of:=([Orange.D970]+[Orange1.D970]+[Orange2.D970]+[Orange3.D970]+[Orange4.D970])/5" office:value-type="float" office:value="2.39336" calcext:value-type="float">
            <text:p>2,39336</text:p>
          </table:table-cell>
          <table:table-cell table:formula="of:=([Orange.E970]+[Orange1.E970]+[Orange2.E970]+[Orange3.E970]+[Orange4.E970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971]+[Orange1.D971]+[Orange2.D971]+[Orange3.D971]+[Orange4.D971])/5" office:value-type="float" office:value="2.39583" calcext:value-type="float">
            <text:p>2,39583</text:p>
          </table:table-cell>
          <table:table-cell table:formula="of:=([Orange.E971]+[Orange1.E971]+[Orange2.E971]+[Orange3.E971]+[Orange4.E971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972]+[Orange1.D972]+[Orange2.D972]+[Orange3.D972]+[Orange4.D972])/5" office:value-type="float" office:value="2.3983" calcext:value-type="float">
            <text:p>2,3983</text:p>
          </table:table-cell>
          <table:table-cell table:formula="of:=([Orange.E972]+[Orange1.E972]+[Orange2.E972]+[Orange3.E972]+[Orange4.E972])/5" office:value-type="float" office:value="-75.6091" calcext:value-type="float">
            <text:p>-75,6091</text:p>
          </table:table-cell>
        </table:table-row>
        <table:table-row table:style-name="ro1">
          <table:table-cell table:formula="of:=([Orange.D973]+[Orange1.D973]+[Orange2.D973]+[Orange3.D973]+[Orange4.D973])/5" office:value-type="float" office:value="2.40077" calcext:value-type="float">
            <text:p>2,40077</text:p>
          </table:table-cell>
          <table:table-cell table:formula="of:=([Orange.E973]+[Orange1.E973]+[Orange2.E973]+[Orange3.E973]+[Orange4.E973])/5" office:value-type="float" office:value="-80.0891" calcext:value-type="float">
            <text:p>-80,0891</text:p>
          </table:table-cell>
        </table:table-row>
        <table:table-row table:style-name="ro1">
          <table:table-cell table:formula="of:=([Orange.D974]+[Orange1.D974]+[Orange2.D974]+[Orange3.D974]+[Orange4.D974])/5" office:value-type="float" office:value="2.40324" calcext:value-type="float">
            <text:p>2,40324</text:p>
          </table:table-cell>
          <table:table-cell table:formula="of:=([Orange.E974]+[Orange1.E974]+[Orange2.E974]+[Orange3.E974]+[Orange4.E974])/5" office:value-type="float" office:value="-84.4891" calcext:value-type="float">
            <text:p>-84,4891</text:p>
          </table:table-cell>
        </table:table-row>
        <table:table-row table:style-name="ro1">
          <table:table-cell table:formula="of:=([Orange.D975]+[Orange1.D975]+[Orange2.D975]+[Orange3.D975]+[Orange4.D975])/5" office:value-type="float" office:value="2.40571" calcext:value-type="float">
            <text:p>2,40571</text:p>
          </table:table-cell>
          <table:table-cell table:formula="of:=([Orange.E975]+[Orange1.E975]+[Orange2.E975]+[Orange3.E975]+[Orange4.E975])/5" office:value-type="float" office:value="-78.1691" calcext:value-type="float">
            <text:p>-78,1691</text:p>
          </table:table-cell>
        </table:table-row>
        <table:table-row table:style-name="ro1">
          <table:table-cell table:formula="of:=([Orange.D976]+[Orange1.D976]+[Orange2.D976]+[Orange3.D976]+[Orange4.D976])/5" office:value-type="float" office:value="2.40818" calcext:value-type="float">
            <text:p>2,40818</text:p>
          </table:table-cell>
          <table:table-cell table:formula="of:=([Orange.E976]+[Orange1.E976]+[Orange2.E976]+[Orange3.E976]+[Orange4.E976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977]+[Orange1.D977]+[Orange2.D977]+[Orange3.D977]+[Orange4.D977])/5" office:value-type="float" office:value="2.41065" calcext:value-type="float">
            <text:p>2,41065</text:p>
          </table:table-cell>
          <table:table-cell table:formula="of:=([Orange.E977]+[Orange1.E977]+[Orange2.E977]+[Orange3.E977]+[Orange4.E977])/5" office:value-type="float" office:value="-80.1691" calcext:value-type="float">
            <text:p>-80,1691</text:p>
          </table:table-cell>
        </table:table-row>
        <table:table-row table:style-name="ro1">
          <table:table-cell table:formula="of:=([Orange.D978]+[Orange1.D978]+[Orange2.D978]+[Orange3.D978]+[Orange4.D978])/5" office:value-type="float" office:value="2.41312" calcext:value-type="float">
            <text:p>2,41312</text:p>
          </table:table-cell>
          <table:table-cell table:formula="of:=([Orange.E978]+[Orange1.E978]+[Orange2.E978]+[Orange3.E978]+[Orange4.E978])/5" office:value-type="float" office:value="-76.7291" calcext:value-type="float">
            <text:p>-76,7291</text:p>
          </table:table-cell>
        </table:table-row>
        <table:table-row table:style-name="ro1">
          <table:table-cell table:formula="of:=([Orange.D979]+[Orange1.D979]+[Orange2.D979]+[Orange3.D979]+[Orange4.D979])/5" office:value-type="float" office:value="2.41559" calcext:value-type="float">
            <text:p>2,41559</text:p>
          </table:table-cell>
          <table:table-cell table:formula="of:=([Orange.E979]+[Orange1.E979]+[Orange2.E979]+[Orange3.E979]+[Orange4.E979])/5" office:value-type="float" office:value="-79.2091" calcext:value-type="float">
            <text:p>-79,2091</text:p>
          </table:table-cell>
        </table:table-row>
        <table:table-row table:style-name="ro1">
          <table:table-cell table:formula="of:=([Orange.D980]+[Orange1.D980]+[Orange2.D980]+[Orange3.D980]+[Orange4.D980])/5" office:value-type="float" office:value="2.41806" calcext:value-type="float">
            <text:p>2,41806</text:p>
          </table:table-cell>
          <table:table-cell table:formula="of:=([Orange.E980]+[Orange1.E980]+[Orange2.E980]+[Orange3.E980]+[Orange4.E980])/5" office:value-type="float" office:value="-79.0491" calcext:value-type="float">
            <text:p>-79,0491</text:p>
          </table:table-cell>
        </table:table-row>
        <table:table-row table:style-name="ro1">
          <table:table-cell table:formula="of:=([Orange.D981]+[Orange1.D981]+[Orange2.D981]+[Orange3.D981]+[Orange4.D981])/5" office:value-type="float" office:value="2.42053" calcext:value-type="float">
            <text:p>2,42053</text:p>
          </table:table-cell>
          <table:table-cell table:formula="of:=([Orange.E981]+[Orange1.E981]+[Orange2.E981]+[Orange3.E981]+[Orange4.E981])/5" office:value-type="float" office:value="-77.9291" calcext:value-type="float">
            <text:p>-77,9291</text:p>
          </table:table-cell>
        </table:table-row>
        <table:table-row table:style-name="ro1">
          <table:table-cell table:formula="of:=([Orange.D982]+[Orange1.D982]+[Orange2.D982]+[Orange3.D982]+[Orange4.D982])/5" office:value-type="float" office:value="2.423" calcext:value-type="float">
            <text:p>2,423</text:p>
          </table:table-cell>
          <table:table-cell table:formula="of:=([Orange.E982]+[Orange1.E982]+[Orange2.E982]+[Orange3.E982]+[Orange4.E982])/5" office:value-type="float" office:value="-80.5691" calcext:value-type="float">
            <text:p>-80,5691</text:p>
          </table:table-cell>
        </table:table-row>
        <table:table-row table:style-name="ro1">
          <table:table-cell table:formula="of:=([Orange.D983]+[Orange1.D983]+[Orange2.D983]+[Orange3.D983]+[Orange4.D983])/5" office:value-type="float" office:value="2.42547" calcext:value-type="float">
            <text:p>2,42547</text:p>
          </table:table-cell>
          <table:table-cell table:formula="of:=([Orange.E983]+[Orange1.E983]+[Orange2.E983]+[Orange3.E983]+[Orange4.E983])/5" office:value-type="float" office:value="-79.0491" calcext:value-type="float">
            <text:p>-79,0491</text:p>
          </table:table-cell>
        </table:table-row>
        <table:table-row table:style-name="ro1">
          <table:table-cell table:formula="of:=([Orange.D984]+[Orange1.D984]+[Orange2.D984]+[Orange3.D984]+[Orange4.D984])/5" office:value-type="float" office:value="2.42794" calcext:value-type="float">
            <text:p>2,42794</text:p>
          </table:table-cell>
          <table:table-cell table:formula="of:=([Orange.E984]+[Orange1.E984]+[Orange2.E984]+[Orange3.E984]+[Orange4.E984])/5" office:value-type="float" office:value="-74.4891" calcext:value-type="float">
            <text:p>-74,4891</text:p>
          </table:table-cell>
        </table:table-row>
        <table:table-row table:style-name="ro1">
          <table:table-cell table:formula="of:=([Orange.D985]+[Orange1.D985]+[Orange2.D985]+[Orange3.D985]+[Orange4.D985])/5" office:value-type="float" office:value="2.43041" calcext:value-type="float">
            <text:p>2,43041</text:p>
          </table:table-cell>
          <table:table-cell table:formula="of:=([Orange.E985]+[Orange1.E985]+[Orange2.E985]+[Orange3.E985]+[Orange4.E985])/5" office:value-type="float" office:value="-76.0091" calcext:value-type="float">
            <text:p>-76,0091</text:p>
          </table:table-cell>
        </table:table-row>
        <table:table-row table:style-name="ro1">
          <table:table-cell table:formula="of:=([Orange.D986]+[Orange1.D986]+[Orange2.D986]+[Orange3.D986]+[Orange4.D986])/5" office:value-type="float" office:value="2.43288" calcext:value-type="float">
            <text:p>2,43288</text:p>
          </table:table-cell>
          <table:table-cell table:formula="of:=([Orange.E986]+[Orange1.E986]+[Orange2.E986]+[Orange3.E986]+[Orange4.E986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987]+[Orange1.D987]+[Orange2.D987]+[Orange3.D987]+[Orange4.D987])/5" office:value-type="float" office:value="2.43535" calcext:value-type="float">
            <text:p>2,43535</text:p>
          </table:table-cell>
          <table:table-cell table:formula="of:=([Orange.E987]+[Orange1.E987]+[Orange2.E987]+[Orange3.E987]+[Orange4.E987])/5" office:value-type="float" office:value="-76.4891" calcext:value-type="float">
            <text:p>-76,4891</text:p>
          </table:table-cell>
        </table:table-row>
        <table:table-row table:style-name="ro1">
          <table:table-cell table:formula="of:=([Orange.D988]+[Orange1.D988]+[Orange2.D988]+[Orange3.D988]+[Orange4.D988])/5" office:value-type="float" office:value="2.43782" calcext:value-type="float">
            <text:p>2,43782</text:p>
          </table:table-cell>
          <table:table-cell table:formula="of:=([Orange.E988]+[Orange1.E988]+[Orange2.E988]+[Orange3.E988]+[Orange4.E988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989]+[Orange1.D989]+[Orange2.D989]+[Orange3.D989]+[Orange4.D989])/5" office:value-type="float" office:value="2.44029" calcext:value-type="float">
            <text:p>2,44029</text:p>
          </table:table-cell>
          <table:table-cell table:formula="of:=([Orange.E989]+[Orange1.E989]+[Orange2.E989]+[Orange3.E989]+[Orange4.E989])/5" office:value-type="float" office:value="-76.6491" calcext:value-type="float">
            <text:p>-76,6491</text:p>
          </table:table-cell>
        </table:table-row>
        <table:table-row table:style-name="ro1">
          <table:table-cell table:formula="of:=([Orange.D990]+[Orange1.D990]+[Orange2.D990]+[Orange3.D990]+[Orange4.D990])/5" office:value-type="float" office:value="2.44276" calcext:value-type="float">
            <text:p>2,44276</text:p>
          </table:table-cell>
          <table:table-cell table:formula="of:=([Orange.E990]+[Orange1.E990]+[Orange2.E990]+[Orange3.E990]+[Orange4.E990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991]+[Orange1.D991]+[Orange2.D991]+[Orange3.D991]+[Orange4.D991])/5" office:value-type="float" office:value="2.44523" calcext:value-type="float">
            <text:p>2,44523</text:p>
          </table:table-cell>
          <table:table-cell table:formula="of:=([Orange.E991]+[Orange1.E991]+[Orange2.E991]+[Orange3.E991]+[Orange4.E991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992]+[Orange1.D992]+[Orange2.D992]+[Orange3.D992]+[Orange4.D992])/5" office:value-type="float" office:value="2.4477" calcext:value-type="float">
            <text:p>2,4477</text:p>
          </table:table-cell>
          <table:table-cell table:formula="of:=([Orange.E992]+[Orange1.E992]+[Orange2.E992]+[Orange3.E992]+[Orange4.E992])/5" office:value-type="float" office:value="-79.1291" calcext:value-type="float">
            <text:p>-79,1291</text:p>
          </table:table-cell>
        </table:table-row>
        <table:table-row table:style-name="ro1">
          <table:table-cell table:formula="of:=([Orange.D993]+[Orange1.D993]+[Orange2.D993]+[Orange3.D993]+[Orange4.D993])/5" office:value-type="float" office:value="2.45017" calcext:value-type="float">
            <text:p>2,45017</text:p>
          </table:table-cell>
          <table:table-cell table:formula="of:=([Orange.E993]+[Orange1.E993]+[Orange2.E993]+[Orange3.E993]+[Orange4.E993])/5" office:value-type="float" office:value="-80.2491" calcext:value-type="float">
            <text:p>-80,2491</text:p>
          </table:table-cell>
        </table:table-row>
        <table:table-row table:style-name="ro1">
          <table:table-cell table:formula="of:=([Orange.D994]+[Orange1.D994]+[Orange2.D994]+[Orange3.D994]+[Orange4.D994])/5" office:value-type="float" office:value="2.45264" calcext:value-type="float">
            <text:p>2,45264</text:p>
          </table:table-cell>
          <table:table-cell table:formula="of:=([Orange.E994]+[Orange1.E994]+[Orange2.E994]+[Orange3.E994]+[Orange4.E994])/5" office:value-type="float" office:value="-79.9291" calcext:value-type="float">
            <text:p>-79,9291</text:p>
          </table:table-cell>
        </table:table-row>
        <table:table-row table:style-name="ro1">
          <table:table-cell table:formula="of:=([Orange.D995]+[Orange1.D995]+[Orange2.D995]+[Orange3.D995]+[Orange4.D995])/5" office:value-type="float" office:value="2.45511" calcext:value-type="float">
            <text:p>2,45511</text:p>
          </table:table-cell>
          <table:table-cell table:formula="of:=([Orange.E995]+[Orange1.E995]+[Orange2.E995]+[Orange3.E995]+[Orange4.E995])/5" office:value-type="float" office:value="-78.5691" calcext:value-type="float">
            <text:p>-78,5691</text:p>
          </table:table-cell>
        </table:table-row>
        <table:table-row table:style-name="ro1">
          <table:table-cell table:formula="of:=([Orange.D996]+[Orange1.D996]+[Orange2.D996]+[Orange3.D996]+[Orange4.D996])/5" office:value-type="float" office:value="2.45758" calcext:value-type="float">
            <text:p>2,45758</text:p>
          </table:table-cell>
          <table:table-cell table:formula="of:=([Orange.E996]+[Orange1.E996]+[Orange2.E996]+[Orange3.E996]+[Orange4.E996])/5" office:value-type="float" office:value="-79.4491" calcext:value-type="float">
            <text:p>-79,4491</text:p>
          </table:table-cell>
        </table:table-row>
        <table:table-row table:style-name="ro1">
          <table:table-cell table:formula="of:=([Orange.D997]+[Orange1.D997]+[Orange2.D997]+[Orange3.D997]+[Orange4.D997])/5" office:value-type="float" office:value="2.46005" calcext:value-type="float">
            <text:p>2,46005</text:p>
          </table:table-cell>
          <table:table-cell table:formula="of:=([Orange.E997]+[Orange1.E997]+[Orange2.E997]+[Orange3.E997]+[Orange4.E997])/5" office:value-type="float" office:value="-80.1691" calcext:value-type="float">
            <text:p>-80,1691</text:p>
          </table:table-cell>
        </table:table-row>
        <table:table-row table:style-name="ro1">
          <table:table-cell table:formula="of:=([Orange.D998]+[Orange1.D998]+[Orange2.D998]+[Orange3.D998]+[Orange4.D998])/5" office:value-type="float" office:value="2.46252" calcext:value-type="float">
            <text:p>2,46252</text:p>
          </table:table-cell>
          <table:table-cell table:formula="of:=([Orange.E998]+[Orange1.E998]+[Orange2.E998]+[Orange3.E998]+[Orange4.E998])/5" office:value-type="float" office:value="-79.2891" calcext:value-type="float">
            <text:p>-79,2891</text:p>
          </table:table-cell>
        </table:table-row>
        <table:table-row table:style-name="ro1">
          <table:table-cell table:formula="of:=([Orange.D999]+[Orange1.D999]+[Orange2.D999]+[Orange3.D999]+[Orange4.D999])/5" office:value-type="float" office:value="2.46499" calcext:value-type="float">
            <text:p>2,46499</text:p>
          </table:table-cell>
          <table:table-cell table:formula="of:=([Orange.E999]+[Orange1.E999]+[Orange2.E999]+[Orange3.E999]+[Orange4.E999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1000]+[Orange1.D1000]+[Orange2.D1000]+[Orange3.D1000]+[Orange4.D1000])/5" office:value-type="float" office:value="2.46746" calcext:value-type="float">
            <text:p>2,46746</text:p>
          </table:table-cell>
          <table:table-cell table:formula="of:=([Orange.E1000]+[Orange1.E1000]+[Orange2.E1000]+[Orange3.E1000]+[Orange4.E1000])/5" office:value-type="float" office:value="-77.5291" calcext:value-type="float">
            <text:p>-77,5291</text:p>
          </table:table-cell>
        </table:table-row>
        <table:table-row table:style-name="ro1">
          <table:table-cell table:formula="of:=([Orange.D1001]+[Orange1.D1001]+[Orange2.D1001]+[Orange3.D1001]+[Orange4.D1001])/5" office:value-type="float" office:value="2.46993" calcext:value-type="float">
            <text:p>2,46993</text:p>
          </table:table-cell>
          <table:table-cell table:formula="of:=([Orange.E1001]+[Orange1.E1001]+[Orange2.E1001]+[Orange3.E1001]+[Orange4.E1001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1002]+[Orange1.D1002]+[Orange2.D1002]+[Orange3.D1002]+[Orange4.D1002])/5" office:value-type="float" office:value="2.4724" calcext:value-type="float">
            <text:p>2,4724</text:p>
          </table:table-cell>
          <table:table-cell table:formula="of:=([Orange.E1002]+[Orange1.E1002]+[Orange2.E1002]+[Orange3.E1002]+[Orange4.E1002])/5" office:value-type="float" office:value="-76.4091" calcext:value-type="float">
            <text:p>-76,4091</text:p>
          </table:table-cell>
        </table:table-row>
        <table:table-row table:style-name="ro1">
          <table:table-cell table:formula="of:=([Orange.D1003]+[Orange1.D1003]+[Orange2.D1003]+[Orange3.D1003]+[Orange4.D1003])/5" office:value-type="float" office:value="2.47487" calcext:value-type="float">
            <text:p>2,47487</text:p>
          </table:table-cell>
          <table:table-cell table:formula="of:=([Orange.E1003]+[Orange1.E1003]+[Orange2.E1003]+[Orange3.E1003]+[Orange4.E1003])/5" office:value-type="float" office:value="-78.5691" calcext:value-type="float">
            <text:p>-78,5691</text:p>
          </table:table-cell>
        </table:table-row>
        <table:table-row table:style-name="ro1">
          <table:table-cell table:formula="of:=([Orange.D1004]+[Orange1.D1004]+[Orange2.D1004]+[Orange3.D1004]+[Orange4.D1004])/5" office:value-type="float" office:value="2.47734" calcext:value-type="float">
            <text:p>2,47734</text:p>
          </table:table-cell>
          <table:table-cell table:formula="of:=([Orange.E1004]+[Orange1.E1004]+[Orange2.E1004]+[Orange3.E1004]+[Orange4.E1004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005]+[Orange1.D1005]+[Orange2.D1005]+[Orange3.D1005]+[Orange4.D1005])/5" office:value-type="float" office:value="2.47981" calcext:value-type="float">
            <text:p>2,47981</text:p>
          </table:table-cell>
          <table:table-cell table:formula="of:=([Orange.E1005]+[Orange1.E1005]+[Orange2.E1005]+[Orange3.E1005]+[Orange4.E1005])/5" office:value-type="float" office:value="-76.8891" calcext:value-type="float">
            <text:p>-76,8891</text:p>
          </table:table-cell>
        </table:table-row>
        <table:table-row table:style-name="ro1">
          <table:table-cell table:formula="of:=([Orange.D1006]+[Orange1.D1006]+[Orange2.D1006]+[Orange3.D1006]+[Orange4.D1006])/5" office:value-type="float" office:value="2.48228" calcext:value-type="float">
            <text:p>2,48228</text:p>
          </table:table-cell>
          <table:table-cell table:formula="of:=([Orange.E1006]+[Orange1.E1006]+[Orange2.E1006]+[Orange3.E1006]+[Orange4.E1006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1007]+[Orange1.D1007]+[Orange2.D1007]+[Orange3.D1007]+[Orange4.D1007])/5" office:value-type="float" office:value="2.48475" calcext:value-type="float">
            <text:p>2,48475</text:p>
          </table:table-cell>
          <table:table-cell table:formula="of:=([Orange.E1007]+[Orange1.E1007]+[Orange2.E1007]+[Orange3.E1007]+[Orange4.E1007])/5" office:value-type="float" office:value="-75.6891" calcext:value-type="float">
            <text:p>-75,6891</text:p>
          </table:table-cell>
        </table:table-row>
        <table:table-row table:style-name="ro1">
          <table:table-cell table:formula="of:=([Orange.D1008]+[Orange1.D1008]+[Orange2.D1008]+[Orange3.D1008]+[Orange4.D1008])/5" office:value-type="float" office:value="2.48722" calcext:value-type="float">
            <text:p>2,48722</text:p>
          </table:table-cell>
          <table:table-cell table:formula="of:=([Orange.E1008]+[Orange1.E1008]+[Orange2.E1008]+[Orange3.E1008]+[Orange4.E1008])/5" office:value-type="float" office:value="-78.0891" calcext:value-type="float">
            <text:p>-78,0891</text:p>
          </table:table-cell>
        </table:table-row>
        <table:table-row table:style-name="ro1">
          <table:table-cell table:formula="of:=([Orange.D1009]+[Orange1.D1009]+[Orange2.D1009]+[Orange3.D1009]+[Orange4.D1009])/5" office:value-type="float" office:value="2.48969" calcext:value-type="float">
            <text:p>2,48969</text:p>
          </table:table-cell>
          <table:table-cell table:formula="of:=([Orange.E1009]+[Orange1.E1009]+[Orange2.E1009]+[Orange3.E1009]+[Orange4.E1009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010]+[Orange1.D1010]+[Orange2.D1010]+[Orange3.D1010]+[Orange4.D1010])/5" office:value-type="float" office:value="2.49216" calcext:value-type="float">
            <text:p>2,49216</text:p>
          </table:table-cell>
          <table:table-cell table:formula="of:=([Orange.E1010]+[Orange1.E1010]+[Orange2.E1010]+[Orange3.E1010]+[Orange4.E1010])/5" office:value-type="float" office:value="-73.2891" calcext:value-type="float">
            <text:p>-73,2891</text:p>
          </table:table-cell>
        </table:table-row>
        <table:table-row table:style-name="ro1">
          <table:table-cell table:formula="of:=([Orange.D1011]+[Orange1.D1011]+[Orange2.D1011]+[Orange3.D1011]+[Orange4.D1011])/5" office:value-type="float" office:value="2.49463" calcext:value-type="float">
            <text:p>2,49463</text:p>
          </table:table-cell>
          <table:table-cell table:formula="of:=([Orange.E1011]+[Orange1.E1011]+[Orange2.E1011]+[Orange3.E1011]+[Orange4.E1011])/5" office:value-type="float" office:value="-79.2891" calcext:value-type="float">
            <text:p>-79,2891</text:p>
          </table:table-cell>
        </table:table-row>
        <table:table-row table:style-name="ro1">
          <table:table-cell table:formula="of:=([Orange.D1012]+[Orange1.D1012]+[Orange2.D1012]+[Orange3.D1012]+[Orange4.D1012])/5" office:value-type="float" office:value="2.4971" calcext:value-type="float">
            <text:p>2,4971</text:p>
          </table:table-cell>
          <table:table-cell table:formula="of:=([Orange.E1012]+[Orange1.E1012]+[Orange2.E1012]+[Orange3.E1012]+[Orange4.E1012])/5" office:value-type="float" office:value="-77.2891" calcext:value-type="float">
            <text:p>-77,2891</text:p>
          </table:table-cell>
        </table:table-row>
        <table:table-row table:style-name="ro1">
          <table:table-cell table:formula="of:=([Orange.D1013]+[Orange1.D1013]+[Orange2.D1013]+[Orange3.D1013]+[Orange4.D1013])/5" office:value-type="float" office:value="2.49957" calcext:value-type="float">
            <text:p>2,49957</text:p>
          </table:table-cell>
          <table:table-cell table:formula="of:=([Orange.E1013]+[Orange1.E1013]+[Orange2.E1013]+[Orange3.E1013]+[Orange4.E1013])/5" office:value-type="float" office:value="-79.2091" calcext:value-type="float">
            <text:p>-79,2091</text:p>
          </table:table-cell>
        </table:table-row>
        <table:table-row table:style-name="ro1">
          <table:table-cell table:formula="of:=([Orange.D1014]+[Orange1.D1014]+[Orange2.D1014]+[Orange3.D1014]+[Orange4.D1014])/5" office:value-type="float" office:value="2.50204" calcext:value-type="float">
            <text:p>2,50204</text:p>
          </table:table-cell>
          <table:table-cell table:formula="of:=([Orange.E1014]+[Orange1.E1014]+[Orange2.E1014]+[Orange3.E1014]+[Orange4.E1014])/5" office:value-type="float" office:value="-75.9291" calcext:value-type="float">
            <text:p>-75,9291</text:p>
          </table:table-cell>
        </table:table-row>
        <table:table-row table:style-name="ro1">
          <table:table-cell table:formula="of:=([Orange.D1015]+[Orange1.D1015]+[Orange2.D1015]+[Orange3.D1015]+[Orange4.D1015])/5" office:value-type="float" office:value="2.50451" calcext:value-type="float">
            <text:p>2,50451</text:p>
          </table:table-cell>
          <table:table-cell table:formula="of:=([Orange.E1015]+[Orange1.E1015]+[Orange2.E1015]+[Orange3.E1015]+[Orange4.E1015])/5" office:value-type="float" office:value="-79.5291" calcext:value-type="float">
            <text:p>-79,5291</text:p>
          </table:table-cell>
        </table:table-row>
        <table:table-row table:style-name="ro1">
          <table:table-cell table:formula="of:=([Orange.D1016]+[Orange1.D1016]+[Orange2.D1016]+[Orange3.D1016]+[Orange4.D1016])/5" office:value-type="float" office:value="2.50698" calcext:value-type="float">
            <text:p>2,50698</text:p>
          </table:table-cell>
          <table:table-cell table:formula="of:=([Orange.E1016]+[Orange1.E1016]+[Orange2.E1016]+[Orange3.E1016]+[Orange4.E1016])/5" office:value-type="float" office:value="-76.1691" calcext:value-type="float">
            <text:p>-76,1691</text:p>
          </table:table-cell>
        </table:table-row>
        <table:table-row table:style-name="ro1">
          <table:table-cell table:formula="of:=([Orange.D1017]+[Orange1.D1017]+[Orange2.D1017]+[Orange3.D1017]+[Orange4.D1017])/5" office:value-type="float" office:value="2.50945" calcext:value-type="float">
            <text:p>2,50945</text:p>
          </table:table-cell>
          <table:table-cell table:formula="of:=([Orange.E1017]+[Orange1.E1017]+[Orange2.E1017]+[Orange3.E1017]+[Orange4.E1017])/5" office:value-type="float" office:value="-77.6091" calcext:value-type="float">
            <text:p>-77,6091</text:p>
          </table:table-cell>
        </table:table-row>
        <table:table-row table:style-name="ro1">
          <table:table-cell table:formula="of:=([Orange.D1018]+[Orange1.D1018]+[Orange2.D1018]+[Orange3.D1018]+[Orange4.D1018])/5" office:value-type="float" office:value="2.51192" calcext:value-type="float">
            <text:p>2,51192</text:p>
          </table:table-cell>
          <table:table-cell table:formula="of:=([Orange.E1018]+[Orange1.E1018]+[Orange2.E1018]+[Orange3.E1018]+[Orange4.E1018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1019]+[Orange1.D1019]+[Orange2.D1019]+[Orange3.D1019]+[Orange4.D1019])/5" office:value-type="float" office:value="2.51439" calcext:value-type="float">
            <text:p>2,51439</text:p>
          </table:table-cell>
          <table:table-cell table:formula="of:=([Orange.E1019]+[Orange1.E1019]+[Orange2.E1019]+[Orange3.E1019]+[Orange4.E1019])/5" office:value-type="float" office:value="-80.8891" calcext:value-type="float">
            <text:p>-80,8891</text:p>
          </table:table-cell>
        </table:table-row>
        <table:table-row table:style-name="ro1">
          <table:table-cell table:formula="of:=([Orange.D1020]+[Orange1.D1020]+[Orange2.D1020]+[Orange3.D1020]+[Orange4.D1020])/5" office:value-type="float" office:value="2.51686" calcext:value-type="float">
            <text:p>2,51686</text:p>
          </table:table-cell>
          <table:table-cell table:formula="of:=([Orange.E1020]+[Orange1.E1020]+[Orange2.E1020]+[Orange3.E1020]+[Orange4.E1020])/5" office:value-type="float" office:value="-78.8891" calcext:value-type="float">
            <text:p>-78,8891</text:p>
          </table:table-cell>
        </table:table-row>
        <table:table-row table:style-name="ro1">
          <table:table-cell table:formula="of:=([Orange.D1021]+[Orange1.D1021]+[Orange2.D1021]+[Orange3.D1021]+[Orange4.D1021])/5" office:value-type="float" office:value="2.51933" calcext:value-type="float">
            <text:p>2,51933</text:p>
          </table:table-cell>
          <table:table-cell table:formula="of:=([Orange.E1021]+[Orange1.E1021]+[Orange2.E1021]+[Orange3.E1021]+[Orange4.E1021])/5" office:value-type="float" office:value="-77.1291" calcext:value-type="float">
            <text:p>-77,1291</text:p>
          </table:table-cell>
        </table:table-row>
        <table:table-row table:style-name="ro1">
          <table:table-cell table:formula="of:=([Orange.D1022]+[Orange1.D1022]+[Orange2.D1022]+[Orange3.D1022]+[Orange4.D1022])/5" office:value-type="float" office:value="2.5218" calcext:value-type="float">
            <text:p>2,5218</text:p>
          </table:table-cell>
          <table:table-cell table:formula="of:=([Orange.E1022]+[Orange1.E1022]+[Orange2.E1022]+[Orange3.E1022]+[Orange4.E1022])/5" office:value-type="float" office:value="-77.4491" calcext:value-type="float">
            <text:p>-77,4491</text:p>
          </table:table-cell>
        </table:table-row>
        <table:table-row table:style-name="ro1">
          <table:table-cell table:formula="of:=([Orange.D1023]+[Orange1.D1023]+[Orange2.D1023]+[Orange3.D1023]+[Orange4.D1023])/5" office:value-type="float" office:value="2.52427" calcext:value-type="float">
            <text:p>2,52427</text:p>
          </table:table-cell>
          <table:table-cell table:formula="of:=([Orange.E1023]+[Orange1.E1023]+[Orange2.E1023]+[Orange3.E1023]+[Orange4.E1023])/5" office:value-type="float" office:value="-78.4091" calcext:value-type="float">
            <text:p>-78,4091</text:p>
          </table:table-cell>
        </table:table-row>
        <table:table-row table:style-name="ro1">
          <table:table-cell table:formula="of:=([Orange.D1024]+[Orange1.D1024]+[Orange2.D1024]+[Orange3.D1024]+[Orange4.D1024])/5" office:value-type="float" office:value="2.52674" calcext:value-type="float">
            <text:p>2,52674</text:p>
          </table:table-cell>
          <table:table-cell table:formula="of:=([Orange.E1024]+[Orange1.E1024]+[Orange2.E1024]+[Orange3.E1024]+[Orange4.E1024])/5" office:value-type="float" office:value="-84.0891" calcext:value-type="float">
            <text:p>-84,0891</text:p>
          </table:table-cell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2:26:02.794996687</meta:creation-date>
    <dc:date>2017-10-25T12:46:54.097658737</dc:date>
    <meta:editing-duration>PT20M51S</meta:editing-duration>
    <meta:editing-cycles>2</meta:editing-cycles>
    <meta:generator>LibreOffice/5.3.1.2$Linux_X86_64 LibreOffice_project/30m0$Build-2</meta:generator>
    <meta:document-statistic meta:table-count="6" meta:cell-count="124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841cm" svg:y="4.23cm" style:legend-expansion="high" chart:style-name="ch2"/>
        <chart:plot-area chart:style-name="ch3" table:cell-range-address="OrangeALL.A398:OrangeALL.B409" chart:data-source-has-labels="column" svg:x="0.319cm" svg:y="0.18cm" svg:width="13.203cm" svg:height="8.646cm">
          <chartooo:coordinate-region svg:x="1.046cm" svg:y="1.387cm" svg:width="12.012cm" svg:height="7.267cm"/>
          <chart:axis chart:dimension="x" chart:name="primary-x" chart:style-name="ch4" chartooo:axis-type="auto">
            <chartooo:date-scale/>
            <chart:categories table:cell-range-address="OrangeALL.A398:OrangeALL.A409"/>
            <chart:grid chart:style-name="ch5" chart:class="major"/>
          </chart:axis>
          <chart:axis chart:dimension="y" chart:name="primary-y" chart:style-name="ch6"/>
          <chart:series chart:style-name="ch7" chart:values-cell-range-address="OrangeALL.B398:OrangeALL.B409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float" office:value="0.98052">
                <text:p>0.98052</text:p>
                <draw:g>
                  <svg:desc>OrangeALL.A398:OrangeALL.A409</svg:desc>
                </draw:g>
              </table:table-cell>
              <table:table-cell office:value-type="float" office:value="-47.1291">
                <text:p>-47.1291</text:p>
                <draw:g>
                  <svg:desc>OrangeALL.B398:OrangeALL.B409</svg:desc>
                </draw:g>
              </table:table-cell>
            </table:table-row>
            <table:table-row>
              <table:table-cell office:value-type="float" office:value="0.98299">
                <text:p>0.98299</text:p>
              </table:table-cell>
              <table:table-cell office:value-type="float" office:value="-46.3291">
                <text:p>-46.3291</text:p>
              </table:table-cell>
            </table:table-row>
            <table:table-row>
              <table:table-cell office:value-type="float" office:value="0.98546">
                <text:p>0.98546</text:p>
              </table:table-cell>
              <table:table-cell office:value-type="float" office:value="-43.0491">
                <text:p>-43.0491</text:p>
              </table:table-cell>
            </table:table-row>
            <table:table-row>
              <table:table-cell office:value-type="float" office:value="0.98793">
                <text:p>0.98793</text:p>
              </table:table-cell>
              <table:table-cell office:value-type="float" office:value="-45.4491">
                <text:p>-45.4491</text:p>
              </table:table-cell>
            </table:table-row>
            <table:table-row>
              <table:table-cell office:value-type="float" office:value="0.9904">
                <text:p>0.9904</text:p>
              </table:table-cell>
              <table:table-cell office:value-type="float" office:value="-44.3291">
                <text:p>-44.3291</text:p>
              </table:table-cell>
            </table:table-row>
            <table:table-row>
              <table:table-cell office:value-type="float" office:value="0.99287">
                <text:p>0.99287</text:p>
              </table:table-cell>
              <table:table-cell office:value-type="float" office:value="-44.2491">
                <text:p>-44.2491</text:p>
              </table:table-cell>
            </table:table-row>
            <table:table-row>
              <table:table-cell office:value-type="float" office:value="0.99534">
                <text:p>0.99534</text:p>
              </table:table-cell>
              <table:table-cell office:value-type="float" office:value="-39.9291">
                <text:p>-39.9291</text:p>
              </table:table-cell>
            </table:table-row>
            <table:table-row>
              <table:table-cell office:value-type="float" office:value="0.99781">
                <text:p>0.99781</text:p>
              </table:table-cell>
              <table:table-cell office:value-type="float" office:value="-44.1691">
                <text:p>-44.1691</text:p>
              </table:table-cell>
            </table:table-row>
            <table:table-row>
              <table:table-cell office:value-type="float" office:value="1.00028">
                <text:p>1.00028</text:p>
              </table:table-cell>
              <table:table-cell office:value-type="float" office:value="-52.8891">
                <text:p>-52.8891</text:p>
              </table:table-cell>
            </table:table-row>
            <table:table-row>
              <table:table-cell office:value-type="float" office:value="1.00275">
                <text:p>1.00275</text:p>
              </table:table-cell>
              <table:table-cell office:value-type="float" office:value="-51.4491">
                <text:p>-51.4491</text:p>
              </table:table-cell>
            </table:table-row>
            <table:table-row>
              <table:table-cell office:value-type="float" office:value="1.00522">
                <text:p>1.00522</text:p>
              </table:table-cell>
              <table:table-cell office:value-type="float" office:value="-54.1691">
                <text:p>-54.1691</text:p>
              </table:table-cell>
            </table:table-row>
            <table:table-row>
              <table:table-cell office:value-type="float" office:value="1.00769">
                <text:p>1.00769</text:p>
              </table:table-cell>
              <table:table-cell office:value-type="float" office:value="-54.1691">
                <text:p>-54.1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